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76.66mm"/>
    </style:style>
    <style:style style:name="co4" style:family="table-column">
      <style:table-column-properties fo:break-before="auto" style:column-width="21.57mm"/>
    </style:style>
    <style:style style:name="co5" style:family="table-column">
      <style:table-column-properties fo:break-before="auto" style:column-width="56.6mm"/>
    </style:style>
    <style:style style:name="co6" style:family="table-column">
      <style:table-column-properties fo:break-before="auto" style:column-width="79.6mm"/>
    </style:style>
    <style:style style:name="co7" style:family="table-column">
      <style:table-column-properties fo:break-before="auto" style:column-width="52.42mm"/>
    </style:style>
    <style:style style:name="co8" style:family="table-column">
      <style:table-column-properties fo:break-before="auto" style:column-width="24.75mm"/>
    </style:style>
    <style:style style:name="co9" style:family="table-column">
      <style:table-column-properties fo:break-before="auto" style:column-width="33.3mm"/>
    </style:style>
    <style:style style:name="co10" style:family="table-column">
      <style:table-column-properties fo:break-before="auto" style:column-width="14.66mm"/>
    </style:style>
    <style:style style:name="co11" style:family="table-column">
      <style:table-column-properties fo:break-before="auto" style:column-width="14.46mm"/>
    </style:style>
    <style:style style:name="co12" style:family="table-column">
      <style:table-column-properties fo:break-before="auto" style:column-width="50.24mm"/>
    </style:style>
    <style:style style:name="co13" style:family="table-column">
      <style:table-column-properties fo:break-before="auto" style:column-width="25.24mm"/>
    </style:style>
    <style:style style:name="co14" style:family="table-column">
      <style:table-column-properties fo:break-before="auto" style:column-width="37.29mm"/>
    </style:style>
    <style:style style:name="co15" style:family="table-column">
      <style:table-column-properties fo:break-before="auto" style:column-width="30.37mm"/>
    </style:style>
    <style:style style:name="co16" style:family="table-column">
      <style:table-column-properties fo:break-before="auto" style:column-width="14.23mm"/>
    </style:style>
    <style:style style:name="co17" style:family="table-column">
      <style:table-column-properties fo:break-before="auto" style:column-width="43.99mm"/>
    </style:style>
    <style:style style:name="co18" style:family="table-column">
      <style:table-column-properties fo:break-before="auto" style:column-width="43.57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26.39mm"/>
    </style:style>
    <style:style style:name="co21" style:family="table-column">
      <style:table-column-properties fo:break-before="auto" style:column-width="26.81mm"/>
    </style:style>
    <style:style style:name="co22" style:family="table-column">
      <style:table-column-properties fo:break-before="auto" style:column-width="40.43mm"/>
    </style:style>
    <style:style style:name="co23" style:family="table-column">
      <style:table-column-properties fo:break-before="auto" style:column-width="31.63mm"/>
    </style:style>
    <style:style style:name="co24" style:family="table-column">
      <style:table-column-properties fo:break-before="auto" style:column-width="29.53mm"/>
    </style:style>
    <style:style style:name="co25" style:family="table-column">
      <style:table-column-properties fo:break-before="auto" style:column-width="33.73mm"/>
    </style:style>
    <style:style style:name="co26" style:family="table-column">
      <style:table-column-properties fo:break-before="auto" style:column-width="34.55mm"/>
    </style:style>
    <style:style style:name="co27" style:family="table-column">
      <style:table-column-properties fo:break-before="auto" style:column-width="39.09mm"/>
    </style:style>
    <style:style style:name="co28" style:family="table-column">
      <style:table-column-properties fo:break-before="auto" style:column-width="34.27mm"/>
    </style:style>
    <style:style style:name="co29" style:family="table-column">
      <style:table-column-properties fo:break-before="auto" style:column-width="21.13mm"/>
    </style:style>
    <style:style style:name="co30" style:family="table-column">
      <style:table-column-properties fo:break-before="auto" style:column-width="14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_20_1">
      <style:table-properties table:display="true" style:writing-mode="lr-tb"/>
    </style:style>
    <style:style style:name="ta3" style:family="table" style:master-page-name="PageStyle_5f_Enteros">
      <style:table-properties table:display="true" style:writing-mode="lr-tb"/>
    </style:style>
    <style:style style:name="ta4" style:family="table" style:master-page-name="PageStyle_5f_dsd">
      <style:table-properties table:display="true" style:writing-mode="lr-tb"/>
    </style:style>
    <style:style style:name="ta5" style:family="table" style:master-page-name="PageStyle_5f_DatosParcial">
      <style:table-properties table:display="true" style:writing-mode="lr-tb"/>
    </style:style>
    <style:style style:name="ta6" style:family="table" style:master-page-name="PageStyle_5f_Hoja_20_18">
      <style:table-properties table:display="false" style:writing-mode="lr-tb"/>
    </style:style>
    <style:style style:name="ta7" style:family="table" style:master-page-name="PageStyle_5f_Hoja_20_13">
      <style:table-properties table:display="false" style:writing-mode="lr-tb"/>
    </style:style>
    <number:text-style style:name="N100">
      <number:text-content/>
    </number:text-style>
    <style:style style:name="ce112" style:family="table-cell" style:parent-style-name="Default">
      <style:table-cell-properties fo:wrap-option="wrap"/>
    </style:style>
    <style:style style:name="ce1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115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116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117" style:family="table-cell" style:parent-style-name="Default">
      <style:table-cell-properties fo:border-bottom="none" fo:wrap-option="wrap" fo:border-left="0.06pt solid #000000" fo:border-right="none" fo:border-top="0.06pt solid #000000"/>
    </style:style>
    <style:style style:name="ce118" style:family="table-cell" style:parent-style-name="Default">
      <style:table-cell-properties fo:border-bottom="none" fo:wrap-option="wrap" fo:border-left="0.06pt solid #000000" fo:border-right="none" fo:border-top="none"/>
    </style:style>
    <style:style style:name="ce119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wrap-option="wrap" fo:border-left="none" fo:border-right="none" fo:border-top="0.06pt solid #000000"/>
    </style:style>
    <style:style style:name="ce11" style:family="table-cell" style:parent-style-name="Default">
      <style:table-cell-properties fo:border-bottom="0.06pt solid #000000" fo:wrap-option="wrap" fo:border-left="none" fo:border-right="none" fo:border-top="none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</style:style>
    <style:style style:name="ce12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2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 fo:margin-left="0mm"/>
    </style:style>
    <style:style style:name="ce12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start" fo:margin-left="0mm"/>
    </style:style>
    <style:style style:name="ce130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131" style:family="table-cell" style:parent-style-name="Default">
      <style:table-cell-properties fo:border-bottom="none" fo:wrap-option="wrap" fo:border-left="none" fo:border-right="0.06pt solid #000000" fo:border-top="none"/>
    </style:style>
    <style:style style:name="ce21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start" fo:margin-left="0mm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mm"/>
    </style:style>
    <style:style style:name="ce13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start" fo:margin-left="0mm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1f1f1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1f1f1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ndale Mon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ext-properties style:font-name="Andale Mono" fo:font-size="10pt" style:font-size-asian="10pt" style:font-size-complex="10pt"/>
    </style:style>
    <style:style style:name="ce1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ndale Mono" fo:font-size="10pt" style:font-size-asian="10pt" style:font-size-complex="10pt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6" style:family="table-cell" style:parent-style-name="Default">
      <style:table-cell-properties fo:border-bottom="none" fo:background-color="#eeeeee" fo:border-left="0.06pt solid #000000" fo:border-right="none" fo:border-top="none"/>
      <style:text-properties style:font-name="Andale Mono" fo:font-size="10pt" style:font-size-asian="10pt" style:font-size-complex="10pt"/>
    </style:style>
    <style:style style:name="ce57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style:font-name="Andale Mono" fo:font-size="10pt" style:font-size-asian="10pt" style:font-size-complex="10pt"/>
    </style:style>
    <style:style style:name="ce58" style:family="table-cell" style:parent-style-name="Default">
      <style:table-cell-properties fo:border-bottom="none" fo:background-color="#eeeee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Andale Mono" fo:font-size="10pt" style:font-size-asian="10pt" style:font-size-complex="10pt"/>
    </style:style>
    <style:style style:name="ce60" style:family="table-cell" style:parent-style-name="Default">
      <style:table-cell-properties fo:border-bottom="0.06pt solid #000000" fo:border-left="none" fo:border-right="none" fo:border-top="none"/>
      <style:text-properties style:font-name="Andale Mono" fo:font-size="10pt" style:font-size-asian="10pt" style:font-size-complex="10pt"/>
    </style:style>
    <style:style style:name="ce61" style:family="table-cell" style:parent-style-name="Default">
      <style:table-cell-properties fo:border-bottom="none" fo:border-left="none" fo:border-right="none" fo:border-top="0.06pt solid #000000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3" style:family="table-cell" style:parent-style-name="Default">
      <style:table-cell-properties fo:border-bottom="0.06pt solid #000000" fo:border-left="none" fo:border-right="none" fo:border-top="none"/>
    </style:style>
    <style:style style:name="ce64" style:family="table-cell" style:parent-style-name="Default">
      <style:table-cell-properties fo:border-bottom="none" fo:border-left="none" fo:border-right="0.06pt solid #000000" fo:border-top="0.06pt solid #000000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66" style:family="table-cell" style:parent-style-name="Default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fo:border-bottom="0.06pt solid #000000" fo:border-left="none" fo:border-right="0.06pt solid #000000" fo:border-top="none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9" style:family="table-cell" style:parent-style-name="Default">
      <style:table-cell-properties fo:border-bottom="none" fo:border-left="none" fo:border-right="none" fo:border-top="0.06pt solid #000000"/>
      <style:text-properties style:font-name="Andale Mono" fo:font-size="10pt" style:font-size-asian="10pt" style:font-size-complex="10pt"/>
    </style:style>
    <style:style style:name="ce70" style:family="table-cell" style:parent-style-name="Default">
      <style:table-cell-properties fo:border-bottom="none" fo:border-left="none" fo:border-right="0.06pt solid #000000" fo:border-top="0.06pt solid #000000"/>
      <style:text-properties style:font-name="Andale Mono" fo:font-size="10pt" style:font-size-asian="10pt" style:font-size-complex="10pt"/>
    </style:style>
    <style:style style:name="ce1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9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ndale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ndale Mon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8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88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0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0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2a6099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4000"/>
    </style:style>
    <style:style style:name="ce10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08" style:family="table-cell" style:parent-style-name="Default" style:data-style-name="N116">
      <style:table-cell-properties fo:background-color="#d4ea6b" style:text-align-source="fix" style:repeat-content="false"/>
      <style:paragraph-properties fo:text-align="center" fo:margin-left="0mm"/>
      <style:text-properties fo:color="#2a6099"/>
    </style:style>
    <style:style style:name="ce109" style:family="table-cell" style:parent-style-name="Default" style:data-style-name="N116">
      <style:table-cell-properties fo:background-color="#d4ea6b" style:text-align-source="fix" style:repeat-content="false"/>
      <style:paragraph-properties fo:text-align="center" fo:margin-left="0mm"/>
      <style:text-properties fo:color="#ff0000"/>
    </style:style>
    <style:style style:name="ce110" style:family="table-cell" style:parent-style-name="Default" style:data-style-name="N116">
      <style:table-cell-properties fo:background-color="#ffff6d" style:text-align-source="fix" style:repeat-content="false"/>
      <style:paragraph-properties fo:text-align="center" fo:margin-left="0mm"/>
      <style:text-properties style:use-window-font-color="true"/>
    </style:style>
    <style:style style:name="ce111" style:family="table-cell" style:parent-style-name="Default" style:data-style-name="N116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0" style:family="table-cell" style:parent-style-name="Default" style:data-style-name="N116">
      <style:table-cell-properties fo:background-color="#d4ea6b" style:text-align-source="fix" style:repeat-content="false"/>
      <style:paragraph-properties fo:text-align="center" fo:margin-left="0mm"/>
    </style:style>
    <style:style style:name="ce122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12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2" style:family="table-cell" style:parent-style-name="Default" style:data-style-name="N116">
      <style:table-cell-properties style:text-align-source="fix" style:repeat-content="false" fo:background-color="transparent"/>
      <style:paragraph-properties fo:text-align="center" fo:margin-left="0mm"/>
      <style:text-properties fo:color="#2a6099"/>
    </style:style>
    <style:style style:name="ce13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3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mm"/>
    </style:style>
    <style:style style:name="ce157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mm"/>
    </style:style>
    <style:style style:name="ce162" style:family="table-cell" style:parent-style-name="Default" style:data-style-name="N116">
      <style:table-cell-properties fo:background-color="#d4ea6b" style:text-align-source="fix" style:repeat-content="false"/>
      <style:paragraph-properties fo:text-align="center" fo:margin-left="0mm"/>
      <style:text-properties fo:color="#a1467e"/>
    </style:style>
    <style:style style:name="ce163" style:family="table-cell" style:parent-style-name="Default" style:data-style-name="N117">
      <style:table-cell-properties style:text-align-source="fix" style:repeat-content="false"/>
      <style:paragraph-properties fo:text-align="center" fo:margin-left="0mm"/>
    </style:style>
    <style:style style:name="ce16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65" style:family="table-cell" style:parent-style-name="Default" style:data-style-name="N117">
      <style:table-cell-properties fo:background-color="#ffff6d" style:text-align-source="fix" style:repeat-content="false"/>
      <style:paragraph-properties fo:text-align="center" fo:margin-left="0mm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07" style:family="table-cell" style:parent-style-name="Default" style:data-style-name="N116">
      <style:table-cell-properties fo:background-color="#d4ea6b" style:text-align-source="fix" style:repeat-content="false"/>
      <style:paragraph-properties fo:text-align="center" fo:margin-left="0mm"/>
      <style:text-properties style:use-window-font-color="true"/>
    </style:style>
    <style:style style:name="ce208" style:family="table-cell" style:parent-style-name="Default">
      <style:text-properties style:font-name="Andale Mono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ndale Mono"/>
    </style:style>
    <style:style style:name="ce20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eeeee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transparent" fo:wrap-option="wrap"/>
      <style:text-properties fo:color="#2a6099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transparent" fo:wrap-option="wrap"/>
      <style:text-properties fo:color="#ce181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eeeeee"/>
      <style:text-properties style:font-name="Andale Mono"/>
    </style:style>
    <style:style style:name="ce298" style:family="table-cell" style:parent-style-name="Default">
      <style:table-cell-properties fo:background-color="#eeeeee"/>
    </style:style>
    <style:style style:name="ce304" style:family="table-cell" style:parent-style-name="Default">
      <style:table-cell-properties fo:background-color="#eeeeee"/>
      <style:text-properties fo:color="#bf0041"/>
    </style:style>
    <style:style style:name="ce300" style:family="table-cell" style:parent-style-name="Default">
      <style:table-cell-properties fo:background-color="#eeeeee"/>
      <style:text-properties fo:color="#2a6099"/>
    </style:style>
    <style:style style:name="ce305" style:family="table-cell" style:parent-style-name="Default">
      <style:table-cell-properties fo:background-color="#eeeeee" fo:border="none"/>
      <style:text-properties style:font-name="Andale Mono" fo:font-weight="normal" style:font-weight-asian="normal" style:font-weight-complex="normal"/>
    </style:style>
    <style:style style:name="ce306" style:family="table-cell" style:parent-style-name="Default">
      <style:table-cell-properties fo:background-color="#eeeeee"/>
      <style:text-properties style:font-name="Andale Mono" fo:font-weight="normal" style:font-weight-asian="normal" style:font-weight-complex="normal"/>
    </style:style>
    <style:style style:name="ce307" style:family="table-cell" style:parent-style-name="Default">
      <style:text-properties style:font-name="Andale Mono" fo:font-weight="normal" style:font-weight-asian="normal" style:font-weight-complex="normal"/>
    </style:style>
    <style:style style:name="ce225" style:family="table-cell" style:parent-style-name="Default"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eeeeee" fo:wrap-option="wrap"/>
      <style:text-properties fo:color="#ce181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eeeeee" fo:wrap-option="wrap"/>
      <style:text-properties fo:color="#2a6099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ext-properties fo:color="#2a6099" style:font-name="Andale Mono"/>
    </style:style>
    <style:style style:name="ce28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wrap-option="wrap" fo:border="0.06pt solid #000000"/>
      <style:text-properties fo:color="#ce181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wrap-option="wrap"/>
      <style:text-properties fo:color="#2a6099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ext-properties fo:color="#2a6099" style:font-name="Andale Mono" fo:font-size="10pt" fo:font-weight="normal" style:font-size-asian="10pt" style:font-weight-asian="normal" style:font-size-complex="10pt" style:font-weight-complex="normal"/>
    </style:style>
    <style:style style:name="ce2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ext-properties fo:color="#ce181e" style:font-name="Andale Mono" fo:font-size="10pt" fo:font-weight="normal" style:font-size-asian="10pt" style:font-weight-asian="normal" style:font-size-complex="10pt" style:font-weight-complex="normal"/>
    </style:style>
    <style:style style:name="ce296" style:family="table-cell" style:parent-style-name="Default">
      <style:table-cell-properties fo:border="0.06pt solid #000000"/>
      <style:text-properties style:font-name="Andale Mono" fo:font-weight="bold" style:font-weight-asian="bold" style:font-weight-complex="bold"/>
    </style:style>
    <style:style style:name="ce297" style:family="table-cell" style:parent-style-name="Default">
      <style:text-properties style:font-name="Andale Mono" fo:font-size="10pt" fo:font-weight="bold" style:font-size-asian="10pt" style:font-weight-asian="bold" style:font-size-complex="10pt" style:font-weight-complex="bold"/>
    </style:style>
    <style:style style:name="ce299" style:family="table-cell" style:parent-style-name="Default">
      <style:table-cell-properties fo:background-color="transparent"/>
      <style:text-properties style:font-name="Andale Mono"/>
    </style:style>
    <style:style style:name="ce301" style:family="table-cell" style:parent-style-name="Default">
      <style:text-properties style:font-name="Andale Mono" fo:font-weight="bold" style:font-weight-asian="bold" style:font-weight-complex="bold"/>
    </style:style>
    <style:style style:name="ce246" style:family="table-cell" style:parent-style-name="Default">
      <style:table-cell-properties fo:wrap-option="wrap"/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ce3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e181e" style:text-outline="false" style:text-line-through-style="none" style:text-line-through-type="none" style:font-name="Andale Mono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wrap-option="wrap"/>
      <style:text-properties fo:color="#2a6099" style:font-name="Andale Mono" fo:font-size="10pt" fo:font-weight="normal" style:font-size-asian="10pt" style:font-weight-asian="normal" style:font-size-complex="10pt" style:font-weight-complex="normal"/>
    </style:style>
    <style:style style:name="ce288" style:family="table-cell" style:parent-style-name="Default">
      <style:table-cell-properties fo:wrap-option="wrap"/>
      <style:text-properties fo:color="#ce181e" style:font-name="Andale Mono" fo:font-size="10pt" fo:font-weight="normal" style:font-size-asian="10pt" style:font-weight-asian="normal" style:font-size-complex="10pt" style:font-weight-complex="normal"/>
    </style:style>
    <style:style style:name="ce289" style:family="table-cell" style:parent-style-name="Default">
      <style:table-cell-properties fo:wrap-option="wrap"/>
      <style:text-properties style:font-name="Andale Mono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0.05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pos de Datos" table:style-name="ta1">
        <office:forms form:automatic-focus="false" form:apply-design-mode="false"/>
        <table:table-column table:style-name="co1" table:number-columns-repeated="2" table:default-cell-style-name="ce112"/>
        <table:table-column table:style-name="co2" table:default-cell-style-name="ce112"/>
        <table:table-column table:style-name="co3" table:default-cell-style-name="ce112"/>
        <table:table-column table:style-name="co4" table:number-columns-repeated="6" table:default-cell-style-name="ce112"/>
        <table:table-column table:style-name="co1" table:number-columns-repeated="1014" table:default-cell-style-name="ce112"/>
        <table:table-row table:style-name="ro1">
          <table:table-cell table:number-columns-repeated="1024"/>
        </table:table-row>
        <table:table-row table:style-name="ro1">
          <table:table-cell/>
          <table:table-cell table:style-name="ce113" office:value-type="string" calcext:value-type="string" table:number-columns-spanned="2" table:number-rows-spanned="1">
            <text:p>Tipos de datos</text:p>
          </table:table-cell>
          <table:covered-table-cell table:style-name="ce9"/>
          <table:table-cell table:style-name="ce9" office:value-type="string" calcext:value-type="string">
            <text:p>Ejemplos</text:p>
          </table:table-cell>
          <table:table-cell table:style-name="ce123" office:value-type="string" calcext:value-type="string" table:number-columns-spanned="6" table:number-rows-spanned="1">
            <text:p>Valores posibles</text:p>
          </table:table-cell>
          <table:covered-table-cell table:number-columns-repeated="5" table:style-name="ce9"/>
          <table:table-cell table:number-columns-repeated="1014"/>
        </table:table-row>
        <table:table-row table:style-name="ro1">
          <table:table-cell/>
          <table:table-cell table:style-name="ce114"/>
          <table:table-cell table:style-name="ce117"/>
          <table:table-cell table:style-name="ce121" office:value-type="string" calcext:value-type="string">
            <text:p>Candidatos en una elección</text:p>
          </table:table-cell>
          <table:table-cell table:style-name="ce121" office:value-type="string" calcext:value-type="string">
            <text:p>José</text:p>
          </table:table-cell>
          <table:table-cell table:style-name="ce121" office:value-type="string" calcext:value-type="string">
            <text:p>Julia</text:p>
          </table:table-cell>
          <table:table-cell table:style-name="ce121" office:value-type="string" calcext:value-type="string">
            <text:p>Marcela</text:p>
          </table:table-cell>
          <table:table-cell table:style-name="ce121" office:value-type="string" calcext:value-type="string">
            <text:p>Hugo</text:p>
          </table:table-cell>
          <table:table-cell table:style-name="ce121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5"/>
          <table:table-cell table:style-name="ce118" office:value-type="string" calcext:value-type="string">
            <text:p>Nominales</text:p>
          </table:table-cell>
          <table:table-cell office:value-type="string" calcext:value-type="string">
            <text:p>Sexo de un animal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Hembra</text:p>
          </table:table-cell>
          <table:table-cell table:number-columns-repeated="3"/>
          <table:table-cell table:style-name="ce131"/>
          <table:table-cell table:number-columns-repeated="1014"/>
        </table:table-row>
        <table:table-row table:style-name="ro1">
          <table:table-cell/>
          <table:table-cell table:style-name="ce115"/>
          <table:table-cell table:style-name="ce118" office:value-type="string" calcext:value-type="string">
            <text:p>(No Ordenados)</text:p>
          </table:table-cell>
          <table:table-cell office:value-type="string" calcext:value-type="string">
            <text:p>Marca de auto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Citroen</text:p>
          </table:table-cell>
          <table:table-cell table:number-columns-repeated="2"/>
          <table:table-cell table:style-name="ce131"/>
          <table:table-cell table:number-columns-repeated="1014"/>
        </table:table-row>
        <table:table-row table:style-name="ro1">
          <table:table-cell/>
          <table:table-cell table:style-name="ce115"/>
          <table:table-cell table:style-name="ce119"/>
          <table:table-cell table:style-name="ce11" office:value-type="string" calcext:value-type="string">
            <text:p>Test de Covid</text:p>
          </table:table-cell>
          <table:table-cell table:style-name="ce11" office:value-type="string" calcext:value-type="string">
            <text:p>Positivo</text:p>
          </table:table-cell>
          <table:table-cell table:style-name="ce11" office:value-type="string" calcext:value-type="string">
            <text:p>Negativo</text:p>
          </table:table-cell>
          <table:table-cell table:style-name="ce11" table:number-columns-repeated="3"/>
          <table:table-cell table:style-name="ce21"/>
          <table:table-cell table:number-columns-repeated="1014"/>
        </table:table-row>
        <table:table-row table:style-name="ro1">
          <table:table-cell/>
          <table:table-cell table:style-name="ce115" office:value-type="string" calcext:value-type="string">
            <text:p>Cualitativos</text:p>
          </table:table-cell>
          <table:table-cell table:number-columns-repeated="1022"/>
        </table:table-row>
        <table:table-row table:style-name="ro1">
          <table:table-cell/>
          <table:table-cell table:style-name="ce115"/>
          <table:table-cell table:style-name="ce117"/>
          <table:table-cell table:style-name="ce121" office:value-type="string" calcext:value-type="string">
            <text:p>Estado de desarrollo de una mariposa</text:p>
          </table:table-cell>
          <table:table-cell table:style-name="ce121" office:value-type="string" calcext:value-type="string">
            <text:p>Huevo</text:p>
          </table:table-cell>
          <table:table-cell table:style-name="ce121" office:value-type="string" calcext:value-type="string">
            <text:p>Larva</text:p>
          </table:table-cell>
          <table:table-cell table:style-name="ce121" office:value-type="string" calcext:value-type="string">
            <text:p>Crisálida</text:p>
          </table:table-cell>
          <table:table-cell table:style-name="ce121" office:value-type="string" calcext:value-type="string">
            <text:p>Mariposa</text:p>
          </table:table-cell>
          <table:table-cell table:style-name="ce121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5"/>
          <table:table-cell table:style-name="ce118" office:value-type="string" calcext:value-type="string">
            <text:p>Ordinales</text:p>
          </table:table-cell>
          <table:table-cell office:value-type="string" calcext:value-type="string">
            <text:p>Año de estudios en secundario</text:p>
          </table:table-cell>
          <table:table-cell office:value-type="string" calcext:value-type="string">
            <text:p>Primero</text:p>
          </table:table-cell>
          <table:table-cell office:value-type="string" calcext:value-type="string">
            <text:p>Segundo</text:p>
          </table:table-cell>
          <table:table-cell office:value-type="string" calcext:value-type="string">
            <text:p>Tercero</text:p>
          </table:table-cell>
          <table:table-cell office:value-type="string" calcext:value-type="string">
            <text:p>Cuarto</text:p>
          </table:table-cell>
          <table:table-cell office:value-type="string" calcext:value-type="string">
            <text:p>Quinto</text:p>
          </table:table-cell>
          <table:table-cell table:style-name="ce131" office:value-type="string" calcext:value-type="string">
            <text:p>Sexto</text:p>
          </table:table-cell>
          <table:table-cell table:number-columns-repeated="1014"/>
        </table:table-row>
        <table:table-row table:style-name="ro1">
          <table:table-cell/>
          <table:table-cell table:style-name="ce115"/>
          <table:table-cell table:style-name="ce118" office:value-type="string" calcext:value-type="string">
            <text:p>(Ordenados)</text:p>
          </table:table-cell>
          <table:table-cell office:value-type="string" calcext:value-type="string">
            <text:p>Estado Civil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Separado</text:p>
          </table:table-cell>
          <table:table-cell table:number-columns-repeated="2"/>
          <table:table-cell table:style-name="ce131"/>
          <table:table-cell table:number-columns-repeated="1014"/>
        </table:table-row>
        <table:table-row table:style-name="ro1">
          <table:table-cell/>
          <table:table-cell table:style-name="ce116"/>
          <table:table-cell table:style-name="ce119"/>
          <table:table-cell table:style-name="ce11" office:value-type="string" calcext:value-type="string">
            <text:p>Mes del año</text:p>
          </table:table-cell>
          <table:table-cell table:style-name="ce11" office:value-type="string" calcext:value-type="string">
            <text:p>Enero</text:p>
          </table:table-cell>
          <table:table-cell table:style-name="ce11" office:value-type="string" calcext:value-type="string">
            <text:p>Febrero</text:p>
          </table:table-cell>
          <table:table-cell table:style-name="ce11" office:value-type="string" calcext:value-type="string">
            <text:p>Marzo</text:p>
          </table:table-cell>
          <table:table-cell table:style-name="ce11" office:value-type="string" calcext:value-type="string">
            <text:p>…</text:p>
          </table:table-cell>
          <table:table-cell table:style-name="ce11"/>
          <table:table-cell table:style-name="ce21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4"/>
          <table:table-cell table:style-name="ce117"/>
          <table:table-cell table:style-name="ce121" office:value-type="string" calcext:value-type="string">
            <text:p>Puntaje <text:s/>en el chinchón</text:p>
          </table:table-cell>
          <table:table-cell table:style-name="ce124" office:value-type="string" calcext:value-type="string" table:number-columns-spanned="6" table:number-rows-spanned="1">
            <text:p>Un número entero (incluso puede ser negativo)</text:p>
          </table:table-cell>
          <table:covered-table-cell table:number-columns-repeated="4" table:style-name="ce129"/>
          <table:covered-table-cell table:style-name="ce133"/>
          <table:table-cell table:number-columns-repeated="1014"/>
        </table:table-row>
        <table:table-row table:style-name="ro1">
          <table:table-cell/>
          <table:table-cell table:style-name="ce115"/>
          <table:table-cell table:style-name="ce118" office:value-type="string" calcext:value-type="string">
            <text:p>Discretos</text:p>
          </table:table-cell>
          <table:table-cell office:value-type="string" calcext:value-type="string">
            <text:p>Cantidad de hojas de una planta</text:p>
          </table:table-cell>
          <table:table-cell table:style-name="ce125" office:value-type="string" calcext:value-type="string" table:number-columns-spanned="6" table:number-rows-spanned="1">
            <text:p>Un número natual</text:p>
          </table:table-cell>
          <table:covered-table-cell table:number-columns-repeated="4" table:style-name="ce16"/>
          <table:covered-table-cell table:style-name="ce23"/>
          <table:table-cell table:number-columns-repeated="1014"/>
        </table:table-row>
        <table:table-row table:style-name="ro1">
          <table:table-cell/>
          <table:table-cell table:style-name="ce115"/>
          <table:table-cell table:style-name="ce118" office:value-type="string" calcext:value-type="string">
            <text:p>(Un número entero)</text:p>
          </table:table-cell>
          <table:table-cell office:value-type="string" calcext:value-type="string">
            <text:p>Puntaje jugando al truco</text:p>
          </table:table-cell>
          <table:table-cell office:value-type="string" calcext:value-type="string">
            <text:p>Del 0 al 30</text:p>
          </table:table-cell>
          <table:table-cell table:number-columns-repeated="4"/>
          <table:table-cell table:style-name="ce131"/>
          <table:table-cell table:number-columns-repeated="1014"/>
        </table:table-row>
        <table:table-row table:style-name="ro1">
          <table:table-cell/>
          <table:table-cell table:style-name="ce115"/>
          <table:table-cell table:style-name="ce118"/>
          <table:table-cell office:value-type="string" calcext:value-type="string">
            <text:p>Nota en el final de una materia</text:p>
          </table:table-cell>
          <table:table-cell office:value-type="string" calcext:value-type="string">
            <text:p>Del 1 al 10</text:p>
          </table:table-cell>
          <table:table-cell table:number-columns-repeated="4"/>
          <table:table-cell table:style-name="ce131"/>
          <table:table-cell table:number-columns-repeated="1014"/>
        </table:table-row>
        <table:table-row table:style-name="ro1">
          <table:table-cell/>
          <table:table-cell table:style-name="ce115"/>
          <table:table-cell table:style-name="ce119"/>
          <table:table-cell table:style-name="ce11" office:value-type="string" calcext:value-type="string">
            <text:p>Cantidad de personas en la cola de un banco</text:p>
          </table:table-cell>
          <table:table-cell table:style-name="ce126" office:value-type="string" calcext:value-type="string" table:number-columns-spanned="6" table:number-rows-spanned="1">
            <text:p>Un número natual</text:p>
          </table:table-cell>
          <table:covered-table-cell table:number-columns-repeated="4" table:style-name="ce11"/>
          <table:covered-table-cell table:style-name="ce21"/>
          <table:table-cell table:number-columns-repeated="1014"/>
        </table:table-row>
        <table:table-row table:style-name="ro1">
          <table:table-cell/>
          <table:table-cell table:style-name="ce115" office:value-type="string" calcext:value-type="string">
            <text:p>Cuantitativos</text:p>
          </table:table-cell>
          <table:table-cell table:number-columns-repeated="1022"/>
        </table:table-row>
        <table:table-row table:style-name="ro1">
          <table:table-cell/>
          <table:table-cell table:style-name="ce115"/>
          <table:table-cell table:style-name="ce117"/>
          <table:table-cell table:style-name="ce121" office:value-type="string" calcext:value-type="string">
            <text:p>Altura de una persona</text:p>
          </table:table-cell>
          <table:table-cell table:style-name="ce124" office:value-type="string" calcext:value-type="string" table:number-columns-spanned="6" table:number-rows-spanned="1">
            <text:p>En centímetros</text:p>
          </table:table-cell>
          <table:covered-table-cell table:number-columns-repeated="4" table:style-name="ce129"/>
          <table:covered-table-cell table:style-name="ce133"/>
          <table:table-cell table:number-columns-repeated="1014"/>
        </table:table-row>
        <table:table-row table:style-name="ro1">
          <table:table-cell/>
          <table:table-cell table:style-name="ce115"/>
          <table:table-cell table:style-name="ce118" office:value-type="string" calcext:value-type="string">
            <text:p>Contínuos</text:p>
          </table:table-cell>
          <table:table-cell office:value-type="string" calcext:value-type="string">
            <text:p>Peso de una barra de hierro</text:p>
          </table:table-cell>
          <table:table-cell table:style-name="ce16" office:value-type="string" calcext:value-type="string">
            <text:p>En gramos</text:p>
          </table:table-cell>
          <table:table-cell table:style-name="ce16" table:number-columns-repeated="4"/>
          <table:table-cell table:style-name="ce23"/>
          <table:table-cell table:number-columns-repeated="1014"/>
        </table:table-row>
        <table:table-row table:style-name="ro1">
          <table:table-cell/>
          <table:table-cell table:style-name="ce115"/>
          <table:table-cell table:style-name="ce118" office:value-type="string" calcext:value-type="string">
            <text:p>(Un número real)</text:p>
          </table:table-cell>
          <table:table-cell office:value-type="string" calcext:value-type="string">
            <text:p>Densidad de un hueso</text:p>
          </table:table-cell>
          <table:table-cell table:style-name="ce125" office:value-type="string" calcext:value-type="string" table:number-columns-spanned="6" table:number-rows-spanned="1">
            <text:p>En gramos / cm3</text:p>
          </table:table-cell>
          <table:covered-table-cell table:number-columns-repeated="4" table:style-name="ce16"/>
          <table:covered-table-cell table:style-name="ce23"/>
          <table:table-cell table:number-columns-repeated="1014"/>
        </table:table-row>
        <table:table-row table:style-name="ro1">
          <table:table-cell/>
          <table:table-cell table:style-name="ce116"/>
          <table:table-cell table:style-name="ce119"/>
          <table:table-cell table:style-name="ce11" office:value-type="string" calcext:value-type="string">
            <text:p>Ingresos brutos de una empresa</text:p>
          </table:table-cell>
          <table:table-cell table:style-name="ce128" office:value-type="string" calcext:value-type="string">
            <text:p>En $</text:p>
          </table:table-cell>
          <table:table-cell table:style-name="ce128" table:number-columns-repeated="4"/>
          <table:table-cell table:style-name="ce135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7" office:value-type="string" calcext:value-type="string">
            <text:p>Especiales</text:p>
          </table:table-cell>
          <table:table-cell table:style-name="ce121" office:value-type="string" calcext:value-type="string">
            <text:p>Cronológicos</text:p>
          </table:table-cell>
          <table:table-cell table:style-name="ce121" office:value-type="string" calcext:value-type="string">
            <text:p>Asociados a un momento determinado</text:p>
          </table:table-cell>
          <table:table-cell table:style-name="ce124" office:value-type="string" calcext:value-type="string" table:number-columns-spanned="6" table:number-rows-spanned="1">
            <text:p>Pirámide poblacional</text:p>
          </table:table-cell>
          <table:covered-table-cell table:number-columns-repeated="4" table:style-name="ce129"/>
          <table:covered-table-cell table:style-name="ce133"/>
          <table:table-cell table:number-columns-repeated="1014"/>
        </table:table-row>
        <table:table-row table:style-name="ro1">
          <table:table-cell/>
          <table:table-cell table:style-name="ce118"/>
          <table:table-cell office:value-type="string" calcext:value-type="string">
            <text:p>Geográficos</text:p>
          </table:table-cell>
          <table:table-cell office:value-type="string" calcext:value-type="string">
            <text:p>Asociados a una ubicación en la Tierra</text:p>
          </table:table-cell>
          <table:table-cell table:style-name="ce125" office:value-type="string" calcext:value-type="string" table:number-columns-spanned="6" table:number-rows-spanned="1">
            <text:p>Siempre tienen Latitud y longitud (pueden ser: in punto, un segmento, un área)</text:p>
          </table:table-cell>
          <table:covered-table-cell table:number-columns-repeated="4" table:style-name="ce16"/>
          <table:covered-table-cell table:style-name="ce23"/>
          <table:table-cell table:number-columns-repeated="1014"/>
        </table:table-row>
        <table:table-row table:style-name="ro2">
          <table:table-cell/>
          <table:table-cell table:style-name="ce118"/>
          <table:table-cell office:value-type="string" calcext:value-type="string">
            <text:p>Repetidos</text:p>
          </table:table-cell>
          <table:table-cell office:value-type="string" calcext:value-type="string">
            <text:p>Algo que se mide varias veces a una misma unidad muestral</text:p>
          </table:table-cell>
          <table:table-cell table:style-name="ce125" office:value-type="string" calcext:value-type="string" table:number-columns-spanned="6" table:number-rows-spanned="1">
            <text:p>Temperatura de un lugar a lo largo de un día (cada 10 minutos)</text:p>
          </table:table-cell>
          <table:covered-table-cell table:number-columns-repeated="4" table:style-name="ce16"/>
          <table:covered-table-cell table:style-name="ce23"/>
          <table:table-cell table:number-columns-repeated="1014"/>
        </table:table-row>
        <table:table-row table:style-name="ro1">
          <table:table-cell/>
          <table:table-cell table:style-name="ce118"/>
          <table:table-cell office:value-type="string" calcext:value-type="string">
            <text:p>Genéticos</text:p>
          </table:table-cell>
          <table:table-cell office:value-type="string" calcext:value-type="string">
            <text:p>Secuencia / as de ADN, genes, alelos, etc…</text:p>
          </table:table-cell>
          <table:table-cell table:style-name="ce16" table:number-columns-repeated="5"/>
          <table:table-cell table:style-name="ce23"/>
          <table:table-cell table:number-columns-repeated="1014"/>
        </table:table-row>
        <table:table-row table:style-name="ro2">
          <table:table-cell/>
          <table:table-cell table:style-name="ce118"/>
          <table:table-cell office:value-type="string" calcext:value-type="string">
            <text:p>Narrativos / Descriptivos</text:p>
          </table:table-cell>
          <table:table-cell office:value-type="string" calcext:value-type="string">
            <text:p>Frecuentes en las ciencias sociales</text:p>
          </table:table-cell>
          <table:table-cell table:style-name="ce16" table:number-columns-repeated="5"/>
          <table:table-cell table:style-name="ce23"/>
          <table:table-cell table:number-columns-repeated="1014"/>
        </table:table-row>
        <table:table-row table:style-name="ro1">
          <table:table-cell/>
          <table:table-cell table:style-name="ce119"/>
          <table:table-cell table:style-name="ce11" office:value-type="string" calcext:value-type="string">
            <text:p>etc…</text:p>
          </table:table-cell>
          <table:table-cell table:style-name="ce11"/>
          <table:table-cell table:style-name="ce128" table:number-columns-repeated="5"/>
          <table:table-cell table:style-name="ce135"/>
          <table:table-cell table:number-columns-repeated="101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ices Estadísticos" table:style-name="ta2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20" table:default-cell-style-name="Default"/>
        <table:table-row table:style-name="ro3">
          <table:table-cell table:style-name="ce136" office:value-type="string" calcext:value-type="string">
            <text:p>Indices Estadísticos</text:p>
          </table:table-cell>
          <table:table-cell table:style-name="ce143" table:number-columns-repeated="2"/>
          <table:table-cell table:number-columns-repeated="1021"/>
        </table:table-row>
        <table:table-row table:style-name="ro4">
          <table:table-cell table:style-name="ce137" table:number-columns-repeated="3"/>
          <table:table-cell/>
          <table:table-cell table:style-name="ce156"/>
          <table:table-cell table:number-columns-repeated="1019"/>
        </table:table-row>
        <table:table-row table:style-name="ro4">
          <table:table-cell table:style-name="ce138" office:value-type="string" calcext:value-type="string">
            <text:p>Tendencia central</text:p>
          </table:table-cell>
          <table:table-cell table:style-name="ce138" office:value-type="string" calcext:value-type="string">
            <text:p>Dispersión</text:p>
          </table:table-cell>
          <table:table-cell table:style-name="ce138" office:value-type="string" calcext:value-type="string">
            <text:p>Representaciones gráficas</text:p>
          </table:table-cell>
          <table:table-cell/>
          <table:table-cell table:style-name="ce156"/>
          <table:table-cell table:number-columns-repeated="1019"/>
        </table:table-row>
        <table:table-row table:style-name="ro4">
          <table:table-cell table:style-name="ce28" table:number-columns-repeated="2"/>
          <table:table-cell table:style-name="ce150"/>
          <table:table-cell table:style-name="ce155"/>
          <table:table-cell table:number-columns-repeated="1020"/>
        </table:table-row>
        <table:table-row table:style-name="ro4">
          <table:table-cell table:style-name="ce28" office:value-type="string" calcext:value-type="string">
            <text:p>Media o promedio</text:p>
          </table:table-cell>
          <table:table-cell table:style-name="ce28" office:value-type="string" calcext:value-type="string">
            <text:p>Rango Absoluto</text:p>
          </table:table-cell>
          <table:table-cell table:style-name="ce28" office:value-type="string" calcext:value-type="string">
            <text:p>Histograma</text:p>
          </table:table-cell>
          <table:table-cell table:number-columns-repeated="1021"/>
        </table:table-row>
        <table:table-row table:style-name="ro4">
          <table:table-cell table:style-name="ce28" office:value-type="string" calcext:value-type="string">
            <text:p>Mediana</text:p>
          </table:table-cell>
          <table:table-cell table:style-name="ce28" office:value-type="string" calcext:value-type="string">
            <text:p>Varianza</text:p>
          </table:table-cell>
          <table:table-cell table:style-name="ce151" office:value-type="string" calcext:value-type="string">
            <text:p>BoxPlot o Diagrama de Cajas y bigotes</text:p>
          </table:table-cell>
          <table:table-cell table:number-columns-repeated="1021"/>
        </table:table-row>
        <table:table-row table:style-name="ro4">
          <table:table-cell table:style-name="ce28" office:value-type="string" calcext:value-type="string">
            <text:p>Moda</text:p>
          </table:table-cell>
          <table:table-cell table:style-name="ce28" office:value-type="string" calcext:value-type="string">
            <text:p>Desvío Estándar</text:p>
          </table:table-cell>
          <table:table-cell table:style-name="ce28" office:value-type="string" calcext:value-type="string">
            <text:p>Diagrama de Violín</text:p>
          </table:table-cell>
          <table:table-cell table:number-columns-repeated="1021"/>
        </table:table-row>
        <table:table-row table:style-name="ro4">
          <table:table-cell table:style-name="ce28"/>
          <table:table-cell table:style-name="ce28" office:value-type="string" calcext:value-type="string">
            <text:p>Coeficiente de Variación</text:p>
          </table:table-cell>
          <table:table-cell table:style-name="ce28" office:value-type="string" calcext:value-type="string">
            <text:p>Barras de Desvío</text:p>
          </table:table-cell>
          <table:table-cell table:number-columns-repeated="1021"/>
        </table:table-row>
        <table:table-row table:style-name="ro4">
          <table:table-cell table:style-name="ce28"/>
          <table:table-cell table:style-name="ce28" office:value-type="string" calcext:value-type="string">
            <text:p>Error Estándar</text:p>
          </table:table-cell>
          <table:table-cell table:style-name="ce28" office:value-type="string" calcext:value-type="string">
            <text:p>Diagrama de Dispersión</text:p>
          </table:table-cell>
          <table:table-cell table:number-columns-repeated="1021"/>
        </table:table-row>
        <table:table-row table:style-name="ro4">
          <table:table-cell table:style-name="ce140"/>
          <table:table-cell table:style-name="ce144" office:value-type="string" calcext:value-type="string">
            <text:p>Intervalo de Confianza</text:p>
          </table:table-cell>
          <table:table-cell table:style-name="ce28"/>
          <table:table-cell table:number-columns-repeated="1021"/>
        </table:table-row>
        <table:table-row table:style-name="ro4">
          <table:table-cell table:style-name="ce141" office:value-type="string" calcext:value-type="string" table:number-columns-spanned="2" table:number-rows-spanned="1">
            <text:p>Cuantiles</text:p>
          </table:table-cell>
          <table:covered-table-cell table:style-name="ce145"/>
          <table:table-cell table:style-name="ce28" office:value-type="string" calcext:value-type="string">
            <text:p>Residuales</text:p>
          </table:table-cell>
          <table:table-cell table:number-columns-repeated="1021"/>
        </table:table-row>
        <table:table-row table:style-name="ro4">
          <table:table-cell table:style-name="ce142"/>
          <table:table-cell table:style-name="ce146" office:value-type="string" calcext:value-type="string" table:number-columns-spanned="2" table:number-rows-spanned="1">
            <text:p>Test de discribución</text:p>
          </table:table-cell>
          <table:covered-table-cell table:style-name="ce152"/>
          <table:table-cell table:number-columns-repeated="1021"/>
        </table:table-row>
        <table:table-row table:style-name="ro4">
          <table:table-cell table:style-name="ce142"/>
          <table:table-cell table:style-name="ce28" office:value-type="string" calcext:value-type="string" table:number-columns-spanned="2" table:number-rows-spanned="1">
            <text:p>Frecuencias</text:p>
          </table:table-cell>
          <table:covered-table-cell table:style-name="ce153"/>
          <table:table-cell table:style-name="ce149"/>
          <table:table-cell table:number-columns-repeated="1020"/>
        </table:table-row>
        <table:table-row table:style-name="ro4">
          <table:table-cell table:style-name="ce142"/>
          <table:table-cell table:style-name="ce147" office:value-type="string" calcext:value-type="string" table:number-columns-spanned="2" table:number-rows-spanned="1">
            <text:p>Frecuencias Relativas</text:p>
          </table:table-cell>
          <table:covered-table-cell table:style-name="ce153"/>
          <table:table-cell table:style-name="ce149"/>
          <table:table-cell table:number-columns-repeated="1020"/>
        </table:table-row>
        <table:table-row table:style-name="ro4">
          <table:table-cell table:style-name="ce142"/>
          <table:table-cell table:style-name="ce148" office:value-type="string" calcext:value-type="string" table:number-columns-spanned="2" table:number-rows-spanned="1">
            <text:p>Frecuencias Acumuladas</text:p>
          </table:table-cell>
          <table:covered-table-cell table:style-name="ce154"/>
          <table:table-cell table:style-name="ce149"/>
          <table:table-cell table:number-columns-repeated="1020"/>
        </table:table-row>
        <table:table-row table:style-name="ro5" table:number-rows-repeated="12">
          <table:table-cell/>
          <table:table-cell table:style-name="ce149"/>
          <table:table-cell/>
          <table:table-cell table:style-name="ce149"/>
          <table:table-cell table:number-columns-repeated="1020"/>
        </table:table-row>
        <table:table-row table:style-name="ro5">
          <table:table-cell/>
          <table:table-cell table:style-name="ce149"/>
          <table:table-cell/>
          <table:table-cell table:style-name="ce149"/>
          <table:table-cell/>
          <table:table-cell table:style-name="ce156" table:number-columns-repeated="2"/>
          <table:table-cell table:number-columns-repeated="1017"/>
        </table:table-row>
        <table:table-row table:style-name="ro5" table:number-rows-repeated="24"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 table:number-columns-repeated="1018"/>
        </table:table-row>
        <table:table-row table:style-name="ro5" table:number-rows-repeated="25">
          <table:table-cell table:number-columns-repeated="5"/>
          <table:table-cell table:style-name="ce149"/>
          <table:table-cell table:number-columns-repeated="1018"/>
        </table:table-row>
        <table:table-row table:style-name="ro6" table:number-rows-repeated="104849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irasol" table:style-name="ta3">
        <table:shapes>
          <draw:frame draw:z-index="0" draw:style-name="gr1" draw:text-style-name="P1" svg:width="159.99mm" svg:height="89.99mm" svg:x="216.64mm" svg:y="97.48mm">
            <draw:object draw:notify-on-update-of-ranges="Girasol.I6:Girasol.I19 Girasol.K4:Girasol.K4 Girasol.K6:Girasol.K19 Girasol.O4:Girasol.O4 Girasol.O6:Girasol.O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number-columns-repeated="3" table:default-cell-style-name="ce160"/>
        <table:table-column table:style-name="co9" table:default-cell-style-name="ce160"/>
        <table:table-column table:style-name="co8" table:number-columns-repeated="6" table:default-cell-style-name="ce160"/>
        <table:table-column table:style-name="co10" table:number-columns-repeated="8" table:default-cell-style-name="ce160"/>
        <table:table-column table:style-name="co8" table:number-columns-repeated="996" table:default-cell-style-name="ce160"/>
        <table:table-column table:style-name="co1" table:number-columns-repeated="8" table:default-cell-style-name="ce160"/>
        <table:table-row table:style-name="ro7">
          <table:table-cell table:style-name="ce236" office:value-type="string" calcext:value-type="string" table:number-columns-spanned="5" table:number-rows-spanned="1">
            <text:p>Batista William (2020). Introducción a la inferencia estadística aplicada. 2da Ed. Editorial Facultad de Agronomía. 272 pgs.</text:p>
          </table:table-cell>
          <table:covered-table-cell table:number-columns-repeated="2"/>
          <table:covered-table-cell table:style-name="ce161"/>
          <table:covered-table-cell/>
          <table:table-cell table:number-columns-repeated="1017"/>
        </table:table-row>
        <table:table-row table:style-name="ro1">
          <table:table-cell table:style-name="ce158" office:value-type="string" calcext:value-type="string">
            <text:p><text:a xlink:href="https://www.agro.uba.ar/catalog/introducci-n-la-inferencia-estad-stica-aplicada-3ra-edici-n" xlink:type="simple">https://www.agro.uba.ar/catalog/introducci-n-la-inferencia-estad-stica-aplicada-3ra-edici-n</text:a></text:p>
          </table:table-cell>
          <table:table-cell table:style-name="ce159"/>
          <table:table-cell/>
          <table:table-cell table:style-name="ce159"/>
          <table:table-cell table:number-columns-repeated="1018"/>
        </table:table-row>
        <table:table-row table:style-name="ro1">
          <table:table-cell table:style-name="ce159" table:number-columns-repeated="2"/>
          <table:table-cell/>
          <table:table-cell table:style-name="ce159"/>
          <table:table-cell table:number-columns-repeated="1018"/>
        </table:table-row>
        <table:table-row table:style-name="ro1">
          <table:table-cell table:style-name="ce159" office:value-type="string" calcext:value-type="string">
            <text:p>Altura de cada planta de girasol (cm)</text:p>
          </table:table-cell>
          <table:table-cell table:style-name="ce159"/>
          <table:table-cell table:number-columns-repeated="2"/>
          <table:table-cell table:style-name="Default" table:number-columns-repeated="4"/>
          <table:table-cell office:value-type="string" calcext:value-type="string">
            <text:p>incremento</text:p>
          </table:table-cell>
          <table:table-cell office:value-type="float" office:value="4" calcext:value-type="float">
            <text:p>4</text:p>
          </table:table-cell>
          <table:table-cell table:style-name="ce54" office:value-type="string" calcext:value-type="string" table:number-columns-spanned="4" table:number-rows-spanned="1">
            <text:p>5 pl/m2</text:p>
          </table:table-cell>
          <table:covered-table-cell table:style-name="ce58"/>
          <table:covered-table-cell table:style-name="ce61"/>
          <table:covered-table-cell table:style-name="ce64"/>
          <table:table-cell table:style-name="ce68" office:value-type="string" calcext:value-type="string" table:number-columns-spanned="4" table:number-rows-spanned="1">
            <text:p>10 pl/m2</text:p>
          </table:table-cell>
          <table:covered-table-cell table:style-name="ce58"/>
          <table:covered-table-cell table:style-name="ce69"/>
          <table:covered-table-cell table:style-name="ce70"/>
          <table:table-cell table:number-columns-repeated="1004"/>
        </table:table-row>
        <table:table-row table:style-name="ro1">
          <table:table-cell table:style-name="ce159" office:value-type="string" calcext:value-type="string">
            <text:p>5 pl/m2</text:p>
          </table:table-cell>
          <table:table-cell table:style-name="ce159" office:value-type="string" calcext:value-type="string">
            <text:p>10 pl/m2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55" office:value-type="string" calcext:value-type="string">
            <text:p>fa</text:p>
          </table:table-cell>
          <table:table-cell table:style-name="ce59" office:value-type="string" calcext:value-type="string">
            <text:p>fa.acc</text:p>
          </table:table-cell>
          <table:table-cell table:style-name="ce62" office:value-type="string" calcext:value-type="string">
            <text:p>fr</text:p>
          </table:table-cell>
          <table:table-cell table:style-name="ce65" office:value-type="string" calcext:value-type="string">
            <text:p>fr.acc</text:p>
          </table:table-cell>
          <table:table-cell table:style-name="ce55" office:value-type="string" calcext:value-type="string">
            <text:p>fa</text:p>
          </table:table-cell>
          <table:table-cell table:style-name="ce59" office:value-type="string" calcext:value-type="string">
            <text:p>fa.acc</text:p>
          </table:table-cell>
          <table:table-cell table:style-name="ce62" office:value-type="string" calcext:value-type="string">
            <text:p>fr</text:p>
          </table:table-cell>
          <table:table-cell table:style-name="ce65" office:value-type="string" calcext:value-type="string">
            <text:p>fr.acc</text:p>
          </table:table-cell>
          <table:table-cell table:number-columns-repeated="1004"/>
        </table:table-row>
        <table:table-row table:style-name="ro1">
          <table:table-cell table:style-name="ce159" office:value-type="float" office:value="193" calcext:value-type="float">
            <text:p>193</text:p>
          </table:table-cell>
          <table:table-cell table:style-name="ce159" office:value-type="float" office:value="230" calcext:value-type="float">
            <text:p>230</text:p>
          </table:table-cell>
          <table:table-cell table:number-columns-repeated="2"/>
          <table:table-cell table:style-name="ce53" table:formula="of:=[.A5]" office:value-type="string" office:string-value="5 pl/m2" calcext:value-type="string">
            <text:p>5 pl/m2</text:p>
          </table:table-cell>
          <table:table-cell table:style-name="ce53" table:formula="of:=[.B5]" office:value-type="string" office:string-value="10 pl/m2" calcext:value-type="string">
            <text:p>10 pl/m2</text:p>
          </table:table-cell>
          <table:table-cell table:style-name="Default" table:number-columns-repeated="2"/>
          <table:table-cell office:value-type="float" office:value="190" calcext:value-type="float">
            <text:p>190</text:p>
          </table:table-cell>
          <table:table-cell table:formula="of:=[.I6]+[.J$4]" office:value-type="float" office:value="194" calcext:value-type="float">
            <text:p>194</text:p>
          </table:table-cell>
          <table:table-cell table:style-name="ce56" table:formula="of:=[.L6]" office:value-type="float" office:value="1" calcext:value-type="float">
            <text:p>1</text:p>
          </table:table-cell>
          <table:table-cell table:formula="of:=COUNTIF([.A$6:.A$45];&quot;&lt;=&quot;&amp;[.J6])" office:value-type="float" office:value="1" calcext:value-type="float">
            <text:p>1</text:p>
          </table:table-cell>
          <table:table-cell table:style-name="Default" table:formula="of:=[.K6]/[.L$19]" office:value-type="float" office:value="0.025" calcext:value-type="float">
            <text:p>0.025</text:p>
          </table:table-cell>
          <table:table-cell table:style-name="ce66" table:formula="of:=[.M6]" office:value-type="float" office:value="0.025" calcext:value-type="float">
            <text:p>0.025</text:p>
          </table:table-cell>
          <table:table-cell table:style-name="ce56" table:formula="of:=[.P6]" office:value-type="float" office:value="0" calcext:value-type="float">
            <text:p>0</text:p>
          </table:table-cell>
          <table:table-cell table:formula="of:=COUNTIF([.B$6:.B$45];&quot;&lt;=&quot;&amp;[.J6])" office:value-type="float" office:value="0" calcext:value-type="float">
            <text:p>0</text:p>
          </table:table-cell>
          <table:table-cell table:style-name="Default" table:formula="of:=[.O6]/[.P$19]" office:value-type="float" office:value="0" calcext:value-type="float">
            <text:p>0</text:p>
          </table:table-cell>
          <table:table-cell table:style-name="ce66" table:formula="of:=[.Q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59" office:value-type="float" office:value="197" calcext:value-type="float">
            <text:p>197</text:p>
          </table:table-cell>
          <table:table-cell table:style-name="ce159" office:value-type="float" office:value="221" calcext:value-type="float">
            <text:p>221</text:p>
          </table:table-cell>
          <table:table-cell/>
          <table:table-cell office:value-type="string" calcext:value-type="string">
            <text:p>Media</text:p>
          </table:table-cell>
          <table:table-cell table:style-name="Default" table:formula="of:=AVERAGE([.$A$5:.$A$45])" office:value-type="float" office:value="212.05" calcext:value-type="float">
            <text:p>212.05</text:p>
          </table:table-cell>
          <table:table-cell table:style-name="Default" table:formula="of:=AVERAGE([.$B$5:.$B$45])" office:value-type="float" office:value="222.7" calcext:value-type="float">
            <text:p>222.7</text:p>
          </table:table-cell>
          <table:table-cell table:style-name="Default" table:number-columns-repeated="2"/>
          <table:table-cell table:formula="of:=[.J6]+1" office:value-type="float" office:value="195" calcext:value-type="float">
            <text:p>195</text:p>
          </table:table-cell>
          <table:table-cell table:formula="of:=[.I7]+[.J$4]" office:value-type="float" office:value="199" calcext:value-type="float">
            <text:p>199</text:p>
          </table:table-cell>
          <table:table-cell table:style-name="ce56" table:formula="of:=[.L7]-[.L6]" office:value-type="float" office:value="3" calcext:value-type="float">
            <text:p>3</text:p>
          </table:table-cell>
          <table:table-cell table:formula="of:=COUNTIF([.A$6:.A$45];&quot;&lt;=&quot;&amp;[.J7])" office:value-type="float" office:value="4" calcext:value-type="float">
            <text:p>4</text:p>
          </table:table-cell>
          <table:table-cell table:style-name="Default" table:formula="of:=[.K7]/[.L$19]" office:value-type="float" office:value="0.075" calcext:value-type="float">
            <text:p>0.075</text:p>
          </table:table-cell>
          <table:table-cell table:style-name="ce66" table:formula="of:=[.N6]+[.M7]" office:value-type="float" office:value="0.1" calcext:value-type="float">
            <text:p>0.1</text:p>
          </table:table-cell>
          <table:table-cell table:style-name="ce56" table:formula="of:=[.P7]-[.P6]" office:value-type="float" office:value="0" calcext:value-type="float">
            <text:p>0</text:p>
          </table:table-cell>
          <table:table-cell table:formula="of:=COUNTIF([.B$6:.B$45];&quot;&lt;=&quot;&amp;[.J7])" office:value-type="float" office:value="0" calcext:value-type="float">
            <text:p>0</text:p>
          </table:table-cell>
          <table:table-cell table:style-name="Default" table:formula="of:=[.O7]/[.P$19]" office:value-type="float" office:value="0" calcext:value-type="float">
            <text:p>0</text:p>
          </table:table-cell>
          <table:table-cell table:style-name="ce66" table:formula="of:=[.R6]+[.Q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59" office:value-type="float" office:value="198" calcext:value-type="float">
            <text:p>198</text:p>
          </table:table-cell>
          <table:table-cell table:style-name="ce159" office:value-type="float" office:value="223" calcext:value-type="float">
            <text:p>223</text:p>
          </table:table-cell>
          <table:table-cell/>
          <table:table-cell office:value-type="string" calcext:value-type="string">
            <text:p>Error estándar</text:p>
          </table:table-cell>
          <table:table-cell table:style-name="Default" table:formula="of:=SQRT(VAR([.$A$5:.$A$45])/COUNT([.$A$5:.$A$45]))" office:value-type="float" office:value="1.27598629524028" calcext:value-type="float">
            <text:p>1.27598629524028</text:p>
          </table:table-cell>
          <table:table-cell table:style-name="Default" table:formula="of:=SQRT(VAR([.$B$5:.$B$45])/COUNT([.$B$5:.$B$45]))" office:value-type="float" office:value="1.16034919589331" calcext:value-type="float">
            <text:p>1.16034919589331</text:p>
          </table:table-cell>
          <table:table-cell table:style-name="Default" table:number-columns-repeated="2"/>
          <table:table-cell table:formula="of:=[.J7]+1" office:value-type="float" office:value="200" calcext:value-type="float">
            <text:p>200</text:p>
          </table:table-cell>
          <table:table-cell table:formula="of:=[.I8]+[.J$4]" office:value-type="float" office:value="204" calcext:value-type="float">
            <text:p>204</text:p>
          </table:table-cell>
          <table:table-cell table:style-name="ce56" table:formula="of:=[.L8]-[.L7]" office:value-type="float" office:value="3" calcext:value-type="float">
            <text:p>3</text:p>
          </table:table-cell>
          <table:table-cell table:formula="of:=COUNTIF([.A$6:.A$45];&quot;&lt;=&quot;&amp;[.J8])" office:value-type="float" office:value="7" calcext:value-type="float">
            <text:p>7</text:p>
          </table:table-cell>
          <table:table-cell table:style-name="Default" table:formula="of:=[.K8]/[.L$19]" office:value-type="float" office:value="0.075" calcext:value-type="float">
            <text:p>0.075</text:p>
          </table:table-cell>
          <table:table-cell table:style-name="ce66" table:formula="of:=[.N7]+[.M8]" office:value-type="float" office:value="0.175" calcext:value-type="float">
            <text:p>0.175</text:p>
          </table:table-cell>
          <table:table-cell table:style-name="ce56" table:formula="of:=[.P8]-[.P7]" office:value-type="float" office:value="0" calcext:value-type="float">
            <text:p>0</text:p>
          </table:table-cell>
          <table:table-cell table:formula="of:=COUNTIF([.B$6:.B$45];&quot;&lt;=&quot;&amp;[.J8])" office:value-type="float" office:value="0" calcext:value-type="float">
            <text:p>0</text:p>
          </table:table-cell>
          <table:table-cell table:style-name="Default" table:formula="of:=[.O8]/[.P$19]" office:value-type="float" office:value="0" calcext:value-type="float">
            <text:p>0</text:p>
          </table:table-cell>
          <table:table-cell table:style-name="ce66" table:formula="of:=[.R7]+[.Q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59" office:value-type="float" office:value="199" calcext:value-type="float">
            <text:p>199</text:p>
          </table:table-cell>
          <table:table-cell table:style-name="ce159" office:value-type="float" office:value="209" calcext:value-type="float">
            <text:p>209</text:p>
          </table:table-cell>
          <table:table-cell/>
          <table:table-cell office:value-type="string" calcext:value-type="string">
            <text:p>Moda</text:p>
          </table:table-cell>
          <table:table-cell table:style-name="Default" table:formula="of:=MODE([.$A$5:.$A$45])" office:value-type="float" office:value="215" calcext:value-type="float">
            <text:p>215</text:p>
          </table:table-cell>
          <table:table-cell table:style-name="Default" table:formula="of:=MODE([.$B$5:.$B$45])" office:value-type="float" office:value="226" calcext:value-type="float">
            <text:p>226</text:p>
          </table:table-cell>
          <table:table-cell table:style-name="Default" table:number-columns-repeated="2"/>
          <table:table-cell table:formula="of:=[.J8]+1" office:value-type="float" office:value="205" calcext:value-type="float">
            <text:p>205</text:p>
          </table:table-cell>
          <table:table-cell table:formula="of:=[.I9]+[.J$4]" office:value-type="float" office:value="209" calcext:value-type="float">
            <text:p>209</text:p>
          </table:table-cell>
          <table:table-cell table:style-name="ce56" table:formula="of:=[.L9]-[.L8]" office:value-type="float" office:value="7" calcext:value-type="float">
            <text:p>7</text:p>
          </table:table-cell>
          <table:table-cell table:formula="of:=COUNTIF([.A$6:.A$45];&quot;&lt;=&quot;&amp;[.J9])" office:value-type="float" office:value="14" calcext:value-type="float">
            <text:p>14</text:p>
          </table:table-cell>
          <table:table-cell table:style-name="Default" table:formula="of:=[.K9]/[.L$19]" office:value-type="float" office:value="0.175" calcext:value-type="float">
            <text:p>0.175</text:p>
          </table:table-cell>
          <table:table-cell table:style-name="ce66" table:formula="of:=[.N8]+[.M9]" office:value-type="float" office:value="0.35" calcext:value-type="float">
            <text:p>0.35</text:p>
          </table:table-cell>
          <table:table-cell table:style-name="ce56" table:formula="of:=[.P9]-[.P8]" office:value-type="float" office:value="2" calcext:value-type="float">
            <text:p>2</text:p>
          </table:table-cell>
          <table:table-cell table:formula="of:=COUNTIF([.B$6:.B$45];&quot;&lt;=&quot;&amp;[.J9])" office:value-type="float" office:value="2" calcext:value-type="float">
            <text:p>2</text:p>
          </table:table-cell>
          <table:table-cell table:style-name="Default" table:formula="of:=[.O9]/[.P$19]" office:value-type="float" office:value="0.05" calcext:value-type="float">
            <text:p>0.05</text:p>
          </table:table-cell>
          <table:table-cell table:style-name="ce66" table:formula="of:=[.R8]+[.Q9]" office:value-type="float" office:value="0.05" calcext:value-type="float">
            <text:p>0.05</text:p>
          </table:table-cell>
          <table:table-cell table:number-columns-repeated="1004"/>
        </table:table-row>
        <table:table-row table:style-name="ro1">
          <table:table-cell table:style-name="ce159" office:value-type="float" office:value="201" calcext:value-type="float">
            <text:p>201</text:p>
          </table:table-cell>
          <table:table-cell table:style-name="ce159" office:value-type="float" office:value="233" calcext:value-type="float">
            <text:p>233</text:p>
          </table:table-cell>
          <table:table-cell/>
          <table:table-cell office:value-type="string" calcext:value-type="string">
            <text:p>Mediana</text:p>
          </table:table-cell>
          <table:table-cell table:style-name="Default" table:formula="of:=MEDIAN([.$A$5:.$A$45])" office:value-type="float" office:value="213" calcext:value-type="float">
            <text:p>213</text:p>
          </table:table-cell>
          <table:table-cell table:style-name="Default" table:formula="of:=MEDIAN([.$B$5:.$B$45])" office:value-type="float" office:value="222.5" calcext:value-type="float">
            <text:p>222.5</text:p>
          </table:table-cell>
          <table:table-cell table:style-name="Default" table:number-columns-repeated="2"/>
          <table:table-cell table:formula="of:=[.J9]+1" office:value-type="float" office:value="210" calcext:value-type="float">
            <text:p>210</text:p>
          </table:table-cell>
          <table:table-cell table:formula="of:=[.I10]+[.J$4]" office:value-type="float" office:value="214" calcext:value-type="float">
            <text:p>214</text:p>
          </table:table-cell>
          <table:table-cell table:style-name="ce56" table:formula="of:=[.L10]-[.L9]" office:value-type="float" office:value="8" calcext:value-type="float">
            <text:p>8</text:p>
          </table:table-cell>
          <table:table-cell table:formula="of:=COUNTIF([.A$6:.A$45];&quot;&lt;=&quot;&amp;[.J10])" office:value-type="float" office:value="22" calcext:value-type="float">
            <text:p>22</text:p>
          </table:table-cell>
          <table:table-cell table:style-name="Default" table:formula="of:=[.K10]/[.L$19]" office:value-type="float" office:value="0.2" calcext:value-type="float">
            <text:p>0.2</text:p>
          </table:table-cell>
          <table:table-cell table:style-name="ce66" table:formula="of:=[.N9]+[.M10]" office:value-type="float" office:value="0.55" calcext:value-type="float">
            <text:p>0.55</text:p>
          </table:table-cell>
          <table:table-cell table:style-name="ce56" table:formula="of:=[.P10]-[.P9]" office:value-type="float" office:value="4" calcext:value-type="float">
            <text:p>4</text:p>
          </table:table-cell>
          <table:table-cell table:formula="of:=COUNTIF([.B$6:.B$45];&quot;&lt;=&quot;&amp;[.J10])" office:value-type="float" office:value="6" calcext:value-type="float">
            <text:p>6</text:p>
          </table:table-cell>
          <table:table-cell table:style-name="Default" table:formula="of:=[.O10]/[.P$19]" office:value-type="float" office:value="0.1" calcext:value-type="float">
            <text:p>0.1</text:p>
          </table:table-cell>
          <table:table-cell table:style-name="ce66" table:formula="of:=[.R9]+[.Q10]"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159" office:value-type="float" office:value="202" calcext:value-type="float">
            <text:p>202</text:p>
          </table:table-cell>
          <table:table-cell table:style-name="ce159" office:value-type="float" office:value="230" calcext:value-type="float">
            <text:p>230</text:p>
          </table:table-cell>
          <table:table-cell/>
          <table:table-cell office:value-type="string" calcext:value-type="string">
            <text:p>Primer cuartil</text:p>
          </table:table-cell>
          <table:table-cell table:style-name="Default" table:formula="of:=QUARTILE([.$A$5:.$A$45]; 1)" office:value-type="float" office:value="207.75" calcext:value-type="float">
            <text:p>207.75</text:p>
          </table:table-cell>
          <table:table-cell table:style-name="Default" table:formula="of:=QUARTILE([.$B$5:.$B$45]; 1)" office:value-type="float" office:value="218" calcext:value-type="float">
            <text:p>218</text:p>
          </table:table-cell>
          <table:table-cell table:style-name="Default" table:number-columns-repeated="2"/>
          <table:table-cell table:formula="of:=[.J10]+1" office:value-type="float" office:value="215" calcext:value-type="float">
            <text:p>215</text:p>
          </table:table-cell>
          <table:table-cell table:formula="of:=[.I11]+[.J$4]" office:value-type="float" office:value="219" calcext:value-type="float">
            <text:p>219</text:p>
          </table:table-cell>
          <table:table-cell table:style-name="ce56" table:formula="of:=[.L11]-[.L10]" office:value-type="float" office:value="10" calcext:value-type="float">
            <text:p>10</text:p>
          </table:table-cell>
          <table:table-cell table:formula="of:=COUNTIF([.A$6:.A$45];&quot;&lt;=&quot;&amp;[.J11])" office:value-type="float" office:value="32" calcext:value-type="float">
            <text:p>32</text:p>
          </table:table-cell>
          <table:table-cell table:style-name="Default" table:formula="of:=[.K11]/[.L$19]" office:value-type="float" office:value="0.25" calcext:value-type="float">
            <text:p>0.25</text:p>
          </table:table-cell>
          <table:table-cell table:style-name="ce66" table:formula="of:=[.N10]+[.M11]" office:value-type="float" office:value="0.8" calcext:value-type="float">
            <text:p>0.8</text:p>
          </table:table-cell>
          <table:table-cell table:style-name="ce56" table:formula="of:=[.P11]-[.P10]" office:value-type="float" office:value="8" calcext:value-type="float">
            <text:p>8</text:p>
          </table:table-cell>
          <table:table-cell table:formula="of:=COUNTIF([.B$6:.B$45];&quot;&lt;=&quot;&amp;[.J11])" office:value-type="float" office:value="14" calcext:value-type="float">
            <text:p>14</text:p>
          </table:table-cell>
          <table:table-cell table:style-name="Default" table:formula="of:=[.O11]/[.P$19]" office:value-type="float" office:value="0.2" calcext:value-type="float">
            <text:p>0.2</text:p>
          </table:table-cell>
          <table:table-cell table:style-name="ce66" table:formula="of:=[.R10]+[.Q11]" office:value-type="float" office:value="0.35" calcext:value-type="float">
            <text:p>0.35</text:p>
          </table:table-cell>
          <table:table-cell table:number-columns-repeated="1004"/>
        </table:table-row>
        <table:table-row table:style-name="ro1">
          <table:table-cell table:style-name="ce159" office:value-type="float" office:value="204" calcext:value-type="float">
            <text:p>204</text:p>
          </table:table-cell>
          <table:table-cell table:style-name="ce159" office:value-type="float" office:value="231" calcext:value-type="float">
            <text:p>231</text:p>
          </table:table-cell>
          <table:table-cell/>
          <table:table-cell office:value-type="string" calcext:value-type="string">
            <text:p>Tercer cuartil</text:p>
          </table:table-cell>
          <table:table-cell table:style-name="Default" table:formula="of:=QUARTILE([.$A$5:.$A$45]; 3)" office:value-type="float" office:value="217.5" calcext:value-type="float">
            <text:p>217.5</text:p>
          </table:table-cell>
          <table:table-cell table:style-name="Default" table:formula="of:=QUARTILE([.$B$5:.$B$45]; 3)" office:value-type="float" office:value="229" calcext:value-type="float">
            <text:p>229</text:p>
          </table:table-cell>
          <table:table-cell table:style-name="Default" table:number-columns-repeated="2"/>
          <table:table-cell table:formula="of:=[.J11]+1" office:value-type="float" office:value="220" calcext:value-type="float">
            <text:p>220</text:p>
          </table:table-cell>
          <table:table-cell table:formula="of:=[.I12]+[.J$4]" office:value-type="float" office:value="224" calcext:value-type="float">
            <text:p>224</text:p>
          </table:table-cell>
          <table:table-cell table:style-name="ce56" table:formula="of:=[.L12]-[.L11]" office:value-type="float" office:value="6" calcext:value-type="float">
            <text:p>6</text:p>
          </table:table-cell>
          <table:table-cell table:formula="of:=COUNTIF([.A$6:.A$45];&quot;&lt;=&quot;&amp;[.J12])" office:value-type="float" office:value="38" calcext:value-type="float">
            <text:p>38</text:p>
          </table:table-cell>
          <table:table-cell table:style-name="Default" table:formula="of:=[.K12]/[.L$19]" office:value-type="float" office:value="0.15" calcext:value-type="float">
            <text:p>0.15</text:p>
          </table:table-cell>
          <table:table-cell table:style-name="ce66" table:formula="of:=[.N11]+[.M12]" office:value-type="float" office:value="0.95" calcext:value-type="float">
            <text:p>0.95</text:p>
          </table:table-cell>
          <table:table-cell table:style-name="ce56" table:formula="of:=[.P12]-[.P11]" office:value-type="float" office:value="10" calcext:value-type="float">
            <text:p>10</text:p>
          </table:table-cell>
          <table:table-cell table:formula="of:=COUNTIF([.B$6:.B$45];&quot;&lt;=&quot;&amp;[.J12])" office:value-type="float" office:value="24" calcext:value-type="float">
            <text:p>24</text:p>
          </table:table-cell>
          <table:table-cell table:style-name="Default" table:formula="of:=[.O12]/[.P$19]" office:value-type="float" office:value="0.25" calcext:value-type="float">
            <text:p>0.25</text:p>
          </table:table-cell>
          <table:table-cell table:style-name="ce66" table:formula="of:=[.R11]+[.Q12]" office:value-type="float" office:value="0.6" calcext:value-type="float">
            <text:p>0.6</text:p>
          </table:table-cell>
          <table:table-cell table:number-columns-repeated="1004"/>
        </table:table-row>
        <table:table-row table:style-name="ro1">
          <table:table-cell table:style-name="ce159" office:value-type="float" office:value="205" calcext:value-type="float">
            <text:p>205</text:p>
          </table:table-cell>
          <table:table-cell table:style-name="ce159" office:value-type="float" office:value="221" calcext:value-type="float">
            <text:p>221</text:p>
          </table:table-cell>
          <table:table-cell/>
          <table:table-cell office:value-type="string" calcext:value-type="string">
            <text:p>Varianza</text:p>
          </table:table-cell>
          <table:table-cell table:style-name="Default" table:formula="of:=VAR([.$A$5:.$A$45])" office:value-type="float" office:value="65.125641025641" calcext:value-type="float">
            <text:p>65.125641025641</text:p>
          </table:table-cell>
          <table:table-cell table:style-name="Default" table:formula="of:=VAR([.$B$5:.$B$45])" office:value-type="float" office:value="53.8564102564103" calcext:value-type="float">
            <text:p>53.8564102564103</text:p>
          </table:table-cell>
          <table:table-cell table:style-name="Default" table:number-columns-repeated="2"/>
          <table:table-cell table:formula="of:=[.J12]+1" office:value-type="float" office:value="225" calcext:value-type="float">
            <text:p>225</text:p>
          </table:table-cell>
          <table:table-cell table:formula="of:=[.I13]+[.J$4]" office:value-type="float" office:value="229" calcext:value-type="float">
            <text:p>229</text:p>
          </table:table-cell>
          <table:table-cell table:style-name="ce56" table:formula="of:=[.L13]-[.L12]" office:value-type="float" office:value="2" calcext:value-type="float">
            <text:p>2</text:p>
          </table:table-cell>
          <table:table-cell table:formula="of:=COUNTIF([.A$6:.A$45];&quot;&lt;=&quot;&amp;[.J13])" office:value-type="float" office:value="40" calcext:value-type="float">
            <text:p>40</text:p>
          </table:table-cell>
          <table:table-cell table:style-name="Default" table:formula="of:=[.K13]/[.L$19]" office:value-type="float" office:value="0.05" calcext:value-type="float">
            <text:p>0.05</text:p>
          </table:table-cell>
          <table:table-cell table:style-name="ce66" table:formula="of:=[.N12]+[.M13]" office:value-type="float" office:value="1" calcext:value-type="float">
            <text:p>1</text:p>
          </table:table-cell>
          <table:table-cell table:style-name="ce56" table:formula="of:=[.P13]-[.P12]" office:value-type="float" office:value="7" calcext:value-type="float">
            <text:p>7</text:p>
          </table:table-cell>
          <table:table-cell table:formula="of:=COUNTIF([.B$6:.B$45];&quot;&lt;=&quot;&amp;[.J13])" office:value-type="float" office:value="31" calcext:value-type="float">
            <text:p>31</text:p>
          </table:table-cell>
          <table:table-cell table:style-name="Default" table:formula="of:=[.O13]/[.P$19]" office:value-type="float" office:value="0.175" calcext:value-type="float">
            <text:p>0.175</text:p>
          </table:table-cell>
          <table:table-cell table:style-name="ce66" table:formula="of:=[.R12]+[.Q13]" office:value-type="float" office:value="0.775" calcext:value-type="float">
            <text:p>0.775</text:p>
          </table:table-cell>
          <table:table-cell table:number-columns-repeated="1004"/>
        </table:table-row>
        <table:table-row table:style-name="ro1">
          <table:table-cell table:style-name="ce159" office:value-type="float" office:value="205" calcext:value-type="float">
            <text:p>205</text:p>
          </table:table-cell>
          <table:table-cell table:style-name="ce159" office:value-type="float" office:value="213" calcext:value-type="float">
            <text:p>213</text:p>
          </table:table-cell>
          <table:table-cell/>
          <table:table-cell office:value-type="string" calcext:value-type="string">
            <text:p>Desviación estándar</text:p>
          </table:table-cell>
          <table:table-cell table:style-name="Default" table:formula="of:=STDEV([.$A$5:.$A$45])" office:value-type="float" office:value="8.07004591223873" calcext:value-type="float">
            <text:p>8.07004591223873</text:p>
          </table:table-cell>
          <table:table-cell table:style-name="Default" table:formula="of:=STDEV([.$B$5:.$B$45])" office:value-type="float" office:value="7.33869268033553" calcext:value-type="float">
            <text:p>7.33869268033553</text:p>
          </table:table-cell>
          <table:table-cell table:style-name="Default" table:number-columns-repeated="2"/>
          <table:table-cell table:formula="of:=[.J13]+1" office:value-type="float" office:value="230" calcext:value-type="float">
            <text:p>230</text:p>
          </table:table-cell>
          <table:table-cell table:formula="of:=[.I14]+[.J$4]" office:value-type="float" office:value="234" calcext:value-type="float">
            <text:p>234</text:p>
          </table:table-cell>
          <table:table-cell table:style-name="ce56" table:formula="of:=[.L14]-[.L13]" office:value-type="float" office:value="0" calcext:value-type="float">
            <text:p>0</text:p>
          </table:table-cell>
          <table:table-cell table:formula="of:=COUNTIF([.A$6:.A$45];&quot;&lt;=&quot;&amp;[.J14])" office:value-type="float" office:value="40" calcext:value-type="float">
            <text:p>40</text:p>
          </table:table-cell>
          <table:table-cell table:style-name="Default" table:formula="of:=[.K14]/[.L$19]" office:value-type="float" office:value="0" calcext:value-type="float">
            <text:p>0</text:p>
          </table:table-cell>
          <table:table-cell table:style-name="ce66" table:formula="of:=[.N13]+[.M14]" office:value-type="float" office:value="1" calcext:value-type="float">
            <text:p>1</text:p>
          </table:table-cell>
          <table:table-cell table:style-name="ce56" table:formula="of:=[.P14]-[.P13]" office:value-type="float" office:value="8" calcext:value-type="float">
            <text:p>8</text:p>
          </table:table-cell>
          <table:table-cell table:formula="of:=COUNTIF([.B$6:.B$45];&quot;&lt;=&quot;&amp;[.J14])" office:value-type="float" office:value="39" calcext:value-type="float">
            <text:p>39</text:p>
          </table:table-cell>
          <table:table-cell table:style-name="Default" table:formula="of:=[.O14]/[.P$19]" office:value-type="float" office:value="0.2" calcext:value-type="float">
            <text:p>0.2</text:p>
          </table:table-cell>
          <table:table-cell table:style-name="ce66" table:formula="of:=[.R13]+[.Q14]" office:value-type="float" office:value="0.975" calcext:value-type="float">
            <text:p>0.975</text:p>
          </table:table-cell>
          <table:table-cell table:number-columns-repeated="1004"/>
        </table:table-row>
        <table:table-row table:style-name="ro1">
          <table:table-cell table:style-name="ce159" office:value-type="float" office:value="207" calcext:value-type="float">
            <text:p>207</text:p>
          </table:table-cell>
          <table:table-cell table:style-name="ce159" office:value-type="float" office:value="214" calcext:value-type="float">
            <text:p>214</text:p>
          </table:table-cell>
          <table:table-cell/>
          <table:table-cell office:value-type="string" calcext:value-type="string">
            <text:p>Curtosis</text:p>
          </table:table-cell>
          <table:table-cell table:style-name="Default" table:formula="of:=KURT([.$A$5:.$A$45])" office:value-type="float" office:value="-0.338581811128234" calcext:value-type="float">
            <text:p>-0.338581811128234</text:p>
          </table:table-cell>
          <table:table-cell table:style-name="Default" table:formula="of:=KURT([.$B$5:.$B$45])" office:value-type="float" office:value="-0.587361317554863" calcext:value-type="float">
            <text:p>-0.587361317554863</text:p>
          </table:table-cell>
          <table:table-cell table:style-name="Default" table:number-columns-repeated="2"/>
          <table:table-cell table:formula="of:=[.J14]+1" office:value-type="float" office:value="235" calcext:value-type="float">
            <text:p>235</text:p>
          </table:table-cell>
          <table:table-cell table:formula="of:=[.I15]+[.J$4]" office:value-type="float" office:value="239" calcext:value-type="float">
            <text:p>239</text:p>
          </table:table-cell>
          <table:table-cell table:style-name="ce56" table:formula="of:=[.L15]-[.L14]" office:value-type="float" office:value="0" calcext:value-type="float">
            <text:p>0</text:p>
          </table:table-cell>
          <table:table-cell table:formula="of:=COUNTIF([.A$6:.A$45];&quot;&lt;=&quot;&amp;[.J15])" office:value-type="float" office:value="40" calcext:value-type="float">
            <text:p>40</text:p>
          </table:table-cell>
          <table:table-cell table:style-name="Default" table:formula="of:=[.K15]/[.L$19]" office:value-type="float" office:value="0" calcext:value-type="float">
            <text:p>0</text:p>
          </table:table-cell>
          <table:table-cell table:style-name="ce66" table:formula="of:=[.N14]+[.M15]" office:value-type="float" office:value="1" calcext:value-type="float">
            <text:p>1</text:p>
          </table:table-cell>
          <table:table-cell table:style-name="ce56" table:formula="of:=[.P15]-[.P14]" office:value-type="float" office:value="1" calcext:value-type="float">
            <text:p>1</text:p>
          </table:table-cell>
          <table:table-cell table:formula="of:=COUNTIF([.B$6:.B$45];&quot;&lt;=&quot;&amp;[.J15])" office:value-type="float" office:value="40" calcext:value-type="float">
            <text:p>40</text:p>
          </table:table-cell>
          <table:table-cell table:style-name="Default" table:formula="of:=[.O15]/[.P$19]" office:value-type="float" office:value="0.025" calcext:value-type="float">
            <text:p>0.025</text:p>
          </table:table-cell>
          <table:table-cell table:style-name="ce66" table:formula="of:=[.R14]+[.Q15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59" office:value-type="float" office:value="208" calcext:value-type="float">
            <text:p>208</text:p>
          </table:table-cell>
          <table:table-cell table:style-name="ce159" office:value-type="float" office:value="219" calcext:value-type="float">
            <text:p>219</text:p>
          </table:table-cell>
          <table:table-cell/>
          <table:table-cell office:value-type="string" calcext:value-type="string">
            <text:p>Asimetría</text:p>
          </table:table-cell>
          <table:table-cell table:style-name="Default" table:formula="of:=SKEW([.$A$5:.$A$45])" office:value-type="float" office:value="-0.412329766529648" calcext:value-type="float">
            <text:p>-0.412329766529648</text:p>
          </table:table-cell>
          <table:table-cell table:style-name="Default" table:formula="of:=SKEW([.$B$5:.$B$45])" office:value-type="float" office:value="-0.109711621426015" calcext:value-type="float">
            <text:p>-0.109711621426015</text:p>
          </table:table-cell>
          <table:table-cell table:style-name="Default" table:number-columns-repeated="2"/>
          <table:table-cell table:formula="of:=[.J15]+1" office:value-type="float" office:value="240" calcext:value-type="float">
            <text:p>240</text:p>
          </table:table-cell>
          <table:table-cell table:formula="of:=[.I16]+[.J$4]" office:value-type="float" office:value="244" calcext:value-type="float">
            <text:p>244</text:p>
          </table:table-cell>
          <table:table-cell table:style-name="ce56" table:formula="of:=[.L16]-[.L15]" office:value-type="float" office:value="0" calcext:value-type="float">
            <text:p>0</text:p>
          </table:table-cell>
          <table:table-cell table:formula="of:=COUNTIF([.A$6:.A$45];&quot;&lt;=&quot;&amp;[.J16])" office:value-type="float" office:value="40" calcext:value-type="float">
            <text:p>40</text:p>
          </table:table-cell>
          <table:table-cell table:style-name="Default" table:formula="of:=[.K16]/[.L$19]" office:value-type="float" office:value="0" calcext:value-type="float">
            <text:p>0</text:p>
          </table:table-cell>
          <table:table-cell table:style-name="ce66" table:formula="of:=[.N15]+[.M16]" office:value-type="float" office:value="1" calcext:value-type="float">
            <text:p>1</text:p>
          </table:table-cell>
          <table:table-cell table:style-name="ce56" table:formula="of:=[.P16]-[.P15]" office:value-type="float" office:value="0" calcext:value-type="float">
            <text:p>0</text:p>
          </table:table-cell>
          <table:table-cell table:formula="of:=COUNTIF([.B$6:.B$45];&quot;&lt;=&quot;&amp;[.J16])" office:value-type="float" office:value="40" calcext:value-type="float">
            <text:p>40</text:p>
          </table:table-cell>
          <table:table-cell table:style-name="Default" table:formula="of:=[.O16]/[.P$19]" office:value-type="float" office:value="0" calcext:value-type="float">
            <text:p>0</text:p>
          </table:table-cell>
          <table:table-cell table:style-name="ce66" table:formula="of:=[.R15]+[.Q16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59" office:value-type="float" office:value="208" calcext:value-type="float">
            <text:p>208</text:p>
          </table:table-cell>
          <table:table-cell table:style-name="ce159" office:value-type="float" office:value="238" calcext:value-type="float">
            <text:p>238</text:p>
          </table:table-cell>
          <table:table-cell/>
          <table:table-cell office:value-type="string" calcext:value-type="string">
            <text:p>Intervalo</text:p>
          </table:table-cell>
          <table:table-cell table:style-name="Default" table:formula="of:=MAX([.$A$5:.$A$45])-MIN([.$A$5:.$A$45])" office:value-type="float" office:value="33" calcext:value-type="float">
            <text:p>33</text:p>
          </table:table-cell>
          <table:table-cell table:style-name="Default" table:formula="of:=MAX([.$B$5:.$B$45])-MIN([.$B$5:.$B$45])" office:value-type="float" office:value="30" calcext:value-type="float">
            <text:p>30</text:p>
          </table:table-cell>
          <table:table-cell table:style-name="Default" table:number-columns-repeated="2"/>
          <table:table-cell table:formula="of:=[.J16]+1" office:value-type="float" office:value="245" calcext:value-type="float">
            <text:p>245</text:p>
          </table:table-cell>
          <table:table-cell table:formula="of:=[.I17]+[.J$4]" office:value-type="float" office:value="249" calcext:value-type="float">
            <text:p>249</text:p>
          </table:table-cell>
          <table:table-cell table:style-name="ce56" table:formula="of:=[.L17]-[.L16]" office:value-type="float" office:value="0" calcext:value-type="float">
            <text:p>0</text:p>
          </table:table-cell>
          <table:table-cell table:formula="of:=COUNTIF([.A$6:.A$45];&quot;&lt;=&quot;&amp;[.J17])" office:value-type="float" office:value="40" calcext:value-type="float">
            <text:p>40</text:p>
          </table:table-cell>
          <table:table-cell table:style-name="Default" table:formula="of:=[.K17]/[.L$19]" office:value-type="float" office:value="0" calcext:value-type="float">
            <text:p>0</text:p>
          </table:table-cell>
          <table:table-cell table:style-name="ce66" table:formula="of:=[.N16]+[.M17]" office:value-type="float" office:value="1" calcext:value-type="float">
            <text:p>1</text:p>
          </table:table-cell>
          <table:table-cell table:style-name="ce56" table:formula="of:=[.P17]-[.P16]" office:value-type="float" office:value="0" calcext:value-type="float">
            <text:p>0</text:p>
          </table:table-cell>
          <table:table-cell table:formula="of:=COUNTIF([.B$6:.B$45];&quot;&lt;=&quot;&amp;[.J17])" office:value-type="float" office:value="40" calcext:value-type="float">
            <text:p>40</text:p>
          </table:table-cell>
          <table:table-cell table:style-name="Default" table:formula="of:=[.O17]/[.P$19]" office:value-type="float" office:value="0" calcext:value-type="float">
            <text:p>0</text:p>
          </table:table-cell>
          <table:table-cell table:style-name="ce66" table:formula="of:=[.R16]+[.Q17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59" office:value-type="float" office:value="208" calcext:value-type="float">
            <text:p>208</text:p>
          </table:table-cell>
          <table:table-cell table:style-name="ce159" office:value-type="float" office:value="229" calcext:value-type="float">
            <text:p>229</text:p>
          </table:table-cell>
          <table:table-cell/>
          <table:table-cell office:value-type="string" calcext:value-type="string">
            <text:p>Mínimo</text:p>
          </table:table-cell>
          <table:table-cell table:style-name="Default" table:formula="of:=MIN([.$A$5:.$A$45])" office:value-type="float" office:value="193" calcext:value-type="float">
            <text:p>193</text:p>
          </table:table-cell>
          <table:table-cell table:style-name="Default" table:formula="of:=MIN([.$B$5:.$B$45])" office:value-type="float" office:value="208" calcext:value-type="float">
            <text:p>208</text:p>
          </table:table-cell>
          <table:table-cell table:style-name="Default" table:number-columns-repeated="2"/>
          <table:table-cell table:formula="of:=[.J17]+1" office:value-type="float" office:value="250" calcext:value-type="float">
            <text:p>250</text:p>
          </table:table-cell>
          <table:table-cell table:formula="of:=[.I18]+[.J$4]" office:value-type="float" office:value="254" calcext:value-type="float">
            <text:p>254</text:p>
          </table:table-cell>
          <table:table-cell table:style-name="ce56" table:formula="of:=[.L18]-[.L17]" office:value-type="float" office:value="0" calcext:value-type="float">
            <text:p>0</text:p>
          </table:table-cell>
          <table:table-cell table:formula="of:=COUNTIF([.A$6:.A$45];&quot;&lt;=&quot;&amp;[.J18])" office:value-type="float" office:value="40" calcext:value-type="float">
            <text:p>40</text:p>
          </table:table-cell>
          <table:table-cell table:style-name="Default" table:formula="of:=[.K18]/[.L$19]" office:value-type="float" office:value="0" calcext:value-type="float">
            <text:p>0</text:p>
          </table:table-cell>
          <table:table-cell table:style-name="ce66" table:formula="of:=[.N17]+[.M18]" office:value-type="float" office:value="1" calcext:value-type="float">
            <text:p>1</text:p>
          </table:table-cell>
          <table:table-cell table:style-name="ce56" table:formula="of:=[.P18]-[.P17]" office:value-type="float" office:value="0" calcext:value-type="float">
            <text:p>0</text:p>
          </table:table-cell>
          <table:table-cell table:formula="of:=COUNTIF([.B$6:.B$45];&quot;&lt;=&quot;&amp;[.J18])" office:value-type="float" office:value="40" calcext:value-type="float">
            <text:p>40</text:p>
          </table:table-cell>
          <table:table-cell table:style-name="Default" table:formula="of:=[.O18]/[.P$19]" office:value-type="float" office:value="0" calcext:value-type="float">
            <text:p>0</text:p>
          </table:table-cell>
          <table:table-cell table:style-name="ce66" table:formula="of:=[.R17]+[.Q18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59" office:value-type="float" office:value="209" calcext:value-type="float">
            <text:p>209</text:p>
          </table:table-cell>
          <table:table-cell table:style-name="ce159" office:value-type="float" office:value="224" calcext:value-type="float">
            <text:p>224</text:p>
          </table:table-cell>
          <table:table-cell/>
          <table:table-cell office:value-type="string" calcext:value-type="string">
            <text:p>Máximo</text:p>
          </table:table-cell>
          <table:table-cell table:style-name="Default" table:formula="of:=MAX([.$A$5:.$A$45])" office:value-type="float" office:value="226" calcext:value-type="float">
            <text:p>226</text:p>
          </table:table-cell>
          <table:table-cell table:style-name="Default" table:formula="of:=MAX([.$B$5:.$B$45])" office:value-type="float" office:value="238" calcext:value-type="float">
            <text:p>238</text:p>
          </table:table-cell>
          <table:table-cell table:style-name="Default" table:number-columns-repeated="2"/>
          <table:table-cell table:formula="of:=[.J18]+1" office:value-type="float" office:value="255" calcext:value-type="float">
            <text:p>255</text:p>
          </table:table-cell>
          <table:table-cell table:formula="of:=[.I19]+[.J$4]" office:value-type="float" office:value="259" calcext:value-type="float">
            <text:p>259</text:p>
          </table:table-cell>
          <table:table-cell table:style-name="ce57" table:formula="of:=[.L19]-[.L18]" office:value-type="float" office:value="0" calcext:value-type="float">
            <text:p>0</text:p>
          </table:table-cell>
          <table:table-cell table:style-name="ce60" table:formula="of:=COUNTIF([.A$6:.A$45];&quot;&lt;=&quot;&amp;[.J19])" office:value-type="float" office:value="40" calcext:value-type="float">
            <text:p>40</text:p>
          </table:table-cell>
          <table:table-cell table:style-name="ce63" table:formula="of:=[.K19]/[.L$19]" office:value-type="float" office:value="0" calcext:value-type="float">
            <text:p>0</text:p>
          </table:table-cell>
          <table:table-cell table:style-name="ce67" table:formula="of:=[.N18]+[.M19]" office:value-type="float" office:value="1" calcext:value-type="float">
            <text:p>1</text:p>
          </table:table-cell>
          <table:table-cell table:style-name="ce57" table:formula="of:=[.P19]-[.P18]" office:value-type="float" office:value="0" calcext:value-type="float">
            <text:p>0</text:p>
          </table:table-cell>
          <table:table-cell table:style-name="ce60" table:formula="of:=COUNTIF([.B$6:.B$45];&quot;&lt;=&quot;&amp;[.J19])" office:value-type="float" office:value="40" calcext:value-type="float">
            <text:p>40</text:p>
          </table:table-cell>
          <table:table-cell table:style-name="ce63" table:formula="of:=[.O19]/[.P$19]" office:value-type="float" office:value="0" calcext:value-type="float">
            <text:p>0</text:p>
          </table:table-cell>
          <table:table-cell table:style-name="ce67" table:formula="of:=[.R18]+[.Q19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59" office:value-type="float" office:value="210" calcext:value-type="float">
            <text:p>210</text:p>
          </table:table-cell>
          <table:table-cell table:style-name="ce159" office:value-type="float" office:value="230" calcext:value-type="float">
            <text:p>230</text:p>
          </table:table-cell>
          <table:table-cell/>
          <table:table-cell office:value-type="string" calcext:value-type="string">
            <text:p>Suma</text:p>
          </table:table-cell>
          <table:table-cell table:style-name="Default" table:formula="of:=SUM([.$A$5:.$A$45])" office:value-type="float" office:value="8482" calcext:value-type="float">
            <text:p>8482</text:p>
          </table:table-cell>
          <table:table-cell table:style-name="Default" table:formula="of:=SUM([.$B$5:.$B$45])" office:value-type="float" office:value="8908" calcext:value-type="float">
            <text:p>8908</text:p>
          </table:table-cell>
          <table:table-cell table:style-name="Default" table:number-columns-repeated="2"/>
          <table:table-cell table:number-columns-repeated="4"/>
          <table:table-cell table:style-name="Default" table:formula="of:=SUM([.M6:.M19])" office:value-type="float" office:value="1" calcext:value-type="float">
            <text:p>1</text:p>
          </table:table-cell>
          <table:table-cell table:style-name="Default"/>
          <table:table-cell table:formula="of:=SUM([.O6:.O19])" office:value-type="float" office:value="40" calcext:value-type="float">
            <text:p>40</text:p>
          </table:table-cell>
          <table:table-cell/>
          <table:table-cell table:style-name="Default" table:formula="of:=SUM([.Q6:.Q19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59" office:value-type="float" office:value="210" calcext:value-type="float">
            <text:p>210</text:p>
          </table:table-cell>
          <table:table-cell table:style-name="ce159" office:value-type="float" office:value="226" calcext:value-type="float">
            <text:p>226</text:p>
          </table:table-cell>
          <table:table-cell/>
          <table:table-cell office:value-type="string" calcext:value-type="string">
            <text:p>Conteo</text:p>
          </table:table-cell>
          <table:table-cell table:style-name="Default" table:formula="of:=COUNT([.$A$5:.$A$45])" office:value-type="float" office:value="40" calcext:value-type="float">
            <text:p>40</text:p>
          </table:table-cell>
          <table:table-cell table:style-name="Default" table:formula="of:=COUNT([.$B$5:.$B$45])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59" office:value-type="float" office:value="212" calcext:value-type="float">
            <text:p>212</text:p>
          </table:table-cell>
          <table:table-cell table:style-name="ce159" office:value-type="float" office:value="208" calcext:value-type="float">
            <text:p>208</text:p>
          </table:table-cell>
          <table:table-cell/>
          <table:table-cell office:value-type="string" calcext:value-type="string">
            <text:p>IC95%</text:p>
          </table:table-cell>
          <table:table-cell table:style-name="Default" table:formula="of:=COM.MICROSOFT.CONFIDENCE.NORM(0.5;[.E14];[.E21])" office:value-type="float" office:value="0.860639677530243" calcext:value-type="float">
            <text:p>0.860639677530243</text:p>
          </table:table-cell>
          <table:table-cell table:style-name="Default" table:formula="of:=COM.MICROSOFT.CONFIDENCE.NORM(0.5;[.F14];[.F21])" office:value-type="float" office:value="0.782643639278304" calcext:value-type="float">
            <text:p>0.782643639278304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59" office:value-type="float" office:value="212" calcext:value-type="float">
            <text:p>212</text:p>
          </table:table-cell>
          <table:table-cell table:style-name="ce159" office:value-type="float" office:value="216" calcext:value-type="float">
            <text:p>216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59" office:value-type="float" office:value="213" calcext:value-type="float">
            <text:p>213</text:p>
          </table:table-cell>
          <table:table-cell table:style-name="ce159" office:value-type="float" office:value="222" calcext:value-type="float">
            <text:p>222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59" office:value-type="float" office:value="213" calcext:value-type="float">
            <text:p>213</text:p>
          </table:table-cell>
          <table:table-cell table:style-name="ce159" office:value-type="float" office:value="218" calcext:value-type="float">
            <text:p>218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59" office:value-type="float" office:value="213" calcext:value-type="float">
            <text:p>213</text:p>
          </table:table-cell>
          <table:table-cell table:style-name="ce159" office:value-type="float" office:value="222" calcext:value-type="float">
            <text:p>222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59" office:value-type="float" office:value="214" calcext:value-type="float">
            <text:p>214</text:p>
          </table:table-cell>
          <table:table-cell table:style-name="ce159" office:value-type="float" office:value="219" calcext:value-type="float">
            <text:p>219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59" office:value-type="float" office:value="215" calcext:value-type="float">
            <text:p>215</text:p>
          </table:table-cell>
          <table:table-cell table:style-name="ce159" office:value-type="float" office:value="222" calcext:value-type="float">
            <text:p>222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59" office:value-type="float" office:value="215" calcext:value-type="float">
            <text:p>215</text:p>
          </table:table-cell>
          <table:table-cell table:style-name="ce159" office:value-type="float" office:value="223" calcext:value-type="float">
            <text:p>223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59" office:value-type="float" office:value="215" calcext:value-type="float">
            <text:p>215</text:p>
          </table:table-cell>
          <table:table-cell table:style-name="ce159" office:value-type="float" office:value="234" calcext:value-type="float">
            <text:p>234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59" office:value-type="float" office:value="215" calcext:value-type="float">
            <text:p>215</text:p>
          </table:table-cell>
          <table:table-cell table:style-name="ce159" office:value-type="float" office:value="211" calcext:value-type="float">
            <text:p>211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59" office:value-type="float" office:value="215" calcext:value-type="float">
            <text:p>215</text:p>
          </table:table-cell>
          <table:table-cell table:style-name="ce159" office:value-type="float" office:value="226" calcext:value-type="float">
            <text:p>226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59" office:value-type="float" office:value="215" calcext:value-type="float">
            <text:p>215</text:p>
          </table:table-cell>
          <table:table-cell table:style-name="ce159" office:value-type="float" office:value="217" calcext:value-type="float">
            <text:p>217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59" office:value-type="float" office:value="216" calcext:value-type="float">
            <text:p>216</text:p>
          </table:table-cell>
          <table:table-cell table:style-name="ce159" office:value-type="float" office:value="233" calcext:value-type="float">
            <text:p>233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59" office:value-type="float" office:value="217" calcext:value-type="float">
            <text:p>217</text:p>
          </table:table-cell>
          <table:table-cell table:style-name="ce159" office:value-type="float" office:value="211" calcext:value-type="float">
            <text:p>211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59" office:value-type="float" office:value="219" calcext:value-type="float">
            <text:p>219</text:p>
          </table:table-cell>
          <table:table-cell table:style-name="ce159" office:value-type="float" office:value="231" calcext:value-type="float">
            <text:p>231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59" office:value-type="float" office:value="219" calcext:value-type="float">
            <text:p>219</text:p>
          </table:table-cell>
          <table:table-cell table:style-name="ce159" office:value-type="float" office:value="220" calcext:value-type="float">
            <text:p>220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59" office:value-type="float" office:value="220" calcext:value-type="float">
            <text:p>220</text:p>
          </table:table-cell>
          <table:table-cell table:style-name="ce159" office:value-type="float" office:value="219" calcext:value-type="float">
            <text:p>219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59" office:value-type="float" office:value="221" calcext:value-type="float">
            <text:p>221</text:p>
          </table:table-cell>
          <table:table-cell table:style-name="ce159" office:value-type="float" office:value="226" calcext:value-type="float">
            <text:p>226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59" office:value-type="float" office:value="221" calcext:value-type="float">
            <text:p>221</text:p>
          </table:table-cell>
          <table:table-cell table:style-name="ce159" office:value-type="float" office:value="227" calcext:value-type="float">
            <text:p>227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59" office:value-type="float" office:value="221" calcext:value-type="float">
            <text:p>221</text:p>
          </table:table-cell>
          <table:table-cell table:style-name="ce159" office:value-type="float" office:value="226" calcext:value-type="float">
            <text:p>226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59" office:value-type="float" office:value="222" calcext:value-type="float">
            <text:p>222</text:p>
          </table:table-cell>
          <table:table-cell table:style-name="ce159" office:value-type="float" office:value="218" calcext:value-type="float">
            <text:p>218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59" office:value-type="float" office:value="224" calcext:value-type="float">
            <text:p>224</text:p>
          </table:table-cell>
          <table:table-cell table:style-name="ce159" office:value-type="float" office:value="215" calcext:value-type="float">
            <text:p>215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59" office:value-type="float" office:value="225" calcext:value-type="float">
            <text:p>225</text:p>
          </table:table-cell>
          <table:table-cell table:style-name="ce159" office:value-type="float" office:value="224" calcext:value-type="float">
            <text:p>224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59" office:value-type="float" office:value="226" calcext:value-type="float">
            <text:p>226</text:p>
          </table:table-cell>
          <table:table-cell table:style-name="ce159" office:value-type="float" office:value="229" calcext:value-type="float">
            <text:p>229</text:p>
          </table:table-cell>
          <table:table-cell table:number-columns-repeated="1020"/>
        </table:table-row>
        <table:table-row table:style-name="ro6" table:number-rows-repeated="1048530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dsd" table:style-name="ta4">
        <table:table-column table:style-name="co8" table:number-columns-repeated="3" table:default-cell-style-name="ce160"/>
        <table:table-column table:style-name="co11" table:default-cell-style-name="ce160"/>
        <table:table-column table:style-name="co12" table:number-columns-repeated="3" table:default-cell-style-name="ce160"/>
        <table:table-column table:style-name="co13" table:number-columns-repeated="5" table:default-cell-style-name="ce160"/>
        <table:table-column table:style-name="co12" table:number-columns-repeated="10" table:default-cell-style-name="ce160"/>
        <table:table-column table:style-name="co8" table:number-columns-repeated="1002" table:default-cell-style-name="ce160"/>
        <table:table-row table:style-name="ro1">
          <table:table-cell table:style-name="ce159" office:value-type="string" calcext:value-type="string">
            <text:p>dataset</text:p>
          </table:table-cell>
          <table:table-cell table:style-name="ce159" office:value-type="string" calcext:value-type="string">
            <text:p>x</text:p>
          </table:table-cell>
          <table:table-cell table:style-name="ce159" office:value-type="string" calcext:value-type="string">
            <text:p>y</text:p>
          </table:table-cell>
          <table:table-cell table:style-name="ce159"/>
          <table:table-cell table:style-name="ce159" office:value-type="string" calcext:value-type="string">
            <text:p>Datasets from the Datasaurus Dozen</text:p>
          </table:table-cell>
          <table:table-cell table:number-columns-repeated="1019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5.3846" calcext:value-type="float">
            <text:p>55.3846</text:p>
          </table:table-cell>
          <table:table-cell table:style-name="ce180" office:value-type="float" office:value="97.1795" calcext:value-type="float">
            <text:p>97.1795</text:p>
          </table:table-cell>
          <table:table-cell table:style-name="ce180"/>
          <table:table-cell table:style-name="ce158" office:value-type="string" calcext:value-type="string">
            <text:p><text:a xlink:href="https://jumpingrivers.github.io/datasauRus/" xlink:type="simple">https://jumpingrivers.github.io/datasauRus/</text:a></text:p>
          </table:table-cell>
          <table:table-cell table:number-columns-repeated="1019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1.5385" calcext:value-type="float">
            <text:p>51.5385</text:p>
          </table:table-cell>
          <table:table-cell table:style-name="ce180" office:value-type="float" office:value="96.0256" calcext:value-type="float">
            <text:p>96.02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46.1538" calcext:value-type="float">
            <text:p>46.1538</text:p>
          </table:table-cell>
          <table:table-cell table:style-name="ce180" office:value-type="float" office:value="94.4872" calcext:value-type="float">
            <text:p>94.487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42.8205" calcext:value-type="float">
            <text:p>42.8205</text:p>
          </table:table-cell>
          <table:table-cell table:style-name="ce180" office:value-type="float" office:value="91.4103" calcext:value-type="float">
            <text:p>91.41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40.7692" calcext:value-type="float">
            <text:p>40.7692</text:p>
          </table:table-cell>
          <table:table-cell table:style-name="ce180" office:value-type="float" office:value="88.3333" calcext:value-type="float">
            <text:p>88.333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38.7179" calcext:value-type="float">
            <text:p>38.7179</text:p>
          </table:table-cell>
          <table:table-cell table:style-name="ce180" office:value-type="float" office:value="84.8718" calcext:value-type="float">
            <text:p>84.87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35.641" calcext:value-type="float">
            <text:p>35.641</text:p>
          </table:table-cell>
          <table:table-cell table:style-name="ce180" office:value-type="float" office:value="79.8718" calcext:value-type="float">
            <text:p>79.87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33.0769" calcext:value-type="float">
            <text:p>33.0769</text:p>
          </table:table-cell>
          <table:table-cell table:style-name="ce180" office:value-type="float" office:value="77.5641" calcext:value-type="float">
            <text:p>77.56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28.9744" calcext:value-type="float">
            <text:p>28.9744</text:p>
          </table:table-cell>
          <table:table-cell table:style-name="ce180" office:value-type="float" office:value="74.4872" calcext:value-type="float">
            <text:p>74.487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26.1538" calcext:value-type="float">
            <text:p>26.1538</text:p>
          </table:table-cell>
          <table:table-cell table:style-name="ce180" office:value-type="float" office:value="71.4103" calcext:value-type="float">
            <text:p>71.41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23.0769" calcext:value-type="float">
            <text:p>23.0769</text:p>
          </table:table-cell>
          <table:table-cell table:style-name="ce180" office:value-type="float" office:value="66.4103" calcext:value-type="float">
            <text:p>66.41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22.3077" calcext:value-type="float">
            <text:p>22.3077</text:p>
          </table:table-cell>
          <table:table-cell table:style-name="ce180" office:value-type="float" office:value="61.7949" calcext:value-type="float">
            <text:p>61.794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22.3077" calcext:value-type="float">
            <text:p>22.3077</text:p>
          </table:table-cell>
          <table:table-cell table:style-name="ce180" office:value-type="float" office:value="57.1795" calcext:value-type="float">
            <text:p>57.17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23.3333" calcext:value-type="float">
            <text:p>23.3333</text:p>
          </table:table-cell>
          <table:table-cell table:style-name="ce180" office:value-type="float" office:value="52.9487" calcext:value-type="float">
            <text:p>52.948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25.8974" calcext:value-type="float">
            <text:p>25.8974</text:p>
          </table:table-cell>
          <table:table-cell table:style-name="ce180" office:value-type="float" office:value="51.0256" calcext:value-type="float">
            <text:p>51.02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29.4872" calcext:value-type="float">
            <text:p>29.4872</text:p>
          </table:table-cell>
          <table:table-cell table:style-name="ce180" office:value-type="float" office:value="51.0256" calcext:value-type="float">
            <text:p>51.02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32.8205" calcext:value-type="float">
            <text:p>32.8205</text:p>
          </table:table-cell>
          <table:table-cell table:style-name="ce180" office:value-type="float" office:value="51.0256" calcext:value-type="float">
            <text:p>51.02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35.3846" calcext:value-type="float">
            <text:p>35.3846</text:p>
          </table:table-cell>
          <table:table-cell table:style-name="ce180" office:value-type="float" office:value="51.4103" calcext:value-type="float">
            <text:p>51.41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40.2564" calcext:value-type="float">
            <text:p>40.2564</text:p>
          </table:table-cell>
          <table:table-cell table:style-name="ce180" office:value-type="float" office:value="51.4103" calcext:value-type="float">
            <text:p>51.41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44.1026" calcext:value-type="float">
            <text:p>44.1026</text:p>
          </table:table-cell>
          <table:table-cell table:style-name="ce180" office:value-type="float" office:value="52.9487" calcext:value-type="float">
            <text:p>52.948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46.6667" calcext:value-type="float">
            <text:p>46.6667</text:p>
          </table:table-cell>
          <table:table-cell table:style-name="ce180" office:value-type="float" office:value="54.1026" calcext:value-type="float">
            <text:p>54.10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0" calcext:value-type="float">
            <text:p>50</text:p>
          </table:table-cell>
          <table:table-cell table:style-name="ce180" office:value-type="float" office:value="55.2564" calcext:value-type="float">
            <text:p>55.25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3.0769" calcext:value-type="float">
            <text:p>53.0769</text:p>
          </table:table-cell>
          <table:table-cell table:style-name="ce180" office:value-type="float" office:value="55.641" calcext:value-type="float">
            <text:p>55.6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6.6667" calcext:value-type="float">
            <text:p>56.6667</text:p>
          </table:table-cell>
          <table:table-cell table:style-name="ce180" office:value-type="float" office:value="56.0256" calcext:value-type="float">
            <text:p>56.02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9.2308" calcext:value-type="float">
            <text:p>59.2308</text:p>
          </table:table-cell>
          <table:table-cell table:style-name="ce180" office:value-type="float" office:value="57.9487" calcext:value-type="float">
            <text:p>57.948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61.2821" calcext:value-type="float">
            <text:p>61.2821</text:p>
          </table:table-cell>
          <table:table-cell table:style-name="ce180" office:value-type="float" office:value="62.1795" calcext:value-type="float">
            <text:p>62.17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61.5385" calcext:value-type="float">
            <text:p>61.5385</text:p>
          </table:table-cell>
          <table:table-cell table:style-name="ce180" office:value-type="float" office:value="66.4103" calcext:value-type="float">
            <text:p>66.41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61.7949" calcext:value-type="float">
            <text:p>61.7949</text:p>
          </table:table-cell>
          <table:table-cell table:style-name="ce180" office:value-type="float" office:value="69.1026" calcext:value-type="float">
            <text:p>69.10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7.4359" calcext:value-type="float">
            <text:p>57.4359</text:p>
          </table:table-cell>
          <table:table-cell table:style-name="ce180" office:value-type="float" office:value="55.2564" calcext:value-type="float">
            <text:p>55.25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4.8718" calcext:value-type="float">
            <text:p>54.8718</text:p>
          </table:table-cell>
          <table:table-cell table:style-name="ce180" office:value-type="float" office:value="49.8718" calcext:value-type="float">
            <text:p>49.87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2.5641" calcext:value-type="float">
            <text:p>52.5641</text:p>
          </table:table-cell>
          <table:table-cell table:style-name="ce180" office:value-type="float" office:value="46.0256" calcext:value-type="float">
            <text:p>46.02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48.2051" calcext:value-type="float">
            <text:p>48.2051</text:p>
          </table:table-cell>
          <table:table-cell table:style-name="ce180" office:value-type="float" office:value="38.3333" calcext:value-type="float">
            <text:p>38.333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49.4872" calcext:value-type="float">
            <text:p>49.4872</text:p>
          </table:table-cell>
          <table:table-cell table:style-name="ce180" office:value-type="float" office:value="42.1795" calcext:value-type="float">
            <text:p>42.17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1.0256" calcext:value-type="float">
            <text:p>51.0256</text:p>
          </table:table-cell>
          <table:table-cell table:style-name="ce180" office:value-type="float" office:value="44.1026" calcext:value-type="float">
            <text:p>44.10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45.3846" calcext:value-type="float">
            <text:p>45.3846</text:p>
          </table:table-cell>
          <table:table-cell table:style-name="ce180" office:value-type="float" office:value="36.4103" calcext:value-type="float">
            <text:p>36.41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42.8205" calcext:value-type="float">
            <text:p>42.8205</text:p>
          </table:table-cell>
          <table:table-cell table:style-name="ce180" office:value-type="float" office:value="32.5641" calcext:value-type="float">
            <text:p>32.56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38.7179" calcext:value-type="float">
            <text:p>38.7179</text:p>
          </table:table-cell>
          <table:table-cell table:style-name="ce180" office:value-type="float" office:value="31.4103" calcext:value-type="float">
            <text:p>31.41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35.1282" calcext:value-type="float">
            <text:p>35.1282</text:p>
          </table:table-cell>
          <table:table-cell table:style-name="ce180" office:value-type="float" office:value="30.2564" calcext:value-type="float">
            <text:p>30.25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32.5641" calcext:value-type="float">
            <text:p>32.5641</text:p>
          </table:table-cell>
          <table:table-cell table:style-name="ce180" office:value-type="float" office:value="32.1795" calcext:value-type="float">
            <text:p>32.17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30" calcext:value-type="float">
            <text:p>30</text:p>
          </table:table-cell>
          <table:table-cell table:style-name="ce180" office:value-type="float" office:value="36.7949" calcext:value-type="float">
            <text:p>36.794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33.5897" calcext:value-type="float">
            <text:p>33.5897</text:p>
          </table:table-cell>
          <table:table-cell table:style-name="ce180" office:value-type="float" office:value="41.4103" calcext:value-type="float">
            <text:p>41.41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36.6667" calcext:value-type="float">
            <text:p>36.6667</text:p>
          </table:table-cell>
          <table:table-cell table:style-name="ce180" office:value-type="float" office:value="45.641" calcext:value-type="float">
            <text:p>45.6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38.2051" calcext:value-type="float">
            <text:p>38.2051</text:p>
          </table:table-cell>
          <table:table-cell table:style-name="ce180" office:value-type="float" office:value="49.1026" calcext:value-type="float">
            <text:p>49.10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29.7436" calcext:value-type="float">
            <text:p>29.7436</text:p>
          </table:table-cell>
          <table:table-cell table:style-name="ce180" office:value-type="float" office:value="36.0256" calcext:value-type="float">
            <text:p>36.02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29.7436" calcext:value-type="float">
            <text:p>29.7436</text:p>
          </table:table-cell>
          <table:table-cell table:style-name="ce180" office:value-type="float" office:value="32.1795" calcext:value-type="float">
            <text:p>32.17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30" calcext:value-type="float">
            <text:p>30</text:p>
          </table:table-cell>
          <table:table-cell table:style-name="ce180" office:value-type="float" office:value="29.1026" calcext:value-type="float">
            <text:p>29.10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32.0513" calcext:value-type="float">
            <text:p>32.0513</text:p>
          </table:table-cell>
          <table:table-cell table:style-name="ce180" office:value-type="float" office:value="26.7949" calcext:value-type="float">
            <text:p>26.794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35.8974" calcext:value-type="float">
            <text:p>35.8974</text:p>
          </table:table-cell>
          <table:table-cell table:style-name="ce180" office:value-type="float" office:value="25.2564" calcext:value-type="float">
            <text:p>25.25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41.0256" calcext:value-type="float">
            <text:p>41.0256</text:p>
          </table:table-cell>
          <table:table-cell table:style-name="ce180" office:value-type="float" office:value="25.2564" calcext:value-type="float">
            <text:p>25.25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44.1026" calcext:value-type="float">
            <text:p>44.1026</text:p>
          </table:table-cell>
          <table:table-cell table:style-name="ce180" office:value-type="float" office:value="25.641" calcext:value-type="float">
            <text:p>25.6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47.1795" calcext:value-type="float">
            <text:p>47.1795</text:p>
          </table:table-cell>
          <table:table-cell table:style-name="ce180" office:value-type="float" office:value="28.718" calcext:value-type="float">
            <text:p>28.7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49.4872" calcext:value-type="float">
            <text:p>49.4872</text:p>
          </table:table-cell>
          <table:table-cell table:style-name="ce180" office:value-type="float" office:value="31.4103" calcext:value-type="float">
            <text:p>31.41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1.5385" calcext:value-type="float">
            <text:p>51.5385</text:p>
          </table:table-cell>
          <table:table-cell table:style-name="ce180" office:value-type="float" office:value="34.8718" calcext:value-type="float">
            <text:p>34.87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3.5897" calcext:value-type="float">
            <text:p>53.5897</text:p>
          </table:table-cell>
          <table:table-cell table:style-name="ce180" office:value-type="float" office:value="37.5641" calcext:value-type="float">
            <text:p>37.56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5.1282" calcext:value-type="float">
            <text:p>55.1282</text:p>
          </table:table-cell>
          <table:table-cell table:style-name="ce180" office:value-type="float" office:value="40.641" calcext:value-type="float">
            <text:p>40.6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6.6667" calcext:value-type="float">
            <text:p>56.6667</text:p>
          </table:table-cell>
          <table:table-cell table:style-name="ce180" office:value-type="float" office:value="42.1795" calcext:value-type="float">
            <text:p>42.17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9.2308" calcext:value-type="float">
            <text:p>59.2308</text:p>
          </table:table-cell>
          <table:table-cell table:style-name="ce180" office:value-type="float" office:value="44.4872" calcext:value-type="float">
            <text:p>44.487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62.3077" calcext:value-type="float">
            <text:p>62.3077</text:p>
          </table:table-cell>
          <table:table-cell table:style-name="ce180" office:value-type="float" office:value="46.0256" calcext:value-type="float">
            <text:p>46.02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64.8718" calcext:value-type="float">
            <text:p>64.8718</text:p>
          </table:table-cell>
          <table:table-cell table:style-name="ce180" office:value-type="float" office:value="46.7949" calcext:value-type="float">
            <text:p>46.794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67.9487" calcext:value-type="float">
            <text:p>67.9487</text:p>
          </table:table-cell>
          <table:table-cell table:style-name="ce180" office:value-type="float" office:value="47.9487" calcext:value-type="float">
            <text:p>47.948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70.5128" calcext:value-type="float">
            <text:p>70.5128</text:p>
          </table:table-cell>
          <table:table-cell table:style-name="ce180" office:value-type="float" office:value="53.718" calcext:value-type="float">
            <text:p>53.7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71.5385" calcext:value-type="float">
            <text:p>71.5385</text:p>
          </table:table-cell>
          <table:table-cell table:style-name="ce180" office:value-type="float" office:value="60.641" calcext:value-type="float">
            <text:p>60.6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71.5385" calcext:value-type="float">
            <text:p>71.5385</text:p>
          </table:table-cell>
          <table:table-cell table:style-name="ce180" office:value-type="float" office:value="64.4872" calcext:value-type="float">
            <text:p>64.487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number-columns-repeated="2" table:style-name="ce180" office:value-type="float" office:value="69.4872" calcext:value-type="float">
            <text:p>69.487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46.9231" calcext:value-type="float">
            <text:p>46.9231</text:p>
          </table:table-cell>
          <table:table-cell table:style-name="ce180" office:value-type="float" office:value="79.8718" calcext:value-type="float">
            <text:p>79.87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48.2051" calcext:value-type="float">
            <text:p>48.2051</text:p>
          </table:table-cell>
          <table:table-cell table:style-name="ce180" office:value-type="float" office:value="84.1026" calcext:value-type="float">
            <text:p>84.10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0" calcext:value-type="float">
            <text:p>50</text:p>
          </table:table-cell>
          <table:table-cell table:style-name="ce180" office:value-type="float" office:value="85.2564" calcext:value-type="float">
            <text:p>85.25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3.0769" calcext:value-type="float">
            <text:p>53.0769</text:p>
          </table:table-cell>
          <table:table-cell table:style-name="ce180" office:value-type="float" office:value="85.2564" calcext:value-type="float">
            <text:p>85.25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5.3846" calcext:value-type="float">
            <text:p>55.3846</text:p>
          </table:table-cell>
          <table:table-cell table:style-name="ce180" office:value-type="float" office:value="86.0256" calcext:value-type="float">
            <text:p>86.02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6.6667" calcext:value-type="float">
            <text:p>56.6667</text:p>
          </table:table-cell>
          <table:table-cell table:style-name="ce180" office:value-type="float" office:value="86.0256" calcext:value-type="float">
            <text:p>86.02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6.1538" calcext:value-type="float">
            <text:p>56.1538</text:p>
          </table:table-cell>
          <table:table-cell table:style-name="ce180" office:value-type="float" office:value="82.9487" calcext:value-type="float">
            <text:p>82.948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3.8462" calcext:value-type="float">
            <text:p>53.8462</text:p>
          </table:table-cell>
          <table:table-cell table:style-name="ce180" office:value-type="float" office:value="80.641" calcext:value-type="float">
            <text:p>80.6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1.2821" calcext:value-type="float">
            <text:p>51.2821</text:p>
          </table:table-cell>
          <table:table-cell table:style-name="ce180" office:value-type="float" office:value="78.718" calcext:value-type="float">
            <text:p>78.7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0" calcext:value-type="float">
            <text:p>50</text:p>
          </table:table-cell>
          <table:table-cell table:style-name="ce180" office:value-type="float" office:value="78.718" calcext:value-type="float">
            <text:p>78.7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47.9487" calcext:value-type="float">
            <text:p>47.9487</text:p>
          </table:table-cell>
          <table:table-cell table:style-name="ce180" office:value-type="float" office:value="77.5641" calcext:value-type="float">
            <text:p>77.56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29.7436" calcext:value-type="float">
            <text:p>29.7436</text:p>
          </table:table-cell>
          <table:table-cell table:style-name="ce180" office:value-type="float" office:value="59.8718" calcext:value-type="float">
            <text:p>59.87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29.7436" calcext:value-type="float">
            <text:p>29.7436</text:p>
          </table:table-cell>
          <table:table-cell table:style-name="ce180" office:value-type="float" office:value="62.1795" calcext:value-type="float">
            <text:p>62.17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31.2821" calcext:value-type="float">
            <text:p>31.2821</text:p>
          </table:table-cell>
          <table:table-cell table:style-name="ce180" office:value-type="float" office:value="62.5641" calcext:value-type="float">
            <text:p>62.56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7.9487" calcext:value-type="float">
            <text:p>57.9487</text:p>
          </table:table-cell>
          <table:table-cell table:style-name="ce180" office:value-type="float" office:value="99.4872" calcext:value-type="float">
            <text:p>99.487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61.7949" calcext:value-type="float">
            <text:p>61.7949</text:p>
          </table:table-cell>
          <table:table-cell table:style-name="ce180" office:value-type="float" office:value="99.1026" calcext:value-type="float">
            <text:p>99.10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64.8718" calcext:value-type="float">
            <text:p>64.8718</text:p>
          </table:table-cell>
          <table:table-cell table:style-name="ce180" office:value-type="float" office:value="97.5641" calcext:value-type="float">
            <text:p>97.56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68.4615" calcext:value-type="float">
            <text:p>68.4615</text:p>
          </table:table-cell>
          <table:table-cell table:style-name="ce180" office:value-type="float" office:value="94.1026" calcext:value-type="float">
            <text:p>94.10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70.7692" calcext:value-type="float">
            <text:p>70.7692</text:p>
          </table:table-cell>
          <table:table-cell table:style-name="ce180" office:value-type="float" office:value="91.0256" calcext:value-type="float">
            <text:p>91.02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72.0513" calcext:value-type="float">
            <text:p>72.0513</text:p>
          </table:table-cell>
          <table:table-cell table:style-name="ce180" office:value-type="float" office:value="86.4103" calcext:value-type="float">
            <text:p>86.41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73.8462" calcext:value-type="float">
            <text:p>73.8462</text:p>
          </table:table-cell>
          <table:table-cell table:style-name="ce180" office:value-type="float" office:value="83.3333" calcext:value-type="float">
            <text:p>83.333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75.1282" calcext:value-type="float">
            <text:p>75.1282</text:p>
          </table:table-cell>
          <table:table-cell table:style-name="ce180" office:value-type="float" office:value="79.1026" calcext:value-type="float">
            <text:p>79.10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76.6667" calcext:value-type="float">
            <text:p>76.6667</text:p>
          </table:table-cell>
          <table:table-cell table:style-name="ce180" office:value-type="float" office:value="75.2564" calcext:value-type="float">
            <text:p>75.25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77.6923" calcext:value-type="float">
            <text:p>77.6923</text:p>
          </table:table-cell>
          <table:table-cell table:style-name="ce180" office:value-type="float" office:value="71.4103" calcext:value-type="float">
            <text:p>71.41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79.7436" calcext:value-type="float">
            <text:p>79.7436</text:p>
          </table:table-cell>
          <table:table-cell table:style-name="ce180" office:value-type="float" office:value="66.7949" calcext:value-type="float">
            <text:p>66.794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81.7949" calcext:value-type="float">
            <text:p>81.7949</text:p>
          </table:table-cell>
          <table:table-cell table:style-name="ce180" office:value-type="float" office:value="60.2564" calcext:value-type="float">
            <text:p>60.25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83.3333" calcext:value-type="float">
            <text:p>83.3333</text:p>
          </table:table-cell>
          <table:table-cell table:style-name="ce180" office:value-type="float" office:value="55.2564" calcext:value-type="float">
            <text:p>55.25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85.1282" calcext:value-type="float">
            <text:p>85.1282</text:p>
          </table:table-cell>
          <table:table-cell table:style-name="ce180" office:value-type="float" office:value="51.4103" calcext:value-type="float">
            <text:p>51.41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86.4103" calcext:value-type="float">
            <text:p>86.4103</text:p>
          </table:table-cell>
          <table:table-cell table:style-name="ce180" office:value-type="float" office:value="47.5641" calcext:value-type="float">
            <text:p>47.56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87.9487" calcext:value-type="float">
            <text:p>87.9487</text:p>
          </table:table-cell>
          <table:table-cell table:style-name="ce180" office:value-type="float" office:value="46.0256" calcext:value-type="float">
            <text:p>46.02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89.4872" calcext:value-type="float">
            <text:p>89.4872</text:p>
          </table:table-cell>
          <table:table-cell table:style-name="ce180" office:value-type="float" office:value="42.5641" calcext:value-type="float">
            <text:p>42.56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93.3333" calcext:value-type="float">
            <text:p>93.3333</text:p>
          </table:table-cell>
          <table:table-cell table:style-name="ce180" office:value-type="float" office:value="39.8718" calcext:value-type="float">
            <text:p>39.87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95.3846" calcext:value-type="float">
            <text:p>95.3846</text:p>
          </table:table-cell>
          <table:table-cell table:style-name="ce180" office:value-type="float" office:value="36.7949" calcext:value-type="float">
            <text:p>36.794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98.2051" calcext:value-type="float">
            <text:p>98.2051</text:p>
          </table:table-cell>
          <table:table-cell table:style-name="ce180" office:value-type="float" office:value="33.718" calcext:value-type="float">
            <text:p>33.7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6.6667" calcext:value-type="float">
            <text:p>56.6667</text:p>
          </table:table-cell>
          <table:table-cell table:style-name="ce180" office:value-type="float" office:value="40.641" calcext:value-type="float">
            <text:p>40.6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9.2308" calcext:value-type="float">
            <text:p>59.2308</text:p>
          </table:table-cell>
          <table:table-cell table:style-name="ce180" office:value-type="float" office:value="38.3333" calcext:value-type="float">
            <text:p>38.333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60.7692" calcext:value-type="float">
            <text:p>60.7692</text:p>
          </table:table-cell>
          <table:table-cell table:style-name="ce180" office:value-type="float" office:value="33.718" calcext:value-type="float">
            <text:p>33.7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63.0769" calcext:value-type="float">
            <text:p>63.0769</text:p>
          </table:table-cell>
          <table:table-cell table:style-name="ce180" office:value-type="float" office:value="29.1026" calcext:value-type="float">
            <text:p>29.10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64.1026" calcext:value-type="float">
            <text:p>64.1026</text:p>
          </table:table-cell>
          <table:table-cell table:style-name="ce180" office:value-type="float" office:value="25.2564" calcext:value-type="float">
            <text:p>25.25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64.359" calcext:value-type="float">
            <text:p>64.359</text:p>
          </table:table-cell>
          <table:table-cell table:style-name="ce180" office:value-type="float" office:value="24.1026" calcext:value-type="float">
            <text:p>24.10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74.359" calcext:value-type="float">
            <text:p>74.359</text:p>
          </table:table-cell>
          <table:table-cell table:style-name="ce180" office:value-type="float" office:value="22.9487" calcext:value-type="float">
            <text:p>22.948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71.2821" calcext:value-type="float">
            <text:p>71.2821</text:p>
          </table:table-cell>
          <table:table-cell table:style-name="ce180" office:value-type="float" office:value="22.9487" calcext:value-type="float">
            <text:p>22.948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67.9487" calcext:value-type="float">
            <text:p>67.9487</text:p>
          </table:table-cell>
          <table:table-cell table:style-name="ce180" office:value-type="float" office:value="22.1795" calcext:value-type="float">
            <text:p>22.17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65.8974" calcext:value-type="float">
            <text:p>65.8974</text:p>
          </table:table-cell>
          <table:table-cell table:style-name="ce180" office:value-type="float" office:value="20.2564" calcext:value-type="float">
            <text:p>20.25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63.0769" calcext:value-type="float">
            <text:p>63.0769</text:p>
          </table:table-cell>
          <table:table-cell table:style-name="ce180" office:value-type="float" office:value="19.1026" calcext:value-type="float">
            <text:p>19.10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61.2821" calcext:value-type="float">
            <text:p>61.2821</text:p>
          </table:table-cell>
          <table:table-cell table:style-name="ce180" office:value-type="float" office:value="19.1026" calcext:value-type="float">
            <text:p>19.10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8.7179" calcext:value-type="float">
            <text:p>58.7179</text:p>
          </table:table-cell>
          <table:table-cell table:style-name="ce180" office:value-type="float" office:value="18.3333" calcext:value-type="float">
            <text:p>18.333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5.1282" calcext:value-type="float">
            <text:p>55.1282</text:p>
          </table:table-cell>
          <table:table-cell table:style-name="ce180" office:value-type="float" office:value="18.3333" calcext:value-type="float">
            <text:p>18.333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2.3077" calcext:value-type="float">
            <text:p>52.3077</text:p>
          </table:table-cell>
          <table:table-cell table:style-name="ce180" office:value-type="float" office:value="18.3333" calcext:value-type="float">
            <text:p>18.333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49.7436" calcext:value-type="float">
            <text:p>49.7436</text:p>
          </table:table-cell>
          <table:table-cell table:style-name="ce180" office:value-type="float" office:value="17.5641" calcext:value-type="float">
            <text:p>17.56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47.4359" calcext:value-type="float">
            <text:p>47.4359</text:p>
          </table:table-cell>
          <table:table-cell table:style-name="ce180" office:value-type="float" office:value="16.0256" calcext:value-type="float">
            <text:p>16.02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44.8718" calcext:value-type="float">
            <text:p>44.8718</text:p>
          </table:table-cell>
          <table:table-cell table:style-name="ce180" office:value-type="float" office:value="13.718" calcext:value-type="float">
            <text:p>13.7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48.7179" calcext:value-type="float">
            <text:p>48.7179</text:p>
          </table:table-cell>
          <table:table-cell table:style-name="ce180" office:value-type="float" office:value="14.8718" calcext:value-type="float">
            <text:p>14.87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1.2821" calcext:value-type="float">
            <text:p>51.2821</text:p>
          </table:table-cell>
          <table:table-cell table:style-name="ce180" office:value-type="float" office:value="14.8718" calcext:value-type="float">
            <text:p>14.87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4.1026" calcext:value-type="float">
            <text:p>54.1026</text:p>
          </table:table-cell>
          <table:table-cell table:style-name="ce180" office:value-type="float" office:value="14.8718" calcext:value-type="float">
            <text:p>14.87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6.1538" calcext:value-type="float">
            <text:p>56.1538</text:p>
          </table:table-cell>
          <table:table-cell table:style-name="ce180" office:value-type="float" office:value="14.1026" calcext:value-type="float">
            <text:p>14.10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2.0513" calcext:value-type="float">
            <text:p>52.0513</text:p>
          </table:table-cell>
          <table:table-cell table:style-name="ce180" office:value-type="float" office:value="12.5641" calcext:value-type="float">
            <text:p>12.56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48.7179" calcext:value-type="float">
            <text:p>48.7179</text:p>
          </table:table-cell>
          <table:table-cell table:style-name="ce180" office:value-type="float" office:value="11.0256" calcext:value-type="float">
            <text:p>11.02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47.1795" calcext:value-type="float">
            <text:p>47.1795</text:p>
          </table:table-cell>
          <table:table-cell table:style-name="ce180" office:value-type="float" office:value="9.8718" calcext:value-type="float">
            <text:p>9.87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46.1538" calcext:value-type="float">
            <text:p>46.1538</text:p>
          </table:table-cell>
          <table:table-cell table:style-name="ce180" office:value-type="float" office:value="6.0256" calcext:value-type="float">
            <text:p>6.02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0.5128" calcext:value-type="float">
            <text:p>50.5128</text:p>
          </table:table-cell>
          <table:table-cell table:style-name="ce180" office:value-type="float" office:value="9.4872" calcext:value-type="float">
            <text:p>9.487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3.8462" calcext:value-type="float">
            <text:p>53.8462</text:p>
          </table:table-cell>
          <table:table-cell table:style-name="ce180" office:value-type="float" office:value="10.2564" calcext:value-type="float">
            <text:p>10.25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7.4359" calcext:value-type="float">
            <text:p>57.4359</text:p>
          </table:table-cell>
          <table:table-cell table:style-name="ce180" office:value-type="float" office:value="10.2564" calcext:value-type="float">
            <text:p>10.25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60" calcext:value-type="float">
            <text:p>60</text:p>
          </table:table-cell>
          <table:table-cell table:style-name="ce180" office:value-type="float" office:value="10.641" calcext:value-type="float">
            <text:p>10.6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64.1026" calcext:value-type="float">
            <text:p>64.1026</text:p>
          </table:table-cell>
          <table:table-cell table:style-name="ce180" office:value-type="float" office:value="10.641" calcext:value-type="float">
            <text:p>10.6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66.9231" calcext:value-type="float">
            <text:p>66.9231</text:p>
          </table:table-cell>
          <table:table-cell table:style-name="ce180" office:value-type="float" office:value="10.641" calcext:value-type="float">
            <text:p>10.6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71.2821" calcext:value-type="float">
            <text:p>71.2821</text:p>
          </table:table-cell>
          <table:table-cell table:style-name="ce180" office:value-type="float" office:value="10.641" calcext:value-type="float">
            <text:p>10.6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74.359" calcext:value-type="float">
            <text:p>74.359</text:p>
          </table:table-cell>
          <table:table-cell table:style-name="ce180" office:value-type="float" office:value="10.641" calcext:value-type="float">
            <text:p>10.6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78.2051" calcext:value-type="float">
            <text:p>78.2051</text:p>
          </table:table-cell>
          <table:table-cell table:style-name="ce180" office:value-type="float" office:value="10.641" calcext:value-type="float">
            <text:p>10.6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67.9487" calcext:value-type="float">
            <text:p>67.9487</text:p>
          </table:table-cell>
          <table:table-cell table:style-name="ce180" office:value-type="float" office:value="8.718" calcext:value-type="float">
            <text:p>8.7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68.4615" calcext:value-type="float">
            <text:p>68.4615</text:p>
          </table:table-cell>
          <table:table-cell table:style-name="ce180" office:value-type="float" office:value="5.2564" calcext:value-type="float">
            <text:p>5.25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68.2051" calcext:value-type="float">
            <text:p>68.2051</text:p>
          </table:table-cell>
          <table:table-cell table:style-name="ce180" office:value-type="float" office:value="2.9487" calcext:value-type="float">
            <text:p>2.948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37.6923" calcext:value-type="float">
            <text:p>37.6923</text:p>
          </table:table-cell>
          <table:table-cell table:style-name="ce180" office:value-type="float" office:value="25.7692" calcext:value-type="float">
            <text:p>25.769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39.4872" calcext:value-type="float">
            <text:p>39.4872</text:p>
          </table:table-cell>
          <table:table-cell table:style-name="ce180" office:value-type="float" office:value="25.3846" calcext:value-type="float">
            <text:p>25.38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91.2821" calcext:value-type="float">
            <text:p>91.2821</text:p>
          </table:table-cell>
          <table:table-cell table:style-name="ce180" office:value-type="float" office:value="41.5385" calcext:value-type="float">
            <text:p>41.53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50" calcext:value-type="float">
            <text:p>50</text:p>
          </table:table-cell>
          <table:table-cell table:style-name="ce180" office:value-type="float" office:value="95.7692" calcext:value-type="float">
            <text:p>95.769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47.9487" calcext:value-type="float">
            <text:p>47.9487</text:p>
          </table:table-cell>
          <table:table-cell table:style-name="ce180" office:value-type="float" office:value="95" calcext:value-type="float">
            <text:p>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ino</text:p>
          </table:table-cell>
          <table:table-cell table:style-name="ce180" office:value-type="float" office:value="44.1026" calcext:value-type="float">
            <text:p>44.1026</text:p>
          </table:table-cell>
          <table:table-cell table:style-name="ce180" office:value-type="float" office:value="92.6923" calcext:value-type="float">
            <text:p>92.692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2.3311102266" calcext:value-type="float">
            <text:p>32.3311102266</text:p>
          </table:table-cell>
          <table:table-cell table:style-name="ce180" office:value-type="float" office:value="61.411101248" calcext:value-type="float">
            <text:p>61.41110124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53.4214628807" calcext:value-type="float">
            <text:p>53.4214628807</text:p>
          </table:table-cell>
          <table:table-cell table:style-name="ce180" office:value-type="float" office:value="26.1868803879" calcext:value-type="float">
            <text:p>26.186880387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3.92020226" calcext:value-type="float">
            <text:p>63.92020226</text:p>
          </table:table-cell>
          <table:table-cell table:style-name="ce180" office:value-type="float" office:value="30.8321939163" calcext:value-type="float">
            <text:p>30.832193916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0.2895057187" calcext:value-type="float">
            <text:p>70.2895057187</text:p>
          </table:table-cell>
          <table:table-cell table:style-name="ce180" office:value-type="float" office:value="82.5336485877" calcext:value-type="float">
            <text:p>82.533648587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4.1188302357" calcext:value-type="float">
            <text:p>34.1188302357</text:p>
          </table:table-cell>
          <table:table-cell table:style-name="ce180" office:value-type="float" office:value="45.7345513203" calcext:value-type="float">
            <text:p>45.73455132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7.6707164012" calcext:value-type="float">
            <text:p>67.6707164012</text:p>
          </table:table-cell>
          <table:table-cell table:style-name="ce180" office:value-type="float" office:value="37.110947969" calcext:value-type="float">
            <text:p>37.11094796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53.2591294055" calcext:value-type="float">
            <text:p>53.2591294055</text:p>
          </table:table-cell>
          <table:table-cell table:style-name="ce180" office:value-type="float" office:value="97.4757710964" calcext:value-type="float">
            <text:p>97.47577109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3.5149808671" calcext:value-type="float">
            <text:p>63.5149808671</text:p>
          </table:table-cell>
          <table:table-cell table:style-name="ce180" office:value-type="float" office:value="25.1000785788" calcext:value-type="float">
            <text:p>25.10007857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7.9805388133" calcext:value-type="float">
            <text:p>67.9805388133</text:p>
          </table:table-cell>
          <table:table-cell table:style-name="ce180" office:value-type="float" office:value="80.9571652197" calcext:value-type="float">
            <text:p>80.957165219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7.3724659005" calcext:value-type="float">
            <text:p>67.3724659005</text:p>
          </table:table-cell>
          <table:table-cell table:style-name="ce180" office:value-type="float" office:value="29.720400203" calcext:value-type="float">
            <text:p>29.7204002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15.5607495229" calcext:value-type="float">
            <text:p>15.5607495229</text:p>
          </table:table-cell>
          <table:table-cell table:style-name="ce180" office:value-type="float" office:value="80.0656402858" calcext:value-type="float">
            <text:p>80.065640285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1.7907676942" calcext:value-type="float">
            <text:p>71.7907676942</text:p>
          </table:table-cell>
          <table:table-cell table:style-name="ce180" office:value-type="float" office:value="71.0654666627" calcext:value-type="float">
            <text:p>71.065466662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0.2425464362" calcext:value-type="float">
            <text:p>70.2425464362</text:p>
          </table:table-cell>
          <table:table-cell table:style-name="ce180" office:value-type="float" office:value="24.1095975542" calcext:value-type="float">
            <text:p>24.109597554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4.9374355444" calcext:value-type="float">
            <text:p>64.9374355444</text:p>
          </table:table-cell>
          <table:table-cell table:style-name="ce180" office:value-type="float" office:value="81.5542049945" calcext:value-type="float">
            <text:p>81.554204994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2.2135245453" calcext:value-type="float">
            <text:p>62.2135245453</text:p>
          </table:table-cell>
          <table:table-cell table:style-name="ce180" office:value-type="float" office:value="21.4758389969" calcext:value-type="float">
            <text:p>21.475838996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7.2694004772" calcext:value-type="float">
            <text:p>67.2694004772</text:p>
          </table:table-cell>
          <table:table-cell table:style-name="ce180" office:value-type="float" office:value="18.7089683725" calcext:value-type="float">
            <text:p>18.708968372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0.5701970446" calcext:value-type="float">
            <text:p>40.5701970446</text:p>
          </table:table-cell>
          <table:table-cell table:style-name="ce180" office:value-type="float" office:value="79.3729634752" calcext:value-type="float">
            <text:p>79.37296347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4.7411813341" calcext:value-type="float">
            <text:p>74.7411813341</text:p>
          </table:table-cell>
          <table:table-cell table:style-name="ce180" office:value-type="float" office:value="21.1016372041" calcext:value-type="float">
            <text:p>21.10163720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1.7683189223" calcext:value-type="float">
            <text:p>71.7683189223</text:p>
          </table:table-cell>
          <table:table-cell table:style-name="ce180" office:value-type="float" office:value="20.0110618423" calcext:value-type="float">
            <text:p>20.011061842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6.1669198143" calcext:value-type="float">
            <text:p>76.1669198143</text:p>
          </table:table-cell>
          <table:table-cell table:style-name="ce180" office:value-type="float" office:value="75.9361704048" calcext:value-type="float">
            <text:p>75.936170404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5.6236574431" calcext:value-type="float">
            <text:p>65.6236574431</text:p>
          </table:table-cell>
          <table:table-cell table:style-name="ce180" office:value-type="float" office:value="15.5828033531" calcext:value-type="float">
            <text:p>15.582803353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50.8506336394" calcext:value-type="float">
            <text:p>50.8506336394</text:p>
          </table:table-cell>
          <table:table-cell table:style-name="ce180" office:value-type="float" office:value="13.9876016304" calcext:value-type="float">
            <text:p>13.987601630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3.0240700249" calcext:value-type="float">
            <text:p>33.0240700249</text:p>
          </table:table-cell>
          <table:table-cell table:style-name="ce180" office:value-type="float" office:value="24.4678303872" calcext:value-type="float">
            <text:p>24.467830387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9.7063261674" calcext:value-type="float">
            <text:p>39.7063261674</text:p>
          </table:table-cell>
          <table:table-cell table:style-name="ce180" office:value-type="float" office:value="84.2752871038" calcext:value-type="float">
            <text:p>84.275287103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5.5964849542" calcext:value-type="float">
            <text:p>45.5964849542</text:p>
          </table:table-cell>
          <table:table-cell table:style-name="ce180" office:value-type="float" office:value="9.76334884943" calcext:value-type="float">
            <text:p>9.7633488494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2.9680469104" calcext:value-type="float">
            <text:p>42.9680469104</text:p>
          </table:table-cell>
          <table:table-cell table:style-name="ce180" office:value-type="float" office:value="17.9454583961" calcext:value-type="float">
            <text:p>17.945458396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52.4944067819" calcext:value-type="float">
            <text:p>52.4944067819</text:p>
          </table:table-cell>
          <table:table-cell table:style-name="ce180" office:value-type="float" office:value="16.0511142003" calcext:value-type="float">
            <text:p>16.05111420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6.0822757831" calcext:value-type="float">
            <text:p>46.0822757831</text:p>
          </table:table-cell>
          <table:table-cell table:style-name="ce180" office:value-type="float" office:value="23.1104578154" calcext:value-type="float">
            <text:p>23.11045781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4.2477082092" calcext:value-type="float">
            <text:p>74.2477082092</text:p>
          </table:table-cell>
          <table:table-cell table:style-name="ce180" office:value-type="float" office:value="20.314187812" calcext:value-type="float">
            <text:p>20.31418781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4.5682641863" calcext:value-type="float">
            <text:p>64.5682641863</text:p>
          </table:table-cell>
          <table:table-cell table:style-name="ce180" office:value-type="float" office:value="83.6396338956" calcext:value-type="float">
            <text:p>83.63963389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4.0216939058" calcext:value-type="float">
            <text:p>74.0216939058</text:p>
          </table:table-cell>
          <table:table-cell table:style-name="ce180" office:value-type="float" office:value="76.1282745076" calcext:value-type="float">
            <text:p>76.128274507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2.3911805626" calcext:value-type="float">
            <text:p>62.3911805626</text:p>
          </table:table-cell>
          <table:table-cell table:style-name="ce180" office:value-type="float" office:value="5.62307076073" calcext:value-type="float">
            <text:p>5.6230707607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4.189036683" calcext:value-type="float">
            <text:p>74.189036683</text:p>
          </table:table-cell>
          <table:table-cell table:style-name="ce180" office:value-type="float" office:value="68.1335832223" calcext:value-type="float">
            <text:p>68.133583222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28.2367819396" calcext:value-type="float">
            <text:p>28.2367819396</text:p>
          </table:table-cell>
          <table:table-cell table:style-name="ce180" office:value-type="float" office:value="56.1395964513" calcext:value-type="float">
            <text:p>56.13959645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5.7719387944" calcext:value-type="float">
            <text:p>75.7719387944</text:p>
          </table:table-cell>
          <table:table-cell table:style-name="ce180" office:value-type="float" office:value="69.8292300322" calcext:value-type="float">
            <text:p>69.829230032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5.8552294691" calcext:value-type="float">
            <text:p>75.8552294691</text:p>
          </table:table-cell>
          <table:table-cell table:style-name="ce180" office:value-type="float" office:value="62.5170442862" calcext:value-type="float">
            <text:p>62.517044286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5.9708570175" calcext:value-type="float">
            <text:p>65.9708570175</text:p>
          </table:table-cell>
          <table:table-cell table:style-name="ce180" office:value-type="float" office:value="72.7448559954" calcext:value-type="float">
            <text:p>72.74485599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21.7780404779" calcext:value-type="float">
            <text:p>21.7780404779</text:p>
          </table:table-cell>
          <table:table-cell table:style-name="ce180" office:value-type="float" office:value="6.61662530728" calcext:value-type="float">
            <text:p>6.6166253072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7.7597962473" calcext:value-type="float">
            <text:p>67.7597962473</text:p>
          </table:table-cell>
          <table:table-cell table:style-name="ce180" office:value-type="float" office:value="72.4212015285" calcext:value-type="float">
            <text:p>72.42120152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8.6171953363" calcext:value-type="float">
            <text:p>78.6171953363</text:p>
          </table:table-cell>
          <table:table-cell table:style-name="ce180" office:value-type="float" office:value="52.5752573142" calcext:value-type="float">
            <text:p>52.575257314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8.5077081898" calcext:value-type="float">
            <text:p>68.5077081898</text:p>
          </table:table-cell>
          <table:table-cell table:style-name="ce180" office:value-type="float" office:value="15.4569189652" calcext:value-type="float">
            <text:p>15.45691896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4.8850211598" calcext:value-type="float">
            <text:p>74.8850211598</text:p>
          </table:table-cell>
          <table:table-cell table:style-name="ce180" office:value-type="float" office:value="25.4166063231" calcext:value-type="float">
            <text:p>25.416606323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6.4549036599" calcext:value-type="float">
            <text:p>66.4549036599</text:p>
          </table:table-cell>
          <table:table-cell table:style-name="ce180" office:value-type="float" office:value="19.8366286542" calcext:value-type="float">
            <text:p>19.836628654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7.3178020985" calcext:value-type="float">
            <text:p>77.3178020985</text:p>
          </table:table-cell>
          <table:table-cell table:style-name="ce180" office:value-type="float" office:value="48.3983464352" calcext:value-type="float">
            <text:p>48.39834643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58.9124603193" calcext:value-type="float">
            <text:p>58.9124603193</text:p>
          </table:table-cell>
          <table:table-cell table:style-name="ce180" office:value-type="float" office:value="75.6677562173" calcext:value-type="float">
            <text:p>75.667756217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57.617447817" calcext:value-type="float">
            <text:p>57.617447817</text:p>
          </table:table-cell>
          <table:table-cell table:style-name="ce180" office:value-type="float" office:value="8.19480060319" calcext:value-type="float">
            <text:p>8.1948006031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6.0882257967" calcext:value-type="float">
            <text:p>76.0882257967</text:p>
          </table:table-cell>
          <table:table-cell table:style-name="ce180" office:value-type="float" office:value="59.6799300235" calcext:value-type="float">
            <text:p>59.679930023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57.4660505497" calcext:value-type="float">
            <text:p>57.4660505497</text:p>
          </table:table-cell>
          <table:table-cell table:style-name="ce180" office:value-type="float" office:value="1.50441817488" calcext:value-type="float">
            <text:p>1.504418174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9.4283834934" calcext:value-type="float">
            <text:p>79.4283834934</text:p>
          </table:table-cell>
          <table:table-cell table:style-name="ce180" office:value-type="float" office:value="45.2107942872" calcext:value-type="float">
            <text:p>45.210794287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6.3565221496" calcext:value-type="float">
            <text:p>76.3565221496</text:p>
          </table:table-cell>
          <table:table-cell table:style-name="ce180" office:value-type="float" office:value="10.4182411281" calcext:value-type="float">
            <text:p>10.418241128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4.4050752632" calcext:value-type="float">
            <text:p>64.4050752632</text:p>
          </table:table-cell>
          <table:table-cell table:style-name="ce180" office:value-type="float" office:value="78.5841760758" calcext:value-type="float">
            <text:p>78.584176075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0.6350418091" calcext:value-type="float">
            <text:p>40.6350418091</text:p>
          </table:table-cell>
          <table:table-cell table:style-name="ce180" office:value-type="float" office:value="73.3947503698" calcext:value-type="float">
            <text:p>73.394750369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3.9498645857" calcext:value-type="float">
            <text:p>43.9498645857</text:p>
          </table:table-cell>
          <table:table-cell table:style-name="ce180" office:value-type="float" office:value="75.9587156671" calcext:value-type="float">
            <text:p>75.958715667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0.9962205791" calcext:value-type="float">
            <text:p>30.9962205791</text:p>
          </table:table-cell>
          <table:table-cell table:style-name="ce180" office:value-type="float" office:value="71.694404938" calcext:value-type="float">
            <text:p>71.69440493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8.2307689907" calcext:value-type="float">
            <text:p>68.2307689907</text:p>
          </table:table-cell>
          <table:table-cell table:style-name="ce180" office:value-type="float" office:value="80.8725016628" calcext:value-type="float">
            <text:p>80.872501662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2.0463894612" calcext:value-type="float">
            <text:p>72.0463894612</text:p>
          </table:table-cell>
          <table:table-cell table:style-name="ce180" office:value-type="float" office:value="12.9180067349" calcext:value-type="float">
            <text:p>12.918006734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6.5927679682" calcext:value-type="float">
            <text:p>46.5927679682</text:p>
          </table:table-cell>
          <table:table-cell table:style-name="ce180" office:value-type="float" office:value="84.9723827774" calcext:value-type="float">
            <text:p>84.972382777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9.2572183396" calcext:value-type="float">
            <text:p>49.2572183396</text:p>
          </table:table-cell>
          <table:table-cell table:style-name="ce180" office:value-type="float" office:value="81.8814032306" calcext:value-type="float">
            <text:p>81.881403230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2.7817612539" calcext:value-type="float">
            <text:p>42.7817612539</text:p>
          </table:table-cell>
          <table:table-cell table:style-name="ce180" office:value-type="float" office:value="12.9911884302" calcext:value-type="float">
            <text:p>12.991188430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5.475952195" calcext:value-type="float">
            <text:p>65.475952195</text:p>
          </table:table-cell>
          <table:table-cell table:style-name="ce180" office:value-type="float" office:value="14.2745856444" calcext:value-type="float">
            <text:p>14.27458564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1.9650826544" calcext:value-type="float">
            <text:p>71.9650826544</text:p>
          </table:table-cell>
          <table:table-cell table:style-name="ce180" office:value-type="float" office:value="17.7102359443" calcext:value-type="float">
            <text:p>17.710235944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2.1464623358" calcext:value-type="float">
            <text:p>32.1464623358</text:p>
          </table:table-cell>
          <table:table-cell table:style-name="ce180" office:value-type="float" office:value="43.4817094425" calcext:value-type="float">
            <text:p>43.481709442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1.8384976954" calcext:value-type="float">
            <text:p>31.8384976954</text:p>
          </table:table-cell>
          <table:table-cell table:style-name="ce180" office:value-type="float" office:value="71.8121653901" calcext:value-type="float">
            <text:p>71.812165390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1.0052582572" calcext:value-type="float">
            <text:p>31.0052582572</text:p>
          </table:table-cell>
          <table:table-cell table:style-name="ce180" office:value-type="float" office:value="40.682503007" calcext:value-type="float">
            <text:p>40.68250300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80.4708943189" calcext:value-type="float">
            <text:p>80.4708943189</text:p>
          </table:table-cell>
          <table:table-cell table:style-name="ce180" office:value-type="float" office:value="49.5021483467" calcext:value-type="float">
            <text:p>49.502148346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1.9641671122" calcext:value-type="float">
            <text:p>71.9641671122</text:p>
          </table:table-cell>
          <table:table-cell table:style-name="ce180" office:value-type="float" office:value="41.8742826668" calcext:value-type="float">
            <text:p>41.874282666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8.0794214417" calcext:value-type="float">
            <text:p>78.0794214417</text:p>
          </table:table-cell>
          <table:table-cell table:style-name="ce180" office:value-type="float" office:value="93.1333167652" calcext:value-type="float">
            <text:p>93.13331676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1.6775957748" calcext:value-type="float">
            <text:p>41.6775957748</text:p>
          </table:table-cell>
          <table:table-cell table:style-name="ce180" office:value-type="float" office:value="30.2012640846" calcext:value-type="float">
            <text:p>30.20126408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5.953595185" calcext:value-type="float">
            <text:p>65.953595185</text:p>
          </table:table-cell>
          <table:table-cell table:style-name="ce180" office:value-type="float" office:value="31.1474060835" calcext:value-type="float">
            <text:p>31.147406083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2.9344593731" calcext:value-type="float">
            <text:p>62.9344593731</text:p>
          </table:table-cell>
          <table:table-cell table:style-name="ce180" office:value-type="float" office:value="31.9163906992" calcext:value-type="float">
            <text:p>31.916390699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4.3737979844" calcext:value-type="float">
            <text:p>64.3737979844</text:p>
          </table:table-cell>
          <table:table-cell table:style-name="ce180" office:value-type="float" office:value="28.8625834061" calcext:value-type="float">
            <text:p>28.862583406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2.5093283599" calcext:value-type="float">
            <text:p>72.5093283599</text:p>
          </table:table-cell>
          <table:table-cell table:style-name="ce180" office:value-type="float" office:value="39.5401302526" calcext:value-type="float">
            <text:p>39.54013025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0.0522898741" calcext:value-type="float">
            <text:p>30.0522898741</text:p>
          </table:table-cell>
          <table:table-cell table:style-name="ce180" office:value-type="float" office:value="96.6175423534" calcext:value-type="float">
            <text:p>96.617542353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28.0033242354" calcext:value-type="float">
            <text:p>28.0033242354</text:p>
          </table:table-cell>
          <table:table-cell table:style-name="ce180" office:value-type="float" office:value="46.6721919544" calcext:value-type="float">
            <text:p>46.67219195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5.4012268619" calcext:value-type="float">
            <text:p>75.4012268619</text:p>
          </table:table-cell>
          <table:table-cell table:style-name="ce180" office:value-type="float" office:value="88.6390766207" calcext:value-type="float">
            <text:p>88.639076620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8.9800154218" calcext:value-type="float">
            <text:p>38.9800154218</text:p>
          </table:table-cell>
          <table:table-cell table:style-name="ce180" office:value-type="float" office:value="87.322160691" calcext:value-type="float">
            <text:p>87.32216069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5.2199135479" calcext:value-type="float">
            <text:p>65.2199135479</text:p>
          </table:table-cell>
          <table:table-cell table:style-name="ce180" office:value-type="float" office:value="84.6829549336" calcext:value-type="float">
            <text:p>84.682954933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3.0539899616" calcext:value-type="float">
            <text:p>73.0539899616</text:p>
          </table:table-cell>
          <table:table-cell table:style-name="ce180" office:value-type="float" office:value="29.3808085571" calcext:value-type="float">
            <text:p>29.380808557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4.3983616372" calcext:value-type="float">
            <text:p>34.3983616372</text:p>
          </table:table-cell>
          <table:table-cell table:style-name="ce180" office:value-type="float" office:value="59.5444469033" calcext:value-type="float">
            <text:p>59.544446903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3.4904501336" calcext:value-type="float">
            <text:p>43.4904501336</text:p>
          </table:table-cell>
          <table:table-cell table:style-name="ce180" office:value-type="float" office:value="40.782542065" calcext:value-type="float">
            <text:p>40.78254206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55.138737967" calcext:value-type="float">
            <text:p>55.138737967</text:p>
          </table:table-cell>
          <table:table-cell table:style-name="ce180" office:value-type="float" office:value="30.7257603575" calcext:value-type="float">
            <text:p>30.725760357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3.6843934333" calcext:value-type="float">
            <text:p>43.6843934333</text:p>
          </table:table-cell>
          <table:table-cell table:style-name="ce180" office:value-type="float" office:value="32.8230098696" calcext:value-type="float">
            <text:p>32.82300986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5.9036097344" calcext:value-type="float">
            <text:p>35.9036097344</text:p>
          </table:table-cell>
          <table:table-cell table:style-name="ce180" office:value-type="float" office:value="91.1118630801" calcext:value-type="float">
            <text:p>91.111863080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5.3780188805" calcext:value-type="float">
            <text:p>45.3780188805</text:p>
          </table:table-cell>
          <table:table-cell table:style-name="ce180" office:value-type="float" office:value="29.1692166544" calcext:value-type="float">
            <text:p>29.16921665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9.7774828713" calcext:value-type="float">
            <text:p>39.7774828713</text:p>
          </table:table-cell>
          <table:table-cell table:style-name="ce180" office:value-type="float" office:value="43.75581895" calcext:value-type="float">
            <text:p>43.755818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8.6644611569" calcext:value-type="float">
            <text:p>38.6644611569</text:p>
          </table:table-cell>
          <table:table-cell table:style-name="ce180" office:value-type="float" office:value="33.3172384774" calcext:value-type="float">
            <text:p>33.317238477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9.0440366877" calcext:value-type="float">
            <text:p>39.0440366877</text:p>
          </table:table-cell>
          <table:table-cell table:style-name="ce180" office:value-type="float" office:value="84.6760108316" calcext:value-type="float">
            <text:p>84.676010831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91.6399614428" calcext:value-type="float">
            <text:p>91.6399614428</text:p>
          </table:table-cell>
          <table:table-cell table:style-name="ce180" office:value-type="float" office:value="79.4066030605" calcext:value-type="float">
            <text:p>79.406603060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7.4881326771" calcext:value-type="float">
            <text:p>47.4881326771</text:p>
          </table:table-cell>
          <table:table-cell table:style-name="ce180" office:value-type="float" office:value="85.3899333808" calcext:value-type="float">
            <text:p>85.389933380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4.5902125769" calcext:value-type="float">
            <text:p>44.5902125769</text:p>
          </table:table-cell>
          <table:table-cell table:style-name="ce180" office:value-type="float" office:value="22.0340116412" calcext:value-type="float">
            <text:p>22.034011641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9.0896145478" calcext:value-type="float">
            <text:p>39.0896145478</text:p>
          </table:table-cell>
          <table:table-cell table:style-name="ce180" office:value-type="float" office:value="70.4661940802" calcext:value-type="float">
            <text:p>70.466194080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2.2293783752" calcext:value-type="float">
            <text:p>42.2293783752</text:p>
          </table:table-cell>
          <table:table-cell table:style-name="ce180" office:value-type="float" office:value="19.9140684075" calcext:value-type="float">
            <text:p>19.914068407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7.0003871448" calcext:value-type="float">
            <text:p>37.0003871448</text:p>
          </table:table-cell>
          <table:table-cell table:style-name="ce180" office:value-type="float" office:value="60.264279248" calcext:value-type="float">
            <text:p>60.26427924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9.0520864793" calcext:value-type="float">
            <text:p>39.0520864793</text:p>
          </table:table-cell>
          <table:table-cell table:style-name="ce180" office:value-type="float" office:value="70.6525028457" calcext:value-type="float">
            <text:p>70.652502845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7.4884147432" calcext:value-type="float">
            <text:p>37.4884147432</text:p>
          </table:table-cell>
          <table:table-cell table:style-name="ce180" office:value-type="float" office:value="60.8144048511" calcext:value-type="float">
            <text:p>60.814404851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9.3595594592" calcext:value-type="float">
            <text:p>69.3595594592</text:p>
          </table:table-cell>
          <table:table-cell table:style-name="ce180" office:value-type="float" office:value="65.5213545959" calcext:value-type="float">
            <text:p>65.521354595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3.542775926" calcext:value-type="float">
            <text:p>43.542775926</text:p>
          </table:table-cell>
          <table:table-cell table:style-name="ce180" office:value-type="float" office:value="62.4603112824" calcext:value-type="float">
            <text:p>62.460311282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9.8112302539" calcext:value-type="float">
            <text:p>39.8112302539</text:p>
          </table:table-cell>
          <table:table-cell table:style-name="ce180" office:value-type="float" office:value="65.3348328092" calcext:value-type="float">
            <text:p>65.334832809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0.0689259404" calcext:value-type="float">
            <text:p>70.0689259404</text:p>
          </table:table-cell>
          <table:table-cell table:style-name="ce180" office:value-type="float" office:value="7.59346560899" calcext:value-type="float">
            <text:p>7.5934656089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0.0405435824" calcext:value-type="float">
            <text:p>70.0405435824</text:p>
          </table:table-cell>
          <table:table-cell table:style-name="ce180" office:value-type="float" office:value="77.1438066024" calcext:value-type="float">
            <text:p>77.143806602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9.505789079" calcext:value-type="float">
            <text:p>39.505789079</text:p>
          </table:table-cell>
          <table:table-cell table:style-name="ce180" office:value-type="float" office:value="74.8516272173" calcext:value-type="float">
            <text:p>74.851627217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2.5168908529" calcext:value-type="float">
            <text:p>62.5168908529</text:p>
          </table:table-cell>
          <table:table-cell table:style-name="ce180" office:value-type="float" office:value="66.4847322418" calcext:value-type="float">
            <text:p>66.48473224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2.1399254065" calcext:value-type="float">
            <text:p>72.1399254065</text:p>
          </table:table-cell>
          <table:table-cell table:style-name="ce180" office:value-type="float" office:value="0.0151193251552" calcext:value-type="float">
            <text:p>0.01511932515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5.2515760666" calcext:value-type="float">
            <text:p>45.2515760666</text:p>
          </table:table-cell>
          <table:table-cell table:style-name="ce180" office:value-type="float" office:value="70.0034213192" calcext:value-type="float">
            <text:p>70.003421319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2.0633045627" calcext:value-type="float">
            <text:p>42.0633045627</text:p>
          </table:table-cell>
          <table:table-cell table:style-name="ce180" office:value-type="float" office:value="2.33519661206" calcext:value-type="float">
            <text:p>2.3351966120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6.3556951539" calcext:value-type="float">
            <text:p>36.3556951539</text:p>
          </table:table-cell>
          <table:table-cell table:style-name="ce180" office:value-type="float" office:value="6.0058486497" calcext:value-type="float">
            <text:p>6.005848649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0.3918276596" calcext:value-type="float">
            <text:p>30.3918276596</text:p>
          </table:table-cell>
          <table:table-cell table:style-name="ce180" office:value-type="float" office:value="42.75961287" calcext:value-type="float">
            <text:p>42.7596128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6.4490038543" calcext:value-type="float">
            <text:p>36.4490038543</text:p>
          </table:table-cell>
          <table:table-cell table:style-name="ce180" office:value-type="float" office:value="50.5462690659" calcext:value-type="float">
            <text:p>50.546269065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0.467576002" calcext:value-type="float">
            <text:p>40.467576002</text:p>
          </table:table-cell>
          <table:table-cell table:style-name="ce180" office:value-type="float" office:value="60.0275120878" calcext:value-type="float">
            <text:p>60.027512087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81.7246168002" calcext:value-type="float">
            <text:p>81.7246168002</text:p>
          </table:table-cell>
          <table:table-cell table:style-name="ce180" office:value-type="float" office:value="6.03754484635" calcext:value-type="float">
            <text:p>6.0375448463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8.8231974964" calcext:value-type="float">
            <text:p>48.8231974964</text:p>
          </table:table-cell>
          <table:table-cell table:style-name="ce180" office:value-type="float" office:value="76.6353305783" calcext:value-type="float">
            <text:p>76.635330578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5.6205617651" calcext:value-type="float">
            <text:p>35.6205617651</text:p>
          </table:table-cell>
          <table:table-cell table:style-name="ce180" office:value-type="float" office:value="57.2860155789" calcext:value-type="float">
            <text:p>57.286015578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50.5839631148" calcext:value-type="float">
            <text:p>50.5839631148</text:p>
          </table:table-cell>
          <table:table-cell table:style-name="ce180" office:value-type="float" office:value="71.8066161014" calcext:value-type="float">
            <text:p>71.806616101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1.8564651063" calcext:value-type="float">
            <text:p>61.8564651063</text:p>
          </table:table-cell>
          <table:table-cell table:style-name="ce180" office:value-type="float" office:value="71.7927431642" calcext:value-type="float">
            <text:p>71.792743164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9.3237560262" calcext:value-type="float">
            <text:p>39.3237560262</text:p>
          </table:table-cell>
          <table:table-cell table:style-name="ce180" office:value-type="float" office:value="59.3008196656" calcext:value-type="float">
            <text:p>59.30081966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2.1856791429" calcext:value-type="float">
            <text:p>42.1856791429</text:p>
          </table:table-cell>
          <table:table-cell table:style-name="ce180" office:value-type="float" office:value="66.0348978235" calcext:value-type="float">
            <text:p>66.034897823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0.8469189898" calcext:value-type="float">
            <text:p>30.8469189898</text:p>
          </table:table-cell>
          <table:table-cell table:style-name="ce180" office:value-type="float" office:value="37.3416401041" calcext:value-type="float">
            <text:p>37.34164010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29.3462004281" calcext:value-type="float">
            <text:p>29.3462004281</text:p>
          </table:table-cell>
          <table:table-cell table:style-name="ce180" office:value-type="float" office:value="42.1487418312" calcext:value-type="float">
            <text:p>42.148741831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82.1105579783" calcext:value-type="float">
            <text:p>82.1105579783</text:p>
          </table:table-cell>
          <table:table-cell table:style-name="ce180" office:value-type="float" office:value="1.21055166293" calcext:value-type="float">
            <text:p>1.2105516629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8.3020058088" calcext:value-type="float">
            <text:p>38.3020058088</text:p>
          </table:table-cell>
          <table:table-cell table:style-name="ce180" office:value-type="float" office:value="60.0177857932" calcext:value-type="float">
            <text:p>60.017785793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56.5841530218" calcext:value-type="float">
            <text:p>56.5841530218</text:p>
          </table:table-cell>
          <table:table-cell table:style-name="ce180" office:value-type="float" office:value="70.512514809" calcext:value-type="float">
            <text:p>70.51251480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3.3393742865" calcext:value-type="float">
            <text:p>33.3393742865</text:p>
          </table:table-cell>
          <table:table-cell table:style-name="ce180" office:value-type="float" office:value="0.5091067352" calcext:value-type="float">
            <text:p>0.50910673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8.7742390407" calcext:value-type="float">
            <text:p>78.7742390407</text:p>
          </table:table-cell>
          <table:table-cell table:style-name="ce180" office:value-type="float" office:value="35.4841012146" calcext:value-type="float">
            <text:p>35.48410121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27.9226442446" calcext:value-type="float">
            <text:p>27.9226442446</text:p>
          </table:table-cell>
          <table:table-cell table:style-name="ce180" office:value-type="float" office:value="25.9868781844" calcext:value-type="float">
            <text:p>25.98687818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1.6978651182" calcext:value-type="float">
            <text:p>71.6978651182</text:p>
          </table:table-cell>
          <table:table-cell table:style-name="ce180" office:value-type="float" office:value="10.8681445111" calcext:value-type="float">
            <text:p>10.868144511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4.1383313856" calcext:value-type="float">
            <text:p>74.1383313856</text:p>
          </table:table-cell>
          <table:table-cell table:style-name="ce180" office:value-type="float" office:value="49.1739189791" calcext:value-type="float">
            <text:p>49.173918979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2.579020066" calcext:value-type="float">
            <text:p>32.579020066</text:p>
          </table:table-cell>
          <table:table-cell table:style-name="ce180" office:value-type="float" office:value="1.80811559665" calcext:value-type="float">
            <text:p>1.8081155966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59.83218542" calcext:value-type="float">
            <text:p>59.83218542</text:p>
          </table:table-cell>
          <table:table-cell table:style-name="ce180" office:value-type="float" office:value="69.1525081443" calcext:value-type="float">
            <text:p>69.152508144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5.0306285457" calcext:value-type="float">
            <text:p>35.0306285457</text:p>
          </table:table-cell>
          <table:table-cell table:style-name="ce180" office:value-type="float" office:value="12.5366493416" calcext:value-type="float">
            <text:p>12.536649341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74.3001198284" calcext:value-type="float">
            <text:p>74.3001198284</text:p>
          </table:table-cell>
          <table:table-cell table:style-name="ce180" office:value-type="float" office:value="42.4770945921" calcext:value-type="float">
            <text:p>42.477094592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3.2501970628" calcext:value-type="float">
            <text:p>63.2501970628</text:p>
          </table:table-cell>
          <table:table-cell table:style-name="ce180" office:value-type="float" office:value="65.9524861966" calcext:value-type="float">
            <text:p>65.952486196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4.1730737648" calcext:value-type="float">
            <text:p>34.1730737648</text:p>
          </table:table-cell>
          <table:table-cell table:style-name="ce180" office:value-type="float" office:value="25.6936743092" calcext:value-type="float">
            <text:p>25.693674309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0.9138319319" calcext:value-type="float">
            <text:p>40.9138319319</text:p>
          </table:table-cell>
          <table:table-cell table:style-name="ce180" office:value-type="float" office:value="38.5590195509" calcext:value-type="float">
            <text:p>38.559019550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2.8332930874" calcext:value-type="float">
            <text:p>62.8332930874</text:p>
          </table:table-cell>
          <table:table-cell table:style-name="ce180" office:value-type="float" office:value="62.5108942269" calcext:value-type="float">
            <text:p>62.510894226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2.4767923803" calcext:value-type="float">
            <text:p>42.4767923803</text:p>
          </table:table-cell>
          <table:table-cell table:style-name="ce180" office:value-type="float" office:value="56.7312899691" calcext:value-type="float">
            <text:p>56.731289969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52.0334562787" calcext:value-type="float">
            <text:p>52.0334562787</text:p>
          </table:table-cell>
          <table:table-cell table:style-name="ce180" office:value-type="float" office:value="64.5666620298" calcext:value-type="float">
            <text:p>64.566662029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8.9070429644" calcext:value-type="float">
            <text:p>48.9070429644</text:p>
          </table:table-cell>
          <table:table-cell table:style-name="ce180" office:value-type="float" office:value="74.2877488252" calcext:value-type="float">
            <text:p>74.28774882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59.8518383854" calcext:value-type="float">
            <text:p>59.8518383854</text:p>
          </table:table-cell>
          <table:table-cell table:style-name="ce180" office:value-type="float" office:value="72.9583909677" calcext:value-type="float">
            <text:p>72.958390967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8.9604602016" calcext:value-type="float">
            <text:p>48.9604602016</text:p>
          </table:table-cell>
          <table:table-cell table:style-name="ce180" office:value-type="float" office:value="72.6295257275" calcext:value-type="float">
            <text:p>72.629525727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46.8448551673" calcext:value-type="float">
            <text:p>46.8448551673</text:p>
          </table:table-cell>
          <table:table-cell table:style-name="ce180" office:value-type="float" office:value="36.7917136918" calcext:value-type="float">
            <text:p>36.79171369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39.9630215796" calcext:value-type="float">
            <text:p>39.9630215796</text:p>
          </table:table-cell>
          <table:table-cell table:style-name="ce180" office:value-type="float" office:value="42.9449148487" calcext:value-type="float">
            <text:p>42.944914848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away</text:p>
          </table:table-cell>
          <table:table-cell table:style-name="ce180" office:value-type="float" office:value="66.704943997" calcext:value-type="float">
            <text:p>66.704943997</text:p>
          </table:table-cell>
          <table:table-cell table:style-name="ce180" office:value-type="float" office:value="32.0150954299" calcext:value-type="float">
            <text:p>32.015095429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3.366566866" calcext:value-type="float">
            <text:p>53.366566866</text:p>
          </table:table-cell>
          <table:table-cell table:style-name="ce180" office:value-type="float" office:value="90.2080300059" calcext:value-type="float">
            <text:p>90.208030005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2.8019793617" calcext:value-type="float">
            <text:p>52.8019793617</text:p>
          </table:table-cell>
          <table:table-cell table:style-name="ce180" office:value-type="float" office:value="90.0880645063" calcext:value-type="float">
            <text:p>90.0880645063</text:p>
          </table:table-cell>
          <table:table-cell table:style-name="ce180"/>
          <table:table-cell table:style-name="ce180" table:formula="of:=AVERAGE([.B2:.B20000])" office:value-type="float" office:value="54.265695295881" calcext:value-type="float">
            <text:p>54.265695295881</text:p>
          </table:table-cell>
          <table:table-cell table:number-columns-repeated="1019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47.0541298828" calcext:value-type="float">
            <text:p>47.0541298828</text:p>
          </table:table-cell>
          <table:table-cell table:style-name="ce180" office:value-type="float" office:value="90.458936026" calcext:value-type="float">
            <text:p>90.4589360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42.4484337816" calcext:value-type="float">
            <text:p>42.4484337816</text:p>
          </table:table-cell>
          <table:table-cell table:style-name="ce180" office:value-type="float" office:value="89.5077001153" calcext:value-type="float">
            <text:p>89.507700115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42.7040363241" calcext:value-type="float">
            <text:p>42.7040363241</text:p>
          </table:table-cell>
          <table:table-cell table:style-name="ce180" office:value-type="float" office:value="90.4426288607" calcext:value-type="float">
            <text:p>90.442628860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32.3789386326" calcext:value-type="float">
            <text:p>32.3789386326</text:p>
          </table:table-cell>
          <table:table-cell table:style-name="ce180" office:value-type="float" office:value="90.144142631" calcext:value-type="float">
            <text:p>90.14414263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32.5307027362" calcext:value-type="float">
            <text:p>32.5307027362</text:p>
          </table:table-cell>
          <table:table-cell table:style-name="ce180" office:value-type="float" office:value="70.1573965085" calcext:value-type="float">
            <text:p>70.15739650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33.3652644305" calcext:value-type="float">
            <text:p>33.3652644305</text:p>
          </table:table-cell>
          <table:table-cell table:style-name="ce180" office:value-type="float" office:value="70.4593354392" calcext:value-type="float">
            <text:p>70.459335439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32.6560991775" calcext:value-type="float">
            <text:p>32.6560991775</text:p>
          </table:table-cell>
          <table:table-cell table:style-name="ce180" office:value-type="float" office:value="70.0510704992" calcext:value-type="float">
            <text:p>70.051070499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22.9550932697" calcext:value-type="float">
            <text:p>22.9550932697</text:p>
          </table:table-cell>
          <table:table-cell table:style-name="ce180" office:value-type="float" office:value="70.4268951523" calcext:value-type="float">
            <text:p>70.426895152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27.1498436318" calcext:value-type="float">
            <text:p>27.1498436318</text:p>
          </table:table-cell>
          <table:table-cell table:style-name="ce180" office:value-type="float" office:value="70.2108058428" calcext:value-type="float">
            <text:p>70.210805842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26.1669092779" calcext:value-type="float">
            <text:p>26.1669092779</text:p>
          </table:table-cell>
          <table:table-cell table:style-name="ce180" office:value-type="float" office:value="70.5003151212" calcext:value-type="float">
            <text:p>70.500315121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26.3314570795" calcext:value-type="float">
            <text:p>26.3314570795</text:p>
          </table:table-cell>
          <table:table-cell table:style-name="ce180" office:value-type="float" office:value="50.494556525" calcext:value-type="float">
            <text:p>50.49455652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22.0037091415" calcext:value-type="float">
            <text:p>22.0037091415</text:p>
          </table:table-cell>
          <table:table-cell table:style-name="ce180" office:value-type="float" office:value="50.4994401238" calcext:value-type="float">
            <text:p>50.499440123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23.2847479782" calcext:value-type="float">
            <text:p>23.2847479782</text:p>
          </table:table-cell>
          <table:table-cell table:style-name="ce180" office:value-type="float" office:value="50.4743528321" calcext:value-type="float">
            <text:p>50.474352832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27.6340383923" calcext:value-type="float">
            <text:p>27.6340383923</text:p>
          </table:table-cell>
          <table:table-cell table:style-name="ce180" office:value-type="float" office:value="50.5036668574" calcext:value-type="float">
            <text:p>50.503666857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32.0371080007" calcext:value-type="float">
            <text:p>32.0371080007</text:p>
          </table:table-cell>
          <table:table-cell table:style-name="ce180" office:value-type="float" office:value="50.5000661229" calcext:value-type="float">
            <text:p>50.500066122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29.3365106528" calcext:value-type="float">
            <text:p>29.3365106528</text:p>
          </table:table-cell>
          <table:table-cell table:style-name="ce180" office:value-type="float" office:value="50.461893969" calcext:value-type="float">
            <text:p>50.46189396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40.816953133" calcext:value-type="float">
            <text:p>40.816953133</text:p>
          </table:table-cell>
          <table:table-cell table:style-name="ce180" office:value-type="float" office:value="50.4877601957" calcext:value-type="float">
            <text:p>50.487760195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42.7390751173" calcext:value-type="float">
            <text:p>42.7390751173</text:p>
          </table:table-cell>
          <table:table-cell table:style-name="ce180" office:value-type="float" office:value="50.483155992" calcext:value-type="float">
            <text:p>50.48315599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1.8678937691" calcext:value-type="float">
            <text:p>51.8678937691</text:p>
          </table:table-cell>
          <table:table-cell table:style-name="ce180" office:value-type="float" office:value="50.4932732621" calcext:value-type="float">
            <text:p>50.493273262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43.3710018924" calcext:value-type="float">
            <text:p>43.3710018924</text:p>
          </table:table-cell>
          <table:table-cell table:style-name="ce180" office:value-type="float" office:value="50.5008373234" calcext:value-type="float">
            <text:p>50.500837323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3.0427983006" calcext:value-type="float">
            <text:p>53.0427983006</text:p>
          </table:table-cell>
          <table:table-cell table:style-name="ce180" office:value-type="float" office:value="50.4875038691" calcext:value-type="float">
            <text:p>50.487503869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6.6189102967" calcext:value-type="float">
            <text:p>56.6189102967</text:p>
          </table:table-cell>
          <table:table-cell table:style-name="ce180" office:value-type="float" office:value="50.5033740178" calcext:value-type="float">
            <text:p>50.503374017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70.568289819" calcext:value-type="float">
            <text:p>70.568289819</text:p>
          </table:table-cell>
          <table:table-cell table:style-name="ce180" office:value-type="float" office:value="50.4962361243" calcext:value-type="float">
            <text:p>50.496236124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67.870887292" calcext:value-type="float">
            <text:p>67.870887292</text:p>
          </table:table-cell>
          <table:table-cell table:style-name="ce180" office:value-type="float" office:value="70.0680261345" calcext:value-type="float">
            <text:p>70.068026134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8.8215465891" calcext:value-type="float">
            <text:p>58.8215465891</text:p>
          </table:table-cell>
          <table:table-cell table:style-name="ce180" office:value-type="float" office:value="70.4557817483" calcext:value-type="float">
            <text:p>70.455781748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60.1869278445" calcext:value-type="float">
            <text:p>60.1869278445</text:p>
          </table:table-cell>
          <table:table-cell table:style-name="ce180" office:value-type="float" office:value="70.4835512458" calcext:value-type="float">
            <text:p>70.483551245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9.4355174849" calcext:value-type="float">
            <text:p>59.4355174849</text:p>
          </table:table-cell>
          <table:table-cell table:style-name="ce180" office:value-type="float" office:value="50.4206326073" calcext:value-type="float">
            <text:p>50.420632607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49.5858434795" calcext:value-type="float">
            <text:p>49.5858434795</text:p>
          </table:table-cell>
          <table:table-cell table:style-name="ce180" office:value-type="float" office:value="50.4349813825" calcext:value-type="float">
            <text:p>50.434981382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41.7797417848" calcext:value-type="float">
            <text:p>41.7797417848</text:p>
          </table:table-cell>
          <table:table-cell table:style-name="ce180" office:value-type="float" office:value="50.4706422808" calcext:value-type="float">
            <text:p>50.470642280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46.1276863394" calcext:value-type="float">
            <text:p>46.1276863394</text:p>
          </table:table-cell>
          <table:table-cell table:style-name="ce180" office:value-type="float" office:value="30.4494107792" calcext:value-type="float">
            <text:p>30.449410779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38.0337837705" calcext:value-type="float">
            <text:p>38.0337837705</text:p>
          </table:table-cell>
          <table:table-cell table:style-name="ce180" office:value-type="float" office:value="50.4908995189" calcext:value-type="float">
            <text:p>50.490899518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44.5468412844" calcext:value-type="float">
            <text:p>44.5468412844</text:p>
          </table:table-cell>
          <table:table-cell table:style-name="ce180" office:value-type="float" office:value="50.4159133758" calcext:value-type="float">
            <text:p>50.415913375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46.2381175975" calcext:value-type="float">
            <text:p>46.2381175975</text:p>
          </table:table-cell>
          <table:table-cell table:style-name="ce180" office:value-type="float" office:value="30.4956129408" calcext:value-type="float">
            <text:p>30.495612940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49.7397453317" calcext:value-type="float">
            <text:p>49.7397453317</text:p>
          </table:table-cell>
          <table:table-cell table:style-name="ce180" office:value-type="float" office:value="30.4727248868" calcext:value-type="float">
            <text:p>30.472724886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39.1102518936" calcext:value-type="float">
            <text:p>39.1102518936</text:p>
          </table:table-cell>
          <table:table-cell table:style-name="ce180" office:value-type="float" office:value="30.4786951789" calcext:value-type="float">
            <text:p>30.478695178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39.1428377913" calcext:value-type="float">
            <text:p>39.1428377913</text:p>
          </table:table-cell>
          <table:table-cell table:style-name="ce180" office:value-type="float" office:value="30.7928559394" calcext:value-type="float">
            <text:p>30.792855939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34.6254702671" calcext:value-type="float">
            <text:p>34.6254702671</text:p>
          </table:table-cell>
          <table:table-cell table:style-name="ce180" office:value-type="float" office:value="30.4997410297" calcext:value-type="float">
            <text:p>30.499741029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34.7542074707" calcext:value-type="float">
            <text:p>34.7542074707</text:p>
          </table:table-cell>
          <table:table-cell table:style-name="ce180" office:value-type="float" office:value="30.4958650002" calcext:value-type="float">
            <text:p>30.495865000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36.7537002386" calcext:value-type="float">
            <text:p>36.7537002386</text:p>
          </table:table-cell>
          <table:table-cell table:style-name="ce180" office:value-type="float" office:value="50.5293043035" calcext:value-type="float">
            <text:p>50.529304303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37.0193512929" calcext:value-type="float">
            <text:p>37.0193512929</text:p>
          </table:table-cell>
          <table:table-cell table:style-name="ce180" office:value-type="float" office:value="50.4926666972" calcext:value-type="float">
            <text:p>50.492666697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41.4171152753" calcext:value-type="float">
            <text:p>41.4171152753</text:p>
          </table:table-cell>
          <table:table-cell table:style-name="ce180" office:value-type="float" office:value="50.4697734181" calcext:value-type="float">
            <text:p>50.469773418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22.8171074784" calcext:value-type="float">
            <text:p>22.8171074784</text:p>
          </table:table-cell>
          <table:table-cell table:style-name="ce180" office:value-type="float" office:value="30.4360403387" calcext:value-type="float">
            <text:p>30.436040338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34.800701463" calcext:value-type="float">
            <text:p>34.800701463</text:p>
          </table:table-cell>
          <table:table-cell table:style-name="ce180" office:value-type="float" office:value="30.4979313851" calcext:value-type="float">
            <text:p>30.497931385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27.8918897953" calcext:value-type="float">
            <text:p>27.8918897953</text:p>
          </table:table-cell>
          <table:table-cell table:style-name="ce180" office:value-type="float" office:value="30.4849702595" calcext:value-type="float">
            <text:p>30.48497025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32.8706391587" calcext:value-type="float">
            <text:p>32.8706391587</text:p>
          </table:table-cell>
          <table:table-cell table:style-name="ce180" office:value-type="float" office:value="30.5023417488" calcext:value-type="float">
            <text:p>30.50234174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37.7940494081" calcext:value-type="float">
            <text:p>37.7940494081</text:p>
          </table:table-cell>
          <table:table-cell table:style-name="ce180" office:value-type="float" office:value="30.4926383364" calcext:value-type="float">
            <text:p>30.49263833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35.6673163042" calcext:value-type="float">
            <text:p>35.6673163042</text:p>
          </table:table-cell>
          <table:table-cell table:style-name="ce180" office:value-type="float" office:value="30.522035054" calcext:value-type="float">
            <text:p>30.5220350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48.4422995026" calcext:value-type="float">
            <text:p>48.4422995026</text:p>
          </table:table-cell>
          <table:table-cell table:style-name="ce180" office:value-type="float" office:value="30.5017227753" calcext:value-type="float">
            <text:p>30.501722775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8.6693732631" calcext:value-type="float">
            <text:p>58.6693732631</text:p>
          </table:table-cell>
          <table:table-cell table:style-name="ce180" office:value-type="float" office:value="30.5068378948" calcext:value-type="float">
            <text:p>30.506837894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47.9169554375" calcext:value-type="float">
            <text:p>47.9169554375</text:p>
          </table:table-cell>
          <table:table-cell table:style-name="ce180" office:value-type="float" office:value="30.4867257545" calcext:value-type="float">
            <text:p>30.486725754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1.8941663939" calcext:value-type="float">
            <text:p>51.8941663939</text:p>
          </table:table-cell>
          <table:table-cell table:style-name="ce180" office:value-type="float" office:value="30.494755684" calcext:value-type="float">
            <text:p>30.49475568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1.7490891643" calcext:value-type="float">
            <text:p>51.7490891643</text:p>
          </table:table-cell>
          <table:table-cell table:style-name="ce180" office:value-type="float" office:value="30.4729933399" calcext:value-type="float">
            <text:p>30.472993339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8.2465530013" calcext:value-type="float">
            <text:p>58.2465530013</text:p>
          </table:table-cell>
          <table:table-cell table:style-name="ce180" office:value-type="float" office:value="50.4428744949" calcext:value-type="float">
            <text:p>50.442874494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7.3106968674" calcext:value-type="float">
            <text:p>57.3106968674</text:p>
          </table:table-cell>
          <table:table-cell table:style-name="ce180" office:value-type="float" office:value="50.4825132895" calcext:value-type="float">
            <text:p>50.48251328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67.9680481127" calcext:value-type="float">
            <text:p>67.9680481127</text:p>
          </table:table-cell>
          <table:table-cell table:style-name="ce180" office:value-type="float" office:value="50.4521589097" calcext:value-type="float">
            <text:p>50.452158909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65.9493192681" calcext:value-type="float">
            <text:p>65.9493192681</text:p>
          </table:table-cell>
          <table:table-cell table:style-name="ce180" office:value-type="float" office:value="50.494240794" calcext:value-type="float">
            <text:p>50.49424079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5.7470928102" calcext:value-type="float">
            <text:p>55.7470928102</text:p>
          </table:table-cell>
          <table:table-cell table:style-name="ce180" office:value-type="float" office:value="50.4789748003" calcext:value-type="float">
            <text:p>50.47897480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68.4030100436" calcext:value-type="float">
            <text:p>68.4030100436</text:p>
          </table:table-cell>
          <table:table-cell table:style-name="ce180" office:value-type="float" office:value="50.4986272318" calcext:value-type="float">
            <text:p>50.49862723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76.696465628" calcext:value-type="float">
            <text:p>76.696465628</text:p>
          </table:table-cell>
          <table:table-cell table:style-name="ce180" office:value-type="float" office:value="50.4938305609" calcext:value-type="float">
            <text:p>50.493830560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67.2148371159" calcext:value-type="float">
            <text:p>67.2148371159</text:p>
          </table:table-cell>
          <table:table-cell table:style-name="ce180" office:value-type="float" office:value="70.2600284356" calcext:value-type="float">
            <text:p>70.26002843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72.3020057291" calcext:value-type="float">
            <text:p>72.3020057291</text:p>
          </table:table-cell>
          <table:table-cell table:style-name="ce180" office:value-type="float" office:value="70.2204373812" calcext:value-type="float">
            <text:p>70.220437381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66.7632573944" calcext:value-type="float">
            <text:p>66.7632573944</text:p>
          </table:table-cell>
          <table:table-cell table:style-name="ce180" office:value-type="float" office:value="70.4738617113" calcext:value-type="float">
            <text:p>70.47386171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1.6803004439" calcext:value-type="float">
            <text:p>51.6803004439</text:p>
          </table:table-cell>
          <table:table-cell table:style-name="ce180" office:value-type="float" office:value="89.9970275485" calcext:value-type="float">
            <text:p>89.99702754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3.0965573571" calcext:value-type="float">
            <text:p>53.0965573571</text:p>
          </table:table-cell>
          <table:table-cell table:style-name="ce180" office:value-type="float" office:value="89.540243712" calcext:value-type="float">
            <text:p>89.54024371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42.2422929389" calcext:value-type="float">
            <text:p>42.2422929389</text:p>
          </table:table-cell>
          <table:table-cell table:style-name="ce180" office:value-type="float" office:value="89.7085785936" calcext:value-type="float">
            <text:p>89.708578593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6.2338756577" calcext:value-type="float">
            <text:p>56.2338756577</text:p>
          </table:table-cell>
          <table:table-cell table:style-name="ce180" office:value-type="float" office:value="89.635308157" calcext:value-type="float">
            <text:p>89.63530815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4.6809865825" calcext:value-type="float">
            <text:p>54.6809865825</text:p>
          </table:table-cell>
          <table:table-cell table:style-name="ce180" office:value-type="float" office:value="89.9645994589" calcext:value-type="float">
            <text:p>89.964599458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7.9026866088" calcext:value-type="float">
            <text:p>57.9026866088</text:p>
          </table:table-cell>
          <table:table-cell table:style-name="ce180" office:value-type="float" office:value="89.6184017294" calcext:value-type="float">
            <text:p>89.618401729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1.8202625467" calcext:value-type="float">
            <text:p>51.8202625467</text:p>
          </table:table-cell>
          <table:table-cell table:style-name="ce180" office:value-type="float" office:value="89.8341303987" calcext:value-type="float">
            <text:p>89.834130398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6.8283953362" calcext:value-type="float">
            <text:p>56.8283953362</text:p>
          </table:table-cell>
          <table:table-cell table:style-name="ce180" office:value-type="float" office:value="89.5836647251" calcext:value-type="float">
            <text:p>89.583664725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8.2722785867" calcext:value-type="float">
            <text:p>58.2722785867</text:p>
          </table:table-cell>
          <table:table-cell table:style-name="ce180" office:value-type="float" office:value="69.9002729578" calcext:value-type="float">
            <text:p>69.900272957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1.8281274487" calcext:value-type="float">
            <text:p>51.8281274487</text:p>
          </table:table-cell>
          <table:table-cell table:style-name="ce180" office:value-type="float" office:value="70.3526492053" calcext:value-type="float">
            <text:p>70.352649205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44.8499842618" calcext:value-type="float">
            <text:p>44.8499842618</text:p>
          </table:table-cell>
          <table:table-cell table:style-name="ce180" office:value-type="float" office:value="70.3952029719" calcext:value-type="float">
            <text:p>70.395202971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24.2703823928" calcext:value-type="float">
            <text:p>24.2703823928</text:p>
          </table:table-cell>
          <table:table-cell table:style-name="ce180" office:value-type="float" office:value="50.4855676918" calcext:value-type="float">
            <text:p>50.48556769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34.7424714403" calcext:value-type="float">
            <text:p>34.7424714403</text:p>
          </table:table-cell>
          <table:table-cell table:style-name="ce180" office:value-type="float" office:value="70.3399348879" calcext:value-type="float">
            <text:p>70.339934887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37.7993149267" calcext:value-type="float">
            <text:p>37.7993149267</text:p>
          </table:table-cell>
          <table:table-cell table:style-name="ce180" office:value-type="float" office:value="70.4695358763" calcext:value-type="float">
            <text:p>70.469535876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49.7869410649" calcext:value-type="float">
            <text:p>49.7869410649</text:p>
          </table:table-cell>
          <table:table-cell table:style-name="ce180" office:value-type="float" office:value="89.6580469945" calcext:value-type="float">
            <text:p>89.658046994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9.751497414" calcext:value-type="float">
            <text:p>59.751497414</text:p>
          </table:table-cell>
          <table:table-cell table:style-name="ce180" office:value-type="float" office:value="89.7319325216" calcext:value-type="float">
            <text:p>89.731932521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64.7747992444" calcext:value-type="float">
            <text:p>64.7747992444</text:p>
          </table:table-cell>
          <table:table-cell table:style-name="ce180" office:value-type="float" office:value="90.132316736" calcext:value-type="float">
            <text:p>90.13231673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70.8444476004" calcext:value-type="float">
            <text:p>70.8444476004</text:p>
          </table:table-cell>
          <table:table-cell table:style-name="ce180" office:value-type="float" office:value="89.9242090159" calcext:value-type="float">
            <text:p>89.924209015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70.6059455116" calcext:value-type="float">
            <text:p>70.6059455116</text:p>
          </table:table-cell>
          <table:table-cell table:style-name="ce180" office:value-type="float" office:value="90.042061963" calcext:value-type="float">
            <text:p>90.04206196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78.6424883907" calcext:value-type="float">
            <text:p>78.6424883907</text:p>
          </table:table-cell>
          <table:table-cell table:style-name="ce180" office:value-type="float" office:value="89.5512032307" calcext:value-type="float">
            <text:p>89.551203230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70.810692254" calcext:value-type="float">
            <text:p>70.810692254</text:p>
          </table:table-cell>
          <table:table-cell table:style-name="ce180" office:value-type="float" office:value="89.5926540118" calcext:value-type="float">
            <text:p>89.59265401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66.7699466213" calcext:value-type="float">
            <text:p>66.7699466213</text:p>
          </table:table-cell>
          <table:table-cell table:style-name="ce180" office:value-type="float" office:value="70.4233752108" calcext:value-type="float">
            <text:p>70.423375210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73.3363681612" calcext:value-type="float">
            <text:p>73.3363681612</text:p>
          </table:table-cell>
          <table:table-cell table:style-name="ce180" office:value-type="float" office:value="70.3169271705" calcext:value-type="float">
            <text:p>70.316927170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73.1051481627" calcext:value-type="float">
            <text:p>73.1051481627</text:p>
          </table:table-cell>
          <table:table-cell table:style-name="ce180" office:value-type="float" office:value="70.300511881" calcext:value-type="float">
            <text:p>70.30051188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74.6782541432" calcext:value-type="float">
            <text:p>74.6782541432</text:p>
          </table:table-cell>
          <table:table-cell table:style-name="ce180" office:value-type="float" office:value="70.4453141903" calcext:value-type="float">
            <text:p>70.44531419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80.240250951" calcext:value-type="float">
            <text:p>80.240250951</text:p>
          </table:table-cell>
          <table:table-cell table:style-name="ce180" office:value-type="float" office:value="70.3543089613" calcext:value-type="float">
            <text:p>70.35430896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70.9468490729" calcext:value-type="float">
            <text:p>70.9468490729</text:p>
          </table:table-cell>
          <table:table-cell table:style-name="ce180" office:value-type="float" office:value="50.4727017878" calcext:value-type="float">
            <text:p>50.472701787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88.6626638086" calcext:value-type="float">
            <text:p>88.6626638086</text:p>
          </table:table-cell>
          <table:table-cell table:style-name="ce180" office:value-type="float" office:value="50.4553260208" calcext:value-type="float">
            <text:p>50.455326020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84.405952832" calcext:value-type="float">
            <text:p>84.405952832</text:p>
          </table:table-cell>
          <table:table-cell table:style-name="ce180" office:value-type="float" office:value="50.4948658866" calcext:value-type="float">
            <text:p>50.494865886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75.9871047068" calcext:value-type="float">
            <text:p>75.9871047068</text:p>
          </table:table-cell>
          <table:table-cell table:style-name="ce180" office:value-type="float" office:value="50.4919669557" calcext:value-type="float">
            <text:p>50.491966955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91.1120854191" calcext:value-type="float">
            <text:p>91.1120854191</text:p>
          </table:table-cell>
          <table:table-cell table:style-name="ce180" office:value-type="float" office:value="50.489389393" calcext:value-type="float">
            <text:p>50.48938939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98.2881232748" calcext:value-type="float">
            <text:p>98.2881232748</text:p>
          </table:table-cell>
          <table:table-cell table:style-name="ce180" office:value-type="float" office:value="30.6039193718999" calcext:value-type="float">
            <text:p>30.603919371899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95.0652748396" calcext:value-type="float">
            <text:p>95.0652748396</text:p>
          </table:table-cell>
          <table:table-cell table:style-name="ce180" office:value-type="float" office:value="30.5004028652" calcext:value-type="float">
            <text:p>30.50040286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95.2492339568" calcext:value-type="float">
            <text:p>95.2492339568</text:p>
          </table:table-cell>
          <table:table-cell table:style-name="ce180" office:value-type="float" office:value="30.4594542144" calcext:value-type="float">
            <text:p>30.45945421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49.6561262881" calcext:value-type="float">
            <text:p>49.6561262881</text:p>
          </table:table-cell>
          <table:table-cell table:style-name="ce180" office:value-type="float" office:value="50.4313198677" calcext:value-type="float">
            <text:p>50.431319867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63.0186009279" calcext:value-type="float">
            <text:p>63.0186009279</text:p>
          </table:table-cell>
          <table:table-cell table:style-name="ce180" office:value-type="float" office:value="30.4925819262" calcext:value-type="float">
            <text:p>30.492581926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70.5382006004" calcext:value-type="float">
            <text:p>70.5382006004</text:p>
          </table:table-cell>
          <table:table-cell table:style-name="ce180" office:value-type="float" office:value="30.4835582526" calcext:value-type="float">
            <text:p>30.48355825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70.0868697658" calcext:value-type="float">
            <text:p>70.0868697658</text:p>
          </table:table-cell>
          <table:table-cell table:style-name="ce180" office:value-type="float" office:value="30.5100448173" calcext:value-type="float">
            <text:p>30.510044817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62.6856904424" calcext:value-type="float">
            <text:p>62.6856904424</text:p>
          </table:table-cell>
          <table:table-cell table:style-name="ce180" office:value-type="float" office:value="30.5464245575" calcext:value-type="float">
            <text:p>30.546424557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69.239417959" calcext:value-type="float">
            <text:p>69.239417959</text:p>
          </table:table-cell>
          <table:table-cell table:style-name="ce180" office:value-type="float" office:value="30.5060052447" calcext:value-type="float">
            <text:p>30.506005244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80.4002336791" calcext:value-type="float">
            <text:p>80.4002336791</text:p>
          </table:table-cell>
          <table:table-cell table:style-name="ce180" office:value-type="float" office:value="30.4850063746" calcext:value-type="float">
            <text:p>30.48500637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74.6478782284" calcext:value-type="float">
            <text:p>74.6478782284</text:p>
          </table:table-cell>
          <table:table-cell table:style-name="ce180" office:value-type="float" office:value="30.6738628584" calcext:value-type="float">
            <text:p>30.673862858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65.9952727194" calcext:value-type="float">
            <text:p>65.9952727194</text:p>
          </table:table-cell>
          <table:table-cell table:style-name="ce180" office:value-type="float" office:value="30.4750241915" calcext:value-type="float">
            <text:p>30.475024191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67.0885590036" calcext:value-type="float">
            <text:p>67.0885590036</text:p>
          </table:table-cell>
          <table:table-cell table:style-name="ce180" office:value-type="float" office:value="30.4945239508" calcext:value-type="float">
            <text:p>30.494523950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9.8525770283" calcext:value-type="float">
            <text:p>59.8525770283</text:p>
          </table:table-cell>
          <table:table-cell table:style-name="ce180" office:value-type="float" office:value="10.5431877763" calcext:value-type="float">
            <text:p>10.543187776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3.7489900744" calcext:value-type="float">
            <text:p>53.7489900744</text:p>
          </table:table-cell>
          <table:table-cell table:style-name="ce180" office:value-type="float" office:value="10.5225745323" calcext:value-type="float">
            <text:p>10.522574532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8.2390955164" calcext:value-type="float">
            <text:p>58.2390955164</text:p>
          </table:table-cell>
          <table:table-cell table:style-name="ce180" office:value-type="float" office:value="10.4948990284" calcext:value-type="float">
            <text:p>10.494899028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4.810300495" calcext:value-type="float">
            <text:p>54.810300495</text:p>
          </table:table-cell>
          <table:table-cell table:style-name="ce180" office:value-type="float" office:value="10.7249292845" calcext:value-type="float">
            <text:p>10.724929284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2.9767123211" calcext:value-type="float">
            <text:p>52.9767123211</text:p>
          </table:table-cell>
          <table:table-cell table:style-name="ce180" office:value-type="float" office:value="10.859490276" calcext:value-type="float">
            <text:p>10.85949027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2.2038939272" calcext:value-type="float">
            <text:p>52.2038939272</text:p>
          </table:table-cell>
          <table:table-cell table:style-name="ce180" office:value-type="float" office:value="10.4956369212" calcext:value-type="float">
            <text:p>10.495636921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0.7451622429" calcext:value-type="float">
            <text:p>50.7451622429</text:p>
          </table:table-cell>
          <table:table-cell table:style-name="ce180" office:value-type="float" office:value="10.5249055723" calcext:value-type="float">
            <text:p>10.524905572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42.7131936166" calcext:value-type="float">
            <text:p>42.7131936166</text:p>
          </table:table-cell>
          <table:table-cell table:style-name="ce180" office:value-type="float" office:value="10.4875472428" calcext:value-type="float">
            <text:p>10.487547242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45.3172255098" calcext:value-type="float">
            <text:p>45.3172255098</text:p>
          </table:table-cell>
          <table:table-cell table:style-name="ce180" office:value-type="float" office:value="10.4958733944" calcext:value-type="float">
            <text:p>10.49587339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3.116915041" calcext:value-type="float">
            <text:p>53.116915041</text:p>
          </table:table-cell>
          <table:table-cell table:style-name="ce180" office:value-type="float" office:value="10.5068605973" calcext:value-type="float">
            <text:p>10.506860597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7.049801823" calcext:value-type="float">
            <text:p>57.049801823</text:p>
          </table:table-cell>
          <table:table-cell table:style-name="ce180" office:value-type="float" office:value="10.5081369414" calcext:value-type="float">
            <text:p>10.508136941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4.8546309465" calcext:value-type="float">
            <text:p>54.8546309465</text:p>
          </table:table-cell>
          <table:table-cell table:style-name="ce180" office:value-type="float" office:value="10.4639151924" calcext:value-type="float">
            <text:p>10.463915192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4.9248425638" calcext:value-type="float">
            <text:p>54.9248425638</text:p>
          </table:table-cell>
          <table:table-cell table:style-name="ce180" office:value-type="float" office:value="10.498331942" calcext:value-type="float">
            <text:p>10.49833194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63.3095540306" calcext:value-type="float">
            <text:p>63.3095540306</text:p>
          </table:table-cell>
          <table:table-cell table:style-name="ce180" office:value-type="float" office:value="10.4888142392" calcext:value-type="float">
            <text:p>10.488814239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49.7494984129" calcext:value-type="float">
            <text:p>49.7494984129</text:p>
          </table:table-cell>
          <table:table-cell table:style-name="ce180" office:value-type="float" office:value="10.4858029097" calcext:value-type="float">
            <text:p>10.485802909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41.1693104232" calcext:value-type="float">
            <text:p>41.1693104232</text:p>
          </table:table-cell>
          <table:table-cell table:style-name="ce180" office:value-type="float" office:value="10.4973002433" calcext:value-type="float">
            <text:p>10.497300243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46.6883404976" calcext:value-type="float">
            <text:p>46.6883404976</text:p>
          </table:table-cell>
          <table:table-cell table:style-name="ce180" office:value-type="float" office:value="10.5075321353" calcext:value-type="float">
            <text:p>10.507532135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2.4189219215" calcext:value-type="float">
            <text:p>52.4189219215</text:p>
          </table:table-cell>
          <table:table-cell table:style-name="ce180" office:value-type="float" office:value="10.4959063596" calcext:value-type="float">
            <text:p>10.49590635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0.8784883796" calcext:value-type="float">
            <text:p>50.8784883796</text:p>
          </table:table-cell>
          <table:table-cell table:style-name="ce180" office:value-type="float" office:value="10.5030898746" calcext:value-type="float">
            <text:p>10.50308987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7.0533061394" calcext:value-type="float">
            <text:p>57.0533061394</text:p>
          </table:table-cell>
          <table:table-cell table:style-name="ce180" office:value-type="float" office:value="10.5140692392" calcext:value-type="float">
            <text:p>10.514069239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70.7864511597" calcext:value-type="float">
            <text:p>70.7864511597</text:p>
          </table:table-cell>
          <table:table-cell table:style-name="ce180" office:value-type="float" office:value="10.5136950409" calcext:value-type="float">
            <text:p>10.513695040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6.7721495656" calcext:value-type="float">
            <text:p>56.7721495656</text:p>
          </table:table-cell>
          <table:table-cell table:style-name="ce180" office:value-type="float" office:value="10.5032723508" calcext:value-type="float">
            <text:p>10.503272350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75.4772220231" calcext:value-type="float">
            <text:p>75.4772220231</text:p>
          </table:table-cell>
          <table:table-cell table:style-name="ce180" office:value-type="float" office:value="10.5185680355" calcext:value-type="float">
            <text:p>10.518568035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76.7659121498" calcext:value-type="float">
            <text:p>76.7659121498</text:p>
          </table:table-cell>
          <table:table-cell table:style-name="ce180" office:value-type="float" office:value="10.496999064" calcext:value-type="float">
            <text:p>10.4969990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77.621049129" calcext:value-type="float">
            <text:p>77.621049129</text:p>
          </table:table-cell>
          <table:table-cell table:style-name="ce180" office:value-type="float" office:value="10.4958742318" calcext:value-type="float">
            <text:p>10.49587423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65.4144870523" calcext:value-type="float">
            <text:p>65.4144870523</text:p>
          </table:table-cell>
          <table:table-cell table:style-name="ce180" office:value-type="float" office:value="10.6818401251" calcext:value-type="float">
            <text:p>10.681840125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69.9647805002" calcext:value-type="float">
            <text:p>69.9647805002</text:p>
          </table:table-cell>
          <table:table-cell table:style-name="ce180" office:value-type="float" office:value="10.5072329326" calcext:value-type="float">
            <text:p>10.50723293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64.9697382623" calcext:value-type="float">
            <text:p>64.9697382623</text:p>
          </table:table-cell>
          <table:table-cell table:style-name="ce180" office:value-type="float" office:value="10.4821595117" calcext:value-type="float">
            <text:p>10.482159511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38.0502407785" calcext:value-type="float">
            <text:p>38.0502407785</text:p>
          </table:table-cell>
          <table:table-cell table:style-name="ce180" office:value-type="float" office:value="30.4079460343" calcext:value-type="float">
            <text:p>30.407946034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42.2241202189" calcext:value-type="float">
            <text:p>42.2241202189</text:p>
          </table:table-cell>
          <table:table-cell table:style-name="ce180" office:value-type="float" office:value="30.4980371582" calcext:value-type="float">
            <text:p>30.498037158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87.6984642949" calcext:value-type="float">
            <text:p>87.6984642949</text:p>
          </table:table-cell>
          <table:table-cell table:style-name="ce180" office:value-type="float" office:value="50.4899365296" calcext:value-type="float">
            <text:p>50.48993652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2.3603310701" calcext:value-type="float">
            <text:p>52.3603310701</text:p>
          </table:table-cell>
          <table:table-cell table:style-name="ce180" office:value-type="float" office:value="89.7043170068" calcext:value-type="float">
            <text:p>89.704317006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51.4067867898" calcext:value-type="float">
            <text:p>51.4067867898</text:p>
          </table:table-cell>
          <table:table-cell table:style-name="ce180" office:value-type="float" office:value="89.7121385499" calcext:value-type="float">
            <text:p>89.712138549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_lines</text:p>
          </table:table-cell>
          <table:table-cell table:style-name="ce180" office:value-type="float" office:value="43.588468468" calcext:value-type="float">
            <text:p>43.588468468</text:p>
          </table:table-cell>
          <table:table-cell table:style-name="ce180" office:value-type="float" office:value="89.7455365536" calcext:value-type="float">
            <text:p>89.745536553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4815081703" calcext:value-type="float">
            <text:p>50.4815081703</text:p>
          </table:table-cell>
          <table:table-cell table:style-name="ce180" office:value-type="float" office:value="93.2227013657" calcext:value-type="float">
            <text:p>93.222701365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2824056687" calcext:value-type="float">
            <text:p>50.2824056687</text:p>
          </table:table-cell>
          <table:table-cell table:style-name="ce180" office:value-type="float" office:value="97.6099835723" calcext:value-type="float">
            <text:p>97.609983572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1867033389" calcext:value-type="float">
            <text:p>50.1867033389</text:p>
          </table:table-cell>
          <table:table-cell table:style-name="ce180" office:value-type="float" office:value="99.6946801425" calcext:value-type="float">
            <text:p>99.694680142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3269108629" calcext:value-type="float">
            <text:p>50.3269108629</text:p>
          </table:table-cell>
          <table:table-cell table:style-name="ce180" office:value-type="float" office:value="90.0220534916" calcext:value-type="float">
            <text:p>90.022053491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4562073315" calcext:value-type="float">
            <text:p>50.4562073315</text:p>
          </table:table-cell>
          <table:table-cell table:style-name="ce180" office:value-type="float" office:value="89.9874101286" calcext:value-type="float">
            <text:p>89.987410128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4648469308" calcext:value-type="float">
            <text:p>30.4648469308</text:p>
          </table:table-cell>
          <table:table-cell table:style-name="ce180" office:value-type="float" office:value="82.0892320845" calcext:value-type="float">
            <text:p>82.089232084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5015964737" calcext:value-type="float">
            <text:p>30.5015964737</text:p>
          </table:table-cell>
          <table:table-cell table:style-name="ce180" office:value-type="float" office:value="82.3071263462" calcext:value-type="float">
            <text:p>82.307126346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489569227" calcext:value-type="float">
            <text:p>30.489569227</text:p>
          </table:table-cell>
          <table:table-cell table:style-name="ce180" office:value-type="float" office:value="77.7298801366" calcext:value-type="float">
            <text:p>77.729880136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45024833" calcext:value-type="float">
            <text:p>30.45024833</text:p>
          </table:table-cell>
          <table:table-cell table:style-name="ce180" office:value-type="float" office:value="79.8348944011" calcext:value-type="float">
            <text:p>79.834894401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5183947985" calcext:value-type="float">
            <text:p>30.5183947985</text:p>
          </table:table-cell>
          <table:table-cell table:style-name="ce180" office:value-type="float" office:value="68.2525829388" calcext:value-type="float">
            <text:p>68.25258293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5116612138" calcext:value-type="float">
            <text:p>30.5116612138</text:p>
          </table:table-cell>
          <table:table-cell table:style-name="ce180" office:value-type="float" office:value="66.0937181831" calcext:value-type="float">
            <text:p>66.093718183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4980777147" calcext:value-type="float">
            <text:p>30.4980777147</text:p>
          </table:table-cell>
          <table:table-cell table:style-name="ce180" office:value-type="float" office:value="62.3849850338" calcext:value-type="float">
            <text:p>62.384985033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6202277519" calcext:value-type="float">
            <text:p>30.6202277519</text:p>
          </table:table-cell>
          <table:table-cell table:style-name="ce180" office:value-type="float" office:value="60.8600821544" calcext:value-type="float">
            <text:p>60.86008215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4921854231" calcext:value-type="float">
            <text:p>30.4921854231</text:p>
          </table:table-cell>
          <table:table-cell table:style-name="ce180" office:value-type="float" office:value="55.8789168923" calcext:value-type="float">
            <text:p>55.878916892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474634333" calcext:value-type="float">
            <text:p>30.474634333</text:p>
          </table:table-cell>
          <table:table-cell table:style-name="ce180" office:value-type="float" office:value="52.3221596388" calcext:value-type="float">
            <text:p>52.32215963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500998079" calcext:value-type="float">
            <text:p>30.500998079</text:p>
          </table:table-cell>
          <table:table-cell table:style-name="ce180" office:value-type="float" office:value="48.0696996767" calcext:value-type="float">
            <text:p>48.069699676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4944213623" calcext:value-type="float">
            <text:p>30.4944213623</text:p>
          </table:table-cell>
          <table:table-cell table:style-name="ce180" office:value-type="float" office:value="45.7734755346" calcext:value-type="float">
            <text:p>45.77347553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4995445502" calcext:value-type="float">
            <text:p>30.4995445502</text:p>
          </table:table-cell>
          <table:table-cell table:style-name="ce180" office:value-type="float" office:value="49.3820997506" calcext:value-type="float">
            <text:p>49.382099750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144392979" calcext:value-type="float">
            <text:p>50.144392979</text:p>
          </table:table-cell>
          <table:table-cell table:style-name="ce180" office:value-type="float" office:value="47.0142836417" calcext:value-type="float">
            <text:p>47.014283641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49.9128985877" calcext:value-type="float">
            <text:p>49.9128985877</text:p>
          </table:table-cell>
          <table:table-cell table:style-name="ce180" office:value-type="float" office:value="55.5878389121" calcext:value-type="float">
            <text:p>55.587838912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3374274859" calcext:value-type="float">
            <text:p>50.3374274859</text:p>
          </table:table-cell>
          <table:table-cell table:style-name="ce180" office:value-type="float" office:value="57.9553142818" calcext:value-type="float">
            <text:p>57.95531428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4189791992" calcext:value-type="float">
            <text:p>50.4189791992</text:p>
          </table:table-cell>
          <table:table-cell table:style-name="ce180" office:value-type="float" office:value="60.5249117346" calcext:value-type="float">
            <text:p>60.52491173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2052589714" calcext:value-type="float">
            <text:p>50.2052589714</text:p>
          </table:table-cell>
          <table:table-cell table:style-name="ce180" office:value-type="float" office:value="57.9242171676" calcext:value-type="float">
            <text:p>57.924217167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4353151633" calcext:value-type="float">
            <text:p>50.4353151633</text:p>
          </table:table-cell>
          <table:table-cell table:style-name="ce180" office:value-type="float" office:value="56.4393224734" calcext:value-type="float">
            <text:p>56.439322473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057889042" calcext:value-type="float">
            <text:p>69.5057889042</text:p>
          </table:table-cell>
          <table:table-cell table:style-name="ce180" office:value-type="float" office:value="59.2849248279" calcext:value-type="float">
            <text:p>59.284924827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340709833" calcext:value-type="float">
            <text:p>69.5340709833</text:p>
          </table:table-cell>
          <table:table-cell table:style-name="ce180" office:value-type="float" office:value="64.8929773346" calcext:value-type="float">
            <text:p>64.89297733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101069302" calcext:value-type="float">
            <text:p>69.5101069302</text:p>
          </table:table-cell>
          <table:table-cell table:style-name="ce180" office:value-type="float" office:value="61.3296244282" calcext:value-type="float">
            <text:p>61.329624428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263228876" calcext:value-type="float">
            <text:p>69.5263228876</text:p>
          </table:table-cell>
          <table:table-cell table:style-name="ce180" office:value-type="float" office:value="56.9952791254" calcext:value-type="float">
            <text:p>56.99527912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49.9472399619" calcext:value-type="float">
            <text:p>49.9472399619</text:p>
          </table:table-cell>
          <table:table-cell table:style-name="ce180" office:value-type="float" office:value="48.2295767261" calcext:value-type="float">
            <text:p>48.229576726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0631041291" calcext:value-type="float">
            <text:p>50.0631041291</text:p>
          </table:table-cell>
          <table:table-cell table:style-name="ce180" office:value-type="float" office:value="58.085037556" calcext:value-type="float">
            <text:p>58.0850375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489902373" calcext:value-type="float">
            <text:p>50.489902373</text:p>
          </table:table-cell>
          <table:table-cell table:style-name="ce180" office:value-type="float" office:value="39.2054119682" calcext:value-type="float">
            <text:p>39.205411968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49.6888638379" calcext:value-type="float">
            <text:p>49.6888638379</text:p>
          </table:table-cell>
          <table:table-cell table:style-name="ce180" office:value-type="float" office:value="42.018514414" calcext:value-type="float">
            <text:p>42.01851441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3334811097" calcext:value-type="float">
            <text:p>50.3334811097</text:p>
          </table:table-cell>
          <table:table-cell table:style-name="ce180" office:value-type="float" office:value="43.588671479" calcext:value-type="float">
            <text:p>43.58867147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4467514196" calcext:value-type="float">
            <text:p>50.4467514196</text:p>
          </table:table-cell>
          <table:table-cell table:style-name="ce180" office:value-type="float" office:value="57.2305889423" calcext:value-type="float">
            <text:p>57.230588942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4209091963" calcext:value-type="float">
            <text:p>50.4209091963</text:p>
          </table:table-cell>
          <table:table-cell table:style-name="ce180" office:value-type="float" office:value="43.3479568967" calcext:value-type="float">
            <text:p>43.347956896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3740520508" calcext:value-type="float">
            <text:p>50.3740520508</text:p>
          </table:table-cell>
          <table:table-cell table:style-name="ce180" office:value-type="float" office:value="32.9182406167" calcext:value-type="float">
            <text:p>32.918240616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4768299051" calcext:value-type="float">
            <text:p>30.4768299051</text:p>
          </table:table-cell>
          <table:table-cell table:style-name="ce180" office:value-type="float" office:value="39.4246055913" calcext:value-type="float">
            <text:p>39.42460559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5034743497" calcext:value-type="float">
            <text:p>30.5034743497</text:p>
          </table:table-cell>
          <table:table-cell table:style-name="ce180" office:value-type="float" office:value="38.3485561381" calcext:value-type="float">
            <text:p>38.348556138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5048349283" calcext:value-type="float">
            <text:p>30.5048349283</text:p>
          </table:table-cell>
          <table:table-cell table:style-name="ce180" office:value-type="float" office:value="28.7714879939" calcext:value-type="float">
            <text:p>28.771487993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4622184647" calcext:value-type="float">
            <text:p>30.4622184647</text:p>
          </table:table-cell>
          <table:table-cell table:style-name="ce180" office:value-type="float" office:value="32.7504720275" calcext:value-type="float">
            <text:p>32.750472027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491302622" calcext:value-type="float">
            <text:p>30.491302622</text:p>
          </table:table-cell>
          <table:table-cell table:style-name="ce180" office:value-type="float" office:value="43.5613740753" calcext:value-type="float">
            <text:p>43.561374075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449653838" calcext:value-type="float">
            <text:p>30.449653838</text:p>
          </table:table-cell>
          <table:table-cell table:style-name="ce180" office:value-type="float" office:value="44.9951230008" calcext:value-type="float">
            <text:p>44.995123000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4859942157" calcext:value-type="float">
            <text:p>30.4859942157</text:p>
          </table:table-cell>
          <table:table-cell table:style-name="ce180" office:value-type="float" office:value="47.3479464653" calcext:value-type="float">
            <text:p>47.347946465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5020767935" calcext:value-type="float">
            <text:p>30.5020767935</text:p>
          </table:table-cell>
          <table:table-cell table:style-name="ce180" office:value-type="float" office:value="36.4412129198" calcext:value-type="float">
            <text:p>36.441212919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4780588886" calcext:value-type="float">
            <text:p>30.4780588886</text:p>
          </table:table-cell>
          <table:table-cell table:style-name="ce180" office:value-type="float" office:value="28.020580489" calcext:value-type="float">
            <text:p>28.02058048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5011608787" calcext:value-type="float">
            <text:p>30.5011608787</text:p>
          </table:table-cell>
          <table:table-cell table:style-name="ce180" office:value-type="float" office:value="38.3141385582" calcext:value-type="float">
            <text:p>38.314138558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5047730174" calcext:value-type="float">
            <text:p>30.5047730174</text:p>
          </table:table-cell>
          <table:table-cell table:style-name="ce180" office:value-type="float" office:value="26.4166256707" calcext:value-type="float">
            <text:p>26.416625670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509115326" calcext:value-type="float">
            <text:p>30.509115326</text:p>
          </table:table-cell>
          <table:table-cell table:style-name="ce180" office:value-type="float" office:value="22.8255471196" calcext:value-type="float">
            <text:p>22.82554711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1156321728" calcext:value-type="float">
            <text:p>50.1156321728</text:p>
          </table:table-cell>
          <table:table-cell table:style-name="ce180" office:value-type="float" office:value="16.6940065479" calcext:value-type="float">
            <text:p>16.694006547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4483013392" calcext:value-type="float">
            <text:p>50.4483013392</text:p>
          </table:table-cell>
          <table:table-cell table:style-name="ce180" office:value-type="float" office:value="21.6402564599" calcext:value-type="float">
            <text:p>21.640256459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17317743" calcext:value-type="float">
            <text:p>50.17317743</text:p>
          </table:table-cell>
          <table:table-cell table:style-name="ce180" office:value-type="float" office:value="29.177864393" calcext:value-type="float">
            <text:p>29.17786439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49.9227419194" calcext:value-type="float">
            <text:p>49.9227419194</text:p>
          </table:table-cell>
          <table:table-cell table:style-name="ce180" office:value-type="float" office:value="38.4404729124" calcext:value-type="float">
            <text:p>38.440472912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3112993746" calcext:value-type="float">
            <text:p>50.3112993746</text:p>
          </table:table-cell>
          <table:table-cell table:style-name="ce180" office:value-type="float" office:value="26.8604882737" calcext:value-type="float">
            <text:p>26.860488273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3994096114" calcext:value-type="float">
            <text:p>50.3994096114</text:p>
          </table:table-cell>
          <table:table-cell table:style-name="ce180" office:value-type="float" office:value="38.9638389234" calcext:value-type="float">
            <text:p>38.963838923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3373626448" calcext:value-type="float">
            <text:p>50.3373626448</text:p>
          </table:table-cell>
          <table:table-cell table:style-name="ce180" office:value-type="float" office:value="40.913386144" calcext:value-type="float">
            <text:p>40.9133861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2023180965" calcext:value-type="float">
            <text:p>50.2023180965</text:p>
          </table:table-cell>
          <table:table-cell table:style-name="ce180" office:value-type="float" office:value="47.2129480045" calcext:value-type="float">
            <text:p>47.212948004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2749326091" calcext:value-type="float">
            <text:p>50.2749326091</text:p>
          </table:table-cell>
          <table:table-cell table:style-name="ce180" office:value-type="float" office:value="49.6234993439" calcext:value-type="float">
            <text:p>49.623499343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4943803061" calcext:value-type="float">
            <text:p>69.4943803061</text:p>
          </table:table-cell>
          <table:table-cell table:style-name="ce180" office:value-type="float" office:value="52.6124107059" calcext:value-type="float">
            <text:p>52.612410705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193397556" calcext:value-type="float">
            <text:p>69.5193397556</text:p>
          </table:table-cell>
          <table:table-cell table:style-name="ce180" office:value-type="float" office:value="47.384533707" calcext:value-type="float">
            <text:p>47.38453370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291826079" calcext:value-type="float">
            <text:p>69.5291826079</text:p>
          </table:table-cell>
          <table:table-cell table:style-name="ce180" office:value-type="float" office:value="57.8412666804" calcext:value-type="float">
            <text:p>57.841266680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495755496" calcext:value-type="float">
            <text:p>69.495755496</text:p>
          </table:table-cell>
          <table:table-cell table:style-name="ce180" office:value-type="float" office:value="58.785073162" calcext:value-type="float">
            <text:p>58.78507316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199057706" calcext:value-type="float">
            <text:p>69.199057706</text:p>
          </table:table-cell>
          <table:table-cell table:style-name="ce180" office:value-type="float" office:value="60.4189573202" calcext:value-type="float">
            <text:p>60.418957320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510914402" calcext:value-type="float">
            <text:p>69.5510914402</text:p>
          </table:table-cell>
          <table:table-cell table:style-name="ce180" office:value-type="float" office:value="58.4010982686" calcext:value-type="float">
            <text:p>58.401098268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066843151" calcext:value-type="float">
            <text:p>69.5066843151</text:p>
          </table:table-cell>
          <table:table-cell table:style-name="ce180" office:value-type="float" office:value="68.0844667893" calcext:value-type="float">
            <text:p>68.084466789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4441175504" calcext:value-type="float">
            <text:p>50.4441175504</text:p>
          </table:table-cell>
          <table:table-cell table:style-name="ce180" office:value-type="float" office:value="75.0132995059" calcext:value-type="float">
            <text:p>75.013299505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4672293846" calcext:value-type="float">
            <text:p>50.4672293846</text:p>
          </table:table-cell>
          <table:table-cell table:style-name="ce180" office:value-type="float" office:value="90.281464505" calcext:value-type="float">
            <text:p>90.28146450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210881979" calcext:value-type="float">
            <text:p>50.210881979</text:p>
          </table:table-cell>
          <table:table-cell table:style-name="ce180" office:value-type="float" office:value="80.9417717084" calcext:value-type="float">
            <text:p>80.941771708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205406955" calcext:value-type="float">
            <text:p>50.205406955</text:p>
          </table:table-cell>
          <table:table-cell table:style-name="ce180" office:value-type="float" office:value="90.6405359009" calcext:value-type="float">
            <text:p>90.640535900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4382906648" calcext:value-type="float">
            <text:p>50.4382906648</text:p>
          </table:table-cell>
          <table:table-cell table:style-name="ce180" office:value-type="float" office:value="92.3547602661" calcext:value-type="float">
            <text:p>92.354760266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3735188462" calcext:value-type="float">
            <text:p>50.3735188462</text:p>
          </table:table-cell>
          <table:table-cell table:style-name="ce180" office:value-type="float" office:value="82.2192057218" calcext:value-type="float">
            <text:p>82.21920572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253683689" calcext:value-type="float">
            <text:p>50.253683689</text:p>
          </table:table-cell>
          <table:table-cell table:style-name="ce180" office:value-type="float" office:value="81.7438287242" calcext:value-type="float">
            <text:p>81.743828724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2504708592" calcext:value-type="float">
            <text:p>50.2504708592</text:p>
          </table:table-cell>
          <table:table-cell table:style-name="ce180" office:value-type="float" office:value="71.9513852104" calcext:value-type="float">
            <text:p>71.951385210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0870583609" calcext:value-type="float">
            <text:p>50.0870583609</text:p>
          </table:table-cell>
          <table:table-cell table:style-name="ce180" office:value-type="float" office:value="73.9518736268" calcext:value-type="float">
            <text:p>73.951873626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2310718829" calcext:value-type="float">
            <text:p>50.2310718829</text:p>
          </table:table-cell>
          <table:table-cell table:style-name="ce180" office:value-type="float" office:value="80.6473870602" calcext:value-type="float">
            <text:p>80.647387060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2077411201" calcext:value-type="float">
            <text:p>50.2077411201</text:p>
          </table:table-cell>
          <table:table-cell table:style-name="ce180" office:value-type="float" office:value="73.1145035177" calcext:value-type="float">
            <text:p>73.114503517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4995061735" calcext:value-type="float">
            <text:p>30.4995061735</text:p>
          </table:table-cell>
          <table:table-cell table:style-name="ce180" office:value-type="float" office:value="53.6125276703" calcext:value-type="float">
            <text:p>53.61252767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5203612407" calcext:value-type="float">
            <text:p>30.5203612407</text:p>
          </table:table-cell>
          <table:table-cell table:style-name="ce180" office:value-type="float" office:value="65.1004090686" calcext:value-type="float">
            <text:p>65.100409068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4549558873" calcext:value-type="float">
            <text:p>30.4549558873</text:p>
          </table:table-cell>
          <table:table-cell table:style-name="ce180" office:value-type="float" office:value="63.5017787814" calcext:value-type="float">
            <text:p>63.501778781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4164772292" calcext:value-type="float">
            <text:p>50.4164772292</text:p>
          </table:table-cell>
          <table:table-cell table:style-name="ce180" office:value-type="float" office:value="97.2696919618" calcext:value-type="float">
            <text:p>97.26969196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250693831" calcext:value-type="float">
            <text:p>69.5250693831</text:p>
          </table:table-cell>
          <table:table-cell table:style-name="ce180" office:value-type="float" office:value="93.5980502089" calcext:value-type="float">
            <text:p>93.598050208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202566002" calcext:value-type="float">
            <text:p>69.5202566002</text:p>
          </table:table-cell>
          <table:table-cell table:style-name="ce180" office:value-type="float" office:value="97.1938760167" calcext:value-type="float">
            <text:p>97.193876016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4989700668" calcext:value-type="float">
            <text:p>69.4989700668</text:p>
          </table:table-cell>
          <table:table-cell table:style-name="ce180" office:value-type="float" office:value="92.1204899292" calcext:value-type="float">
            <text:p>92.120489929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286156637" calcext:value-type="float">
            <text:p>69.5286156637</text:p>
          </table:table-cell>
          <table:table-cell table:style-name="ce180" office:value-type="float" office:value="91.6220882409" calcext:value-type="float">
            <text:p>91.622088240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4997669273" calcext:value-type="float">
            <text:p>69.4997669273</text:p>
          </table:table-cell>
          <table:table-cell table:style-name="ce180" office:value-type="float" office:value="84.47968329" calcext:value-type="float">
            <text:p>84.4796832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038013697" calcext:value-type="float">
            <text:p>69.5038013697</text:p>
          </table:table-cell>
          <table:table-cell table:style-name="ce180" office:value-type="float" office:value="81.8154056166" calcext:value-type="float">
            <text:p>81.815405616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4875893963" calcext:value-type="float">
            <text:p>69.4875893963</text:p>
          </table:table-cell>
          <table:table-cell table:style-name="ce180" office:value-type="float" office:value="81.8359875567" calcext:value-type="float">
            <text:p>81.835987556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191157281" calcext:value-type="float">
            <text:p>69.5191157281</text:p>
          </table:table-cell>
          <table:table-cell table:style-name="ce180" office:value-type="float" office:value="71.1159672213" calcext:value-type="float">
            <text:p>71.11596722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043762947" calcext:value-type="float">
            <text:p>69.5043762947</text:p>
          </table:table-cell>
          <table:table-cell table:style-name="ce180" office:value-type="float" office:value="70.4934438205" calcext:value-type="float">
            <text:p>70.493443820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125730109" calcext:value-type="float">
            <text:p>69.5125730109</text:p>
          </table:table-cell>
          <table:table-cell table:style-name="ce180" office:value-type="float" office:value="61.497563947" calcext:value-type="float">
            <text:p>61.49756394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89.4942005622" calcext:value-type="float">
            <text:p>89.4942005622</text:p>
          </table:table-cell>
          <table:table-cell table:style-name="ce180" office:value-type="float" office:value="62.2343269676" calcext:value-type="float">
            <text:p>62.234326967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89.5001240511" calcext:value-type="float">
            <text:p>89.5001240511</text:p>
          </table:table-cell>
          <table:table-cell table:style-name="ce180" office:value-type="float" office:value="53.2163306165" calcext:value-type="float">
            <text:p>53.216330616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89.490246254" calcext:value-type="float">
            <text:p>89.490246254</text:p>
          </table:table-cell>
          <table:table-cell table:style-name="ce180" office:value-type="float" office:value="48.890796551" calcext:value-type="float">
            <text:p>48.89079655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89.49778562" calcext:value-type="float">
            <text:p>89.49778562</text:p>
          </table:table-cell>
          <table:table-cell table:style-name="ce180" office:value-type="float" office:value="46.6299066746" calcext:value-type="float">
            <text:p>46.62990667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89.5048511306" calcext:value-type="float">
            <text:p>89.5048511306</text:p>
          </table:table-cell>
          <table:table-cell table:style-name="ce180" office:value-type="float" office:value="48.4234081578" calcext:value-type="float">
            <text:p>48.423408157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89.5010526463" calcext:value-type="float">
            <text:p>89.5010526463</text:p>
          </table:table-cell>
          <table:table-cell table:style-name="ce180" office:value-type="float" office:value="43.3473436951" calcext:value-type="float">
            <text:p>43.347343695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89.4888412549" calcext:value-type="float">
            <text:p>89.4888412549</text:p>
          </table:table-cell>
          <table:table-cell table:style-name="ce180" office:value-type="float" office:value="40.6250912209" calcext:value-type="float">
            <text:p>40.625091220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89.5016235276" calcext:value-type="float">
            <text:p>89.5016235276</text:p>
          </table:table-cell>
          <table:table-cell table:style-name="ce180" office:value-type="float" office:value="45.8151791904" calcext:value-type="float">
            <text:p>45.815179190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89.497529662" calcext:value-type="float">
            <text:p>89.497529662</text:p>
          </table:table-cell>
          <table:table-cell table:style-name="ce180" office:value-type="float" office:value="33.901372671" calcext:value-type="float">
            <text:p>33.90137267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4390920216" calcext:value-type="float">
            <text:p>50.4390920216</text:p>
          </table:table-cell>
          <table:table-cell table:style-name="ce180" office:value-type="float" office:value="37.670771798" calcext:value-type="float">
            <text:p>37.67077179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179850128" calcext:value-type="float">
            <text:p>50.179850128</text:p>
          </table:table-cell>
          <table:table-cell table:style-name="ce180" office:value-type="float" office:value="36.8075593352" calcext:value-type="float">
            <text:p>36.80755933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050706711" calcext:value-type="float">
            <text:p>69.5050706711</text:p>
          </table:table-cell>
          <table:table-cell table:style-name="ce180" office:value-type="float" office:value="33.7401525035" calcext:value-type="float">
            <text:p>33.740152503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798670452" calcext:value-type="float">
            <text:p>69.5798670452</text:p>
          </table:table-cell>
          <table:table-cell table:style-name="ce180" office:value-type="float" office:value="21.9352367455" calcext:value-type="float">
            <text:p>21.935236745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064719492" calcext:value-type="float">
            <text:p>69.5064719492</text:p>
          </table:table-cell>
          <table:table-cell table:style-name="ce180" office:value-type="float" office:value="22.7286628748" calcext:value-type="float">
            <text:p>22.728662874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4994788728" calcext:value-type="float">
            <text:p>69.4994788728</text:p>
          </table:table-cell>
          <table:table-cell table:style-name="ce180" office:value-type="float" office:value="16.3374699821" calcext:value-type="float">
            <text:p>16.337469982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00264751" calcext:value-type="float">
            <text:p>69.500264751</text:p>
          </table:table-cell>
          <table:table-cell table:style-name="ce180" office:value-type="float" office:value="27.1360239942" calcext:value-type="float">
            <text:p>27.136023994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041565157" calcext:value-type="float">
            <text:p>69.5041565157</text:p>
          </table:table-cell>
          <table:table-cell table:style-name="ce180" office:value-type="float" office:value="23.6689181006" calcext:value-type="float">
            <text:p>23.668918100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322795847" calcext:value-type="float">
            <text:p>69.5322795847</text:p>
          </table:table-cell>
          <table:table-cell table:style-name="ce180" office:value-type="float" office:value="21.8509008151" calcext:value-type="float">
            <text:p>21.850900815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001114942" calcext:value-type="float">
            <text:p>69.5001114942</text:p>
          </table:table-cell>
          <table:table-cell table:style-name="ce180" office:value-type="float" office:value="11.7916260054" calcext:value-type="float">
            <text:p>11.79162600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048154243" calcext:value-type="float">
            <text:p>69.5048154243</text:p>
          </table:table-cell>
          <table:table-cell table:style-name="ce180" office:value-type="float" office:value="15.6143582625" calcext:value-type="float">
            <text:p>15.614358262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034745234" calcext:value-type="float">
            <text:p>69.5034745234</text:p>
          </table:table-cell>
          <table:table-cell table:style-name="ce180" office:value-type="float" office:value="17.1690897689" calcext:value-type="float">
            <text:p>17.169089768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3774019862" calcext:value-type="float">
            <text:p>50.3774019862</text:p>
          </table:table-cell>
          <table:table-cell table:style-name="ce180" office:value-type="float" office:value="16.5060150613" calcext:value-type="float">
            <text:p>16.50601506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3394254813" calcext:value-type="float">
            <text:p>50.3394254813</text:p>
          </table:table-cell>
          <table:table-cell table:style-name="ce180" office:value-type="float" office:value="18.7234506861" calcext:value-type="float">
            <text:p>18.723450686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0936501016" calcext:value-type="float">
            <text:p>50.0936501016</text:p>
          </table:table-cell>
          <table:table-cell table:style-name="ce180" office:value-type="float" office:value="11.6077134241" calcext:value-type="float">
            <text:p>11.60771342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49.9341271714" calcext:value-type="float">
            <text:p>49.9341271714</text:p>
          </table:table-cell>
          <table:table-cell table:style-name="ce180" office:value-type="float" office:value="22.2561397401" calcext:value-type="float">
            <text:p>22.256139740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2888186122" calcext:value-type="float">
            <text:p>50.2888186122</text:p>
          </table:table-cell>
          <table:table-cell table:style-name="ce180" office:value-type="float" office:value="13.436410466" calcext:value-type="float">
            <text:p>13.43641046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2879944267" calcext:value-type="float">
            <text:p>50.2879944267</text:p>
          </table:table-cell>
          <table:table-cell table:style-name="ce180" office:value-type="float" office:value="12.8722822086" calcext:value-type="float">
            <text:p>12.872282208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2347207" calcext:value-type="float">
            <text:p>50.2347207</text:p>
          </table:table-cell>
          <table:table-cell table:style-name="ce180" office:value-type="float" office:value="20.4044729196" calcext:value-type="float">
            <text:p>20.40447291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2797016367" calcext:value-type="float">
            <text:p>50.2797016367</text:p>
          </table:table-cell>
          <table:table-cell table:style-name="ce180" office:value-type="float" office:value="15.608737571" calcext:value-type="float">
            <text:p>15.60873757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2530067222" calcext:value-type="float">
            <text:p>50.2530067222</text:p>
          </table:table-cell>
          <table:table-cell table:style-name="ce180" office:value-type="float" office:value="11.3020842468" calcext:value-type="float">
            <text:p>11.302084246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4741411162" calcext:value-type="float">
            <text:p>50.4741411162</text:p>
          </table:table-cell>
          <table:table-cell table:style-name="ce180" office:value-type="float" office:value="12.4619966676" calcext:value-type="float">
            <text:p>12.461996667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1084399725" calcext:value-type="float">
            <text:p>50.1084399725</text:p>
          </table:table-cell>
          <table:table-cell table:style-name="ce180" office:value-type="float" office:value="18.2590443442" calcext:value-type="float">
            <text:p>18.259044344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49.919058249" calcext:value-type="float">
            <text:p>49.919058249</text:p>
          </table:table-cell>
          <table:table-cell table:style-name="ce180" office:value-type="float" office:value="3.7168538855" calcext:value-type="float">
            <text:p>3.716853885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0836645085" calcext:value-type="float">
            <text:p>50.0836645085</text:p>
          </table:table-cell>
          <table:table-cell table:style-name="ce180" office:value-type="float" office:value="10.2358819024" calcext:value-type="float">
            <text:p>10.235881902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3522608355" calcext:value-type="float">
            <text:p>50.3522608355</text:p>
          </table:table-cell>
          <table:table-cell table:style-name="ce180" office:value-type="float" office:value="12.4686005273" calcext:value-type="float">
            <text:p>12.468600527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4975722411" calcext:value-type="float">
            <text:p>50.4975722411</text:p>
          </table:table-cell>
          <table:table-cell table:style-name="ce180" office:value-type="float" office:value="7.40962523419" calcext:value-type="float">
            <text:p>7.4096252341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0163058346" calcext:value-type="float">
            <text:p>50.0163058346</text:p>
          </table:table-cell>
          <table:table-cell table:style-name="ce180" office:value-type="float" office:value="16.2536847911" calcext:value-type="float">
            <text:p>16.253684791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4682212165" calcext:value-type="float">
            <text:p>50.4682212165</text:p>
          </table:table-cell>
          <table:table-cell table:style-name="ce180" office:value-type="float" office:value="13.3567024555" calcext:value-type="float">
            <text:p>13.356702455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506789842" calcext:value-type="float">
            <text:p>69.5506789842</text:p>
          </table:table-cell>
          <table:table-cell table:style-name="ce180" office:value-type="float" office:value="9.03298756904" calcext:value-type="float">
            <text:p>9.0329875690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186727475" calcext:value-type="float">
            <text:p>69.5186727475</text:p>
          </table:table-cell>
          <table:table-cell table:style-name="ce180" office:value-type="float" office:value="15.1804864298" calcext:value-type="float">
            <text:p>15.180486429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034574098" calcext:value-type="float">
            <text:p>69.5034574098</text:p>
          </table:table-cell>
          <table:table-cell table:style-name="ce180" office:value-type="float" office:value="16.8783132661" calcext:value-type="float">
            <text:p>16.878313266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4994868291" calcext:value-type="float">
            <text:p>69.4994868291</text:p>
          </table:table-cell>
          <table:table-cell table:style-name="ce180" office:value-type="float" office:value="10.2078266798" calcext:value-type="float">
            <text:p>10.207826679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275296829" calcext:value-type="float">
            <text:p>69.5275296829</text:p>
          </table:table-cell>
          <table:table-cell table:style-name="ce180" office:value-type="float" office:value="9.99229666551" calcext:value-type="float">
            <text:p>9.9922966655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190952617" calcext:value-type="float">
            <text:p>69.5190952617</text:p>
          </table:table-cell>
          <table:table-cell table:style-name="ce180" office:value-type="float" office:value="11.4226857018" calcext:value-type="float">
            <text:p>11.42268570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618994268" calcext:value-type="float">
            <text:p>69.5618994268</text:p>
          </table:table-cell>
          <table:table-cell table:style-name="ce180" office:value-type="float" office:value="15.9998037858" calcext:value-type="float">
            <text:p>15.999803785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010445197" calcext:value-type="float">
            <text:p>69.5010445197</text:p>
          </table:table-cell>
          <table:table-cell table:style-name="ce180" office:value-type="float" office:value="5.95583353945" calcext:value-type="float">
            <text:p>5.9558335394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69.524635976" calcext:value-type="float">
            <text:p>69.524635976</text:p>
          </table:table-cell>
          <table:table-cell table:style-name="ce180" office:value-type="float" office:value="2.73476016988" calcext:value-type="float">
            <text:p>2.734760169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4995937106" calcext:value-type="float">
            <text:p>30.4995937106</text:p>
          </table:table-cell>
          <table:table-cell table:style-name="ce180" office:value-type="float" office:value="26.0855615691" calcext:value-type="float">
            <text:p>26.085561569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30.487391709" calcext:value-type="float">
            <text:p>30.487391709</text:p>
          </table:table-cell>
          <table:table-cell table:style-name="ce180" office:value-type="float" office:value="19.7794703733" calcext:value-type="float">
            <text:p>19.779470373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89.5001804719" calcext:value-type="float">
            <text:p>89.5001804719</text:p>
          </table:table-cell>
          <table:table-cell table:style-name="ce180" office:value-type="float" office:value="31.9789174357" calcext:value-type="float">
            <text:p>31.978917435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4102716314" calcext:value-type="float">
            <text:p>50.4102716314</text:p>
          </table:table-cell>
          <table:table-cell table:style-name="ce180" office:value-type="float" office:value="98.6283694405" calcext:value-type="float">
            <text:p>98.628369440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3259243927" calcext:value-type="float">
            <text:p>50.3259243927</text:p>
          </table:table-cell>
          <table:table-cell table:style-name="ce180" office:value-type="float" office:value="94.9946308528" calcext:value-type="float">
            <text:p>94.994630852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v_lines</text:p>
          </table:table-cell>
          <table:table-cell table:style-name="ce180" office:value-type="float" office:value="50.1040315041" calcext:value-type="float">
            <text:p>50.1040315041</text:p>
          </table:table-cell>
          <table:table-cell table:style-name="ce180" office:value-type="float" office:value="95.0885380179" calcext:value-type="float">
            <text:p>95.088538017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8.3377571839" calcext:value-type="float">
            <text:p>38.3377571839</text:p>
          </table:table-cell>
          <table:table-cell table:style-name="ce180" office:value-type="float" office:value="92.472719051" calcext:value-type="float">
            <text:p>92.47271905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5.7518707905" calcext:value-type="float">
            <text:p>35.7518707905</text:p>
          </table:table-cell>
          <table:table-cell table:style-name="ce180" office:value-type="float" office:value="94.1167680276" calcext:value-type="float">
            <text:p>94.116768027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2.7672179591" calcext:value-type="float">
            <text:p>32.7672179591</text:p>
          </table:table-cell>
          <table:table-cell table:style-name="ce180" office:value-type="float" office:value="88.5182945794" calcext:value-type="float">
            <text:p>88.518294579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3.7296067755" calcext:value-type="float">
            <text:p>33.7296067755</text:p>
          </table:table-cell>
          <table:table-cell table:style-name="ce180" office:value-type="float" office:value="88.622265789" calcext:value-type="float">
            <text:p>88.62226578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7.238249327" calcext:value-type="float">
            <text:p>37.238249327</text:p>
          </table:table-cell>
          <table:table-cell table:style-name="ce180" office:value-type="float" office:value="83.7249284144" calcext:value-type="float">
            <text:p>83.72492841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6.0271982243" calcext:value-type="float">
            <text:p>36.0271982243</text:p>
          </table:table-cell>
          <table:table-cell table:style-name="ce180" office:value-type="float" office:value="82.0407806505" calcext:value-type="float">
            <text:p>82.040780650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9.2392807768" calcext:value-type="float">
            <text:p>39.2392807768</text:p>
          </table:table-cell>
          <table:table-cell table:style-name="ce180" office:value-type="float" office:value="79.2637238398" calcext:value-type="float">
            <text:p>79.263723839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9.7845249391" calcext:value-type="float">
            <text:p>39.7845249391</text:p>
          </table:table-cell>
          <table:table-cell table:style-name="ce180" office:value-type="float" office:value="82.2605658962" calcext:value-type="float">
            <text:p>82.260565896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5.1660293896" calcext:value-type="float">
            <text:p>35.1660293896</text:p>
          </table:table-cell>
          <table:table-cell table:style-name="ce180" office:value-type="float" office:value="84.1564919839" calcext:value-type="float">
            <text:p>84.156491983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0.622115916" calcext:value-type="float">
            <text:p>40.622115916</text:p>
          </table:table-cell>
          <table:table-cell table:style-name="ce180" office:value-type="float" office:value="78.5421042089" calcext:value-type="float">
            <text:p>78.542104208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9.181907086" calcext:value-type="float">
            <text:p>39.181907086</text:p>
          </table:table-cell>
          <table:table-cell table:style-name="ce180" office:value-type="float" office:value="79.8190371976" calcext:value-type="float">
            <text:p>79.819037197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2.4308889944" calcext:value-type="float">
            <text:p>42.4308889944</text:p>
          </table:table-cell>
          <table:table-cell table:style-name="ce180" office:value-type="float" office:value="75.1336346406" calcext:value-type="float">
            <text:p>75.133634640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3.0812558617" calcext:value-type="float">
            <text:p>43.0812558617</text:p>
          </table:table-cell>
          <table:table-cell table:style-name="ce180" office:value-type="float" office:value="75.3467016413" calcext:value-type="float">
            <text:p>75.34670164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4.3607194344" calcext:value-type="float">
            <text:p>44.3607194344</text:p>
          </table:table-cell>
          <table:table-cell table:style-name="ce180" office:value-type="float" office:value="70.4742070546" calcext:value-type="float">
            <text:p>70.47420705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4.3247788435" calcext:value-type="float">
            <text:p>44.3247788435</text:p>
          </table:table-cell>
          <table:table-cell table:style-name="ce180" office:value-type="float" office:value="71.0459044019" calcext:value-type="float">
            <text:p>71.045904401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7.552160202" calcext:value-type="float">
            <text:p>47.552160202</text:p>
          </table:table-cell>
          <table:table-cell table:style-name="ce180" office:value-type="float" office:value="66.4604037217" calcext:value-type="float">
            <text:p>66.460403721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8.6649246215" calcext:value-type="float">
            <text:p>48.6649246215</text:p>
          </table:table-cell>
          <table:table-cell table:style-name="ce180" office:value-type="float" office:value="64.9610049438" calcext:value-type="float">
            <text:p>64.961004943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6.280631958" calcext:value-type="float">
            <text:p>46.280631958</text:p>
          </table:table-cell>
          <table:table-cell table:style-name="ce180" office:value-type="float" office:value="68.0284231525" calcext:value-type="float">
            <text:p>68.028423152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50.5632444849" calcext:value-type="float">
            <text:p>50.5632444849</text:p>
          </table:table-cell>
          <table:table-cell table:style-name="ce180" office:value-type="float" office:value="62.6238279659" calcext:value-type="float">
            <text:p>62.623827965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52.6309642318" calcext:value-type="float">
            <text:p>52.6309642318</text:p>
          </table:table-cell>
          <table:table-cell table:style-name="ce180" office:value-type="float" office:value="59.9639357915" calcext:value-type="float">
            <text:p>59.963935791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54.6362064446" calcext:value-type="float">
            <text:p>54.6362064446</text:p>
          </table:table-cell>
          <table:table-cell table:style-name="ce180" office:value-type="float" office:value="57.4938424367" calcext:value-type="float">
            <text:p>57.493842436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51.346027139" calcext:value-type="float">
            <text:p>51.346027139</text:p>
          </table:table-cell>
          <table:table-cell table:style-name="ce180" office:value-type="float" office:value="61.6005530364" calcext:value-type="float">
            <text:p>61.60055303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57.134855354" calcext:value-type="float">
            <text:p>57.134855354</text:p>
          </table:table-cell>
          <table:table-cell table:style-name="ce180" office:value-type="float" office:value="53.8779658045" calcext:value-type="float">
            <text:p>53.877965804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54.1712415737" calcext:value-type="float">
            <text:p>54.1712415737</text:p>
          </table:table-cell>
          <table:table-cell table:style-name="ce180" office:value-type="float" office:value="58.0598078952" calcext:value-type="float">
            <text:p>58.05980789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50.9423823071" calcext:value-type="float">
            <text:p>50.9423823071</text:p>
          </table:table-cell>
          <table:table-cell table:style-name="ce180" office:value-type="float" office:value="62.0973939351" calcext:value-type="float">
            <text:p>62.097393935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66.512924456" calcext:value-type="float">
            <text:p>66.512924456</text:p>
          </table:table-cell>
          <table:table-cell table:style-name="ce180" office:value-type="float" office:value="59.0712818478" calcext:value-type="float">
            <text:p>59.071281847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64.3979095023" calcext:value-type="float">
            <text:p>64.3979095023</text:p>
          </table:table-cell>
          <table:table-cell table:style-name="ce180" office:value-type="float" office:value="56.1748754008" calcext:value-type="float">
            <text:p>56.174875400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68.686593294" calcext:value-type="float">
            <text:p>68.686593294</text:p>
          </table:table-cell>
          <table:table-cell table:style-name="ce180" office:value-type="float" office:value="62.2373439902" calcext:value-type="float">
            <text:p>62.237343990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65.0277937057" calcext:value-type="float">
            <text:p>65.0277937057</text:p>
          </table:table-cell>
          <table:table-cell table:style-name="ce180" office:value-type="float" office:value="57.0962573525" calcext:value-type="float">
            <text:p>57.096257352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53.3045031712" calcext:value-type="float">
            <text:p>53.3045031712</text:p>
          </table:table-cell>
          <table:table-cell table:style-name="ce180" office:value-type="float" office:value="40.883844549" calcext:value-type="float">
            <text:p>40.88384454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52.9451780881" calcext:value-type="float">
            <text:p>52.9451780881</text:p>
          </table:table-cell>
          <table:table-cell table:style-name="ce180" office:value-type="float" office:value="40.3846256942" calcext:value-type="float">
            <text:p>40.384625694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5.225738199" calcext:value-type="float">
            <text:p>45.225738199</text:p>
          </table:table-cell>
          <table:table-cell table:style-name="ce180" office:value-type="float" office:value="30.5552259226" calcext:value-type="float">
            <text:p>30.55522592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50.8433046202" calcext:value-type="float">
            <text:p>50.8433046202</text:p>
          </table:table-cell>
          <table:table-cell table:style-name="ce180" office:value-type="float" office:value="37.7446280981" calcext:value-type="float">
            <text:p>37.744628098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9.6592939398" calcext:value-type="float">
            <text:p>49.6592939398</text:p>
          </table:table-cell>
          <table:table-cell table:style-name="ce180" office:value-type="float" office:value="36.273442735" calcext:value-type="float">
            <text:p>36.27344273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7.1427889348" calcext:value-type="float">
            <text:p>47.1427889348</text:p>
          </table:table-cell>
          <table:table-cell table:style-name="ce180" office:value-type="float" office:value="32.0250641734" calcext:value-type="float">
            <text:p>32.025064173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1.2700565259" calcext:value-type="float">
            <text:p>41.2700565259</text:p>
          </table:table-cell>
          <table:table-cell table:style-name="ce180" office:value-type="float" office:value="21.7218171465" calcext:value-type="float">
            <text:p>21.721817146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7.1301271555" calcext:value-type="float">
            <text:p>47.1301271555</text:p>
          </table:table-cell>
          <table:table-cell table:style-name="ce180" office:value-type="float" office:value="31.3099029222" calcext:value-type="float">
            <text:p>31.309902922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0.9159715783" calcext:value-type="float">
            <text:p>40.9159715783</text:p>
          </table:table-cell>
          <table:table-cell table:style-name="ce180" office:value-type="float" office:value="23.5415923929" calcext:value-type="float">
            <text:p>23.541592392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8.6601639737" calcext:value-type="float">
            <text:p>38.6601639737</text:p>
          </table:table-cell>
          <table:table-cell table:style-name="ce180" office:value-type="float" office:value="21.6895496369" calcext:value-type="float">
            <text:p>21.689549636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2.6125508262" calcext:value-type="float">
            <text:p>42.6125508262</text:p>
          </table:table-cell>
          <table:table-cell table:style-name="ce180" office:value-type="float" office:value="24.195053774" calcext:value-type="float">
            <text:p>24.19505377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1.2090395008" calcext:value-type="float">
            <text:p>41.2090395008</text:p>
          </table:table-cell>
          <table:table-cell table:style-name="ce180" office:value-type="float" office:value="24.1287091891" calcext:value-type="float">
            <text:p>24.128709189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50.6492211499" calcext:value-type="float">
            <text:p>50.6492211499</text:p>
          </table:table-cell>
          <table:table-cell table:style-name="ce180" office:value-type="float" office:value="37.4837907435" calcext:value-type="float">
            <text:p>37.483790743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52.1319019406" calcext:value-type="float">
            <text:p>52.1319019406</text:p>
          </table:table-cell>
          <table:table-cell table:style-name="ce180" office:value-type="float" office:value="39.3646020815" calcext:value-type="float">
            <text:p>39.364602081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9.7972712705" calcext:value-type="float">
            <text:p>39.7972712705</text:p>
          </table:table-cell>
          <table:table-cell table:style-name="ce180" office:value-type="float" office:value="16.083549649" calcext:value-type="float">
            <text:p>16.08354964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3.5498814807" calcext:value-type="float">
            <text:p>43.5498814807</text:p>
          </table:table-cell>
          <table:table-cell table:style-name="ce180" office:value-type="float" office:value="24.3072109395" calcext:value-type="float">
            <text:p>24.30721093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6.7146633371" calcext:value-type="float">
            <text:p>36.7146633371</text:p>
          </table:table-cell>
          <table:table-cell table:style-name="ce180" office:value-type="float" office:value="17.3818098572" calcext:value-type="float">
            <text:p>17.381809857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7.2246101278" calcext:value-type="float">
            <text:p>37.2246101278</text:p>
          </table:table-cell>
          <table:table-cell table:style-name="ce180" office:value-type="float" office:value="17.9800644828" calcext:value-type="float">
            <text:p>17.980064482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0.5124478537" calcext:value-type="float">
            <text:p>40.5124478537</text:p>
          </table:table-cell>
          <table:table-cell table:style-name="ce180" office:value-type="float" office:value="22.9622145725" calcext:value-type="float">
            <text:p>22.962214572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0.2220627884" calcext:value-type="float">
            <text:p>40.2220627884</text:p>
          </table:table-cell>
          <table:table-cell table:style-name="ce180" office:value-type="float" office:value="20.6146217044" calcext:value-type="float">
            <text:p>20.61462170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4.1249612057" calcext:value-type="float">
            <text:p>44.1249612057</text:p>
          </table:table-cell>
          <table:table-cell table:style-name="ce180" office:value-type="float" office:value="23.3662452858" calcext:value-type="float">
            <text:p>23.366245285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2.3462616039" calcext:value-type="float">
            <text:p>42.3462616039</text:p>
          </table:table-cell>
          <table:table-cell table:style-name="ce180" office:value-type="float" office:value="24.5583269437" calcext:value-type="float">
            <text:p>24.558326943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4.1890843708" calcext:value-type="float">
            <text:p>44.1890843708</text:p>
          </table:table-cell>
          <table:table-cell table:style-name="ce180" office:value-type="float" office:value="28.772625473" calcext:value-type="float">
            <text:p>28.77262547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5.8142453101" calcext:value-type="float">
            <text:p>45.8142453101</text:p>
          </table:table-cell>
          <table:table-cell table:style-name="ce180" office:value-type="float" office:value="31.056979672" calcext:value-type="float">
            <text:p>31.05697967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6.6431192691" calcext:value-type="float">
            <text:p>46.6431192691</text:p>
          </table:table-cell>
          <table:table-cell table:style-name="ce180" office:value-type="float" office:value="31.4072190618" calcext:value-type="float">
            <text:p>31.40721906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52.1898883047" calcext:value-type="float">
            <text:p>52.1898883047</text:p>
          </table:table-cell>
          <table:table-cell table:style-name="ce180" office:value-type="float" office:value="39.3677964938" calcext:value-type="float">
            <text:p>39.367796493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51.1003173587" calcext:value-type="float">
            <text:p>51.1003173587</text:p>
          </table:table-cell>
          <table:table-cell table:style-name="ce180" office:value-type="float" office:value="38.095699984" calcext:value-type="float">
            <text:p>38.09569998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65.4008341477" calcext:value-type="float">
            <text:p>65.4008341477</text:p>
          </table:table-cell>
          <table:table-cell table:style-name="ce180" office:value-type="float" office:value="42.6140320392" calcext:value-type="float">
            <text:p>42.614032039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64.8520398267" calcext:value-type="float">
            <text:p>64.8520398267</text:p>
          </table:table-cell>
          <table:table-cell table:style-name="ce180" office:value-type="float" office:value="43.1337348404" calcext:value-type="float">
            <text:p>43.133734840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63.4038060118" calcext:value-type="float">
            <text:p>63.4038060118</text:p>
          </table:table-cell>
          <table:table-cell table:style-name="ce180" office:value-type="float" office:value="44.847493688" calcext:value-type="float">
            <text:p>44.8474936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65.3715488709" calcext:value-type="float">
            <text:p>65.3715488709</text:p>
          </table:table-cell>
          <table:table-cell table:style-name="ce180" office:value-type="float" office:value="42.6959713164" calcext:value-type="float">
            <text:p>42.69597131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61.9080397046" calcext:value-type="float">
            <text:p>61.9080397046</text:p>
          </table:table-cell>
          <table:table-cell table:style-name="ce180" office:value-type="float" office:value="53.1903520694" calcext:value-type="float">
            <text:p>53.190352069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1.8266529973" calcext:value-type="float">
            <text:p>71.8266529973</text:p>
          </table:table-cell>
          <table:table-cell table:style-name="ce180" office:value-type="float" office:value="65.6862303604" calcext:value-type="float">
            <text:p>65.686230360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2.6546231621" calcext:value-type="float">
            <text:p>72.6546231621</text:p>
          </table:table-cell>
          <table:table-cell table:style-name="ce180" office:value-type="float" office:value="66.8782776113" calcext:value-type="float">
            <text:p>66.87827761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6.8885781632" calcext:value-type="float">
            <text:p>76.8885781632</text:p>
          </table:table-cell>
          <table:table-cell table:style-name="ce180" office:value-type="float" office:value="72.1654720777" calcext:value-type="float">
            <text:p>72.165472077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3.7446196844" calcext:value-type="float">
            <text:p>43.7446196844</text:p>
          </table:table-cell>
          <table:table-cell table:style-name="ce180" office:value-type="float" office:value="71.2679610751" calcext:value-type="float">
            <text:p>71.267961075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9.0542484428" calcext:value-type="float">
            <text:p>39.0542484428</text:p>
          </table:table-cell>
          <table:table-cell table:style-name="ce180" office:value-type="float" office:value="83.1190207043" calcext:value-type="float">
            <text:p>83.119020704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9.9316746322" calcext:value-type="float">
            <text:p>39.9316746322</text:p>
          </table:table-cell>
          <table:table-cell table:style-name="ce180" office:value-type="float" office:value="79.9391880033" calcext:value-type="float">
            <text:p>79.939188003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9.762826107" calcext:value-type="float">
            <text:p>39.762826107</text:p>
          </table:table-cell>
          <table:table-cell table:style-name="ce180" office:value-type="float" office:value="76.4059674459" calcext:value-type="float">
            <text:p>76.405967445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1.323383287" calcext:value-type="float">
            <text:p>41.323383287</text:p>
          </table:table-cell>
          <table:table-cell table:style-name="ce180" office:value-type="float" office:value="80.2118685969" calcext:value-type="float">
            <text:p>80.211868596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1.7873232275" calcext:value-type="float">
            <text:p>41.7873232275</text:p>
          </table:table-cell>
          <table:table-cell table:style-name="ce180" office:value-type="float" office:value="83.9880779935" calcext:value-type="float">
            <text:p>83.988077993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9.7556490651" calcext:value-type="float">
            <text:p>39.7556490651</text:p>
          </table:table-cell>
          <table:table-cell table:style-name="ce180" office:value-type="float" office:value="79.6570966361" calcext:value-type="float">
            <text:p>79.657096636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0.7498793985" calcext:value-type="float">
            <text:p>40.7498793985</text:p>
          </table:table-cell>
          <table:table-cell table:style-name="ce180" office:value-type="float" office:value="77.204657286" calcext:value-type="float">
            <text:p>77.20465728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3.8568984983" calcext:value-type="float">
            <text:p>43.8568984983</text:p>
          </table:table-cell>
          <table:table-cell table:style-name="ce180" office:value-type="float" office:value="77.6098436482" calcext:value-type="float">
            <text:p>77.609843648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2.3678224956" calcext:value-type="float">
            <text:p>42.3678224956</text:p>
          </table:table-cell>
          <table:table-cell table:style-name="ce180" office:value-type="float" office:value="73.6382718294" calcext:value-type="float">
            <text:p>73.638271829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9.4629598364" calcext:value-type="float">
            <text:p>39.4629598364</text:p>
          </table:table-cell>
          <table:table-cell table:style-name="ce180" office:value-type="float" office:value="78.459973898" calcext:value-type="float">
            <text:p>78.45997389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4.5173339492" calcext:value-type="float">
            <text:p>44.5173339492</text:p>
          </table:table-cell>
          <table:table-cell table:style-name="ce180" office:value-type="float" office:value="70.3693498252" calcext:value-type="float">
            <text:p>70.36934982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1.6360929963" calcext:value-type="float">
            <text:p>41.6360929963</text:p>
          </table:table-cell>
          <table:table-cell table:style-name="ce180" office:value-type="float" office:value="76.2492229205" calcext:value-type="float">
            <text:p>76.249222920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5.4229321817" calcext:value-type="float">
            <text:p>45.4229321817</text:p>
          </table:table-cell>
          <table:table-cell table:style-name="ce180" office:value-type="float" office:value="69.0955016709" calcext:value-type="float">
            <text:p>69.095501670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2.0028562742" calcext:value-type="float">
            <text:p>42.0028562742</text:p>
          </table:table-cell>
          <table:table-cell table:style-name="ce180" office:value-type="float" office:value="97.8376147235" calcext:value-type="float">
            <text:p>97.837614723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6.1056290282" calcext:value-type="float">
            <text:p>76.1056290282</text:p>
          </table:table-cell>
          <table:table-cell table:style-name="ce180" office:value-type="float" office:value="95.3049805754" calcext:value-type="float">
            <text:p>95.30498057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9.2025626772" calcext:value-type="float">
            <text:p>79.2025626772</text:p>
          </table:table-cell>
          <table:table-cell table:style-name="ce180" office:value-type="float" office:value="92.4072156264" calcext:value-type="float">
            <text:p>92.40721562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84.8482440854" calcext:value-type="float">
            <text:p>84.8482440854</text:p>
          </table:table-cell>
          <table:table-cell table:style-name="ce180" office:value-type="float" office:value="95.4248045304" calcext:value-type="float">
            <text:p>95.424804530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81.5644753207" calcext:value-type="float">
            <text:p>81.5644753207</text:p>
          </table:table-cell>
          <table:table-cell table:style-name="ce180" office:value-type="float" office:value="83.7929072262" calcext:value-type="float">
            <text:p>83.792907226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85.4461864009" calcext:value-type="float">
            <text:p>85.4461864009</text:p>
          </table:table-cell>
          <table:table-cell table:style-name="ce180" office:value-type="float" office:value="83.0782938448" calcext:value-type="float">
            <text:p>83.078293844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80.3124913784" calcext:value-type="float">
            <text:p>80.3124913784</text:p>
          </table:table-cell>
          <table:table-cell table:style-name="ce180" office:value-type="float" office:value="76.5162389518" calcext:value-type="float">
            <text:p>76.51623895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80.7662322969" calcext:value-type="float">
            <text:p>80.7662322969</text:p>
          </table:table-cell>
          <table:table-cell table:style-name="ce180" office:value-type="float" office:value="79.8960656796" calcext:value-type="float">
            <text:p>79.89606567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82.6701124763" calcext:value-type="float">
            <text:p>82.6701124763</text:p>
          </table:table-cell>
          <table:table-cell table:style-name="ce180" office:value-type="float" office:value="81.711479845" calcext:value-type="float">
            <text:p>81.71147984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7.1636254828" calcext:value-type="float">
            <text:p>77.1636254828</text:p>
          </table:table-cell>
          <table:table-cell table:style-name="ce180" office:value-type="float" office:value="73.5237189623" calcext:value-type="float">
            <text:p>73.523718962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4.0707000309" calcext:value-type="float">
            <text:p>74.0707000309</text:p>
          </table:table-cell>
          <table:table-cell table:style-name="ce180" office:value-type="float" office:value="68.4795642895" calcext:value-type="float">
            <text:p>68.47956428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4.1142308687" calcext:value-type="float">
            <text:p>74.1142308687</text:p>
          </table:table-cell>
          <table:table-cell table:style-name="ce180" office:value-type="float" office:value="71.9263635185" calcext:value-type="float">
            <text:p>71.92636351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68.942075458" calcext:value-type="float">
            <text:p>68.942075458</text:p>
          </table:table-cell>
          <table:table-cell table:style-name="ce180" office:value-type="float" office:value="62.635150577" calcext:value-type="float">
            <text:p>62.63515057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3.2420023309" calcext:value-type="float">
            <text:p>73.2420023309</text:p>
          </table:table-cell>
          <table:table-cell table:style-name="ce180" office:value-type="float" office:value="67.3532711288" calcext:value-type="float">
            <text:p>67.35327112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1.8670131631" calcext:value-type="float">
            <text:p>71.8670131631</text:p>
          </table:table-cell>
          <table:table-cell table:style-name="ce180" office:value-type="float" office:value="34.3291575887" calcext:value-type="float">
            <text:p>34.329157588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1.5691888532" calcext:value-type="float">
            <text:p>71.5691888532</text:p>
          </table:table-cell>
          <table:table-cell table:style-name="ce180" office:value-type="float" office:value="34.699218607" calcext:value-type="float">
            <text:p>34.69921860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1.4829096934" calcext:value-type="float">
            <text:p>71.4829096934</text:p>
          </table:table-cell>
          <table:table-cell table:style-name="ce180" office:value-type="float" office:value="34.6805169926" calcext:value-type="float">
            <text:p>34.68051699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8.1285220512" calcext:value-type="float">
            <text:p>78.1285220512</text:p>
          </table:table-cell>
          <table:table-cell table:style-name="ce180" office:value-type="float" office:value="23.139231835" calcext:value-type="float">
            <text:p>23.13923183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8.789825254" calcext:value-type="float">
            <text:p>78.789825254</text:p>
          </table:table-cell>
          <table:table-cell table:style-name="ce180" office:value-type="float" office:value="25.5971933466" calcext:value-type="float">
            <text:p>25.597193346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7.7815467962" calcext:value-type="float">
            <text:p>77.7815467962</text:p>
          </table:table-cell>
          <table:table-cell table:style-name="ce180" office:value-type="float" office:value="23.4472144745" calcext:value-type="float">
            <text:p>23.447214474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8.5306293681" calcext:value-type="float">
            <text:p>48.5306293681</text:p>
          </table:table-cell>
          <table:table-cell table:style-name="ce180" office:value-type="float" office:value="34.1524500077" calcext:value-type="float">
            <text:p>34.152450007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65.5307814724" calcext:value-type="float">
            <text:p>65.5307814724</text:p>
          </table:table-cell>
          <table:table-cell table:style-name="ce180" office:value-type="float" office:value="42.2810847015" calcext:value-type="float">
            <text:p>42.281084701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0.1180341426" calcext:value-type="float">
            <text:p>70.1180341426</text:p>
          </table:table-cell>
          <table:table-cell table:style-name="ce180" office:value-type="float" office:value="36.4481847905" calcext:value-type="float">
            <text:p>36.448184790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0.4722626065" calcext:value-type="float">
            <text:p>70.4722626065</text:p>
          </table:table-cell>
          <table:table-cell table:style-name="ce180" office:value-type="float" office:value="36.0880530553" calcext:value-type="float">
            <text:p>36.088053055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6.7911300701" calcext:value-type="float">
            <text:p>76.7911300701</text:p>
          </table:table-cell>
          <table:table-cell table:style-name="ce180" office:value-type="float" office:value="28.0720081685" calcext:value-type="float">
            <text:p>28.07200816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2.4093545935" calcext:value-type="float">
            <text:p>72.4093545935</text:p>
          </table:table-cell>
          <table:table-cell table:style-name="ce180" office:value-type="float" office:value="33.0392569664" calcext:value-type="float">
            <text:p>33.03925696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6.271299815" calcext:value-type="float">
            <text:p>76.271299815</text:p>
          </table:table-cell>
          <table:table-cell table:style-name="ce180" office:value-type="float" office:value="25.5695441452" calcext:value-type="float">
            <text:p>25.56954414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6.9532591384" calcext:value-type="float">
            <text:p>76.9532591384</text:p>
          </table:table-cell>
          <table:table-cell table:style-name="ce180" office:value-type="float" office:value="27.7706107405" calcext:value-type="float">
            <text:p>27.770610740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5.1077300904" calcext:value-type="float">
            <text:p>75.1077300904</text:p>
          </table:table-cell>
          <table:table-cell table:style-name="ce180" office:value-type="float" office:value="30.0169834157" calcext:value-type="float">
            <text:p>30.016983415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5.9692852004" calcext:value-type="float">
            <text:p>75.9692852004</text:p>
          </table:table-cell>
          <table:table-cell table:style-name="ce180" office:value-type="float" office:value="29.0388653753" calcext:value-type="float">
            <text:p>29.038865375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5.2838870131" calcext:value-type="float">
            <text:p>75.2838870131</text:p>
          </table:table-cell>
          <table:table-cell table:style-name="ce180" office:value-type="float" office:value="24.8747531721" calcext:value-type="float">
            <text:p>24.874753172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7.0522406385" calcext:value-type="float">
            <text:p>77.0522406385</text:p>
          </table:table-cell>
          <table:table-cell table:style-name="ce180" office:value-type="float" office:value="27.9056390894" calcext:value-type="float">
            <text:p>27.905639089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2.8267563374" calcext:value-type="float">
            <text:p>42.8267563374</text:p>
          </table:table-cell>
          <table:table-cell table:style-name="ce180" office:value-type="float" office:value="25.5569594065" calcext:value-type="float">
            <text:p>25.556959406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2.0806606852" calcext:value-type="float">
            <text:p>42.0806606852</text:p>
          </table:table-cell>
          <table:table-cell table:style-name="ce180" office:value-type="float" office:value="24.9465264454" calcext:value-type="float">
            <text:p>24.94652644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9.8783046498" calcext:value-type="float">
            <text:p>39.8783046498</text:p>
          </table:table-cell>
          <table:table-cell table:style-name="ce180" office:value-type="float" office:value="18.3249292157" calcext:value-type="float">
            <text:p>18.324929215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6.4754991726" calcext:value-type="float">
            <text:p>36.4754991726</text:p>
          </table:table-cell>
          <table:table-cell table:style-name="ce180" office:value-type="float" office:value="17.7189477884" calcext:value-type="float">
            <text:p>17.718947788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7.1030736419" calcext:value-type="float">
            <text:p>37.1030736419</text:p>
          </table:table-cell>
          <table:table-cell table:style-name="ce180" office:value-type="float" office:value="15.4456116477" calcext:value-type="float">
            <text:p>15.445611647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4.1489682077" calcext:value-type="float">
            <text:p>34.1489682077</text:p>
          </table:table-cell>
          <table:table-cell table:style-name="ce180" office:value-type="float" office:value="13.5238698677" calcext:value-type="float">
            <text:p>13.523869867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7.5794219113" calcext:value-type="float">
            <text:p>37.5794219113</text:p>
          </table:table-cell>
          <table:table-cell table:style-name="ce180" office:value-type="float" office:value="15.0158901333" calcext:value-type="float">
            <text:p>15.015890133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1.0643057894" calcext:value-type="float">
            <text:p>41.0643057894</text:p>
          </table:table-cell>
          <table:table-cell table:style-name="ce180" office:value-type="float" office:value="12.2144689321" calcext:value-type="float">
            <text:p>12.214468932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2.195266147" calcext:value-type="float">
            <text:p>42.195266147</text:p>
          </table:table-cell>
          <table:table-cell table:style-name="ce180" office:value-type="float" office:value="20.9193721857" calcext:value-type="float">
            <text:p>20.919372185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6.6055782383" calcext:value-type="float">
            <text:p>36.6055782383</text:p>
          </table:table-cell>
          <table:table-cell table:style-name="ce180" office:value-type="float" office:value="15.748875885" calcext:value-type="float">
            <text:p>15.7488758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9.4311612098" calcext:value-type="float">
            <text:p>39.4311612098</text:p>
          </table:table-cell>
          <table:table-cell table:style-name="ce180" office:value-type="float" office:value="19.3238407541" calcext:value-type="float">
            <text:p>19.32384075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7.5620763361" calcext:value-type="float">
            <text:p>37.5620763361</text:p>
          </table:table-cell>
          <table:table-cell table:style-name="ce180" office:value-type="float" office:value="11.9284457044" calcext:value-type="float">
            <text:p>11.92844570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4.2381100444" calcext:value-type="float">
            <text:p>34.2381100444</text:p>
          </table:table-cell>
          <table:table-cell table:style-name="ce180" office:value-type="float" office:value="13.7131582305" calcext:value-type="float">
            <text:p>13.713158230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4.1409410386" calcext:value-type="float">
            <text:p>34.1409410386</text:p>
          </table:table-cell>
          <table:table-cell table:style-name="ce180" office:value-type="float" office:value="4.57766135024" calcext:value-type="float">
            <text:p>4.5776613502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6.6592676972" calcext:value-type="float">
            <text:p>36.6592676972</text:p>
          </table:table-cell>
          <table:table-cell table:style-name="ce180" office:value-type="float" office:value="17.6819644553" calcext:value-type="float">
            <text:p>17.681964455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0.6437192795" calcext:value-type="float">
            <text:p>40.6437192795</text:p>
          </table:table-cell>
          <table:table-cell table:style-name="ce180" office:value-type="float" office:value="20.2408613716" calcext:value-type="float">
            <text:p>20.240861371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6.7924815919" calcext:value-type="float">
            <text:p>36.7924815919</text:p>
          </table:table-cell>
          <table:table-cell table:style-name="ce180" office:value-type="float" office:value="13.3921347304" calcext:value-type="float">
            <text:p>13.392134730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5.9483006427" calcext:value-type="float">
            <text:p>75.9483006427</text:p>
          </table:table-cell>
          <table:table-cell table:style-name="ce180" office:value-type="float" office:value="22.7447959146" calcext:value-type="float">
            <text:p>22.74479591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6.8406924717" calcext:value-type="float">
            <text:p>76.8406924717</text:p>
          </table:table-cell>
          <table:table-cell table:style-name="ce180" office:value-type="float" office:value="20.9185472197" calcext:value-type="float">
            <text:p>20.918547219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81.9504776395" calcext:value-type="float">
            <text:p>81.9504776395</text:p>
          </table:table-cell>
          <table:table-cell table:style-name="ce180" office:value-type="float" office:value="19.8745582085" calcext:value-type="float">
            <text:p>19.87455820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81.6437056853" calcext:value-type="float">
            <text:p>81.6437056853</text:p>
          </table:table-cell>
          <table:table-cell table:style-name="ce180" office:value-type="float" office:value="16.5917599845" calcext:value-type="float">
            <text:p>16.591759984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84.6102197758" calcext:value-type="float">
            <text:p>84.6102197758</text:p>
          </table:table-cell>
          <table:table-cell table:style-name="ce180" office:value-type="float" office:value="14.2477619017" calcext:value-type="float">
            <text:p>14.247761901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84.1028794336" calcext:value-type="float">
            <text:p>84.1028794336</text:p>
          </table:table-cell>
          <table:table-cell table:style-name="ce180" office:value-type="float" office:value="8.98065579006" calcext:value-type="float">
            <text:p>8.9806557900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80.18002545" calcext:value-type="float">
            <text:p>80.18002545</text:p>
          </table:table-cell>
          <table:table-cell table:style-name="ce180" office:value-type="float" office:value="19.0888441297" calcext:value-type="float">
            <text:p>19.088844129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80.5732729943" calcext:value-type="float">
            <text:p>80.5732729943</text:p>
          </table:table-cell>
          <table:table-cell table:style-name="ce180" office:value-type="float" office:value="8.36563890168" calcext:value-type="float">
            <text:p>8.3656389016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9.0043268649" calcext:value-type="float">
            <text:p>79.0043268649</text:p>
          </table:table-cell>
          <table:table-cell table:style-name="ce180" office:value-type="float" office:value="10.6281977654" calcext:value-type="float">
            <text:p>10.62819776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40.0481864651" calcext:value-type="float">
            <text:p>40.0481864651</text:p>
          </table:table-cell>
          <table:table-cell table:style-name="ce180" office:value-type="float" office:value="24.2614879334" calcext:value-type="float">
            <text:p>24.261487933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4.7945935378" calcext:value-type="float">
            <text:p>34.7945935378</text:p>
          </table:table-cell>
          <table:table-cell table:style-name="ce180" office:value-type="float" office:value="13.9696834611" calcext:value-type="float">
            <text:p>13.969683461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79.221764441" calcext:value-type="float">
            <text:p>79.221764441</text:p>
          </table:table-cell>
          <table:table-cell table:style-name="ce180" office:value-type="float" office:value="22.0945914837" calcext:value-type="float">
            <text:p>22.094591483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6.0308797708" calcext:value-type="float">
            <text:p>36.0308797708</text:p>
          </table:table-cell>
          <table:table-cell table:style-name="ce180" office:value-type="float" office:value="93.1217332374" calcext:value-type="float">
            <text:p>93.121733237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4.4995583102" calcext:value-type="float">
            <text:p>34.4995583102</text:p>
          </table:table-cell>
          <table:table-cell table:style-name="ce180" office:value-type="float" office:value="86.6099850511" calcext:value-type="float">
            <text:p>86.609985051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x_shape</text:p>
          </table:table-cell>
          <table:table-cell table:style-name="ce180" office:value-type="float" office:value="31.1068665551" calcext:value-type="float">
            <text:p>31.1068665551</text:p>
          </table:table-cell>
          <table:table-cell table:style-name="ce180" office:value-type="float" office:value="89.4616352367" calcext:value-type="float">
            <text:p>89.461635236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8.2136082599" calcext:value-type="float">
            <text:p>58.2136082599</text:p>
          </table:table-cell>
          <table:table-cell table:style-name="ce180" office:value-type="float" office:value="91.881891513" calcext:value-type="float">
            <text:p>91.8818915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8.1960536923" calcext:value-type="float">
            <text:p>58.1960536923</text:p>
          </table:table-cell>
          <table:table-cell table:style-name="ce180" office:value-type="float" office:value="92.2149886482" calcext:value-type="float">
            <text:p>92.214988648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8.7182307185" calcext:value-type="float">
            <text:p>58.7182307185</text:p>
          </table:table-cell>
          <table:table-cell table:style-name="ce180" office:value-type="float" office:value="90.310532087" calcext:value-type="float">
            <text:p>90.31053208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7.27837287" calcext:value-type="float">
            <text:p>57.27837287</text:p>
          </table:table-cell>
          <table:table-cell table:style-name="ce180" office:value-type="float" office:value="89.9076067166" calcext:value-type="float">
            <text:p>89.907606716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8.082020494" calcext:value-type="float">
            <text:p>58.082020494</text:p>
          </table:table-cell>
          <table:table-cell table:style-name="ce180" office:value-type="float" office:value="92.0081450101" calcext:value-type="float">
            <text:p>92.008145010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7.4894477748" calcext:value-type="float">
            <text:p>57.4894477748</text:p>
          </table:table-cell>
          <table:table-cell table:style-name="ce180" office:value-type="float" office:value="88.0852855629" calcext:value-type="float">
            <text:p>88.085285562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28.088741319" calcext:value-type="float">
            <text:p>28.088741319</text:p>
          </table:table-cell>
          <table:table-cell table:style-name="ce180" office:value-type="float" office:value="63.5107944263" calcext:value-type="float">
            <text:p>63.510794426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28.0854682136" calcext:value-type="float">
            <text:p>28.0854682136</text:p>
          </table:table-cell>
          <table:table-cell table:style-name="ce180" office:value-type="float" office:value="63.5901969481" calcext:value-type="float">
            <text:p>63.590196948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28.087273053" calcext:value-type="float">
            <text:p>28.087273053</text:p>
          </table:table-cell>
          <table:table-cell table:style-name="ce180" office:value-type="float" office:value="63.1232828116" calcext:value-type="float">
            <text:p>63.123282811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27.5780252176" calcext:value-type="float">
            <text:p>27.5780252176</text:p>
          </table:table-cell>
          <table:table-cell table:style-name="ce180" office:value-type="float" office:value="62.8210386566" calcext:value-type="float">
            <text:p>62.821038656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27.7799191139" calcext:value-type="float">
            <text:p>27.7799191139</text:p>
          </table:table-cell>
          <table:table-cell table:style-name="ce180" office:value-type="float" office:value="63.518147517" calcext:value-type="float">
            <text:p>63.51814751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28.5889998149" calcext:value-type="float">
            <text:p>28.5889998149</text:p>
          </table:table-cell>
          <table:table-cell table:style-name="ce180" office:value-type="float" office:value="63.0240805653" calcext:value-type="float">
            <text:p>63.024080565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28.7391414969" calcext:value-type="float">
            <text:p>28.7391414969</text:p>
          </table:table-cell>
          <table:table-cell table:style-name="ce180" office:value-type="float" office:value="62.7208638859" calcext:value-type="float">
            <text:p>62.720863885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27.0246032407" calcext:value-type="float">
            <text:p>27.0246032407</text:p>
          </table:table-cell>
          <table:table-cell table:style-name="ce180" office:value-type="float" office:value="62.9018588649" calcext:value-type="float">
            <text:p>62.901858864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28.8013366963" calcext:value-type="float">
            <text:p>28.8013366963</text:p>
          </table:table-cell>
          <table:table-cell table:style-name="ce180" office:value-type="float" office:value="63.389040388" calcext:value-type="float">
            <text:p>63.3890403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27.186463838" calcext:value-type="float">
            <text:p>27.186463838</text:p>
          </table:table-cell>
          <table:table-cell table:style-name="ce180" office:value-type="float" office:value="63.5587296478" calcext:value-type="float">
            <text:p>63.558729647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29.2851466002" calcext:value-type="float">
            <text:p>29.2851466002</text:p>
          </table:table-cell>
          <table:table-cell table:style-name="ce180" office:value-type="float" office:value="63.3836058254" calcext:value-type="float">
            <text:p>63.38360582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39.4029453026" calcext:value-type="float">
            <text:p>39.4029453026</text:p>
          </table:table-cell>
          <table:table-cell table:style-name="ce180" office:value-type="float" office:value="51.1508571967" calcext:value-type="float">
            <text:p>51.150857196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28.8113284396" calcext:value-type="float">
            <text:p>28.8113284396</text:p>
          </table:table-cell>
          <table:table-cell table:style-name="ce180" office:value-type="float" office:value="61.3578540576" calcext:value-type="float">
            <text:p>61.357854057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34.3039579069" calcext:value-type="float">
            <text:p>34.3039579069</text:p>
          </table:table-cell>
          <table:table-cell table:style-name="ce180" office:value-type="float" office:value="56.5421259093" calcext:value-type="float">
            <text:p>56.542125909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29.6027609801" calcext:value-type="float">
            <text:p>29.6027609801</text:p>
          </table:table-cell>
          <table:table-cell table:style-name="ce180" office:value-type="float" office:value="60.157346722" calcext:value-type="float">
            <text:p>60.15734672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9.1161568603" calcext:value-type="float">
            <text:p>49.1161568603</text:p>
          </table:table-cell>
          <table:table-cell table:style-name="ce180" office:value-type="float" office:value="63.6600006211" calcext:value-type="float">
            <text:p>63.660000621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39.6175458263" calcext:value-type="float">
            <text:p>39.6175458263</text:p>
          </table:table-cell>
          <table:table-cell table:style-name="ce180" office:value-type="float" office:value="62.9251879574" calcext:value-type="float">
            <text:p>62.925187957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3.23308466" calcext:value-type="float">
            <text:p>43.23308466</text:p>
          </table:table-cell>
          <table:table-cell table:style-name="ce180" office:value-type="float" office:value="63.1652187223" calcext:value-type="float">
            <text:p>63.165218722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64.8927879422" calcext:value-type="float">
            <text:p>64.8927879422</text:p>
          </table:table-cell>
          <table:table-cell table:style-name="ce180" office:value-type="float" office:value="65.8141767574" calcext:value-type="float">
            <text:p>65.814176757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62.4901493154" calcext:value-type="float">
            <text:p>62.4901493154</text:p>
          </table:table-cell>
          <table:table-cell table:style-name="ce180" office:value-type="float" office:value="74.5842896072" calcext:value-type="float">
            <text:p>74.584289607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68.9880844294" calcext:value-type="float">
            <text:p>68.9880844294</text:p>
          </table:table-cell>
          <table:table-cell table:style-name="ce180" office:value-type="float" office:value="63.232147305" calcext:value-type="float">
            <text:p>63.23214730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62.1056186306" calcext:value-type="float">
            <text:p>62.1056186306</text:p>
          </table:table-cell>
          <table:table-cell table:style-name="ce180" office:value-type="float" office:value="75.9908707599" calcext:value-type="float">
            <text:p>75.990870759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32.4618467439" calcext:value-type="float">
            <text:p>32.4618467439</text:p>
          </table:table-cell>
          <table:table-cell table:style-name="ce180" office:value-type="float" office:value="62.8819029189" calcext:value-type="float">
            <text:p>62.881902918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1.3272006535" calcext:value-type="float">
            <text:p>41.3272006535</text:p>
          </table:table-cell>
          <table:table-cell table:style-name="ce180" office:value-type="float" office:value="49.0702512739" calcext:value-type="float">
            <text:p>49.070251273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4.0071499323" calcext:value-type="float">
            <text:p>44.0071499323</text:p>
          </table:table-cell>
          <table:table-cell table:style-name="ce180" office:value-type="float" office:value="46.4496737846" calcext:value-type="float">
            <text:p>46.44967378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4.0740606888" calcext:value-type="float">
            <text:p>44.0740606888</text:p>
          </table:table-cell>
          <table:table-cell table:style-name="ce180" office:value-type="float" office:value="34.5532038906" calcext:value-type="float">
            <text:p>34.553203890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4.0013152386" calcext:value-type="float">
            <text:p>44.0013152386</text:p>
          </table:table-cell>
          <table:table-cell table:style-name="ce180" office:value-type="float" office:value="33.9042073544" calcext:value-type="float">
            <text:p>33.90420735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5.0063004454" calcext:value-type="float">
            <text:p>45.0063004454</text:p>
          </table:table-cell>
          <table:table-cell table:style-name="ce180" office:value-type="float" office:value="38.2990195507" calcext:value-type="float">
            <text:p>38.299019550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4.4438406096" calcext:value-type="float">
            <text:p>44.4438406096</text:p>
          </table:table-cell>
          <table:table-cell table:style-name="ce180" office:value-type="float" office:value="36.0190833012" calcext:value-type="float">
            <text:p>36.019083301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2.1787133986" calcext:value-type="float">
            <text:p>42.1787133986</text:p>
          </table:table-cell>
          <table:table-cell table:style-name="ce180" office:value-type="float" office:value="26.492119482" calcext:value-type="float">
            <text:p>26.49211948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4.0445656189" calcext:value-type="float">
            <text:p>44.0445656189</text:p>
          </table:table-cell>
          <table:table-cell table:style-name="ce180" office:value-type="float" office:value="35.6622382764" calcext:value-type="float">
            <text:p>35.66223827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1.6404540171" calcext:value-type="float">
            <text:p>41.6404540171</text:p>
          </table:table-cell>
          <table:table-cell table:style-name="ce180" office:value-type="float" office:value="27.0930954213" calcext:value-type="float">
            <text:p>27.09309542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1.9383300069" calcext:value-type="float">
            <text:p>41.9383300069</text:p>
          </table:table-cell>
          <table:table-cell table:style-name="ce180" office:value-type="float" office:value="24.9915229793" calcext:value-type="float">
            <text:p>24.991522979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4.0539275103" calcext:value-type="float">
            <text:p>44.0539275103</text:p>
          </table:table-cell>
          <table:table-cell table:style-name="ce180" office:value-type="float" office:value="33.5563924949" calcext:value-type="float">
            <text:p>33.556392494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39.2067193308" calcext:value-type="float">
            <text:p>39.2067193308</text:p>
          </table:table-cell>
          <table:table-cell table:style-name="ce180" office:value-type="float" office:value="51.5337156971" calcext:value-type="float">
            <text:p>51.533715697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28.7044492315" calcext:value-type="float">
            <text:p>28.7044492315</text:p>
          </table:table-cell>
          <table:table-cell table:style-name="ce180" office:value-type="float" office:value="61.7775254006" calcext:value-type="float">
            <text:p>61.777525400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31.7086628996" calcext:value-type="float">
            <text:p>31.7086628996</text:p>
          </table:table-cell>
          <table:table-cell table:style-name="ce180" office:value-type="float" office:value="58.837754374" calcext:value-type="float">
            <text:p>58.83775437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2.8117114739" calcext:value-type="float">
            <text:p>42.8117114739</text:p>
          </table:table-cell>
          <table:table-cell table:style-name="ce180" office:value-type="float" office:value="30.0204484197" calcext:value-type="float">
            <text:p>30.020448419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3.300614891" calcext:value-type="float">
            <text:p>43.300614891</text:p>
          </table:table-cell>
          <table:table-cell table:style-name="ce180" office:value-type="float" office:value="31.5264261979" calcext:value-type="float">
            <text:p>31.526426197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0.3986329069" calcext:value-type="float">
            <text:p>40.3986329069</text:p>
          </table:table-cell>
          <table:table-cell table:style-name="ce180" office:value-type="float" office:value="16.3470083822" calcext:value-type="float">
            <text:p>16.347008382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0.4356915763" calcext:value-type="float">
            <text:p>40.4356915763</text:p>
          </table:table-cell>
          <table:table-cell table:style-name="ce180" office:value-type="float" office:value="20.2326706762" calcext:value-type="float">
            <text:p>20.232670676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0.9365466658" calcext:value-type="float">
            <text:p>40.9365466658</text:p>
          </table:table-cell>
          <table:table-cell table:style-name="ce180" office:value-type="float" office:value="16.9130048364" calcext:value-type="float">
            <text:p>16.91300483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39.6615736653" calcext:value-type="float">
            <text:p>39.6615736653</text:p>
          </table:table-cell>
          <table:table-cell table:style-name="ce180" office:value-type="float" office:value="15.609355577" calcext:value-type="float">
            <text:p>15.60935557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0.899259175" calcext:value-type="float">
            <text:p>40.899259175</text:p>
          </table:table-cell>
          <table:table-cell table:style-name="ce180" office:value-type="float" office:value="20.7985289466" calcext:value-type="float">
            <text:p>20.798528946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1.9686168283" calcext:value-type="float">
            <text:p>41.9686168283</text:p>
          </table:table-cell>
          <table:table-cell table:style-name="ce180" office:value-type="float" office:value="26.4970725985" calcext:value-type="float">
            <text:p>26.49707259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0.3834058238" calcext:value-type="float">
            <text:p>40.3834058238</text:p>
          </table:table-cell>
          <table:table-cell table:style-name="ce180" office:value-type="float" office:value="21.3912255247" calcext:value-type="float">
            <text:p>21.391225524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6.5381264538" calcext:value-type="float">
            <text:p>56.5381264538</text:p>
          </table:table-cell>
          <table:table-cell table:style-name="ce180" office:value-type="float" office:value="32.4442454697" calcext:value-type="float">
            <text:p>32.444245469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2.9706912828" calcext:value-type="float">
            <text:p>52.9706912828</text:p>
          </table:table-cell>
          <table:table-cell table:style-name="ce180" office:value-type="float" office:value="29.0401966941" calcext:value-type="float">
            <text:p>29.04019669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4.6209525885" calcext:value-type="float">
            <text:p>54.6209525885</text:p>
          </table:table-cell>
          <table:table-cell table:style-name="ce180" office:value-type="float" office:value="30.3445244537" calcext:value-type="float">
            <text:p>30.344524453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65.0990443941" calcext:value-type="float">
            <text:p>65.0990443941</text:p>
          </table:table-cell>
          <table:table-cell table:style-name="ce180" office:value-type="float" office:value="27.2415575588" calcext:value-type="float">
            <text:p>27.24155755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63.0559909076" calcext:value-type="float">
            <text:p>63.0559909076</text:p>
          </table:table-cell>
          <table:table-cell table:style-name="ce180" office:value-type="float" office:value="29.7090956748" calcext:value-type="float">
            <text:p>29.709095674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0.9601362323" calcext:value-type="float">
            <text:p>70.9601362323</text:p>
          </table:table-cell>
          <table:table-cell table:style-name="ce180" office:value-type="float" office:value="41.2595012867" calcext:value-type="float">
            <text:p>41.259501286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69.8958192404" calcext:value-type="float">
            <text:p>69.8958192404</text:p>
          </table:table-cell>
          <table:table-cell table:style-name="ce180" office:value-type="float" office:value="43.4537592655" calcext:value-type="float">
            <text:p>43.453759265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0.5958928563" calcext:value-type="float">
            <text:p>70.5958928563</text:p>
          </table:table-cell>
          <table:table-cell table:style-name="ce180" office:value-type="float" office:value="41.9647438672" calcext:value-type="float">
            <text:p>41.964743867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69.6470214273" calcext:value-type="float">
            <text:p>69.6470214273</text:p>
          </table:table-cell>
          <table:table-cell table:style-name="ce180" office:value-type="float" office:value="44.044445022" calcext:value-type="float">
            <text:p>44.04444502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7.392982494" calcext:value-type="float">
            <text:p>77.392982494</text:p>
          </table:table-cell>
          <table:table-cell table:style-name="ce180" office:value-type="float" office:value="63.3714590552" calcext:value-type="float">
            <text:p>63.37145905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64.4007871926" calcext:value-type="float">
            <text:p>64.4007871926</text:p>
          </table:table-cell>
          <table:table-cell table:style-name="ce180" office:value-type="float" office:value="67.4487184472" calcext:value-type="float">
            <text:p>67.448718447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63.8689598271" calcext:value-type="float">
            <text:p>63.8689598271</text:p>
          </table:table-cell>
          <table:table-cell table:style-name="ce180" office:value-type="float" office:value="70.2137388333" calcext:value-type="float">
            <text:p>70.213738833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6.5944213157" calcext:value-type="float">
            <text:p>56.5944213157</text:p>
          </table:table-cell>
          <table:table-cell table:style-name="ce180" office:value-type="float" office:value="86.9270062202" calcext:value-type="float">
            <text:p>86.927006220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6.5313372853" calcext:value-type="float">
            <text:p>56.5313372853</text:p>
          </table:table-cell>
          <table:table-cell table:style-name="ce180" office:value-type="float" office:value="87.4998110713" calcext:value-type="float">
            <text:p>87.49981107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9.6521583697" calcext:value-type="float">
            <text:p>59.6521583697</text:p>
          </table:table-cell>
          <table:table-cell table:style-name="ce180" office:value-type="float" office:value="87.8094615921" calcext:value-type="float">
            <text:p>87.809461592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6.6365087005" calcext:value-type="float">
            <text:p>56.6365087005</text:p>
          </table:table-cell>
          <table:table-cell table:style-name="ce180" office:value-type="float" office:value="85.637495556" calcext:value-type="float">
            <text:p>85.6374955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8.6722880025" calcext:value-type="float">
            <text:p>58.6722880025</text:p>
          </table:table-cell>
          <table:table-cell table:style-name="ce180" office:value-type="float" office:value="90.077160307" calcext:value-type="float">
            <text:p>90.07716030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8.2216127264" calcext:value-type="float">
            <text:p>58.2216127264</text:p>
          </table:table-cell>
          <table:table-cell table:style-name="ce180" office:value-type="float" office:value="90.4110187715" calcext:value-type="float">
            <text:p>90.411018771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7.9146644768" calcext:value-type="float">
            <text:p>57.9146644768</text:p>
          </table:table-cell>
          <table:table-cell table:style-name="ce180" office:value-type="float" office:value="89.9538027677" calcext:value-type="float">
            <text:p>89.953802767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5.3155090581" calcext:value-type="float">
            <text:p>55.3155090581</text:p>
          </table:table-cell>
          <table:table-cell table:style-name="ce180" office:value-type="float" office:value="80.2518606944" calcext:value-type="float">
            <text:p>80.25186069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4.5757285877" calcext:value-type="float">
            <text:p>54.5757285877</text:p>
          </table:table-cell>
          <table:table-cell table:style-name="ce180" office:value-type="float" office:value="77.5362884724" calcext:value-type="float">
            <text:p>77.536288472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4.4130936504" calcext:value-type="float">
            <text:p>54.4130936504</text:p>
          </table:table-cell>
          <table:table-cell table:style-name="ce180" office:value-type="float" office:value="78.2290865878" calcext:value-type="float">
            <text:p>78.229086587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5.0745059041" calcext:value-type="float">
            <text:p>55.0745059041</text:p>
          </table:table-cell>
          <table:table-cell table:style-name="ce180" office:value-type="float" office:value="79.8175464166" calcext:value-type="float">
            <text:p>79.817546416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29.4329605156" calcext:value-type="float">
            <text:p>29.4329605156</text:p>
          </table:table-cell>
          <table:table-cell table:style-name="ce180" office:value-type="float" office:value="60.8017765444" calcext:value-type="float">
            <text:p>60.80177654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29.4226860665" calcext:value-type="float">
            <text:p>29.4226860665</text:p>
          </table:table-cell>
          <table:table-cell table:style-name="ce180" office:value-type="float" office:value="63.0684648229" calcext:value-type="float">
            <text:p>63.068464822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29.0056141576" calcext:value-type="float">
            <text:p>29.0056141576</text:p>
          </table:table-cell>
          <table:table-cell table:style-name="ce180" office:value-type="float" office:value="63.3907513334" calcext:value-type="float">
            <text:p>63.390751333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8.4618385916" calcext:value-type="float">
            <text:p>58.4618385916</text:p>
          </table:table-cell>
          <table:table-cell table:style-name="ce180" office:value-type="float" office:value="90.2653263904" calcext:value-type="float">
            <text:p>90.265326390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7.997804739" calcext:value-type="float">
            <text:p>57.997804739</text:p>
          </table:table-cell>
          <table:table-cell table:style-name="ce180" office:value-type="float" office:value="92.1599086113" calcext:value-type="float">
            <text:p>92.15990861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7.5494740761" calcext:value-type="float">
            <text:p>57.5494740761</text:p>
          </table:table-cell>
          <table:table-cell table:style-name="ce180" office:value-type="float" office:value="90.7489065581" calcext:value-type="float">
            <text:p>90.748906558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9.5299284566" calcext:value-type="float">
            <text:p>59.5299284566</text:p>
          </table:table-cell>
          <table:table-cell table:style-name="ce180" office:value-type="float" office:value="88.3272741451" calcext:value-type="float">
            <text:p>88.327274145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8.2493910631" calcext:value-type="float">
            <text:p>58.2493910631</text:p>
          </table:table-cell>
          <table:table-cell table:style-name="ce180" office:value-type="float" office:value="92.1296814778" calcext:value-type="float">
            <text:p>92.129681477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8.0245140126" calcext:value-type="float">
            <text:p>58.0245140126</text:p>
          </table:table-cell>
          <table:table-cell table:style-name="ce180" office:value-type="float" office:value="91.6944211685" calcext:value-type="float">
            <text:p>91.69442116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8.3821244904" calcext:value-type="float">
            <text:p>58.3821244904</text:p>
          </table:table-cell>
          <table:table-cell table:style-name="ce180" office:value-type="float" office:value="90.5534760692" calcext:value-type="float">
            <text:p>90.553476069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62.5667590405" calcext:value-type="float">
            <text:p>62.5667590405</text:p>
          </table:table-cell>
          <table:table-cell table:style-name="ce180" office:value-type="float" office:value="77.7439347591" calcext:value-type="float">
            <text:p>77.743934759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2.1758243064" calcext:value-type="float">
            <text:p>72.1758243064</text:p>
          </table:table-cell>
          <table:table-cell table:style-name="ce180" office:value-type="float" office:value="63.1289294176" calcext:value-type="float">
            <text:p>63.128929417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9.4727615693" calcext:value-type="float">
            <text:p>79.4727615693</text:p>
          </table:table-cell>
          <table:table-cell table:style-name="ce180" office:value-type="float" office:value="63.4086861199" calcext:value-type="float">
            <text:p>63.408686119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80.3577008812" calcext:value-type="float">
            <text:p>80.3577008812</text:p>
          </table:table-cell>
          <table:table-cell table:style-name="ce180" office:value-type="float" office:value="63.2954375404" calcext:value-type="float">
            <text:p>63.295437540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8.7572361375" calcext:value-type="float">
            <text:p>78.7572361375</text:p>
          </table:table-cell>
          <table:table-cell table:style-name="ce180" office:value-type="float" office:value="53.3326200111" calcext:value-type="float">
            <text:p>53.332620011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82.5402395934" calcext:value-type="float">
            <text:p>82.5402395934</text:p>
          </table:table-cell>
          <table:table-cell table:style-name="ce180" office:value-type="float" office:value="56.5410522935" calcext:value-type="float">
            <text:p>56.541052293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86.4358971909" calcext:value-type="float">
            <text:p>86.4358971909</text:p>
          </table:table-cell>
          <table:table-cell table:style-name="ce180" office:value-type="float" office:value="59.7927618087" calcext:value-type="float">
            <text:p>59.792761808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9.4886844186" calcext:value-type="float">
            <text:p>79.4886844186</text:p>
          </table:table-cell>
          <table:table-cell table:style-name="ce180" office:value-type="float" office:value="53.6516742641" calcext:value-type="float">
            <text:p>53.65167426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81.5304203188" calcext:value-type="float">
            <text:p>81.5304203188</text:p>
          </table:table-cell>
          <table:table-cell table:style-name="ce180" office:value-type="float" office:value="56.0253645659" calcext:value-type="float">
            <text:p>56.025364565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9.1867885665" calcext:value-type="float">
            <text:p>79.1867885665</text:p>
          </table:table-cell>
          <table:table-cell table:style-name="ce180" office:value-type="float" office:value="53.2347918468" calcext:value-type="float">
            <text:p>53.234791846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7.8990579454" calcext:value-type="float">
            <text:p>77.8990579454</text:p>
          </table:table-cell>
          <table:table-cell table:style-name="ce180" office:value-type="float" office:value="51.8224583343" calcext:value-type="float">
            <text:p>51.822458334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5.1307142075" calcext:value-type="float">
            <text:p>75.1307142075</text:p>
          </table:table-cell>
          <table:table-cell table:style-name="ce180" office:value-type="float" office:value="23.3724419733" calcext:value-type="float">
            <text:p>23.372441973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6.0580137544" calcext:value-type="float">
            <text:p>76.0580137544</text:p>
          </table:table-cell>
          <table:table-cell table:style-name="ce180" office:value-type="float" office:value="16.3837496882" calcext:value-type="float">
            <text:p>16.383749688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7.6146743876" calcext:value-type="float">
            <text:p>57.6146743876</text:p>
          </table:table-cell>
          <table:table-cell table:style-name="ce180" office:value-type="float" office:value="33.8224476502" calcext:value-type="float">
            <text:p>33.822447650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6.1713975295" calcext:value-type="float">
            <text:p>56.1713975295</text:p>
          </table:table-cell>
          <table:table-cell table:style-name="ce180" office:value-type="float" office:value="32.1179887719" calcext:value-type="float">
            <text:p>32.117988771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66.2878905956" calcext:value-type="float">
            <text:p>66.2878905956</text:p>
          </table:table-cell>
          <table:table-cell table:style-name="ce180" office:value-type="float" office:value="26.1171097453" calcext:value-type="float">
            <text:p>26.117109745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67.8817196169" calcext:value-type="float">
            <text:p>67.8817196169</text:p>
          </table:table-cell>
          <table:table-cell table:style-name="ce180" office:value-type="float" office:value="24.2360184109" calcext:value-type="float">
            <text:p>24.236018410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64.0280813016" calcext:value-type="float">
            <text:p>64.0280813016</text:p>
          </table:table-cell>
          <table:table-cell table:style-name="ce180" office:value-type="float" office:value="27.6726855125" calcext:value-type="float">
            <text:p>27.672685512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7.4966517463" calcext:value-type="float">
            <text:p>77.4966517463</text:p>
          </table:table-cell>
          <table:table-cell table:style-name="ce180" office:value-type="float" office:value="14.9485235577" calcext:value-type="float">
            <text:p>14.948523557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7.6346517616" calcext:value-type="float">
            <text:p>77.6346517616</text:p>
          </table:table-cell>
          <table:table-cell table:style-name="ce180" office:value-type="float" office:value="14.461853927" calcext:value-type="float">
            <text:p>14.46185392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7.8637264289" calcext:value-type="float">
            <text:p>77.8637264289</text:p>
          </table:table-cell>
          <table:table-cell table:style-name="ce180" office:value-type="float" office:value="14.6106776491" calcext:value-type="float">
            <text:p>14.610677649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7.3381581659" calcext:value-type="float">
            <text:p>77.3381581659</text:p>
          </table:table-cell>
          <table:table-cell table:style-name="ce180" office:value-type="float" office:value="15.890054658" calcext:value-type="float">
            <text:p>15.89005465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6.1804165329" calcext:value-type="float">
            <text:p>76.1804165329</text:p>
          </table:table-cell>
          <table:table-cell table:style-name="ce180" office:value-type="float" office:value="15.9125737458" calcext:value-type="float">
            <text:p>15.912573745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7.2526510945" calcext:value-type="float">
            <text:p>77.2526510945</text:p>
          </table:table-cell>
          <table:table-cell table:style-name="ce180" office:value-type="float" office:value="15.1515170246" calcext:value-type="float">
            <text:p>15.15151702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7.4133752817" calcext:value-type="float">
            <text:p>77.4133752817</text:p>
          </table:table-cell>
          <table:table-cell table:style-name="ce180" office:value-type="float" office:value="15.2219279762" calcext:value-type="float">
            <text:p>15.221927976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6.7318493982" calcext:value-type="float">
            <text:p>76.7318493982</text:p>
          </table:table-cell>
          <table:table-cell table:style-name="ce180" office:value-type="float" office:value="16.2168461441" calcext:value-type="float">
            <text:p>16.21684614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9.4711054118" calcext:value-type="float">
            <text:p>49.4711054118</text:p>
          </table:table-cell>
          <table:table-cell table:style-name="ce180" office:value-type="float" office:value="25.0630193062" calcext:value-type="float">
            <text:p>25.063019306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2.4765399431" calcext:value-type="float">
            <text:p>42.4765399431</text:p>
          </table:table-cell>
          <table:table-cell table:style-name="ce180" office:value-type="float" office:value="18.3384735636" calcext:value-type="float">
            <text:p>18.338473563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3.5951158622" calcext:value-type="float">
            <text:p>43.5951158622</text:p>
          </table:table-cell>
          <table:table-cell table:style-name="ce180" office:value-type="float" office:value="19.9942009773" calcext:value-type="float">
            <text:p>19.994200977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0.3399696652" calcext:value-type="float">
            <text:p>50.3399696652</text:p>
          </table:table-cell>
          <table:table-cell table:style-name="ce180" office:value-type="float" office:value="26.4713966117" calcext:value-type="float">
            <text:p>26.471396611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0.7489802561" calcext:value-type="float">
            <text:p>40.7489802561</text:p>
          </table:table-cell>
          <table:table-cell table:style-name="ce180" office:value-type="float" office:value="16.1821416622" calcext:value-type="float">
            <text:p>16.182141662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38.3865255803" calcext:value-type="float">
            <text:p>38.3865255803</text:p>
          </table:table-cell>
          <table:table-cell table:style-name="ce180" office:value-type="float" office:value="14.5802151464" calcext:value-type="float">
            <text:p>14.58021514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38.4040152085" calcext:value-type="float">
            <text:p>38.4040152085</text:p>
          </table:table-cell>
          <table:table-cell table:style-name="ce180" office:value-type="float" office:value="14.4519484496" calcext:value-type="float">
            <text:p>14.45194844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38.7642788913" calcext:value-type="float">
            <text:p>38.7642788913</text:p>
          </table:table-cell>
          <table:table-cell table:style-name="ce180" office:value-type="float" office:value="14.3655904744" calcext:value-type="float">
            <text:p>14.36559047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1.4701423265" calcext:value-type="float">
            <text:p>41.4701423265</text:p>
          </table:table-cell>
          <table:table-cell table:style-name="ce180" office:value-type="float" office:value="17.2780334445" calcext:value-type="float">
            <text:p>17.278033444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7.1554048146" calcext:value-type="float">
            <text:p>47.1554048146</text:p>
          </table:table-cell>
          <table:table-cell table:style-name="ce180" office:value-type="float" office:value="22.3779325323" calcext:value-type="float">
            <text:p>22.377932532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39.5825667453" calcext:value-type="float">
            <text:p>39.5825667453</text:p>
          </table:table-cell>
          <table:table-cell table:style-name="ce180" office:value-type="float" office:value="17.6484528361" calcext:value-type="float">
            <text:p>17.648452836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1.7402438167" calcext:value-type="float">
            <text:p>41.7402438167</text:p>
          </table:table-cell>
          <table:table-cell table:style-name="ce180" office:value-type="float" office:value="17.8293243101" calcext:value-type="float">
            <text:p>17.829324310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39.3118718889" calcext:value-type="float">
            <text:p>39.3118718889</text:p>
          </table:table-cell>
          <table:table-cell table:style-name="ce180" office:value-type="float" office:value="15.6407169743" calcext:value-type="float">
            <text:p>15.640716974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1.6798476925" calcext:value-type="float">
            <text:p>41.6798476925</text:p>
          </table:table-cell>
          <table:table-cell table:style-name="ce180" office:value-type="float" office:value="17.7459190133" calcext:value-type="float">
            <text:p>17.745919013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39.0874644519" calcext:value-type="float">
            <text:p>39.0874644519</text:p>
          </table:table-cell>
          <table:table-cell table:style-name="ce180" office:value-type="float" office:value="15.1223039378" calcext:value-type="float">
            <text:p>15.122303937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1.4815028637" calcext:value-type="float">
            <text:p>41.4815028637</text:p>
          </table:table-cell>
          <table:table-cell table:style-name="ce180" office:value-type="float" office:value="18.0474374446" calcext:value-type="float">
            <text:p>18.04743744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7.6060865492" calcext:value-type="float">
            <text:p>77.6060865492</text:p>
          </table:table-cell>
          <table:table-cell table:style-name="ce180" office:value-type="float" office:value="15.1628725383" calcext:value-type="float">
            <text:p>15.162872538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5.9826615205" calcext:value-type="float">
            <text:p>75.9826615205</text:p>
          </table:table-cell>
          <table:table-cell table:style-name="ce180" office:value-type="float" office:value="16.3069223786" calcext:value-type="float">
            <text:p>16.306922378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6.9457572424" calcext:value-type="float">
            <text:p>76.9457572424</text:p>
          </table:table-cell>
          <table:table-cell table:style-name="ce180" office:value-type="float" office:value="15.858478334" calcext:value-type="float">
            <text:p>15.85847833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7.5437200743" calcext:value-type="float">
            <text:p>77.5437200743</text:p>
          </table:table-cell>
          <table:table-cell table:style-name="ce180" office:value-type="float" office:value="15.253949149" calcext:value-type="float">
            <text:p>15.25394914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7.5847398447" calcext:value-type="float">
            <text:p>77.5847398447</text:p>
          </table:table-cell>
          <table:table-cell table:style-name="ce180" office:value-type="float" office:value="15.8300393854" calcext:value-type="float">
            <text:p>15.83003938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6.8223042562" calcext:value-type="float">
            <text:p>76.8223042562</text:p>
          </table:table-cell>
          <table:table-cell table:style-name="ce180" office:value-type="float" office:value="15.5951653195" calcext:value-type="float">
            <text:p>15.59516531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7.3485716647" calcext:value-type="float">
            <text:p>77.3485716647</text:p>
          </table:table-cell>
          <table:table-cell table:style-name="ce180" office:value-type="float" office:value="15.7745292395" calcext:value-type="float">
            <text:p>15.77452923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7.5731526867" calcext:value-type="float">
            <text:p>77.5731526867</text:p>
          </table:table-cell>
          <table:table-cell table:style-name="ce180" office:value-type="float" office:value="14.7806458332" calcext:value-type="float">
            <text:p>14.780645833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7.9726106776" calcext:value-type="float">
            <text:p>77.9726106776</text:p>
          </table:table-cell>
          <table:table-cell table:style-name="ce180" office:value-type="float" office:value="14.9556987461" calcext:value-type="float">
            <text:p>14.955698746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1.5289197586" calcext:value-type="float">
            <text:p>41.5289197586</text:p>
          </table:table-cell>
          <table:table-cell table:style-name="ce180" office:value-type="float" office:value="24.9164251896" calcext:value-type="float">
            <text:p>24.91642518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43.7225508034" calcext:value-type="float">
            <text:p>43.7225508034</text:p>
          </table:table-cell>
          <table:table-cell table:style-name="ce180" office:value-type="float" office:value="19.0773278036" calcext:value-type="float">
            <text:p>19.077327803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79.3260781751" calcext:value-type="float">
            <text:p>79.3260781751</text:p>
          </table:table-cell>
          <table:table-cell table:style-name="ce180" office:value-type="float" office:value="52.9003912897" calcext:value-type="float">
            <text:p>52.900391289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6.6639740815" calcext:value-type="float">
            <text:p>56.6639740815</text:p>
          </table:table-cell>
          <table:table-cell table:style-name="ce180" office:value-type="float" office:value="87.9401250067" calcext:value-type="float">
            <text:p>87.940125006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7.8217892319" calcext:value-type="float">
            <text:p>57.8217892319</text:p>
          </table:table-cell>
          <table:table-cell table:style-name="ce180" office:value-type="float" office:value="90.6931665489" calcext:value-type="float">
            <text:p>90.693166548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tar</text:p>
          </table:table-cell>
          <table:table-cell table:style-name="ce180" office:value-type="float" office:value="58.2431718991" calcext:value-type="float">
            <text:p>58.2431718991</text:p>
          </table:table-cell>
          <table:table-cell table:style-name="ce180" office:value-type="float" office:value="92.1043278652" calcext:value-type="float">
            <text:p>92.10432786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7.6132335477" calcext:value-type="float">
            <text:p>57.6132335477</text:p>
          </table:table-cell>
          <table:table-cell table:style-name="ce180" office:value-type="float" office:value="83.9051707998" calcext:value-type="float">
            <text:p>83.905170799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1.2743918205" calcext:value-type="float">
            <text:p>51.2743918205</text:p>
          </table:table-cell>
          <table:table-cell table:style-name="ce180" office:value-type="float" office:value="82.8179829379" calcext:value-type="float">
            <text:p>82.817982937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0.7538984114" calcext:value-type="float">
            <text:p>50.7538984114</text:p>
          </table:table-cell>
          <table:table-cell table:style-name="ce180" office:value-type="float" office:value="76.7541289533" calcext:value-type="float">
            <text:p>76.754128953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37.0211840116" calcext:value-type="float">
            <text:p>37.0211840116</text:p>
          </table:table-cell>
          <table:table-cell table:style-name="ce180" office:value-type="float" office:value="81.954469997" calcext:value-type="float">
            <text:p>81.95446999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42.8817550897" calcext:value-type="float">
            <text:p>42.8817550897</text:p>
          </table:table-cell>
          <table:table-cell table:style-name="ce180" office:value-type="float" office:value="80.1847700514" calcext:value-type="float">
            <text:p>80.184770051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37.1557104777" calcext:value-type="float">
            <text:p>37.1557104777</text:p>
          </table:table-cell>
          <table:table-cell table:style-name="ce180" office:value-type="float" office:value="84.9541114129" calcext:value-type="float">
            <text:p>84.954111412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38.7318581261" calcext:value-type="float">
            <text:p>38.7318581261</text:p>
          </table:table-cell>
          <table:table-cell table:style-name="ce180" office:value-type="float" office:value="83.7893564281" calcext:value-type="float">
            <text:p>83.789356428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31.0005254108" calcext:value-type="float">
            <text:p>31.0005254108</text:p>
          </table:table-cell>
          <table:table-cell table:style-name="ce180" office:value-type="float" office:value="82.5794805962" calcext:value-type="float">
            <text:p>82.579480596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25.9854996226" calcext:value-type="float">
            <text:p>25.9854996226</text:p>
          </table:table-cell>
          <table:table-cell table:style-name="ce180" office:value-type="float" office:value="74.3493875478" calcext:value-type="float">
            <text:p>74.349387547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23.7145662909" calcext:value-type="float">
            <text:p>23.7145662909</text:p>
          </table:table-cell>
          <table:table-cell table:style-name="ce180" office:value-type="float" office:value="75.0980490792" calcext:value-type="float">
            <text:p>75.098049079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23.077319507" calcext:value-type="float">
            <text:p>23.077319507</text:p>
          </table:table-cell>
          <table:table-cell table:style-name="ce180" office:value-type="float" office:value="71.7205396747" calcext:value-type="float">
            <text:p>71.720539674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24.9391368744" calcext:value-type="float">
            <text:p>24.9391368744</text:p>
          </table:table-cell>
          <table:table-cell table:style-name="ce180" office:value-type="float" office:value="72.5802858084" calcext:value-type="float">
            <text:p>72.580285808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17.8934987136" calcext:value-type="float">
            <text:p>17.8934987136</text:p>
          </table:table-cell>
          <table:table-cell table:style-name="ce180" office:value-type="float" office:value="71.1096873431" calcext:value-type="float">
            <text:p>71.109687343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23.6730818572" calcext:value-type="float">
            <text:p>23.6730818572</text:p>
          </table:table-cell>
          <table:table-cell table:style-name="ce180" office:value-type="float" office:value="64.8708391385" calcext:value-type="float">
            <text:p>64.87083913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23.7490719056" calcext:value-type="float">
            <text:p>23.7490719056</text:p>
          </table:table-cell>
          <table:table-cell table:style-name="ce180" office:value-type="float" office:value="63.557171895" calcext:value-type="float">
            <text:p>63.5571718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32.2151786343" calcext:value-type="float">
            <text:p>32.2151786343</text:p>
          </table:table-cell>
          <table:table-cell table:style-name="ce180" office:value-type="float" office:value="65.6009580191" calcext:value-type="float">
            <text:p>65.600958019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29.4368412489" calcext:value-type="float">
            <text:p>29.4368412489</text:p>
          </table:table-cell>
          <table:table-cell table:style-name="ce180" office:value-type="float" office:value="67.5545281141" calcext:value-type="float">
            <text:p>67.55452811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40.0500951983" calcext:value-type="float">
            <text:p>40.0500951983</text:p>
          </table:table-cell>
          <table:table-cell table:style-name="ce180" office:value-type="float" office:value="71.8890335708" calcext:value-type="float">
            <text:p>71.889033570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37.5747950188" calcext:value-type="float">
            <text:p>37.5747950188</text:p>
          </table:table-cell>
          <table:table-cell table:style-name="ce180" office:value-type="float" office:value="69.9887444412" calcext:value-type="float">
            <text:p>69.988744441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49.3104686263" calcext:value-type="float">
            <text:p>49.3104686263</text:p>
          </table:table-cell>
          <table:table-cell table:style-name="ce180" office:value-type="float" office:value="67.1687603206" calcext:value-type="float">
            <text:p>67.168760320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47.3480185524" calcext:value-type="float">
            <text:p>47.3480185524</text:p>
          </table:table-cell>
          <table:table-cell table:style-name="ce180" office:value-type="float" office:value="72.5916115408" calcext:value-type="float">
            <text:p>72.591611540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0.157414434" calcext:value-type="float">
            <text:p>50.157414434</text:p>
          </table:table-cell>
          <table:table-cell table:style-name="ce180" office:value-type="float" office:value="71.1617258246" calcext:value-type="float">
            <text:p>71.16172582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8.2100082697" calcext:value-type="float">
            <text:p>58.2100082697</text:p>
          </table:table-cell>
          <table:table-cell table:style-name="ce180" office:value-type="float" office:value="68.0445380719" calcext:value-type="float">
            <text:p>68.044538071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6.6089076561" calcext:value-type="float">
            <text:p>56.6089076561</text:p>
          </table:table-cell>
          <table:table-cell table:style-name="ce180" office:value-type="float" office:value="70.4089460888" calcext:value-type="float">
            <text:p>70.40894608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2.8338205303" calcext:value-type="float">
            <text:p>52.8338205303</text:p>
          </table:table-cell>
          <table:table-cell table:style-name="ce180" office:value-type="float" office:value="72.5518862725" calcext:value-type="float">
            <text:p>72.551886272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61.8185854576" calcext:value-type="float">
            <text:p>61.8185854576</text:p>
          </table:table-cell>
          <table:table-cell table:style-name="ce180" office:value-type="float" office:value="76.1128240228" calcext:value-type="float">
            <text:p>76.112824022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61.7276334143" calcext:value-type="float">
            <text:p>61.7276334143</text:p>
          </table:table-cell>
          <table:table-cell table:style-name="ce180" office:value-type="float" office:value="77.0692384058" calcext:value-type="float">
            <text:p>77.069238405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62.1922520815" calcext:value-type="float">
            <text:p>62.1922520815</text:p>
          </table:table-cell>
          <table:table-cell table:style-name="ce180" office:value-type="float" office:value="76.1568192103" calcext:value-type="float">
            <text:p>76.15681921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8.1187658587" calcext:value-type="float">
            <text:p>58.1187658587</text:p>
          </table:table-cell>
          <table:table-cell table:style-name="ce180" office:value-type="float" office:value="73.1189614684" calcext:value-type="float">
            <text:p>73.118961468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8.2704123843" calcext:value-type="float">
            <text:p>58.2704123843</text:p>
          </table:table-cell>
          <table:table-cell table:style-name="ce180" office:value-type="float" office:value="35.5968950425" calcext:value-type="float">
            <text:p>35.596895042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9.7665303129" calcext:value-type="float">
            <text:p>59.7665303129</text:p>
          </table:table-cell>
          <table:table-cell table:style-name="ce180" office:value-type="float" office:value="32.6212516009" calcext:value-type="float">
            <text:p>32.621251600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2.5355347207" calcext:value-type="float">
            <text:p>52.5355347207</text:p>
          </table:table-cell>
          <table:table-cell table:style-name="ce180" office:value-type="float" office:value="27.1741229419" calcext:value-type="float">
            <text:p>27.174122941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0.8925215809" calcext:value-type="float">
            <text:p>50.8925215809</text:p>
          </table:table-cell>
          <table:table-cell table:style-name="ce180" office:value-type="float" office:value="29.1452839382" calcext:value-type="float">
            <text:p>29.145283938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49.9675511775" calcext:value-type="float">
            <text:p>49.9675511775</text:p>
          </table:table-cell>
          <table:table-cell table:style-name="ce180" office:value-type="float" office:value="28.4602033343" calcext:value-type="float">
            <text:p>28.460203334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1.3478832298" calcext:value-type="float">
            <text:p>51.3478832298</text:p>
          </table:table-cell>
          <table:table-cell table:style-name="ce180" office:value-type="float" office:value="27.3642602259" calcext:value-type="float">
            <text:p>27.364260225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37.5551162883" calcext:value-type="float">
            <text:p>37.5551162883</text:p>
          </table:table-cell>
          <table:table-cell table:style-name="ce180" office:value-type="float" office:value="24.5376638386" calcext:value-type="float">
            <text:p>24.537663838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39.1995941778" calcext:value-type="float">
            <text:p>39.1995941778</text:p>
          </table:table-cell>
          <table:table-cell table:style-name="ce180" office:value-type="float" office:value="23.6804956588" calcext:value-type="float">
            <text:p>23.68049565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36.3827221955" calcext:value-type="float">
            <text:p>36.3827221955</text:p>
          </table:table-cell>
          <table:table-cell table:style-name="ce180" office:value-type="float" office:value="25.2380052325" calcext:value-type="float">
            <text:p>25.238005232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41.1006943822" calcext:value-type="float">
            <text:p>41.1006943822</text:p>
          </table:table-cell>
          <table:table-cell table:style-name="ce180" office:value-type="float" office:value="26.5526132161" calcext:value-type="float">
            <text:p>26.552613216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28.2178118248" calcext:value-type="float">
            <text:p>28.2178118248</text:p>
          </table:table-cell>
          <table:table-cell table:style-name="ce180" office:value-type="float" office:value="28.2802924847" calcext:value-type="float">
            <text:p>28.280292484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33.7970720433" calcext:value-type="float">
            <text:p>33.7970720433</text:p>
          </table:table-cell>
          <table:table-cell table:style-name="ce180" office:value-type="float" office:value="28.6997507433" calcext:value-type="float">
            <text:p>28.699750743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43.9193873055" calcext:value-type="float">
            <text:p>43.9193873055</text:p>
          </table:table-cell>
          <table:table-cell table:style-name="ce180" office:value-type="float" office:value="27.7978445882" calcext:value-type="float">
            <text:p>27.797844588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44.4164011084" calcext:value-type="float">
            <text:p>44.4164011084</text:p>
          </table:table-cell>
          <table:table-cell table:style-name="ce180" office:value-type="float" office:value="28.9476923345" calcext:value-type="float">
            <text:p>28.947692334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28.0376027706" calcext:value-type="float">
            <text:p>28.0376027706</text:p>
          </table:table-cell>
          <table:table-cell table:style-name="ce180" office:value-type="float" office:value="26.8038243613" calcext:value-type="float">
            <text:p>26.80382436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31.6895761296" calcext:value-type="float">
            <text:p>31.6895761296</text:p>
          </table:table-cell>
          <table:table-cell table:style-name="ce180" office:value-type="float" office:value="26.6664002089" calcext:value-type="float">
            <text:p>26.666400208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27.2796128523" calcext:value-type="float">
            <text:p>27.2796128523</text:p>
          </table:table-cell>
          <table:table-cell table:style-name="ce180" office:value-type="float" office:value="19.2572809685" calcext:value-type="float">
            <text:p>19.25728096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31.2218783581" calcext:value-type="float">
            <text:p>31.2218783581</text:p>
          </table:table-cell>
          <table:table-cell table:style-name="ce180" office:value-type="float" office:value="26.4408557812" calcext:value-type="float">
            <text:p>26.440855781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33.5458051034" calcext:value-type="float">
            <text:p>33.5458051034</text:p>
          </table:table-cell>
          <table:table-cell table:style-name="ce180" office:value-type="float" office:value="20.0807081014" calcext:value-type="float">
            <text:p>20.080708101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39.7363306065" calcext:value-type="float">
            <text:p>39.7363306065</text:p>
          </table:table-cell>
          <table:table-cell table:style-name="ce180" office:value-type="float" office:value="23.4948069772" calcext:value-type="float">
            <text:p>23.494806977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42.8418426525" calcext:value-type="float">
            <text:p>42.8418426525</text:p>
          </table:table-cell>
          <table:table-cell table:style-name="ce180" office:value-type="float" office:value="20.3339004396" calcext:value-type="float">
            <text:p>20.33390043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47.0937298879" calcext:value-type="float">
            <text:p>47.0937298879</text:p>
          </table:table-cell>
          <table:table-cell table:style-name="ce180" office:value-type="float" office:value="26.9934706312" calcext:value-type="float">
            <text:p>26.993470631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1.4536583539" calcext:value-type="float">
            <text:p>51.4536583539</text:p>
          </table:table-cell>
          <table:table-cell table:style-name="ce180" office:value-type="float" office:value="26.0229417521" calcext:value-type="float">
            <text:p>26.022941752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49.3677068167" calcext:value-type="float">
            <text:p>49.3677068167</text:p>
          </table:table-cell>
          <table:table-cell table:style-name="ce180" office:value-type="float" office:value="22.005580703" calcext:value-type="float">
            <text:p>22.0055807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48.2534809736" calcext:value-type="float">
            <text:p>48.2534809736</text:p>
          </table:table-cell>
          <table:table-cell table:style-name="ce180" office:value-type="float" office:value="29.2708555331" calcext:value-type="float">
            <text:p>29.270855533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61.0029597643" calcext:value-type="float">
            <text:p>61.0029597643</text:p>
          </table:table-cell>
          <table:table-cell table:style-name="ce180" office:value-type="float" office:value="30.0153144324" calcext:value-type="float">
            <text:p>30.015314432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60.8065608049" calcext:value-type="float">
            <text:p>60.8065608049</text:p>
          </table:table-cell>
          <table:table-cell table:style-name="ce180" office:value-type="float" office:value="27.8683134861" calcext:value-type="float">
            <text:p>27.868313486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9.0674270249" calcext:value-type="float">
            <text:p>59.0674270249</text:p>
          </table:table-cell>
          <table:table-cell table:style-name="ce180" office:value-type="float" office:value="26.7882840217" calcext:value-type="float">
            <text:p>26.788284021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61.4146337175" calcext:value-type="float">
            <text:p>61.4146337175</text:p>
          </table:table-cell>
          <table:table-cell table:style-name="ce180" office:value-type="float" office:value="31.0393750583" calcext:value-type="float">
            <text:p>31.039375058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68.9343694692" calcext:value-type="float">
            <text:p>68.9343694692</text:p>
          </table:table-cell>
          <table:table-cell table:style-name="ce180" office:value-type="float" office:value="31.6198930866" calcext:value-type="float">
            <text:p>31.619893086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63.0652438592" calcext:value-type="float">
            <text:p>63.0652438592</text:p>
          </table:table-cell>
          <table:table-cell table:style-name="ce180" office:value-type="float" office:value="34.2357465852" calcext:value-type="float">
            <text:p>34.23574658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72.2725228706" calcext:value-type="float">
            <text:p>72.2725228706</text:p>
          </table:table-cell>
          <table:table-cell table:style-name="ce180" office:value-type="float" office:value="67.6444437851" calcext:value-type="float">
            <text:p>67.644443785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75.3598819664" calcext:value-type="float">
            <text:p>75.3598819664</text:p>
          </table:table-cell>
          <table:table-cell table:style-name="ce180" office:value-type="float" office:value="75.4216145799" calcext:value-type="float">
            <text:p>75.421614579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72.8336258709" calcext:value-type="float">
            <text:p>72.8336258709</text:p>
          </table:table-cell>
          <table:table-cell table:style-name="ce180" office:value-type="float" office:value="72.1146938095" calcext:value-type="float">
            <text:p>72.11469380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70.8104148392" calcext:value-type="float">
            <text:p>70.8104148392</text:p>
          </table:table-cell>
          <table:table-cell table:style-name="ce180" office:value-type="float" office:value="79.3504618327" calcext:value-type="float">
            <text:p>79.350461832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45.8019347617" calcext:value-type="float">
            <text:p>45.8019347617</text:p>
          </table:table-cell>
          <table:table-cell table:style-name="ce180" office:value-type="float" office:value="81.6582677456" calcext:value-type="float">
            <text:p>81.65826774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45.835020171" calcext:value-type="float">
            <text:p>45.835020171</text:p>
          </table:table-cell>
          <table:table-cell table:style-name="ce180" office:value-type="float" office:value="82.7425919919" calcext:value-type="float">
            <text:p>82.742591991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40.0788064496" calcext:value-type="float">
            <text:p>40.0788064496</text:p>
          </table:table-cell>
          <table:table-cell table:style-name="ce180" office:value-type="float" office:value="80.2471852579" calcext:value-type="float">
            <text:p>80.247185257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1.9829247003" calcext:value-type="float">
            <text:p>51.9829247003</text:p>
          </table:table-cell>
          <table:table-cell table:style-name="ce180" office:value-type="float" office:value="82.2043834675" calcext:value-type="float">
            <text:p>82.204383467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7.337906053" calcext:value-type="float">
            <text:p>57.337906053</text:p>
          </table:table-cell>
          <table:table-cell table:style-name="ce180" office:value-type="float" office:value="84.9995188696" calcext:value-type="float">
            <text:p>84.99951886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62.3362327624" calcext:value-type="float">
            <text:p>62.3362327624</text:p>
          </table:table-cell>
          <table:table-cell table:style-name="ce180" office:value-type="float" office:value="83.2465678988" calcext:value-type="float">
            <text:p>83.24656789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8.5059100905" calcext:value-type="float">
            <text:p>58.5059100905</text:p>
          </table:table-cell>
          <table:table-cell table:style-name="ce180" office:value-type="float" office:value="81.7455863409" calcext:value-type="float">
            <text:p>81.745586340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6.2479351377" calcext:value-type="float">
            <text:p>56.2479351377</text:p>
          </table:table-cell>
          <table:table-cell table:style-name="ce180" office:value-type="float" office:value="83.513949493" calcext:value-type="float">
            <text:p>83.51394949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5.4065208295" calcext:value-type="float">
            <text:p>55.4065208295</text:p>
          </table:table-cell>
          <table:table-cell table:style-name="ce180" office:value-type="float" office:value="80.2666719669" calcext:value-type="float">
            <text:p>80.266671966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3.2839688423" calcext:value-type="float">
            <text:p>53.2839688423</text:p>
          </table:table-cell>
          <table:table-cell table:style-name="ce180" office:value-type="float" office:value="84.2635992213" calcext:value-type="float">
            <text:p>84.26359922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44.6767615455" calcext:value-type="float">
            <text:p>44.6767615455</text:p>
          </table:table-cell>
          <table:table-cell table:style-name="ce180" office:value-type="float" office:value="80.2382855483" calcext:value-type="float">
            <text:p>80.238285548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30.0112642472" calcext:value-type="float">
            <text:p>30.0112642472</text:p>
          </table:table-cell>
          <table:table-cell table:style-name="ce180" office:value-type="float" office:value="68.1467563743" calcext:value-type="float">
            <text:p>68.146756374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29.7452539206" calcext:value-type="float">
            <text:p>29.7452539206</text:p>
          </table:table-cell>
          <table:table-cell table:style-name="ce180" office:value-type="float" office:value="74.4045268347" calcext:value-type="float">
            <text:p>74.404526834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37.3099483549" calcext:value-type="float">
            <text:p>37.3099483549</text:p>
          </table:table-cell>
          <table:table-cell table:style-name="ce180" office:value-type="float" office:value="72.5861552003" calcext:value-type="float">
            <text:p>72.58615520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61.1359469093" calcext:value-type="float">
            <text:p>61.1359469093</text:p>
          </table:table-cell>
          <table:table-cell table:style-name="ce180" office:value-type="float" office:value="82.5375693646" calcext:value-type="float">
            <text:p>82.53756936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61.7206191907" calcext:value-type="float">
            <text:p>61.7206191907</text:p>
          </table:table-cell>
          <table:table-cell table:style-name="ce180" office:value-type="float" office:value="85.7056934492" calcext:value-type="float">
            <text:p>85.705693449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63.6093798555" calcext:value-type="float">
            <text:p>63.6093798555</text:p>
          </table:table-cell>
          <table:table-cell table:style-name="ce180" office:value-type="float" office:value="83.3600288362" calcext:value-type="float">
            <text:p>83.360028836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70.7237162322" calcext:value-type="float">
            <text:p>70.7237162322</text:p>
          </table:table-cell>
          <table:table-cell table:style-name="ce180" office:value-type="float" office:value="87.1522075165" calcext:value-type="float">
            <text:p>87.152207516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75.0063926418" calcext:value-type="float">
            <text:p>75.0063926418</text:p>
          </table:table-cell>
          <table:table-cell table:style-name="ce180" office:value-type="float" office:value="82.4258351563" calcext:value-type="float">
            <text:p>82.425835156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75.0925497814" calcext:value-type="float">
            <text:p>75.0925497814</text:p>
          </table:table-cell>
          <table:table-cell table:style-name="ce180" office:value-type="float" office:value="83.4373907092" calcext:value-type="float">
            <text:p>83.437390709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70.3279291834" calcext:value-type="float">
            <text:p>70.3279291834</text:p>
          </table:table-cell>
          <table:table-cell table:style-name="ce180" office:value-type="float" office:value="82.0293546968" calcext:value-type="float">
            <text:p>82.029354696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70.8633308324" calcext:value-type="float">
            <text:p>70.8633308324</text:p>
          </table:table-cell>
          <table:table-cell table:style-name="ce180" office:value-type="float" office:value="79.4081747457" calcext:value-type="float">
            <text:p>79.408174745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75.7799048195" calcext:value-type="float">
            <text:p>75.7799048195</text:p>
          </table:table-cell>
          <table:table-cell table:style-name="ce180" office:value-type="float" office:value="79.8861994199" calcext:value-type="float">
            <text:p>79.886199419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78.0936590733" calcext:value-type="float">
            <text:p>78.0936590733</text:p>
          </table:table-cell>
          <table:table-cell table:style-name="ce180" office:value-type="float" office:value="77.759558184" calcext:value-type="float">
            <text:p>77.75955818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76.7457612243" calcext:value-type="float">
            <text:p>76.7457612243</text:p>
          </table:table-cell>
          <table:table-cell table:style-name="ce180" office:value-type="float" office:value="71.9733600919" calcext:value-type="float">
            <text:p>71.973360091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78.4646034437" calcext:value-type="float">
            <text:p>78.4646034437</text:p>
          </table:table-cell>
          <table:table-cell table:style-name="ce180" office:value-type="float" office:value="69.7493008209" calcext:value-type="float">
            <text:p>69.749300820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76.7456848486" calcext:value-type="float">
            <text:p>76.7456848486</text:p>
          </table:table-cell>
          <table:table-cell table:style-name="ce180" office:value-type="float" office:value="70.0440572588" calcext:value-type="float">
            <text:p>70.04405725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85.161682187" calcext:value-type="float">
            <text:p>85.161682187</text:p>
          </table:table-cell>
          <table:table-cell table:style-name="ce180" office:value-type="float" office:value="65.5124047088" calcext:value-type="float">
            <text:p>65.51240470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91.8083525691" calcext:value-type="float">
            <text:p>91.8083525691</text:p>
          </table:table-cell>
          <table:table-cell table:style-name="ce180" office:value-type="float" office:value="34.9655944844" calcext:value-type="float">
            <text:p>34.96559448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91.8874485924" calcext:value-type="float">
            <text:p>91.8874485924</text:p>
          </table:table-cell>
          <table:table-cell table:style-name="ce180" office:value-type="float" office:value="34.7692538555" calcext:value-type="float">
            <text:p>34.769253855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92.2484016622" calcext:value-type="float">
            <text:p>92.2484016622</text:p>
          </table:table-cell>
          <table:table-cell table:style-name="ce180" office:value-type="float" office:value="32.3771544295" calcext:value-type="float">
            <text:p>32.37715442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91.782532741" calcext:value-type="float">
            <text:p>91.782532741</text:p>
          </table:table-cell>
          <table:table-cell table:style-name="ce180" office:value-type="float" office:value="34.3842946521" calcext:value-type="float">
            <text:p>34.384294652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96.0805193672" calcext:value-type="float">
            <text:p>96.0805193672</text:p>
          </table:table-cell>
          <table:table-cell table:style-name="ce180" office:value-type="float" office:value="28.0536005018" calcext:value-type="float">
            <text:p>28.05360050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92.2478988278" calcext:value-type="float">
            <text:p>92.2478988278</text:p>
          </table:table-cell>
          <table:table-cell table:style-name="ce180" office:value-type="float" office:value="28.0707514904" calcext:value-type="float">
            <text:p>28.070751490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7.662276619" calcext:value-type="float">
            <text:p>57.662276619</text:p>
          </table:table-cell>
          <table:table-cell table:style-name="ce180" office:value-type="float" office:value="24.0606079328" calcext:value-type="float">
            <text:p>24.060607932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9.8469248931" calcext:value-type="float">
            <text:p>59.8469248931</text:p>
          </table:table-cell>
          <table:table-cell table:style-name="ce180" office:value-type="float" office:value="26.1777124879" calcext:value-type="float">
            <text:p>26.177712487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64.0670962137" calcext:value-type="float">
            <text:p>64.0670962137</text:p>
          </table:table-cell>
          <table:table-cell table:style-name="ce180" office:value-type="float" office:value="27.7765005568" calcext:value-type="float">
            <text:p>27.776500556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60.9815013975" calcext:value-type="float">
            <text:p>60.9815013975</text:p>
          </table:table-cell>
          <table:table-cell table:style-name="ce180" office:value-type="float" office:value="23.9342981582" calcext:value-type="float">
            <text:p>23.934298158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9.9670579092" calcext:value-type="float">
            <text:p>59.9670579092</text:p>
          </table:table-cell>
          <table:table-cell table:style-name="ce180" office:value-type="float" office:value="26.8025832185" calcext:value-type="float">
            <text:p>26.80258321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62.7074541119" calcext:value-type="float">
            <text:p>62.7074541119</text:p>
          </table:table-cell>
          <table:table-cell table:style-name="ce180" office:value-type="float" office:value="21.9955085787" calcext:value-type="float">
            <text:p>21.995508578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69.1952352018" calcext:value-type="float">
            <text:p>69.1952352018</text:p>
          </table:table-cell>
          <table:table-cell table:style-name="ce180" office:value-type="float" office:value="22.709792166" calcext:value-type="float">
            <text:p>22.70979216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65.5923626471" calcext:value-type="float">
            <text:p>65.5923626471</text:p>
          </table:table-cell>
          <table:table-cell table:style-name="ce180" office:value-type="float" office:value="20.6941731019" calcext:value-type="float">
            <text:p>20.694173101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64.6170985343" calcext:value-type="float">
            <text:p>64.6170985343</text:p>
          </table:table-cell>
          <table:table-cell table:style-name="ce180" office:value-type="float" office:value="22.4431455531" calcext:value-type="float">
            <text:p>22.443145553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9.191159132" calcext:value-type="float">
            <text:p>59.191159132</text:p>
          </table:table-cell>
          <table:table-cell table:style-name="ce180" office:value-type="float" office:value="17.767901807" calcext:value-type="float">
            <text:p>17.76790180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5.8396313724" calcext:value-type="float">
            <text:p>55.8396313724</text:p>
          </table:table-cell>
          <table:table-cell table:style-name="ce180" office:value-type="float" office:value="21.6185696663" calcext:value-type="float">
            <text:p>21.618569666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9.0007586238" calcext:value-type="float">
            <text:p>59.0007586238</text:p>
          </table:table-cell>
          <table:table-cell table:style-name="ce180" office:value-type="float" office:value="21.1710074885" calcext:value-type="float">
            <text:p>21.17100748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6.4593711284" calcext:value-type="float">
            <text:p>56.4593711284</text:p>
          </table:table-cell>
          <table:table-cell table:style-name="ce180" office:value-type="float" office:value="25.1445642082" calcext:value-type="float">
            <text:p>25.144564208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2.3581053558" calcext:value-type="float">
            <text:p>52.3581053558</text:p>
          </table:table-cell>
          <table:table-cell table:style-name="ce180" office:value-type="float" office:value="19.4170541222" calcext:value-type="float">
            <text:p>19.417054122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1.8116637782" calcext:value-type="float">
            <text:p>51.8116637782</text:p>
          </table:table-cell>
          <table:table-cell table:style-name="ce180" office:value-type="float" office:value="17.0334945954" calcext:value-type="float">
            <text:p>17.03349459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4.222845621" calcext:value-type="float">
            <text:p>54.222845621</text:p>
          </table:table-cell>
          <table:table-cell table:style-name="ce180" office:value-type="float" office:value="19.503665544" calcext:value-type="float">
            <text:p>19.5036655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49.0187553996" calcext:value-type="float">
            <text:p>49.0187553996</text:p>
          </table:table-cell>
          <table:table-cell table:style-name="ce180" office:value-type="float" office:value="23.4892740197" calcext:value-type="float">
            <text:p>23.489274019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35.6535812004" calcext:value-type="float">
            <text:p>35.6535812004</text:p>
          </table:table-cell>
          <table:table-cell table:style-name="ce180" office:value-type="float" office:value="17.5145080595" calcext:value-type="float">
            <text:p>17.51450805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46.965785757" calcext:value-type="float">
            <text:p>46.965785757</text:p>
          </table:table-cell>
          <table:table-cell table:style-name="ce180" office:value-type="float" office:value="16.7892016247" calcext:value-type="float">
            <text:p>16.789201624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49.5842392555" calcext:value-type="float">
            <text:p>49.5842392555</text:p>
          </table:table-cell>
          <table:table-cell table:style-name="ce180" office:value-type="float" office:value="16.7579160147" calcext:value-type="float">
            <text:p>16.757916014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1.8562999655" calcext:value-type="float">
            <text:p>51.8562999655</text:p>
          </table:table-cell>
          <table:table-cell table:style-name="ce180" office:value-type="float" office:value="21.969084007" calcext:value-type="float">
            <text:p>21.96908400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5.9528886329" calcext:value-type="float">
            <text:p>55.9528886329</text:p>
          </table:table-cell>
          <table:table-cell table:style-name="ce180" office:value-type="float" office:value="16.7897576048" calcext:value-type="float">
            <text:p>16.789757604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1.6637862607" calcext:value-type="float">
            <text:p>51.6637862607</text:p>
          </table:table-cell>
          <table:table-cell table:style-name="ce180" office:value-type="float" office:value="19.9251251977" calcext:value-type="float">
            <text:p>19.925125197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45.8596693166" calcext:value-type="float">
            <text:p>45.8596693166</text:p>
          </table:table-cell>
          <table:table-cell table:style-name="ce180" office:value-type="float" office:value="17.1289036754" calcext:value-type="float">
            <text:p>17.12890367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39.7403795202" calcext:value-type="float">
            <text:p>39.7403795202</text:p>
          </table:table-cell>
          <table:table-cell table:style-name="ce180" office:value-type="float" office:value="18.7410514146" calcext:value-type="float">
            <text:p>18.74105141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2.8112216438" calcext:value-type="float">
            <text:p>52.8112216438</text:p>
          </table:table-cell>
          <table:table-cell table:style-name="ce180" office:value-type="float" office:value="17.8549881176" calcext:value-type="float">
            <text:p>17.854988117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6.7891043639" calcext:value-type="float">
            <text:p>56.7891043639</text:p>
          </table:table-cell>
          <table:table-cell table:style-name="ce180" office:value-type="float" office:value="17.3061155207" calcext:value-type="float">
            <text:p>17.306115520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4.1145317806" calcext:value-type="float">
            <text:p>54.1145317806</text:p>
          </table:table-cell>
          <table:table-cell table:style-name="ce180" office:value-type="float" office:value="17.6735343896" calcext:value-type="float">
            <text:p>17.67353438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5.571119732" calcext:value-type="float">
            <text:p>55.571119732</text:p>
          </table:table-cell>
          <table:table-cell table:style-name="ce180" office:value-type="float" office:value="17.369574581" calcext:value-type="float">
            <text:p>17.36957458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65.3064624975" calcext:value-type="float">
            <text:p>65.3064624975</text:p>
          </table:table-cell>
          <table:table-cell table:style-name="ce180" office:value-type="float" office:value="18.1973548277" calcext:value-type="float">
            <text:p>18.197354827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66.9907491546" calcext:value-type="float">
            <text:p>66.9907491546</text:p>
          </table:table-cell>
          <table:table-cell table:style-name="ce180" office:value-type="float" office:value="17.2228706509" calcext:value-type="float">
            <text:p>17.222870650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72.1567189391" calcext:value-type="float">
            <text:p>72.1567189391</text:p>
          </table:table-cell>
          <table:table-cell table:style-name="ce180" office:value-type="float" office:value="16.8142747914" calcext:value-type="float">
            <text:p>16.814274791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70.9805804021" calcext:value-type="float">
            <text:p>70.9805804021</text:p>
          </table:table-cell>
          <table:table-cell table:style-name="ce180" office:value-type="float" office:value="17.15575228" calcext:value-type="float">
            <text:p>17.1557522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72.2220822073" calcext:value-type="float">
            <text:p>72.2220822073</text:p>
          </table:table-cell>
          <table:table-cell table:style-name="ce180" office:value-type="float" office:value="19.3692816955" calcext:value-type="float">
            <text:p>19.369281695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79.7001583481" calcext:value-type="float">
            <text:p>79.7001583481</text:p>
          </table:table-cell>
          <table:table-cell table:style-name="ce180" office:value-type="float" office:value="20.740218365" calcext:value-type="float">
            <text:p>20.74021836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64.2491606461" calcext:value-type="float">
            <text:p>64.2491606461</text:p>
          </table:table-cell>
          <table:table-cell table:style-name="ce180" office:value-type="float" office:value="14.9139624607" calcext:value-type="float">
            <text:p>14.913962460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66.9432914334" calcext:value-type="float">
            <text:p>66.9432914334</text:p>
          </table:table-cell>
          <table:table-cell table:style-name="ce180" office:value-type="float" office:value="20.1891325034" calcext:value-type="float">
            <text:p>20.189132503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66.9416766634" calcext:value-type="float">
            <text:p>66.9416766634</text:p>
          </table:table-cell>
          <table:table-cell table:style-name="ce180" office:value-type="float" office:value="18.2435093914" calcext:value-type="float">
            <text:p>18.243509391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39.6482666468" calcext:value-type="float">
            <text:p>39.6482666468</text:p>
          </table:table-cell>
          <table:table-cell table:style-name="ce180" office:value-type="float" office:value="22.7313663718" calcext:value-type="float">
            <text:p>22.73136637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37.9497836858" calcext:value-type="float">
            <text:p>37.9497836858</text:p>
          </table:table-cell>
          <table:table-cell table:style-name="ce180" office:value-type="float" office:value="26.5217492344" calcext:value-type="float">
            <text:p>26.52174923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86.5043905611" calcext:value-type="float">
            <text:p>86.5043905611</text:p>
          </table:table-cell>
          <table:table-cell table:style-name="ce180" office:value-type="float" office:value="34.8940252874" calcext:value-type="float">
            <text:p>34.894025287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0.8154853559" calcext:value-type="float">
            <text:p>50.8154853559</text:p>
          </table:table-cell>
          <table:table-cell table:style-name="ce180" office:value-type="float" office:value="78.950838805" calcext:value-type="float">
            <text:p>78.95083880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51.1834666638" calcext:value-type="float">
            <text:p>51.1834666638</text:p>
          </table:table-cell>
          <table:table-cell table:style-name="ce180" office:value-type="float" office:value="85.1288546497" calcext:value-type="float">
            <text:p>85.128854649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high_lines</text:p>
          </table:table-cell>
          <table:table-cell table:style-name="ce180" office:value-type="float" office:value="40.8638552293" calcext:value-type="float">
            <text:p>40.8638552293</text:p>
          </table:table-cell>
          <table:table-cell table:style-name="ce180" office:value-type="float" office:value="82.9261452983" calcext:value-type="float">
            <text:p>82.926145298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1.1479167122" calcext:value-type="float">
            <text:p>51.1479167122</text:p>
          </table:table-cell>
          <table:table-cell table:style-name="ce180" office:value-type="float" office:value="90.8674123313" calcext:value-type="float">
            <text:p>90.86741233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5171258092" calcext:value-type="float">
            <text:p>50.5171258092</text:p>
          </table:table-cell>
          <table:table-cell table:style-name="ce180" office:value-type="float" office:value="89.1023945866" calcext:value-type="float">
            <text:p>89.102394586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2074801993" calcext:value-type="float">
            <text:p>50.2074801993</text:p>
          </table:table-cell>
          <table:table-cell table:style-name="ce180" office:value-type="float" office:value="85.4600473951" calcext:value-type="float">
            <text:p>85.460047395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0694819181" calcext:value-type="float">
            <text:p>50.0694819181</text:p>
          </table:table-cell>
          <table:table-cell table:style-name="ce180" office:value-type="float" office:value="83.0576695262" calcext:value-type="float">
            <text:p>83.057669526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5628463386" calcext:value-type="float">
            <text:p>50.5628463386</text:p>
          </table:table-cell>
          <table:table-cell table:style-name="ce180" office:value-type="float" office:value="82.9378217764" calcext:value-type="float">
            <text:p>82.93782177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288527801" calcext:value-type="float">
            <text:p>50.288527801</text:p>
          </table:table-cell>
          <table:table-cell table:style-name="ce180" office:value-type="float" office:value="82.9752535659" calcext:value-type="float">
            <text:p>82.975253565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25.5834750822" calcext:value-type="float">
            <text:p>25.5834750822</text:p>
          </table:table-cell>
          <table:table-cell table:style-name="ce180" office:value-type="float" office:value="82.9148911324" calcext:value-type="float">
            <text:p>82.914891132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25.4835833896" calcext:value-type="float">
            <text:p>25.4835833896</text:p>
          </table:table-cell>
          <table:table-cell table:style-name="ce180" office:value-type="float" office:value="82.929084979" calcext:value-type="float">
            <text:p>82.92908497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25.4435257049" calcext:value-type="float">
            <text:p>25.4435257049</text:p>
          </table:table-cell>
          <table:table-cell table:style-name="ce180" office:value-type="float" office:value="82.8742004973" calcext:value-type="float">
            <text:p>82.874200497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25.5651134237" calcext:value-type="float">
            <text:p>25.5651134237</text:p>
          </table:table-cell>
          <table:table-cell table:style-name="ce180" office:value-type="float" office:value="82.9240977704" calcext:value-type="float">
            <text:p>82.924097770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25.9288442731" calcext:value-type="float">
            <text:p>25.9288442731</text:p>
          </table:table-cell>
          <table:table-cell table:style-name="ce180" office:value-type="float" office:value="82.8211841087" calcext:value-type="float">
            <text:p>82.821184108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27.5514782612" calcext:value-type="float">
            <text:p>27.5514782612</text:p>
          </table:table-cell>
          <table:table-cell table:style-name="ce180" office:value-type="float" office:value="51.4873865306" calcext:value-type="float">
            <text:p>51.487386530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27.5304663693" calcext:value-type="float">
            <text:p>27.5304663693</text:p>
          </table:table-cell>
          <table:table-cell table:style-name="ce180" office:value-type="float" office:value="51.4148465629" calcext:value-type="float">
            <text:p>51.414846562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27.0955703605" calcext:value-type="float">
            <text:p>27.0955703605</text:p>
          </table:table-cell>
          <table:table-cell table:style-name="ce180" office:value-type="float" office:value="52.0767994399" calcext:value-type="float">
            <text:p>52.076799439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27.4392496133" calcext:value-type="float">
            <text:p>27.4392496133</text:p>
          </table:table-cell>
          <table:table-cell table:style-name="ce180" office:value-type="float" office:value="51.7120790527" calcext:value-type="float">
            <text:p>51.712079052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27.8782642594" calcext:value-type="float">
            <text:p>27.8782642594</text:p>
          </table:table-cell>
          <table:table-cell table:style-name="ce180" office:value-type="float" office:value="50.70890793" calcext:value-type="float">
            <text:p>50.7089079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27.3388689181" calcext:value-type="float">
            <text:p>27.3388689181</text:p>
          </table:table-cell>
          <table:table-cell table:style-name="ce180" office:value-type="float" office:value="51.6530467544" calcext:value-type="float">
            <text:p>51.65304675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27.6784029741" calcext:value-type="float">
            <text:p>27.6784029741</text:p>
          </table:table-cell>
          <table:table-cell table:style-name="ce180" office:value-type="float" office:value="51.1819891691" calcext:value-type="float">
            <text:p>51.181989169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2.6356576791" calcext:value-type="float">
            <text:p>52.6356576791</text:p>
          </table:table-cell>
          <table:table-cell table:style-name="ce180" office:value-type="float" office:value="51.4185522584" calcext:value-type="float">
            <text:p>51.418552258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2.0252141055" calcext:value-type="float">
            <text:p>52.0252141055</text:p>
          </table:table-cell>
          <table:table-cell table:style-name="ce180" office:value-type="float" office:value="52.1230110467" calcext:value-type="float">
            <text:p>52.123011046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2.8811647904" calcext:value-type="float">
            <text:p>52.8811647904</text:p>
          </table:table-cell>
          <table:table-cell table:style-name="ce180" office:value-type="float" office:value="50.6215547554" calcext:value-type="float">
            <text:p>50.62155475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2.9526073133" calcext:value-type="float">
            <text:p>52.9526073133</text:p>
          </table:table-cell>
          <table:table-cell table:style-name="ce180" office:value-type="float" office:value="50.0747390118" calcext:value-type="float">
            <text:p>50.07473901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2.5205524936" calcext:value-type="float">
            <text:p>52.5205524936</text:p>
          </table:table-cell>
          <table:table-cell table:style-name="ce180" office:value-type="float" office:value="51.5024421035" calcext:value-type="float">
            <text:p>51.502442103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2.3428220582" calcext:value-type="float">
            <text:p>52.3428220582</text:p>
          </table:table-cell>
          <table:table-cell table:style-name="ce180" office:value-type="float" office:value="51.8619520908" calcext:value-type="float">
            <text:p>51.861952090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1.9275902141" calcext:value-type="float">
            <text:p>51.9275902141</text:p>
          </table:table-cell>
          <table:table-cell table:style-name="ce180" office:value-type="float" office:value="52.2577906065" calcext:value-type="float">
            <text:p>52.257790606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2.7137744894" calcext:value-type="float">
            <text:p>52.7137744894</text:p>
          </table:table-cell>
          <table:table-cell table:style-name="ce180" office:value-type="float" office:value="51.1979443188" calcext:value-type="float">
            <text:p>51.19794431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4438027888" calcext:value-type="float">
            <text:p>50.4438027888</text:p>
          </table:table-cell>
          <table:table-cell table:style-name="ce180" office:value-type="float" office:value="82.9418288173" calcext:value-type="float">
            <text:p>82.941828817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2166950326" calcext:value-type="float">
            <text:p>50.2166950326</text:p>
          </table:table-cell>
          <table:table-cell table:style-name="ce180" office:value-type="float" office:value="83.7523429676" calcext:value-type="float">
            <text:p>83.752342967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2.1841801076" calcext:value-type="float">
            <text:p>52.1841801076</text:p>
          </table:table-cell>
          <table:table-cell table:style-name="ce180" office:value-type="float" office:value="51.9752506714" calcext:value-type="float">
            <text:p>51.975250671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2.7920973459" calcext:value-type="float">
            <text:p>52.7920973459</text:p>
          </table:table-cell>
          <table:table-cell table:style-name="ce180" office:value-type="float" office:value="51.0733956509" calcext:value-type="float">
            <text:p>51.073395650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2.5897198565" calcext:value-type="float">
            <text:p>52.5897198565</text:p>
          </table:table-cell>
          <table:table-cell table:style-name="ce180" office:value-type="float" office:value="51.338090196" calcext:value-type="float">
            <text:p>51.3380901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2.0288486671" calcext:value-type="float">
            <text:p>52.0288486671</text:p>
          </table:table-cell>
          <table:table-cell table:style-name="ce180" office:value-type="float" office:value="52.1768375002" calcext:value-type="float">
            <text:p>52.176837500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2.729246581" calcext:value-type="float">
            <text:p>52.729246581</text:p>
          </table:table-cell>
          <table:table-cell table:style-name="ce180" office:value-type="float" office:value="51.2017650475" calcext:value-type="float">
            <text:p>51.201765047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2.8843132864" calcext:value-type="float">
            <text:p>52.8843132864</text:p>
          </table:table-cell>
          <table:table-cell table:style-name="ce180" office:value-type="float" office:value="50.4414354501" calcext:value-type="float">
            <text:p>50.441435450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2.5093008862" calcext:value-type="float">
            <text:p>52.5093008862</text:p>
          </table:table-cell>
          <table:table-cell table:style-name="ce180" office:value-type="float" office:value="51.4162051508" calcext:value-type="float">
            <text:p>51.416205150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8626843321" calcext:value-type="float">
            <text:p>50.8626843321</text:p>
          </table:table-cell>
          <table:table-cell table:style-name="ce180" office:value-type="float" office:value="17.1456310914" calcext:value-type="float">
            <text:p>17.145631091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8914922458" calcext:value-type="float">
            <text:p>50.8914922458</text:p>
          </table:table-cell>
          <table:table-cell table:style-name="ce180" office:value-type="float" office:value="17.1413237277" calcext:value-type="float">
            <text:p>17.141323727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25.8551275976" calcext:value-type="float">
            <text:p>25.8551275976</text:p>
          </table:table-cell>
          <table:table-cell table:style-name="ce180" office:value-type="float" office:value="17.0819086886" calcext:value-type="float">
            <text:p>17.081908688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26.0256445518" calcext:value-type="float">
            <text:p>26.0256445518</text:p>
          </table:table-cell>
          <table:table-cell table:style-name="ce180" office:value-type="float" office:value="16.9250135319" calcext:value-type="float">
            <text:p>16.925013531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27.8931727187" calcext:value-type="float">
            <text:p>27.8931727187</text:p>
          </table:table-cell>
          <table:table-cell table:style-name="ce180" office:value-type="float" office:value="50.6619634101" calcext:value-type="float">
            <text:p>50.661963410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27.6399679354" calcext:value-type="float">
            <text:p>27.6399679354</text:p>
          </table:table-cell>
          <table:table-cell table:style-name="ce180" office:value-type="float" office:value="51.3990974838" calcext:value-type="float">
            <text:p>51.399097483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27.892658895" calcext:value-type="float">
            <text:p>27.892658895</text:p>
          </table:table-cell>
          <table:table-cell table:style-name="ce180" office:value-type="float" office:value="50.7952815163" calcext:value-type="float">
            <text:p>50.795281516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2.7977329399" calcext:value-type="float">
            <text:p>52.7977329399</text:p>
          </table:table-cell>
          <table:table-cell table:style-name="ce180" office:value-type="float" office:value="50.6860370901" calcext:value-type="float">
            <text:p>50.686037090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27.5806388053" calcext:value-type="float">
            <text:p>27.5806388053</text:p>
          </table:table-cell>
          <table:table-cell table:style-name="ce180" office:value-type="float" office:value="51.5247612607" calcext:value-type="float">
            <text:p>51.524761260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26.4913985349" calcext:value-type="float">
            <text:p>26.4913985349</text:p>
          </table:table-cell>
          <table:table-cell table:style-name="ce180" office:value-type="float" office:value="17.4053909738" calcext:value-type="float">
            <text:p>17.405390973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25.9853178159" calcext:value-type="float">
            <text:p>25.9853178159</text:p>
          </table:table-cell>
          <table:table-cell table:style-name="ce180" office:value-type="float" office:value="17.203722132" calcext:value-type="float">
            <text:p>17.20372213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26.2014192753" calcext:value-type="float">
            <text:p>26.2014192753</text:p>
          </table:table-cell>
          <table:table-cell table:style-name="ce180" office:value-type="float" office:value="17.0938239128" calcext:value-type="float">
            <text:p>17.093823912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25.8575694746" calcext:value-type="float">
            <text:p>25.8575694746</text:p>
          </table:table-cell>
          <table:table-cell table:style-name="ce180" office:value-type="float" office:value="17.113842659" calcext:value-type="float">
            <text:p>17.11384265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7046843629" calcext:value-type="float">
            <text:p>50.7046843629</text:p>
          </table:table-cell>
          <table:table-cell table:style-name="ce180" office:value-type="float" office:value="17.0237445436" calcext:value-type="float">
            <text:p>17.023744543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8119753465" calcext:value-type="float">
            <text:p>50.8119753465</text:p>
          </table:table-cell>
          <table:table-cell table:style-name="ce180" office:value-type="float" office:value="17.1149252621" calcext:value-type="float">
            <text:p>17.114925262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5648455576999" calcext:value-type="float">
            <text:p>50.5648455576999</text:p>
          </table:table-cell>
          <table:table-cell table:style-name="ce180" office:value-type="float" office:value="17.0777773216" calcext:value-type="float">
            <text:p>17.077777321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9393039127" calcext:value-type="float">
            <text:p>50.9393039127</text:p>
          </table:table-cell>
          <table:table-cell table:style-name="ce180" office:value-type="float" office:value="16.981021883" calcext:value-type="float">
            <text:p>16.98102188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4588548392" calcext:value-type="float">
            <text:p>50.4588548392</text:p>
          </table:table-cell>
          <table:table-cell table:style-name="ce180" office:value-type="float" office:value="17.0385789686" calcext:value-type="float">
            <text:p>17.038578968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2.9013640729" calcext:value-type="float">
            <text:p>52.9013640729</text:p>
          </table:table-cell>
          <table:table-cell table:style-name="ce180" office:value-type="float" office:value="50.6905627231" calcext:value-type="float">
            <text:p>50.690562723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2.6849534438" calcext:value-type="float">
            <text:p>52.6849534438</text:p>
          </table:table-cell>
          <table:table-cell table:style-name="ce180" office:value-type="float" office:value="51.2944692191" calcext:value-type="float">
            <text:p>51.294469219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2.500088943" calcext:value-type="float">
            <text:p>52.500088943</text:p>
          </table:table-cell>
          <table:table-cell table:style-name="ce180" office:value-type="float" office:value="51.594356165" calcext:value-type="float">
            <text:p>51.59435616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1.8356372562" calcext:value-type="float">
            <text:p>51.8356372562</text:p>
          </table:table-cell>
          <table:table-cell table:style-name="ce180" office:value-type="float" office:value="52.3357655339" calcext:value-type="float">
            <text:p>52.335765533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6.9954121013" calcext:value-type="float">
            <text:p>76.9954121013</text:p>
          </table:table-cell>
          <table:table-cell table:style-name="ce180" office:value-type="float" office:value="52.0455286534" calcext:value-type="float">
            <text:p>52.045528653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7.310600475" calcext:value-type="float">
            <text:p>77.310600475</text:p>
          </table:table-cell>
          <table:table-cell table:style-name="ce180" office:value-type="float" office:value="51.7467300374" calcext:value-type="float">
            <text:p>51.746730037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7.9260443352" calcext:value-type="float">
            <text:p>77.9260443352</text:p>
          </table:table-cell>
          <table:table-cell table:style-name="ce180" office:value-type="float" office:value="50.3186604237" calcext:value-type="float">
            <text:p>50.318660423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7.2543883433" calcext:value-type="float">
            <text:p>77.2543883433</text:p>
          </table:table-cell>
          <table:table-cell table:style-name="ce180" office:value-type="float" office:value="51.4618248152" calcext:value-type="float">
            <text:p>51.46182481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6.2431578028" calcext:value-type="float">
            <text:p>76.2431578028</text:p>
          </table:table-cell>
          <table:table-cell table:style-name="ce180" office:value-type="float" office:value="52.1236898503" calcext:value-type="float">
            <text:p>52.12368985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7.0844843669" calcext:value-type="float">
            <text:p>77.0844843669</text:p>
          </table:table-cell>
          <table:table-cell table:style-name="ce180" office:value-type="float" office:value="51.9671367003" calcext:value-type="float">
            <text:p>51.96713670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5.2280531954" calcext:value-type="float">
            <text:p>75.2280531954</text:p>
          </table:table-cell>
          <table:table-cell table:style-name="ce180" office:value-type="float" office:value="82.9856620201" calcext:value-type="float">
            <text:p>82.985662020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6583547714" calcext:value-type="float">
            <text:p>50.6583547714</text:p>
          </table:table-cell>
          <table:table-cell table:style-name="ce180" office:value-type="float" office:value="83.1144793358" calcext:value-type="float">
            <text:p>83.114479335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2033658114" calcext:value-type="float">
            <text:p>50.2033658114</text:p>
          </table:table-cell>
          <table:table-cell table:style-name="ce180" office:value-type="float" office:value="82.9826568621" calcext:value-type="float">
            <text:p>82.982656862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9295476993" calcext:value-type="float">
            <text:p>50.9295476993</text:p>
          </table:table-cell>
          <table:table-cell table:style-name="ce180" office:value-type="float" office:value="82.8460411252" calcext:value-type="float">
            <text:p>82.84604112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1786718465" calcext:value-type="float">
            <text:p>50.1786718465</text:p>
          </table:table-cell>
          <table:table-cell table:style-name="ce180" office:value-type="float" office:value="83.1846223323" calcext:value-type="float">
            <text:p>83.184622332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422698058" calcext:value-type="float">
            <text:p>50.422698058</text:p>
          </table:table-cell>
          <table:table-cell table:style-name="ce180" office:value-type="float" office:value="82.9099014671" calcext:value-type="float">
            <text:p>82.909901467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4642248341" calcext:value-type="float">
            <text:p>50.4642248341</text:p>
          </table:table-cell>
          <table:table-cell table:style-name="ce180" office:value-type="float" office:value="82.9353284131" calcext:value-type="float">
            <text:p>82.935328413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4492703306" calcext:value-type="float">
            <text:p>50.4492703306</text:p>
          </table:table-cell>
          <table:table-cell table:style-name="ce180" office:value-type="float" office:value="83.9699203811" calcext:value-type="float">
            <text:p>83.969920381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49.9283802752" calcext:value-type="float">
            <text:p>49.9283802752</text:p>
          </table:table-cell>
          <table:table-cell table:style-name="ce180" office:value-type="float" office:value="82.9936654888" calcext:value-type="float">
            <text:p>82.99366548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4880136436" calcext:value-type="float">
            <text:p>50.4880136436</text:p>
          </table:table-cell>
          <table:table-cell table:style-name="ce180" office:value-type="float" office:value="83.0995191232" calcext:value-type="float">
            <text:p>83.099519123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49.9649053793" calcext:value-type="float">
            <text:p>49.9649053793</text:p>
          </table:table-cell>
          <table:table-cell table:style-name="ce180" office:value-type="float" office:value="83.7083177013" calcext:value-type="float">
            <text:p>83.70831770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7521082559" calcext:value-type="float">
            <text:p>50.7521082559</text:p>
          </table:table-cell>
          <table:table-cell table:style-name="ce180" office:value-type="float" office:value="82.9019500961" calcext:value-type="float">
            <text:p>82.901950096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27.4224292143" calcext:value-type="float">
            <text:p>27.4224292143</text:p>
          </table:table-cell>
          <table:table-cell table:style-name="ce180" office:value-type="float" office:value="51.4388762325" calcext:value-type="float">
            <text:p>51.438876232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27.6740833991" calcext:value-type="float">
            <text:p>27.6740833991</text:p>
          </table:table-cell>
          <table:table-cell table:style-name="ce180" office:value-type="float" office:value="51.3041121452" calcext:value-type="float">
            <text:p>51.30411214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27.5373953151" calcext:value-type="float">
            <text:p>27.5373953151</text:p>
          </table:table-cell>
          <table:table-cell table:style-name="ce180" office:value-type="float" office:value="51.5936540762" calcext:value-type="float">
            <text:p>51.593654076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2.2633473764" calcext:value-type="float">
            <text:p>52.2633473764</text:p>
          </table:table-cell>
          <table:table-cell table:style-name="ce180" office:value-type="float" office:value="94.2493278274" calcext:value-type="float">
            <text:p>94.249327827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1.7372816586" calcext:value-type="float">
            <text:p>51.7372816586</text:p>
          </table:table-cell>
          <table:table-cell table:style-name="ce180" office:value-type="float" office:value="92.9791175339" calcext:value-type="float">
            <text:p>92.979117533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5.8709636929" calcext:value-type="float">
            <text:p>75.8709636929</text:p>
          </table:table-cell>
          <table:table-cell table:style-name="ce180" office:value-type="float" office:value="88.3864417377" calcext:value-type="float">
            <text:p>88.386441737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5.2443262052" calcext:value-type="float">
            <text:p>75.2443262052</text:p>
          </table:table-cell>
          <table:table-cell table:style-name="ce180" office:value-type="float" office:value="83.9034973788" calcext:value-type="float">
            <text:p>83.90349737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5.1982952889" calcext:value-type="float">
            <text:p>75.1982952889</text:p>
          </table:table-cell>
          <table:table-cell table:style-name="ce180" office:value-type="float" office:value="83.4623033365" calcext:value-type="float">
            <text:p>83.462303336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5.7010415321" calcext:value-type="float">
            <text:p>75.7010415321</text:p>
          </table:table-cell>
          <table:table-cell table:style-name="ce180" office:value-type="float" office:value="82.9194588559" calcext:value-type="float">
            <text:p>82.919458855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5.4793396586" calcext:value-type="float">
            <text:p>75.4793396586</text:p>
          </table:table-cell>
          <table:table-cell table:style-name="ce180" office:value-type="float" office:value="82.8840513891" calcext:value-type="float">
            <text:p>82.884051389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5.1945668739" calcext:value-type="float">
            <text:p>75.1945668739</text:p>
          </table:table-cell>
          <table:table-cell table:style-name="ce180" office:value-type="float" office:value="82.9321157846" calcext:value-type="float">
            <text:p>82.93211578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4.8202539551" calcext:value-type="float">
            <text:p>74.8202539551</text:p>
          </table:table-cell>
          <table:table-cell table:style-name="ce180" office:value-type="float" office:value="82.9623887856" calcext:value-type="float">
            <text:p>82.96238878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5.1643404933" calcext:value-type="float">
            <text:p>75.1643404933</text:p>
          </table:table-cell>
          <table:table-cell table:style-name="ce180" office:value-type="float" office:value="83.0349971693" calcext:value-type="float">
            <text:p>83.034997169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5.2633555474" calcext:value-type="float">
            <text:p>75.2633555474</text:p>
          </table:table-cell>
          <table:table-cell table:style-name="ce180" office:value-type="float" office:value="82.9452793018" calcext:value-type="float">
            <text:p>82.94527930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7.7564189331" calcext:value-type="float">
            <text:p>77.7564189331</text:p>
          </table:table-cell>
          <table:table-cell table:style-name="ce180" office:value-type="float" office:value="51.1517703255" calcext:value-type="float">
            <text:p>51.151770325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7.9544350549" calcext:value-type="float">
            <text:p>77.9544350549</text:p>
          </table:table-cell>
          <table:table-cell table:style-name="ce180" office:value-type="float" office:value="50.4755789715" calcext:value-type="float">
            <text:p>50.475578971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7.0833377719" calcext:value-type="float">
            <text:p>77.0833377719</text:p>
          </table:table-cell>
          <table:table-cell table:style-name="ce180" office:value-type="float" office:value="52.1577992662" calcext:value-type="float">
            <text:p>52.157799266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6.0635502513" calcext:value-type="float">
            <text:p>76.0635502513</text:p>
          </table:table-cell>
          <table:table-cell table:style-name="ce180" office:value-type="float" office:value="52.1046520613" calcext:value-type="float">
            <text:p>52.10465206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7.6820163247" calcext:value-type="float">
            <text:p>77.6820163247</text:p>
          </table:table-cell>
          <table:table-cell table:style-name="ce180" office:value-type="float" office:value="51.1656378096" calcext:value-type="float">
            <text:p>51.16563780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6.8780819814" calcext:value-type="float">
            <text:p>76.8780819814</text:p>
          </table:table-cell>
          <table:table-cell table:style-name="ce180" office:value-type="float" office:value="51.8675622958" calcext:value-type="float">
            <text:p>51.867562295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6.9485027211" calcext:value-type="float">
            <text:p>76.9485027211</text:p>
          </table:table-cell>
          <table:table-cell table:style-name="ce180" office:value-type="float" office:value="51.9075165439" calcext:value-type="float">
            <text:p>51.907516543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7.8640547124" calcext:value-type="float">
            <text:p>77.8640547124</text:p>
          </table:table-cell>
          <table:table-cell table:style-name="ce180" office:value-type="float" office:value="49.6625455341" calcext:value-type="float">
            <text:p>49.66254553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5.7714500936" calcext:value-type="float">
            <text:p>75.7714500936</text:p>
          </table:table-cell>
          <table:table-cell table:style-name="ce180" office:value-type="float" office:value="17.1112512057" calcext:value-type="float">
            <text:p>17.111251205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2.3315691301" calcext:value-type="float">
            <text:p>52.3315691301</text:p>
          </table:table-cell>
          <table:table-cell table:style-name="ce180" office:value-type="float" office:value="51.8788603463" calcext:value-type="float">
            <text:p>51.878860346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2.5928183721" calcext:value-type="float">
            <text:p>52.5928183721</text:p>
          </table:table-cell>
          <table:table-cell table:style-name="ce180" office:value-type="float" office:value="51.3915915185" calcext:value-type="float">
            <text:p>51.39159151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4770477213" calcext:value-type="float">
            <text:p>50.4770477213</text:p>
          </table:table-cell>
          <table:table-cell table:style-name="ce180" office:value-type="float" office:value="17.0482894119" calcext:value-type="float">
            <text:p>17.048289411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5.2964750909" calcext:value-type="float">
            <text:p>75.2964750909</text:p>
          </table:table-cell>
          <table:table-cell table:style-name="ce180" office:value-type="float" office:value="17.0156531888" calcext:value-type="float">
            <text:p>17.01565318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5.573954129" calcext:value-type="float">
            <text:p>75.573954129</text:p>
          </table:table-cell>
          <table:table-cell table:style-name="ce180" office:value-type="float" office:value="17.0621921415" calcext:value-type="float">
            <text:p>17.062192141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5.4005271583" calcext:value-type="float">
            <text:p>75.4005271583</text:p>
          </table:table-cell>
          <table:table-cell table:style-name="ce180" office:value-type="float" office:value="17.0411068868" calcext:value-type="float">
            <text:p>17.041106886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5.8709908356" calcext:value-type="float">
            <text:p>75.8709908356</text:p>
          </table:table-cell>
          <table:table-cell table:style-name="ce180" office:value-type="float" office:value="17.1348939075" calcext:value-type="float">
            <text:p>17.134893907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5.6058847579" calcext:value-type="float">
            <text:p>75.6058847579</text:p>
          </table:table-cell>
          <table:table-cell table:style-name="ce180" office:value-type="float" office:value="17.0677230553" calcext:value-type="float">
            <text:p>17.067723055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5.8955770466" calcext:value-type="float">
            <text:p>75.8955770466</text:p>
          </table:table-cell>
          <table:table-cell table:style-name="ce180" office:value-type="float" office:value="17.1699497051" calcext:value-type="float">
            <text:p>17.169949705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5.7465632023" calcext:value-type="float">
            <text:p>75.7465632023</text:p>
          </table:table-cell>
          <table:table-cell table:style-name="ce180" office:value-type="float" office:value="17.1057165115" calcext:value-type="float">
            <text:p>17.105716511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5.1423414811" calcext:value-type="float">
            <text:p>75.1423414811</text:p>
          </table:table-cell>
          <table:table-cell table:style-name="ce180" office:value-type="float" office:value="16.7549238932" calcext:value-type="float">
            <text:p>16.754923893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6617795563" calcext:value-type="float">
            <text:p>50.6617795563</text:p>
          </table:table-cell>
          <table:table-cell table:style-name="ce180" office:value-type="float" office:value="17.0781405153" calcext:value-type="float">
            <text:p>17.078140515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6998506392" calcext:value-type="float">
            <text:p>50.6998506392</text:p>
          </table:table-cell>
          <table:table-cell table:style-name="ce180" office:value-type="float" office:value="17.0851843836" calcext:value-type="float">
            <text:p>17.085184383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9189408654" calcext:value-type="float">
            <text:p>50.9189408654</text:p>
          </table:table-cell>
          <table:table-cell table:style-name="ce180" office:value-type="float" office:value="17.1476047571" calcext:value-type="float">
            <text:p>17.147604757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7252585405" calcext:value-type="float">
            <text:p>50.7252585405</text:p>
          </table:table-cell>
          <table:table-cell table:style-name="ce180" office:value-type="float" office:value="16.9074698083" calcext:value-type="float">
            <text:p>16.907469808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1.2638712274" calcext:value-type="float">
            <text:p>51.2638712274</text:p>
          </table:table-cell>
          <table:table-cell table:style-name="ce180" office:value-type="float" office:value="17.1623497098" calcext:value-type="float">
            <text:p>17.162349709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1.2509196468" calcext:value-type="float">
            <text:p>51.2509196468</text:p>
          </table:table-cell>
          <table:table-cell table:style-name="ce180" office:value-type="float" office:value="17.2404558616" calcext:value-type="float">
            <text:p>17.240455861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7851572052" calcext:value-type="float">
            <text:p>50.7851572052</text:p>
          </table:table-cell>
          <table:table-cell table:style-name="ce180" office:value-type="float" office:value="17.1801964842" calcext:value-type="float">
            <text:p>17.180196484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5013965822" calcext:value-type="float">
            <text:p>50.5013965822</text:p>
          </table:table-cell>
          <table:table-cell table:style-name="ce180" office:value-type="float" office:value="17.1057707188" calcext:value-type="float">
            <text:p>17.10577071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7336745372" calcext:value-type="float">
            <text:p>50.7336745372</text:p>
          </table:table-cell>
          <table:table-cell table:style-name="ce180" office:value-type="float" office:value="16.9929634144" calcext:value-type="float">
            <text:p>16.99296341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7113785398" calcext:value-type="float">
            <text:p>50.7113785398</text:p>
          </table:table-cell>
          <table:table-cell table:style-name="ce180" office:value-type="float" office:value="17.0883158538" calcext:value-type="float">
            <text:p>17.088315853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8127448984" calcext:value-type="float">
            <text:p>50.8127448984</text:p>
          </table:table-cell>
          <table:table-cell table:style-name="ce180" office:value-type="float" office:value="16.5727180506" calcext:value-type="float">
            <text:p>16.572718050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1.014232955" calcext:value-type="float">
            <text:p>51.014232955</text:p>
          </table:table-cell>
          <table:table-cell table:style-name="ce180" office:value-type="float" office:value="17.2210955293" calcext:value-type="float">
            <text:p>17.221095529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3535214052" calcext:value-type="float">
            <text:p>50.3535214052</text:p>
          </table:table-cell>
          <table:table-cell table:style-name="ce180" office:value-type="float" office:value="17.0647430794" calcext:value-type="float">
            <text:p>17.064743079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4355295722" calcext:value-type="float">
            <text:p>50.4355295722</text:p>
          </table:table-cell>
          <table:table-cell table:style-name="ce180" office:value-type="float" office:value="17.0651685025" calcext:value-type="float">
            <text:p>17.065168502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6309819633" calcext:value-type="float">
            <text:p>50.6309819633</text:p>
          </table:table-cell>
          <table:table-cell table:style-name="ce180" office:value-type="float" office:value="17.0765223454" calcext:value-type="float">
            <text:p>17.07652234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1.0668072036" calcext:value-type="float">
            <text:p>51.0668072036</text:p>
          </table:table-cell>
          <table:table-cell table:style-name="ce180" office:value-type="float" office:value="17.2088597095" calcext:value-type="float">
            <text:p>17.20885970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7923547263" calcext:value-type="float">
            <text:p>50.7923547263</text:p>
          </table:table-cell>
          <table:table-cell table:style-name="ce180" office:value-type="float" office:value="17.2042143387" calcext:value-type="float">
            <text:p>17.204214338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5512780561" calcext:value-type="float">
            <text:p>50.5512780561</text:p>
          </table:table-cell>
          <table:table-cell table:style-name="ce180" office:value-type="float" office:value="17.0846551833" calcext:value-type="float">
            <text:p>17.084655183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5597580562" calcext:value-type="float">
            <text:p>50.5597580562</text:p>
          </table:table-cell>
          <table:table-cell table:style-name="ce180" office:value-type="float" office:value="17.0938837744" calcext:value-type="float">
            <text:p>17.09388377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5.3259785471" calcext:value-type="float">
            <text:p>75.3259785471</text:p>
          </table:table-cell>
          <table:table-cell table:style-name="ce180" office:value-type="float" office:value="15.7718919896" calcext:value-type="float">
            <text:p>15.77189198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5.04472578" calcext:value-type="float">
            <text:p>75.04472578</text:p>
          </table:table-cell>
          <table:table-cell table:style-name="ce180" office:value-type="float" office:value="17.0042622562" calcext:value-type="float">
            <text:p>17.004262256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5.2870877232" calcext:value-type="float">
            <text:p>75.2870877232</text:p>
          </table:table-cell>
          <table:table-cell table:style-name="ce180" office:value-type="float" office:value="16.1749349097" calcext:value-type="float">
            <text:p>16.174934909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5.2399699777" calcext:value-type="float">
            <text:p>75.2399699777</text:p>
          </table:table-cell>
          <table:table-cell table:style-name="ce180" office:value-type="float" office:value="17.0318474866" calcext:value-type="float">
            <text:p>17.031847486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5.1524592023" calcext:value-type="float">
            <text:p>75.1524592023</text:p>
          </table:table-cell>
          <table:table-cell table:style-name="ce180" office:value-type="float" office:value="17.0049424015" calcext:value-type="float">
            <text:p>17.004942401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5.9618400861" calcext:value-type="float">
            <text:p>75.9618400861</text:p>
          </table:table-cell>
          <table:table-cell table:style-name="ce180" office:value-type="float" office:value="16.6948422289" calcext:value-type="float">
            <text:p>16.694842228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5.4480625064" calcext:value-type="float">
            <text:p>75.4480625064</text:p>
          </table:table-cell>
          <table:table-cell table:style-name="ce180" office:value-type="float" office:value="17.0451494125" calcext:value-type="float">
            <text:p>17.045149412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5.7593838168" calcext:value-type="float">
            <text:p>75.7593838168</text:p>
          </table:table-cell>
          <table:table-cell table:style-name="ce180" office:value-type="float" office:value="16.9429296545" calcext:value-type="float">
            <text:p>16.942929654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378262298" calcext:value-type="float">
            <text:p>50.378262298</text:p>
          </table:table-cell>
          <table:table-cell table:style-name="ce180" office:value-type="float" office:value="16.9462798113" calcext:value-type="float">
            <text:p>16.94627981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5336350094" calcext:value-type="float">
            <text:p>50.5336350094</text:p>
          </table:table-cell>
          <table:table-cell table:style-name="ce180" office:value-type="float" office:value="17.0195813691" calcext:value-type="float">
            <text:p>17.019581369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77.5009073165" calcext:value-type="float">
            <text:p>77.5009073165</text:p>
          </table:table-cell>
          <table:table-cell table:style-name="ce180" office:value-type="float" office:value="50.1669859475" calcext:value-type="float">
            <text:p>50.166985947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6911241884" calcext:value-type="float">
            <text:p>50.6911241884</text:p>
          </table:table-cell>
          <table:table-cell table:style-name="ce180" office:value-type="float" office:value="87.5139604241" calcext:value-type="float">
            <text:p>87.51396042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49.9903949511" calcext:value-type="float">
            <text:p>49.9903949511</text:p>
          </table:table-cell>
          <table:table-cell table:style-name="ce180" office:value-type="float" office:value="83.997356924" calcext:value-type="float">
            <text:p>83.99735692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dots</text:p>
          </table:table-cell>
          <table:table-cell table:style-name="ce180" office:value-type="float" office:value="50.1271820272" calcext:value-type="float">
            <text:p>50.1271820272</text:p>
          </table:table-cell>
          <table:table-cell table:style-name="ce180" office:value-type="float" office:value="82.990749996" calcext:value-type="float">
            <text:p>82.9907499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5.9930301513" calcext:value-type="float">
            <text:p>55.9930301513</text:p>
          </table:table-cell>
          <table:table-cell table:style-name="ce180" office:value-type="float" office:value="79.2772636977" calcext:value-type="float">
            <text:p>79.277263697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0.0322537946" calcext:value-type="float">
            <text:p>50.0322537946</text:p>
          </table:table-cell>
          <table:table-cell table:style-name="ce180" office:value-type="float" office:value="79.013071199" calcext:value-type="float">
            <text:p>79.01307119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1.2884586593" calcext:value-type="float">
            <text:p>51.2884586593</text:p>
          </table:table-cell>
          <table:table-cell table:style-name="ce180" office:value-type="float" office:value="82.4359398425" calcext:value-type="float">
            <text:p>82.435939842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1.1705368873" calcext:value-type="float">
            <text:p>51.1705368873</text:p>
          </table:table-cell>
          <table:table-cell table:style-name="ce180" office:value-type="float" office:value="79.1652941091" calcext:value-type="float">
            <text:p>79.165294109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44.3779145287" calcext:value-type="float">
            <text:p>44.3779145287</text:p>
          </table:table-cell>
          <table:table-cell table:style-name="ce180" office:value-type="float" office:value="78.1646280036" calcext:value-type="float">
            <text:p>78.164628003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45.0102700721" calcext:value-type="float">
            <text:p>45.0102700721</text:p>
          </table:table-cell>
          <table:table-cell table:style-name="ce180" office:value-type="float" office:value="77.8808631153" calcext:value-type="float">
            <text:p>77.880863115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48.559816719" calcext:value-type="float">
            <text:p>48.559816719</text:p>
          </table:table-cell>
          <table:table-cell table:style-name="ce180" office:value-type="float" office:value="78.7883706035" calcext:value-type="float">
            <text:p>78.788370603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42.1422682922" calcext:value-type="float">
            <text:p>42.1422682922</text:p>
          </table:table-cell>
          <table:table-cell table:style-name="ce180" office:value-type="float" office:value="76.8806345544" calcext:value-type="float">
            <text:p>76.88063455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41.0269715735" calcext:value-type="float">
            <text:p>41.0269715735</text:p>
          </table:table-cell>
          <table:table-cell table:style-name="ce180" office:value-type="float" office:value="76.4095884613" calcext:value-type="float">
            <text:p>76.40958846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34.5753090115" calcext:value-type="float">
            <text:p>34.5753090115</text:p>
          </table:table-cell>
          <table:table-cell table:style-name="ce180" office:value-type="float" office:value="72.7248411845" calcext:value-type="float">
            <text:p>72.724841184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31.1686007236" calcext:value-type="float">
            <text:p>31.1686007236</text:p>
          </table:table-cell>
          <table:table-cell table:style-name="ce180" office:value-type="float" office:value="69.2454213193" calcext:value-type="float">
            <text:p>69.245421319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32.6442540714" calcext:value-type="float">
            <text:p>32.6442540714</text:p>
          </table:table-cell>
          <table:table-cell table:style-name="ce180" office:value-type="float" office:value="70.7325550334" calcext:value-type="float">
            <text:p>70.732555033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26.6666456539" calcext:value-type="float">
            <text:p>26.6666456539</text:p>
          </table:table-cell>
          <table:table-cell table:style-name="ce180" office:value-type="float" office:value="62.9809712052" calcext:value-type="float">
            <text:p>62.98097120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26.4592623274" calcext:value-type="float">
            <text:p>26.4592623274</text:p>
          </table:table-cell>
          <table:table-cell table:style-name="ce180" office:value-type="float" office:value="62.6346733709" calcext:value-type="float">
            <text:p>62.634673370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25.5380076465" calcext:value-type="float">
            <text:p>25.5380076465</text:p>
          </table:table-cell>
          <table:table-cell table:style-name="ce180" office:value-type="float" office:value="60.6302361093" calcext:value-type="float">
            <text:p>60.630236109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26.3207111933" calcext:value-type="float">
            <text:p>26.3207111933</text:p>
          </table:table-cell>
          <table:table-cell table:style-name="ce180" office:value-type="float" office:value="62.3962811186" calcext:value-type="float">
            <text:p>62.396281118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26.1633874648" calcext:value-type="float">
            <text:p>26.1633874648</text:p>
          </table:table-cell>
          <table:table-cell table:style-name="ce180" office:value-type="float" office:value="62.0268148985" calcext:value-type="float">
            <text:p>62.02681489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25.2137904611" calcext:value-type="float">
            <text:p>25.2137904611</text:p>
          </table:table-cell>
          <table:table-cell table:style-name="ce180" office:value-type="float" office:value="60.2733986018" calcext:value-type="float">
            <text:p>60.27339860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26.8595295604" calcext:value-type="float">
            <text:p>26.8595295604</text:p>
          </table:table-cell>
          <table:table-cell table:style-name="ce180" office:value-type="float" office:value="63.1418346727" calcext:value-type="float">
            <text:p>63.141834672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31.7606691716" calcext:value-type="float">
            <text:p>31.7606691716</text:p>
          </table:table-cell>
          <table:table-cell table:style-name="ce180" office:value-type="float" office:value="69.7976553936" calcext:value-type="float">
            <text:p>69.797655393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39.7932905744" calcext:value-type="float">
            <text:p>39.7932905744</text:p>
          </table:table-cell>
          <table:table-cell table:style-name="ce180" office:value-type="float" office:value="75.8079642168" calcext:value-type="float">
            <text:p>75.807964216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45.6174391854" calcext:value-type="float">
            <text:p>45.6174391854</text:p>
          </table:table-cell>
          <table:table-cell table:style-name="ce180" office:value-type="float" office:value="78.1199702277" calcext:value-type="float">
            <text:p>78.119970227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3.7714606827" calcext:value-type="float">
            <text:p>53.7714606827</text:p>
          </table:table-cell>
          <table:table-cell table:style-name="ce180" office:value-type="float" office:value="79.3029316435" calcext:value-type="float">
            <text:p>79.302931643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6.4514336733" calcext:value-type="float">
            <text:p>56.4514336733</text:p>
          </table:table-cell>
          <table:table-cell table:style-name="ce180" office:value-type="float" office:value="79.2471070208" calcext:value-type="float">
            <text:p>79.247107020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6.0937201989" calcext:value-type="float">
            <text:p>66.0937201989</text:p>
          </table:table-cell>
          <table:table-cell table:style-name="ce180" office:value-type="float" office:value="77.0178182606" calcext:value-type="float">
            <text:p>77.017818260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6.9258394194" calcext:value-type="float">
            <text:p>56.9258394194</text:p>
          </table:table-cell>
          <table:table-cell table:style-name="ce180" office:value-type="float" office:value="79.2063186226" calcext:value-type="float">
            <text:p>79.20631862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8.9882538467" calcext:value-type="float">
            <text:p>58.9882538467</text:p>
          </table:table-cell>
          <table:table-cell table:style-name="ce180" office:value-type="float" office:value="78.9172589554" calcext:value-type="float">
            <text:p>78.91725895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7.9022660533" calcext:value-type="float">
            <text:p>57.9022660533</text:p>
          </table:table-cell>
          <table:table-cell table:style-name="ce180" office:value-type="float" office:value="79.0808678187" calcext:value-type="float">
            <text:p>79.080867818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4.8128669568" calcext:value-type="float">
            <text:p>64.8128669568</text:p>
          </table:table-cell>
          <table:table-cell table:style-name="ce180" office:value-type="float" office:value="77.4869389235" calcext:value-type="float">
            <text:p>77.486938923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0.3497935166" calcext:value-type="float">
            <text:p>60.3497935166</text:p>
          </table:table-cell>
          <table:table-cell table:style-name="ce180" office:value-type="float" office:value="78.7294458673" calcext:value-type="float">
            <text:p>78.729445867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48.890555756" calcext:value-type="float">
            <text:p>48.890555756</text:p>
          </table:table-cell>
          <table:table-cell table:style-name="ce180" office:value-type="float" office:value="16.8065435154" calcext:value-type="float">
            <text:p>16.80654351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47.549506348" calcext:value-type="float">
            <text:p>47.549506348</text:p>
          </table:table-cell>
          <table:table-cell table:style-name="ce180" office:value-type="float" office:value="17.0714045245" calcext:value-type="float">
            <text:p>17.071404524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30.8894308257" calcext:value-type="float">
            <text:p>30.8894308257</text:p>
          </table:table-cell>
          <table:table-cell table:style-name="ce180" office:value-type="float" office:value="26.3290372348" calcext:value-type="float">
            <text:p>26.329037234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28.972835724" calcext:value-type="float">
            <text:p>28.972835724</text:p>
          </table:table-cell>
          <table:table-cell table:style-name="ce180" office:value-type="float" office:value="29.0504689185" calcext:value-type="float">
            <text:p>29.05046891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35.1613607523" calcext:value-type="float">
            <text:p>35.1613607523</text:p>
          </table:table-cell>
          <table:table-cell table:style-name="ce180" office:value-type="float" office:value="22.7868496473" calcext:value-type="float">
            <text:p>22.786849647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45.8703691685" calcext:value-type="float">
            <text:p>45.8703691685</text:p>
          </table:table-cell>
          <table:table-cell table:style-name="ce180" office:value-type="float" office:value="17.4893933655" calcext:value-type="float">
            <text:p>17.489393365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32.8314206076" calcext:value-type="float">
            <text:p>32.8314206076</text:p>
          </table:table-cell>
          <table:table-cell table:style-name="ce180" office:value-type="float" office:value="24.7975381459" calcext:value-type="float">
            <text:p>24.797538145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39.4855747899" calcext:value-type="float">
            <text:p>39.4855747899</text:p>
          </table:table-cell>
          <table:table-cell table:style-name="ce180" office:value-type="float" office:value="20.0330500489" calcext:value-type="float">
            <text:p>20.033050048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33.4461829314" calcext:value-type="float">
            <text:p>33.4461829314</text:p>
          </table:table-cell>
          <table:table-cell table:style-name="ce180" office:value-type="float" office:value="24.1906434075" calcext:value-type="float">
            <text:p>24.190643407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21.8635812756" calcext:value-type="float">
            <text:p>21.8635812756</text:p>
          </table:table-cell>
          <table:table-cell table:style-name="ce180" office:value-type="float" office:value="46.0525933457" calcext:value-type="float">
            <text:p>46.052593345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25.1658708449" calcext:value-type="float">
            <text:p>25.1658708449</text:p>
          </table:table-cell>
          <table:table-cell table:style-name="ce180" office:value-type="float" office:value="35.7666139539" calcext:value-type="float">
            <text:p>35.766613953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22.9594789762" calcext:value-type="float">
            <text:p>22.9594789762</text:p>
          </table:table-cell>
          <table:table-cell table:style-name="ce180" office:value-type="float" office:value="51.2877067934" calcext:value-type="float">
            <text:p>51.287706793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25.5860552415" calcext:value-type="float">
            <text:p>25.5860552415</text:p>
          </table:table-cell>
          <table:table-cell table:style-name="ce180" office:value-type="float" office:value="60.8465833585" calcext:value-type="float">
            <text:p>60.84658335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26.3143100672" calcext:value-type="float">
            <text:p>26.3143100672</text:p>
          </table:table-cell>
          <table:table-cell table:style-name="ce180" office:value-type="float" office:value="33.2971681038" calcext:value-type="float">
            <text:p>33.297168103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33.037301251" calcext:value-type="float">
            <text:p>33.037301251</text:p>
          </table:table-cell>
          <table:table-cell table:style-name="ce180" office:value-type="float" office:value="24.5644624921" calcext:value-type="float">
            <text:p>24.564462492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36.4688894772" calcext:value-type="float">
            <text:p>36.4688894772</text:p>
          </table:table-cell>
          <table:table-cell table:style-name="ce180" office:value-type="float" office:value="21.8761144725" calcext:value-type="float">
            <text:p>21.876114472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26.5135531009" calcext:value-type="float">
            <text:p>26.5135531009</text:p>
          </table:table-cell>
          <table:table-cell table:style-name="ce180" office:value-type="float" office:value="32.9187498178" calcext:value-type="float">
            <text:p>32.918749817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36.0270912125" calcext:value-type="float">
            <text:p>36.0270912125</text:p>
          </table:table-cell>
          <table:table-cell table:style-name="ce180" office:value-type="float" office:value="22.1954385395" calcext:value-type="float">
            <text:p>22.19543853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42.6810404129" calcext:value-type="float">
            <text:p>42.6810404129</text:p>
          </table:table-cell>
          <table:table-cell table:style-name="ce180" office:value-type="float" office:value="18.5425361977" calcext:value-type="float">
            <text:p>18.542536197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45.0410771273" calcext:value-type="float">
            <text:p>45.0410771273</text:p>
          </table:table-cell>
          <table:table-cell table:style-name="ce180" office:value-type="float" office:value="17.7345177303" calcext:value-type="float">
            <text:p>17.73451773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47.3524164557" calcext:value-type="float">
            <text:p>47.3524164557</text:p>
          </table:table-cell>
          <table:table-cell table:style-name="ce180" office:value-type="float" office:value="17.1347454264" calcext:value-type="float">
            <text:p>17.13474542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3.8461940322" calcext:value-type="float">
            <text:p>53.8461940322</text:p>
          </table:table-cell>
          <table:table-cell table:style-name="ce180" office:value-type="float" office:value="16.3873180961" calcext:value-type="float">
            <text:p>16.387318096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5.1296393835" calcext:value-type="float">
            <text:p>55.1296393835</text:p>
          </table:table-cell>
          <table:table-cell table:style-name="ce180" office:value-type="float" office:value="16.3532468711" calcext:value-type="float">
            <text:p>16.353246871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2.1881199616999" calcext:value-type="float">
            <text:p>52.1881199616999</text:p>
          </table:table-cell>
          <table:table-cell table:style-name="ce180" office:value-type="float" office:value="16.4182174652" calcext:value-type="float">
            <text:p>16.41821746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8.6726630845" calcext:value-type="float">
            <text:p>58.6726630845</text:p>
          </table:table-cell>
          <table:table-cell table:style-name="ce180" office:value-type="float" office:value="16.6633724322" calcext:value-type="float">
            <text:p>16.663372432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82.1443116037" calcext:value-type="float">
            <text:p>82.1443116037</text:p>
          </table:table-cell>
          <table:table-cell table:style-name="ce180" office:value-type="float" office:value="33.1952218669" calcext:value-type="float">
            <text:p>33.195221866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75.6865711383" calcext:value-type="float">
            <text:p>75.6865711383</text:p>
          </table:table-cell>
          <table:table-cell table:style-name="ce180" office:value-type="float" office:value="24.7415103908" calcext:value-type="float">
            <text:p>24.741510390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85.344964503" calcext:value-type="float">
            <text:p>85.344964503</text:p>
          </table:table-cell>
          <table:table-cell table:style-name="ce180" office:value-type="float" office:value="52.886419866" calcext:value-type="float">
            <text:p>52.88641986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83.8446535127" calcext:value-type="float">
            <text:p>83.8446535127</text:p>
          </table:table-cell>
          <table:table-cell table:style-name="ce180" office:value-type="float" office:value="58.6160602305" calcext:value-type="float">
            <text:p>58.616060230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85.66476066" calcext:value-type="float">
            <text:p>85.66476066</text:p>
          </table:table-cell>
          <table:table-cell table:style-name="ce180" office:value-type="float" office:value="45.5427527692" calcext:value-type="float">
            <text:p>45.542752769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77.931004934" calcext:value-type="float">
            <text:p>77.931004934</text:p>
          </table:table-cell>
          <table:table-cell table:style-name="ce180" office:value-type="float" office:value="68.6900618808" calcext:value-type="float">
            <text:p>68.690061880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73.0318330209" calcext:value-type="float">
            <text:p>73.0318330209</text:p>
          </table:table-cell>
          <table:table-cell table:style-name="ce180" office:value-type="float" office:value="73.12057473" calcext:value-type="float">
            <text:p>73.1205747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70.1028044999" calcext:value-type="float">
            <text:p>70.1028044999</text:p>
          </table:table-cell>
          <table:table-cell table:style-name="ce180" office:value-type="float" office:value="75.6832068542" calcext:value-type="float">
            <text:p>75.683206854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7.1446946889" calcext:value-type="float">
            <text:p>57.1446946889</text:p>
          </table:table-cell>
          <table:table-cell table:style-name="ce180" office:value-type="float" office:value="79.1941025922" calcext:value-type="float">
            <text:p>79.194102592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46.9624619942" calcext:value-type="float">
            <text:p>46.9624619942</text:p>
          </table:table-cell>
          <table:table-cell table:style-name="ce180" office:value-type="float" office:value="78.6665589963" calcext:value-type="float">
            <text:p>78.666558996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0.5649338128" calcext:value-type="float">
            <text:p>50.5649338128</text:p>
          </table:table-cell>
          <table:table-cell table:style-name="ce180" office:value-type="float" office:value="79.0772985529" calcext:value-type="float">
            <text:p>79.077298552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3.7196765696" calcext:value-type="float">
            <text:p>53.7196765696</text:p>
          </table:table-cell>
          <table:table-cell table:style-name="ce180" office:value-type="float" office:value="79.306936167" calcext:value-type="float">
            <text:p>79.30693616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4.2002323226" calcext:value-type="float">
            <text:p>54.2002323226</text:p>
          </table:table-cell>
          <table:table-cell table:style-name="ce180" office:value-type="float" office:value="79.3250023354" calcext:value-type="float">
            <text:p>79.32500233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47.875198343" calcext:value-type="float">
            <text:p>47.875198343</text:p>
          </table:table-cell>
          <table:table-cell table:style-name="ce180" office:value-type="float" office:value="78.6758534295" calcext:value-type="float">
            <text:p>78.67585342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1.4734585149" calcext:value-type="float">
            <text:p>51.4734585149</text:p>
          </table:table-cell>
          <table:table-cell table:style-name="ce180" office:value-type="float" office:value="79.1598669963" calcext:value-type="float">
            <text:p>79.159866996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2.7512222162" calcext:value-type="float">
            <text:p>52.7512222162</text:p>
          </table:table-cell>
          <table:table-cell table:style-name="ce180" office:value-type="float" office:value="79.2936599344" calcext:value-type="float">
            <text:p>79.29365993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48.5622230047" calcext:value-type="float">
            <text:p>48.5622230047</text:p>
          </table:table-cell>
          <table:table-cell table:style-name="ce180" office:value-type="float" office:value="78.7823835275" calcext:value-type="float">
            <text:p>78.782383527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3.0812416908" calcext:value-type="float">
            <text:p>53.0812416908</text:p>
          </table:table-cell>
          <table:table-cell table:style-name="ce180" office:value-type="float" office:value="79.2972507654" calcext:value-type="float">
            <text:p>79.29725076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6.475383374" calcext:value-type="float">
            <text:p>56.475383374</text:p>
          </table:table-cell>
          <table:table-cell table:style-name="ce180" office:value-type="float" office:value="79.1678400979" calcext:value-type="float">
            <text:p>79.167840097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49.570911405" calcext:value-type="float">
            <text:p>49.570911405</text:p>
          </table:table-cell>
          <table:table-cell table:style-name="ce180" office:value-type="float" office:value="79.0381238831" calcext:value-type="float">
            <text:p>79.038123883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37.6277032991" calcext:value-type="float">
            <text:p>37.6277032991</text:p>
          </table:table-cell>
          <table:table-cell table:style-name="ce180" office:value-type="float" office:value="74.5575043418" calcext:value-type="float">
            <text:p>74.55750434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32.2637000863" calcext:value-type="float">
            <text:p>32.2637000863</text:p>
          </table:table-cell>
          <table:table-cell table:style-name="ce180" office:value-type="float" office:value="70.3166389012" calcext:value-type="float">
            <text:p>70.316638901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32.542380336" calcext:value-type="float">
            <text:p>32.542380336</text:p>
          </table:table-cell>
          <table:table-cell table:style-name="ce180" office:value-type="float" office:value="70.7024172063" calcext:value-type="float">
            <text:p>70.702417206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2.8250171923" calcext:value-type="float">
            <text:p>52.8250171923</text:p>
          </table:table-cell>
          <table:table-cell table:style-name="ce180" office:value-type="float" office:value="85.5781338795" calcext:value-type="float">
            <text:p>85.57813387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8.5282895407" calcext:value-type="float">
            <text:p>58.5282895407</text:p>
          </table:table-cell>
          <table:table-cell table:style-name="ce180" office:value-type="float" office:value="78.9787042541" calcext:value-type="float">
            <text:p>78.97870425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6.265834263" calcext:value-type="float">
            <text:p>56.265834263</text:p>
          </table:table-cell>
          <table:table-cell table:style-name="ce180" office:value-type="float" office:value="79.2529394854" calcext:value-type="float">
            <text:p>79.25293948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7.0758924193" calcext:value-type="float">
            <text:p>57.0758924193</text:p>
          </table:table-cell>
          <table:table-cell table:style-name="ce180" office:value-type="float" office:value="79.1939225382" calcext:value-type="float">
            <text:p>79.193922538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4.2564023808" calcext:value-type="float">
            <text:p>54.2564023808</text:p>
          </table:table-cell>
          <table:table-cell table:style-name="ce180" office:value-type="float" office:value="79.3138648504" calcext:value-type="float">
            <text:p>79.313864850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2.6856712475" calcext:value-type="float">
            <text:p>62.6856712475</text:p>
          </table:table-cell>
          <table:table-cell table:style-name="ce180" office:value-type="float" office:value="78.1747432719" calcext:value-type="float">
            <text:p>78.174743271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8.0856058616" calcext:value-type="float">
            <text:p>68.0856058616</text:p>
          </table:table-cell>
          <table:table-cell table:style-name="ce180" office:value-type="float" office:value="76.1123175001" calcext:value-type="float">
            <text:p>76.112317500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5.1181219632" calcext:value-type="float">
            <text:p>65.1181219632</text:p>
          </table:table-cell>
          <table:table-cell table:style-name="ce180" office:value-type="float" office:value="77.3991884543" calcext:value-type="float">
            <text:p>77.399188454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8.7456312971" calcext:value-type="float">
            <text:p>68.7456312971</text:p>
          </table:table-cell>
          <table:table-cell table:style-name="ce180" office:value-type="float" office:value="75.7900554548" calcext:value-type="float">
            <text:p>75.790055454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3.0902251412" calcext:value-type="float">
            <text:p>63.0902251412</text:p>
          </table:table-cell>
          <table:table-cell table:style-name="ce180" office:value-type="float" office:value="78.041409495" calcext:value-type="float">
            <text:p>78.0414094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77.2045893204" calcext:value-type="float">
            <text:p>77.2045893204</text:p>
          </table:table-cell>
          <table:table-cell table:style-name="ce180" office:value-type="float" office:value="69.3121497658" calcext:value-type="float">
            <text:p>69.312149765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82.0339084758" calcext:value-type="float">
            <text:p>82.0339084758</text:p>
          </table:table-cell>
          <table:table-cell table:style-name="ce180" office:value-type="float" office:value="62.6818697859" calcext:value-type="float">
            <text:p>62.681869785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81.5779459183" calcext:value-type="float">
            <text:p>81.5779459183</text:p>
          </table:table-cell>
          <table:table-cell table:style-name="ce180" office:value-type="float" office:value="63.8949255005" calcext:value-type="float">
            <text:p>63.894925500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85.1801432805" calcext:value-type="float">
            <text:p>85.1801432805</text:p>
          </table:table-cell>
          <table:table-cell table:style-name="ce180" office:value-type="float" office:value="53.7816766607" calcext:value-type="float">
            <text:p>53.781676660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84.2868249936" calcext:value-type="float">
            <text:p>84.2868249936</text:p>
          </table:table-cell>
          <table:table-cell table:style-name="ce180" office:value-type="float" office:value="57.2561680896" calcext:value-type="float">
            <text:p>57.25616808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85.6224867126" calcext:value-type="float">
            <text:p>85.6224867126</text:p>
          </table:table-cell>
          <table:table-cell table:style-name="ce180" office:value-type="float" office:value="45.0241658646" calcext:value-type="float">
            <text:p>45.02416586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85.6044990156" calcext:value-type="float">
            <text:p>85.6044990156</text:p>
          </table:table-cell>
          <table:table-cell table:style-name="ce180" office:value-type="float" office:value="50.7623379055" calcext:value-type="float">
            <text:p>50.762337905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84.4247858276" calcext:value-type="float">
            <text:p>84.4247858276</text:p>
          </table:table-cell>
          <table:table-cell table:style-name="ce180" office:value-type="float" office:value="38.761410164" calcext:value-type="float">
            <text:p>38.7614101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85.570985078" calcext:value-type="float">
            <text:p>85.570985078</text:p>
          </table:table-cell>
          <table:table-cell table:style-name="ce180" office:value-type="float" office:value="44.5600964397" calcext:value-type="float">
            <text:p>44.560096439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84.6267242006" calcext:value-type="float">
            <text:p>84.6267242006</text:p>
          </table:table-cell>
          <table:table-cell table:style-name="ce180" office:value-type="float" office:value="39.4870775084" calcext:value-type="float">
            <text:p>39.487077508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73.3961549252" calcext:value-type="float">
            <text:p>73.3961549252</text:p>
          </table:table-cell>
          <table:table-cell table:style-name="ce180" office:value-type="float" office:value="22.8162479426" calcext:value-type="float">
            <text:p>22.81624794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73.5074477338" calcext:value-type="float">
            <text:p>73.5074477338</text:p>
          </table:table-cell>
          <table:table-cell table:style-name="ce180" office:value-type="float" office:value="22.8569887644" calcext:value-type="float">
            <text:p>22.85698876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3.3564881135" calcext:value-type="float">
            <text:p>63.3564881135</text:p>
          </table:table-cell>
          <table:table-cell table:style-name="ce180" office:value-type="float" office:value="17.7240688424" calcext:value-type="float">
            <text:p>17.724068842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72.9590468722" calcext:value-type="float">
            <text:p>72.9590468722</text:p>
          </table:table-cell>
          <table:table-cell table:style-name="ce180" office:value-type="float" office:value="22.5114998325" calcext:value-type="float">
            <text:p>22.511499832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4.0208416469" calcext:value-type="float">
            <text:p>64.0208416469</text:p>
          </table:table-cell>
          <table:table-cell table:style-name="ce180" office:value-type="float" office:value="17.8835812521" calcext:value-type="float">
            <text:p>17.883581252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1.124463241" calcext:value-type="float">
            <text:p>61.124463241</text:p>
          </table:table-cell>
          <table:table-cell table:style-name="ce180" office:value-type="float" office:value="17.1163533592" calcext:value-type="float">
            <text:p>17.116353359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75.6742073297" calcext:value-type="float">
            <text:p>75.6742073297</text:p>
          </table:table-cell>
          <table:table-cell table:style-name="ce180" office:value-type="float" office:value="24.7825009657" calcext:value-type="float">
            <text:p>24.782500965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9.5135831574" calcext:value-type="float">
            <text:p>69.5135831574</text:p>
          </table:table-cell>
          <table:table-cell table:style-name="ce180" office:value-type="float" office:value="20.2793578927" calcext:value-type="float">
            <text:p>20.279357892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8.5721354669" calcext:value-type="float">
            <text:p>58.5721354669</text:p>
          </table:table-cell>
          <table:table-cell table:style-name="ce180" office:value-type="float" office:value="16.642703808" calcext:value-type="float">
            <text:p>16.64270380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70.9819409865" calcext:value-type="float">
            <text:p>70.9819409865</text:p>
          </table:table-cell>
          <table:table-cell table:style-name="ce180" office:value-type="float" office:value="21.1458881039" calcext:value-type="float">
            <text:p>21.145888103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5.2230303973" calcext:value-type="float">
            <text:p>65.2230303973</text:p>
          </table:table-cell>
          <table:table-cell table:style-name="ce180" office:value-type="float" office:value="18.3971951223" calcext:value-type="float">
            <text:p>18.397195122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5.3150439093" calcext:value-type="float">
            <text:p>65.3150439093</text:p>
          </table:table-cell>
          <table:table-cell table:style-name="ce180" office:value-type="float" office:value="18.3337482986" calcext:value-type="float">
            <text:p>18.333748298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4.0102406778" calcext:value-type="float">
            <text:p>64.0102406778</text:p>
          </table:table-cell>
          <table:table-cell table:style-name="ce180" office:value-type="float" office:value="17.9244781912" calcext:value-type="float">
            <text:p>17.924478191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7.1409359294" calcext:value-type="float">
            <text:p>57.1409359294</text:p>
          </table:table-cell>
          <table:table-cell table:style-name="ce180" office:value-type="float" office:value="16.5986105437" calcext:value-type="float">
            <text:p>16.598610543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6.3651532552" calcext:value-type="float">
            <text:p>56.3651532552</text:p>
          </table:table-cell>
          <table:table-cell table:style-name="ce180" office:value-type="float" office:value="16.3265463742" calcext:value-type="float">
            <text:p>16.326546374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43.046183241" calcext:value-type="float">
            <text:p>43.046183241</text:p>
          </table:table-cell>
          <table:table-cell table:style-name="ce180" office:value-type="float" office:value="18.4025593948" calcext:value-type="float">
            <text:p>18.402559394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2.0817555582" calcext:value-type="float">
            <text:p>52.0817555582</text:p>
          </table:table-cell>
          <table:table-cell table:style-name="ce180" office:value-type="float" office:value="16.4538745312" calcext:value-type="float">
            <text:p>16.453874531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42.8790365154" calcext:value-type="float">
            <text:p>42.8790365154</text:p>
          </table:table-cell>
          <table:table-cell table:style-name="ce180" office:value-type="float" office:value="18.4894110252" calcext:value-type="float">
            <text:p>18.48941102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1.5669948027" calcext:value-type="float">
            <text:p>51.5669948027</text:p>
          </table:table-cell>
          <table:table-cell table:style-name="ce180" office:value-type="float" office:value="16.4857136372" calcext:value-type="float">
            <text:p>16.485713637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8.8391251216" calcext:value-type="float">
            <text:p>58.8391251216</text:p>
          </table:table-cell>
          <table:table-cell table:style-name="ce180" office:value-type="float" office:value="16.6376352154" calcext:value-type="float">
            <text:p>16.63763521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0.7557891374" calcext:value-type="float">
            <text:p>60.7557891374</text:p>
          </table:table-cell>
          <table:table-cell table:style-name="ce180" office:value-type="float" office:value="17.0332315064" calcext:value-type="float">
            <text:p>17.03323150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4.7611561181" calcext:value-type="float">
            <text:p>54.7611561181</text:p>
          </table:table-cell>
          <table:table-cell table:style-name="ce180" office:value-type="float" office:value="16.3661890954" calcext:value-type="float">
            <text:p>16.36618909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3.5699050003" calcext:value-type="float">
            <text:p>53.5699050003</text:p>
          </table:table-cell>
          <table:table-cell table:style-name="ce180" office:value-type="float" office:value="16.3397125506" calcext:value-type="float">
            <text:p>16.339712550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48.9146182416" calcext:value-type="float">
            <text:p>48.9146182416</text:p>
          </table:table-cell>
          <table:table-cell table:style-name="ce180" office:value-type="float" office:value="16.7986370826" calcext:value-type="float">
            <text:p>16.79863708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2.6461373069" calcext:value-type="float">
            <text:p>52.6461373069</text:p>
          </table:table-cell>
          <table:table-cell table:style-name="ce180" office:value-type="float" office:value="16.3848363836" calcext:value-type="float">
            <text:p>16.384836383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49.8384929905" calcext:value-type="float">
            <text:p>49.8384929905</text:p>
          </table:table-cell>
          <table:table-cell table:style-name="ce180" office:value-type="float" office:value="16.6763302777" calcext:value-type="float">
            <text:p>16.676330277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2.6840664009" calcext:value-type="float">
            <text:p>52.6840664009</text:p>
          </table:table-cell>
          <table:table-cell table:style-name="ce180" office:value-type="float" office:value="16.4079627826" calcext:value-type="float">
            <text:p>16.40796278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5.8072190346" calcext:value-type="float">
            <text:p>65.8072190346</text:p>
          </table:table-cell>
          <table:table-cell table:style-name="ce180" office:value-type="float" office:value="18.1407649473" calcext:value-type="float">
            <text:p>18.140764947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0.6739209233" calcext:value-type="float">
            <text:p>60.6739209233</text:p>
          </table:table-cell>
          <table:table-cell table:style-name="ce180" office:value-type="float" office:value="17.0518023644" calcext:value-type="float">
            <text:p>17.05180236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3.394712866" calcext:value-type="float">
            <text:p>63.394712866</text:p>
          </table:table-cell>
          <table:table-cell table:style-name="ce180" office:value-type="float" office:value="17.7005351354" calcext:value-type="float">
            <text:p>17.70053513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4.8020094467" calcext:value-type="float">
            <text:p>64.8020094467</text:p>
          </table:table-cell>
          <table:table-cell table:style-name="ce180" office:value-type="float" office:value="18.2168786335" calcext:value-type="float">
            <text:p>18.216878633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5.0259398087" calcext:value-type="float">
            <text:p>65.0259398087</text:p>
          </table:table-cell>
          <table:table-cell table:style-name="ce180" office:value-type="float" office:value="18.2878245002" calcext:value-type="float">
            <text:p>18.287824500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5.7555515404" calcext:value-type="float">
            <text:p>65.7555515404</text:p>
          </table:table-cell>
          <table:table-cell table:style-name="ce180" office:value-type="float" office:value="18.5162158303" calcext:value-type="float">
            <text:p>18.51621583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9.9677341245" calcext:value-type="float">
            <text:p>69.9677341245</text:p>
          </table:table-cell>
          <table:table-cell table:style-name="ce180" office:value-type="float" office:value="20.5389887758" calcext:value-type="float">
            <text:p>20.538988775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8.8927840241" calcext:value-type="float">
            <text:p>68.8927840241</text:p>
          </table:table-cell>
          <table:table-cell table:style-name="ce180" office:value-type="float" office:value="20.0324488429" calcext:value-type="float">
            <text:p>20.032448842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1.8265465579" calcext:value-type="float">
            <text:p>61.8265465579</text:p>
          </table:table-cell>
          <table:table-cell table:style-name="ce180" office:value-type="float" office:value="17.2696554452" calcext:value-type="float">
            <text:p>17.26965544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0.7879700808" calcext:value-type="float">
            <text:p>60.7879700808</text:p>
          </table:table-cell>
          <table:table-cell table:style-name="ce180" office:value-type="float" office:value="17.0462048583" calcext:value-type="float">
            <text:p>17.046204858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61.9156096372" calcext:value-type="float">
            <text:p>61.9156096372</text:p>
          </table:table-cell>
          <table:table-cell table:style-name="ce180" office:value-type="float" office:value="17.2821912228" calcext:value-type="float">
            <text:p>17.282191222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45.0289975331" calcext:value-type="float">
            <text:p>45.0289975331</text:p>
          </table:table-cell>
          <table:table-cell table:style-name="ce180" office:value-type="float" office:value="17.7244473049" calcext:value-type="float">
            <text:p>17.724447304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39.9213628084" calcext:value-type="float">
            <text:p>39.9213628084</text:p>
          </table:table-cell>
          <table:table-cell table:style-name="ce180" office:value-type="float" office:value="19.7018495281" calcext:value-type="float">
            <text:p>19.701849528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84.7942778751" calcext:value-type="float">
            <text:p>84.7942778751</text:p>
          </table:table-cell>
          <table:table-cell table:style-name="ce180" office:value-type="float" office:value="55.5686503735" calcext:value-type="float">
            <text:p>55.568650373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5.6629587449" calcext:value-type="float">
            <text:p>55.6629587449</text:p>
          </table:table-cell>
          <table:table-cell table:style-name="ce180" office:value-type="float" office:value="83.3564796243" calcext:value-type="float">
            <text:p>83.356479624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0.4922475132" calcext:value-type="float">
            <text:p>50.4922475132</text:p>
          </table:table-cell>
          <table:table-cell table:style-name="ce180" office:value-type="float" office:value="78.997532065" calcext:value-type="float">
            <text:p>78.99753206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circle</text:p>
          </table:table-cell>
          <table:table-cell table:style-name="ce180" office:value-type="float" office:value="51.4671011416" calcext:value-type="float">
            <text:p>51.4671011416</text:p>
          </table:table-cell>
          <table:table-cell table:style-name="ce180" office:value-type="float" office:value="79.2018445773" calcext:value-type="float">
            <text:p>79.201844577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1.2038911373" calcext:value-type="float">
            <text:p>51.2038911373</text:p>
          </table:table-cell>
          <table:table-cell table:style-name="ce180" office:value-type="float" office:value="83.3397766053" calcext:value-type="float">
            <text:p>83.339776605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8.9744699018" calcext:value-type="float">
            <text:p>58.9744699018</text:p>
          </table:table-cell>
          <table:table-cell table:style-name="ce180" office:value-type="float" office:value="85.499817612" calcext:value-type="float">
            <text:p>85.49981761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1.8720726696" calcext:value-type="float">
            <text:p>51.8720726696</text:p>
          </table:table-cell>
          <table:table-cell table:style-name="ce180" office:value-type="float" office:value="85.8297376348" calcext:value-type="float">
            <text:p>85.829737634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48.1799307865" calcext:value-type="float">
            <text:p>48.1799307865</text:p>
          </table:table-cell>
          <table:table-cell table:style-name="ce180" office:value-type="float" office:value="85.0451167372" calcext:value-type="float">
            <text:p>85.045116737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41.6832004024" calcext:value-type="float">
            <text:p>41.6832004024</text:p>
          </table:table-cell>
          <table:table-cell table:style-name="ce180" office:value-type="float" office:value="84.0179406019" calcext:value-type="float">
            <text:p>84.017940601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37.8904155015" calcext:value-type="float">
            <text:p>37.8904155015</text:p>
          </table:table-cell>
          <table:table-cell table:style-name="ce180" office:value-type="float" office:value="82.5674929978" calcext:value-type="float">
            <text:p>82.567492997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39.5489736947" calcext:value-type="float">
            <text:p>39.5489736947</text:p>
          </table:table-cell>
          <table:table-cell table:style-name="ce180" office:value-type="float" office:value="80.812601774" calcext:value-type="float">
            <text:p>80.81260177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39.6495738769" calcext:value-type="float">
            <text:p>39.6495738769</text:p>
          </table:table-cell>
          <table:table-cell table:style-name="ce180" office:value-type="float" office:value="82.6645338713" calcext:value-type="float">
            <text:p>82.66453387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34.7505970472" calcext:value-type="float">
            <text:p>34.7505970472</text:p>
          </table:table-cell>
          <table:table-cell table:style-name="ce180" office:value-type="float" office:value="80.0110909897" calcext:value-type="float">
            <text:p>80.011090989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27.560835291" calcext:value-type="float">
            <text:p>27.560835291</text:p>
          </table:table-cell>
          <table:table-cell table:style-name="ce180" office:value-type="float" office:value="72.8478255927" calcext:value-type="float">
            <text:p>72.847825592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24.6355399754" calcext:value-type="float">
            <text:p>24.6355399754</text:p>
          </table:table-cell>
          <table:table-cell table:style-name="ce180" office:value-type="float" office:value="71.6107148256" calcext:value-type="float">
            <text:p>71.61071482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20.9594648125" calcext:value-type="float">
            <text:p>20.9594648125</text:p>
          </table:table-cell>
          <table:table-cell table:style-name="ce180" office:value-type="float" office:value="66.0414983826" calcext:value-type="float">
            <text:p>66.04149838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20.6891490538" calcext:value-type="float">
            <text:p>20.6891490538</text:p>
          </table:table-cell>
          <table:table-cell table:style-name="ce180" office:value-type="float" office:value="62.7213052064" calcext:value-type="float">
            <text:p>62.72130520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19.2882047369" calcext:value-type="float">
            <text:p>19.2882047369</text:p>
          </table:table-cell>
          <table:table-cell table:style-name="ce180" office:value-type="float" office:value="62.0630593582" calcext:value-type="float">
            <text:p>62.063059358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20.0245005746" calcext:value-type="float">
            <text:p>20.0245005746</text:p>
          </table:table-cell>
          <table:table-cell table:style-name="ce180" office:value-type="float" office:value="61.3426238695" calcext:value-type="float">
            <text:p>61.34262386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35.4695229971" calcext:value-type="float">
            <text:p>35.4695229971</text:p>
          </table:table-cell>
          <table:table-cell table:style-name="ce180" office:value-type="float" office:value="43.1158849517" calcext:value-type="float">
            <text:p>43.115884951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36.8943276507" calcext:value-type="float">
            <text:p>36.8943276507</text:p>
          </table:table-cell>
          <table:table-cell table:style-name="ce180" office:value-type="float" office:value="47.7065559687" calcext:value-type="float">
            <text:p>47.706555968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39.0555497751" calcext:value-type="float">
            <text:p>39.0555497751</text:p>
          </table:table-cell>
          <table:table-cell table:style-name="ce180" office:value-type="float" office:value="55.5469737131" calcext:value-type="float">
            <text:p>55.546973713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46.9570801494" calcext:value-type="float">
            <text:p>46.9570801494</text:p>
          </table:table-cell>
          <table:table-cell table:style-name="ce180" office:value-type="float" office:value="65.2404073935" calcext:value-type="float">
            <text:p>65.240407393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37.3104527352" calcext:value-type="float">
            <text:p>37.3104527352</text:p>
          </table:table-cell>
          <table:table-cell table:style-name="ce180" office:value-type="float" office:value="45.2587508999" calcext:value-type="float">
            <text:p>45.258750899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40.0096720019" calcext:value-type="float">
            <text:p>40.0096720019</text:p>
          </table:table-cell>
          <table:table-cell table:style-name="ce180" office:value-type="float" office:value="60.9865825077" calcext:value-type="float">
            <text:p>60.986582507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48.0143866846" calcext:value-type="float">
            <text:p>48.0143866846</text:p>
          </table:table-cell>
          <table:table-cell table:style-name="ce180" office:value-type="float" office:value="65.7128195934" calcext:value-type="float">
            <text:p>65.712819593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3.7037759268" calcext:value-type="float">
            <text:p>53.7037759268</text:p>
          </table:table-cell>
          <table:table-cell table:style-name="ce180" office:value-type="float" office:value="66.3894820363" calcext:value-type="float">
            <text:p>66.389482036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3.0674998921" calcext:value-type="float">
            <text:p>63.0674998921</text:p>
          </table:table-cell>
          <table:table-cell table:style-name="ce180" office:value-type="float" office:value="64.0350004581" calcext:value-type="float">
            <text:p>64.035000458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2.0480325076" calcext:value-type="float">
            <text:p>62.0480325076</text:p>
          </table:table-cell>
          <table:table-cell table:style-name="ce180" office:value-type="float" office:value="63.8458632494" calcext:value-type="float">
            <text:p>63.845863249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9.8399667124" calcext:value-type="float">
            <text:p>59.8399667124</text:p>
          </table:table-cell>
          <table:table-cell table:style-name="ce180" office:value-type="float" office:value="64.4767644437" calcext:value-type="float">
            <text:p>64.476764443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5.1609418175" calcext:value-type="float">
            <text:p>55.1609418175</text:p>
          </table:table-cell>
          <table:table-cell table:style-name="ce180" office:value-type="float" office:value="65.2373081694" calcext:value-type="float">
            <text:p>65.237308169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1.2797865792" calcext:value-type="float">
            <text:p>61.2797865792</text:p>
          </table:table-cell>
          <table:table-cell table:style-name="ce180" office:value-type="float" office:value="65.766402504" calcext:value-type="float">
            <text:p>65.76640250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0.8349175348" calcext:value-type="float">
            <text:p>60.8349175348</text:p>
          </table:table-cell>
          <table:table-cell table:style-name="ce180" office:value-type="float" office:value="64.6037697063" calcext:value-type="float">
            <text:p>64.603769706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1.5205906458" calcext:value-type="float">
            <text:p>61.5205906458</text:p>
          </table:table-cell>
          <table:table-cell table:style-name="ce180" office:value-type="float" office:value="64.7918550418" calcext:value-type="float">
            <text:p>64.79185504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36.916543863" calcext:value-type="float">
            <text:p>36.916543863</text:p>
          </table:table-cell>
          <table:table-cell table:style-name="ce180" office:value-type="float" office:value="41.0952474383" calcext:value-type="float">
            <text:p>41.095247438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38.5021996714" calcext:value-type="float">
            <text:p>38.5021996714</text:p>
          </table:table-cell>
          <table:table-cell table:style-name="ce180" office:value-type="float" office:value="41.5671556174" calcext:value-type="float">
            <text:p>41.567155617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48.6643707344" calcext:value-type="float">
            <text:p>48.6643707344</text:p>
          </table:table-cell>
          <table:table-cell table:style-name="ce180" office:value-type="float" office:value="30.6806668519" calcext:value-type="float">
            <text:p>30.680666851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0.2852524042" calcext:value-type="float">
            <text:p>50.2852524042</text:p>
          </table:table-cell>
          <table:table-cell table:style-name="ce180" office:value-type="float" office:value="30.3379221051" calcext:value-type="float">
            <text:p>30.337922105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42.276332666" calcext:value-type="float">
            <text:p>42.276332666</text:p>
          </table:table-cell>
          <table:table-cell table:style-name="ce180" office:value-type="float" office:value="34.5276361236" calcext:value-type="float">
            <text:p>34.527636123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4.0317756204" calcext:value-type="float">
            <text:p>54.0317756204</text:p>
          </table:table-cell>
          <table:table-cell table:style-name="ce180" office:value-type="float" office:value="29.6723483149" calcext:value-type="float">
            <text:p>29.672348314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37.3293552552" calcext:value-type="float">
            <text:p>37.3293552552</text:p>
          </table:table-cell>
          <table:table-cell table:style-name="ce180" office:value-type="float" office:value="39.6020423074" calcext:value-type="float">
            <text:p>39.602042307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41.389522551" calcext:value-type="float">
            <text:p>41.389522551</text:p>
          </table:table-cell>
          <table:table-cell table:style-name="ce180" office:value-type="float" office:value="37.2960562328" calcext:value-type="float">
            <text:p>37.296056232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40.0746666572" calcext:value-type="float">
            <text:p>40.0746666572</text:p>
          </table:table-cell>
          <table:table-cell table:style-name="ce180" office:value-type="float" office:value="34.6236852027" calcext:value-type="float">
            <text:p>34.623685202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35.3496806211" calcext:value-type="float">
            <text:p>35.3496806211</text:p>
          </table:table-cell>
          <table:table-cell table:style-name="ce180" office:value-type="float" office:value="47.1410731332" calcext:value-type="float">
            <text:p>47.141073133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34.7637004189" calcext:value-type="float">
            <text:p>34.7637004189</text:p>
          </table:table-cell>
          <table:table-cell table:style-name="ce180" office:value-type="float" office:value="47.6247999245" calcext:value-type="float">
            <text:p>47.624799924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37.0266294472" calcext:value-type="float">
            <text:p>37.0266294472</text:p>
          </table:table-cell>
          <table:table-cell table:style-name="ce180" office:value-type="float" office:value="44.4622930512" calcext:value-type="float">
            <text:p>44.462293051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36.4555695327" calcext:value-type="float">
            <text:p>36.4555695327</text:p>
          </table:table-cell>
          <table:table-cell table:style-name="ce180" office:value-type="float" office:value="40.791843032" calcext:value-type="float">
            <text:p>40.79184303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35.5376642131" calcext:value-type="float">
            <text:p>35.5376642131</text:p>
          </table:table-cell>
          <table:table-cell table:style-name="ce180" office:value-type="float" office:value="48.7293868661" calcext:value-type="float">
            <text:p>48.729386866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20.4089478892" calcext:value-type="float">
            <text:p>20.4089478892</text:p>
          </table:table-cell>
          <table:table-cell table:style-name="ce180" office:value-type="float" office:value="32.2030304205" calcext:value-type="float">
            <text:p>32.203030420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23.4957104659" calcext:value-type="float">
            <text:p>23.4957104659</text:p>
          </table:table-cell>
          <table:table-cell table:style-name="ce180" office:value-type="float" office:value="25.3224681542" calcext:value-type="float">
            <text:p>25.322468154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29.5575433634" calcext:value-type="float">
            <text:p>29.5575433634</text:p>
          </table:table-cell>
          <table:table-cell table:style-name="ce180" office:value-type="float" office:value="21.3647774591" calcext:value-type="float">
            <text:p>21.364777459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33.0082339121" calcext:value-type="float">
            <text:p>33.0082339121</text:p>
          </table:table-cell>
          <table:table-cell table:style-name="ce180" office:value-type="float" office:value="15.9850714584" calcext:value-type="float">
            <text:p>15.985071458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3.9803991821" calcext:value-type="float">
            <text:p>53.9803991821</text:p>
          </table:table-cell>
          <table:table-cell table:style-name="ce180" office:value-type="float" office:value="29.3509867092" calcext:value-type="float">
            <text:p>29.350986709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2.2343086004" calcext:value-type="float">
            <text:p>52.2343086004</text:p>
          </table:table-cell>
          <table:table-cell table:style-name="ce180" office:value-type="float" office:value="29.7116729865" calcext:value-type="float">
            <text:p>29.711672986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9.5030766063" calcext:value-type="float">
            <text:p>59.5030766063</text:p>
          </table:table-cell>
          <table:table-cell table:style-name="ce180" office:value-type="float" office:value="30.6696739448" calcext:value-type="float">
            <text:p>30.669673944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41.1637810689" calcext:value-type="float">
            <text:p>41.1637810689</text:p>
          </table:table-cell>
          <table:table-cell table:style-name="ce180" office:value-type="float" office:value="34.3157582514" calcext:value-type="float">
            <text:p>34.315758251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48.9930401201" calcext:value-type="float">
            <text:p>48.9930401201</text:p>
          </table:table-cell>
          <table:table-cell table:style-name="ce180" office:value-type="float" office:value="32.0303588363" calcext:value-type="float">
            <text:p>32.030358836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9.2692803248" calcext:value-type="float">
            <text:p>59.2692803248</text:p>
          </table:table-cell>
          <table:table-cell table:style-name="ce180" office:value-type="float" office:value="29.6407017654" calcext:value-type="float">
            <text:p>29.64070176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45.4691770035" calcext:value-type="float">
            <text:p>45.4691770035</text:p>
          </table:table-cell>
          <table:table-cell table:style-name="ce180" office:value-type="float" office:value="33.8311927323" calcext:value-type="float">
            <text:p>33.831192732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2.6912665406" calcext:value-type="float">
            <text:p>62.6912665406</text:p>
          </table:table-cell>
          <table:table-cell table:style-name="ce180" office:value-type="float" office:value="30.2903738312" calcext:value-type="float">
            <text:p>30.290373831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73.4286708654" calcext:value-type="float">
            <text:p>73.4286708654</text:p>
          </table:table-cell>
          <table:table-cell table:style-name="ce180" office:value-type="float" office:value="48.5778551303" calcext:value-type="float">
            <text:p>48.57785513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70.846426107" calcext:value-type="float">
            <text:p>70.846426107</text:p>
          </table:table-cell>
          <table:table-cell table:style-name="ce180" office:value-type="float" office:value="52.282253331" calcext:value-type="float">
            <text:p>52.28225333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71.5390198495" calcext:value-type="float">
            <text:p>71.5390198495</text:p>
          </table:table-cell>
          <table:table-cell table:style-name="ce180" office:value-type="float" office:value="45.5218061588" calcext:value-type="float">
            <text:p>45.52180615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7.6208658884" calcext:value-type="float">
            <text:p>67.6208658884</text:p>
          </table:table-cell>
          <table:table-cell table:style-name="ce180" office:value-type="float" office:value="38.0065584658" calcext:value-type="float">
            <text:p>38.006558465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72.4709525633" calcext:value-type="float">
            <text:p>72.4709525633</text:p>
          </table:table-cell>
          <table:table-cell table:style-name="ce180" office:value-type="float" office:value="51.1221348241" calcext:value-type="float">
            <text:p>51.12213482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4.8122375621" calcext:value-type="float">
            <text:p>64.8122375621</text:p>
          </table:table-cell>
          <table:table-cell table:style-name="ce180" office:value-type="float" office:value="62.8109155873" calcext:value-type="float">
            <text:p>62.810915587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0.8536798727" calcext:value-type="float">
            <text:p>60.8536798727</text:p>
          </table:table-cell>
          <table:table-cell table:style-name="ce180" office:value-type="float" office:value="65.4991470327" calcext:value-type="float">
            <text:p>65.499147032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7.7894961571" calcext:value-type="float">
            <text:p>67.7894961571</text:p>
          </table:table-cell>
          <table:table-cell table:style-name="ce180" office:value-type="float" office:value="61.3637015467" calcext:value-type="float">
            <text:p>61.363701546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41.6095572691" calcext:value-type="float">
            <text:p>41.6095572691</text:p>
          </table:table-cell>
          <table:table-cell table:style-name="ce180" office:value-type="float" office:value="83.8486865559" calcext:value-type="float">
            <text:p>83.848686555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3.0030253202" calcext:value-type="float">
            <text:p>53.0030253202</text:p>
          </table:table-cell>
          <table:table-cell table:style-name="ce180" office:value-type="float" office:value="84.6747986012" calcext:value-type="float">
            <text:p>84.674798601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4.7141710591" calcext:value-type="float">
            <text:p>54.7141710591</text:p>
          </table:table-cell>
          <table:table-cell table:style-name="ce180" office:value-type="float" office:value="84.0431280734" calcext:value-type="float">
            <text:p>84.043128073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44.2916687157" calcext:value-type="float">
            <text:p>44.2916687157</text:p>
          </table:table-cell>
          <table:table-cell table:style-name="ce180" office:value-type="float" office:value="82.9094412144" calcext:value-type="float">
            <text:p>82.90944121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49.1917219555" calcext:value-type="float">
            <text:p>49.1917219555</text:p>
          </table:table-cell>
          <table:table-cell table:style-name="ce180" office:value-type="float" office:value="85.8762291224" calcext:value-type="float">
            <text:p>85.876229122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3.1013817819" calcext:value-type="float">
            <text:p>53.1013817819</text:p>
          </table:table-cell>
          <table:table-cell table:style-name="ce180" office:value-type="float" office:value="84.5476586881" calcext:value-type="float">
            <text:p>84.547658688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1.599848153" calcext:value-type="float">
            <text:p>51.599848153</text:p>
          </table:table-cell>
          <table:table-cell table:style-name="ce180" office:value-type="float" office:value="84.8198214898" calcext:value-type="float">
            <text:p>84.819821489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4.3797219484" calcext:value-type="float">
            <text:p>54.3797219484</text:p>
          </table:table-cell>
          <table:table-cell table:style-name="ce180" office:value-type="float" office:value="84.2403555494" calcext:value-type="float">
            <text:p>84.240355549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46.4807681047" calcext:value-type="float">
            <text:p>46.4807681047</text:p>
          </table:table-cell>
          <table:table-cell table:style-name="ce180" office:value-type="float" office:value="83.518211666" calcext:value-type="float">
            <text:p>83.51821166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3.174656268" calcext:value-type="float">
            <text:p>53.174656268</text:p>
          </table:table-cell>
          <table:table-cell table:style-name="ce180" office:value-type="float" office:value="84.2605679876" calcext:value-type="float">
            <text:p>84.260567987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45.272002941" calcext:value-type="float">
            <text:p>45.272002941</text:p>
          </table:table-cell>
          <table:table-cell table:style-name="ce180" office:value-type="float" office:value="85.2370794195" calcext:value-type="float">
            <text:p>85.23707941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36.03340215" calcext:value-type="float">
            <text:p>36.03340215</text:p>
          </table:table-cell>
          <table:table-cell table:style-name="ce180" office:value-type="float" office:value="53.371687755" calcext:value-type="float">
            <text:p>53.37168775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28.2711941653" calcext:value-type="float">
            <text:p>28.2711941653</text:p>
          </table:table-cell>
          <table:table-cell table:style-name="ce180" office:value-type="float" office:value="72.840231257" calcext:value-type="float">
            <text:p>72.84023125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25.0548060847" calcext:value-type="float">
            <text:p>25.0548060847</text:p>
          </table:table-cell>
          <table:table-cell table:style-name="ce180" office:value-type="float" office:value="71.5485979221" calcext:value-type="float">
            <text:p>71.548597922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4.7588870014" calcext:value-type="float">
            <text:p>64.7588870014</text:p>
          </table:table-cell>
          <table:table-cell table:style-name="ce180" office:value-type="float" office:value="82.3152236405" calcext:value-type="float">
            <text:p>82.315223640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3.1445274767" calcext:value-type="float">
            <text:p>63.1445274767</text:p>
          </table:table-cell>
          <table:table-cell table:style-name="ce180" office:value-type="float" office:value="85.2366963264" calcext:value-type="float">
            <text:p>85.23669632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0.4246786898" calcext:value-type="float">
            <text:p>50.4246786898</text:p>
          </table:table-cell>
          <table:table-cell table:style-name="ce180" office:value-type="float" office:value="85.1747475891" calcext:value-type="float">
            <text:p>85.174747589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70.6449962629" calcext:value-type="float">
            <text:p>70.6449962629</text:p>
          </table:table-cell>
          <table:table-cell table:style-name="ce180" office:value-type="float" office:value="82.4309187567" calcext:value-type="float">
            <text:p>82.430918756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3.1490490834" calcext:value-type="float">
            <text:p>63.1490490834</text:p>
          </table:table-cell>
          <table:table-cell table:style-name="ce180" office:value-type="float" office:value="83.9468553485" calcext:value-type="float">
            <text:p>83.94685534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2.8240245172" calcext:value-type="float">
            <text:p>62.8240245172</text:p>
          </table:table-cell>
          <table:table-cell table:style-name="ce180" office:value-type="float" office:value="84.9661859507" calcext:value-type="float">
            <text:p>84.966185950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70.236869515" calcext:value-type="float">
            <text:p>70.236869515</text:p>
          </table:table-cell>
          <table:table-cell table:style-name="ce180" office:value-type="float" office:value="82.1711510621" calcext:value-type="float">
            <text:p>82.171151062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70.0427352449" calcext:value-type="float">
            <text:p>70.0427352449</text:p>
          </table:table-cell>
          <table:table-cell table:style-name="ce180" office:value-type="float" office:value="80.3850213547" calcext:value-type="float">
            <text:p>80.385021354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72.5706234458" calcext:value-type="float">
            <text:p>72.5706234458</text:p>
          </table:table-cell>
          <table:table-cell table:style-name="ce180" office:value-type="float" office:value="80.9712184346" calcext:value-type="float">
            <text:p>80.97121843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75.1307160373" calcext:value-type="float">
            <text:p>75.1307160373</text:p>
          </table:table-cell>
          <table:table-cell table:style-name="ce180" office:value-type="float" office:value="79.9840931403" calcext:value-type="float">
            <text:p>79.98409314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83.2939057345" calcext:value-type="float">
            <text:p>83.2939057345</text:p>
          </table:table-cell>
          <table:table-cell table:style-name="ce180" office:value-type="float" office:value="70.7784317876" calcext:value-type="float">
            <text:p>70.778431787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79.6642622775" calcext:value-type="float">
            <text:p>79.6642622775</text:p>
          </table:table-cell>
          <table:table-cell table:style-name="ce180" office:value-type="float" office:value="73.9323097157" calcext:value-type="float">
            <text:p>73.932309715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88.4321025254" calcext:value-type="float">
            <text:p>88.4321025254</text:p>
          </table:table-cell>
          <table:table-cell table:style-name="ce180" office:value-type="float" office:value="64.6242470023" calcext:value-type="float">
            <text:p>64.624247002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89.1155590082" calcext:value-type="float">
            <text:p>89.1155590082</text:p>
          </table:table-cell>
          <table:table-cell table:style-name="ce180" office:value-type="float" office:value="64.0015066388" calcext:value-type="float">
            <text:p>64.00150663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89.0921976305" calcext:value-type="float">
            <text:p>89.0921976305</text:p>
          </table:table-cell>
          <table:table-cell table:style-name="ce180" office:value-type="float" office:value="57.768193047" calcext:value-type="float">
            <text:p>57.76819304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91.7260057727" calcext:value-type="float">
            <text:p>91.7260057727</text:p>
          </table:table-cell>
          <table:table-cell table:style-name="ce180" office:value-type="float" office:value="52.6233532573" calcext:value-type="float">
            <text:p>52.623353257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91.7355387598" calcext:value-type="float">
            <text:p>91.7355387598</text:p>
          </table:table-cell>
          <table:table-cell table:style-name="ce180" office:value-type="float" office:value="48.9702108877" calcext:value-type="float">
            <text:p>48.970210887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91.5078881747" calcext:value-type="float">
            <text:p>91.5078881747</text:p>
          </table:table-cell>
          <table:table-cell table:style-name="ce180" office:value-type="float" office:value="53.3126520851" calcext:value-type="float">
            <text:p>53.312652085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88.239001904" calcext:value-type="float">
            <text:p>88.239001904</text:p>
          </table:table-cell>
          <table:table-cell table:style-name="ce180" office:value-type="float" office:value="31.4774348786" calcext:value-type="float">
            <text:p>31.477434878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88.5305192041" calcext:value-type="float">
            <text:p>88.5305192041</text:p>
          </table:table-cell>
          <table:table-cell table:style-name="ce180" office:value-type="float" office:value="30.4760310098" calcext:value-type="float">
            <text:p>30.476031009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5.3651603364" calcext:value-type="float">
            <text:p>55.3651603364</text:p>
          </table:table-cell>
          <table:table-cell table:style-name="ce180" office:value-type="float" office:value="30.4458502777" calcext:value-type="float">
            <text:p>30.445850277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2.5602588694" calcext:value-type="float">
            <text:p>62.5602588694</text:p>
          </table:table-cell>
          <table:table-cell table:style-name="ce180" office:value-type="float" office:value="30.4471356661" calcext:value-type="float">
            <text:p>30.447135666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8.0066691227" calcext:value-type="float">
            <text:p>58.0066691227</text:p>
          </table:table-cell>
          <table:table-cell table:style-name="ce180" office:value-type="float" office:value="30.2537212987" calcext:value-type="float">
            <text:p>30.253721298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5.0671179917" calcext:value-type="float">
            <text:p>55.0671179917</text:p>
          </table:table-cell>
          <table:table-cell table:style-name="ce180" office:value-type="float" office:value="29.0115351997" calcext:value-type="float">
            <text:p>29.011535199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1.6147759612" calcext:value-type="float">
            <text:p>61.6147759612</text:p>
          </table:table-cell>
          <table:table-cell table:style-name="ce180" office:value-type="float" office:value="29.9943911942" calcext:value-type="float">
            <text:p>29.994391194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8.5431435378" calcext:value-type="float">
            <text:p>68.5431435378</text:p>
          </table:table-cell>
          <table:table-cell table:style-name="ce180" office:value-type="float" office:value="35.6578321706" calcext:value-type="float">
            <text:p>35.657832170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77.7061096487" calcext:value-type="float">
            <text:p>77.7061096487</text:p>
          </table:table-cell>
          <table:table-cell table:style-name="ce180" office:value-type="float" office:value="20.3042601852" calcext:value-type="float">
            <text:p>20.30426018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8.4530459999" calcext:value-type="float">
            <text:p>68.4530459999</text:p>
          </table:table-cell>
          <table:table-cell table:style-name="ce180" office:value-type="float" office:value="13.0355285908" calcext:value-type="float">
            <text:p>13.035528590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8.2572064402" calcext:value-type="float">
            <text:p>68.2572064402</text:p>
          </table:table-cell>
          <table:table-cell table:style-name="ce180" office:value-type="float" office:value="12.3846391542" calcext:value-type="float">
            <text:p>12.384639154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70.2554746739" calcext:value-type="float">
            <text:p>70.2554746739</text:p>
          </table:table-cell>
          <table:table-cell table:style-name="ce180" office:value-type="float" office:value="13.2503849689" calcext:value-type="float">
            <text:p>13.250384968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5.0443252778" calcext:value-type="float">
            <text:p>65.0443252778</text:p>
          </table:table-cell>
          <table:table-cell table:style-name="ce180" office:value-type="float" office:value="11.0008414785" calcext:value-type="float">
            <text:p>11.00084147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0.0922466078" calcext:value-type="float">
            <text:p>60.0922466078</text:p>
          </table:table-cell>
          <table:table-cell table:style-name="ce180" office:value-type="float" office:value="11.8721117093" calcext:value-type="float">
            <text:p>11.872111709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2.9920289667" calcext:value-type="float">
            <text:p>52.9920289667</text:p>
          </table:table-cell>
          <table:table-cell table:style-name="ce180" office:value-type="float" office:value="9.90666848335" calcext:value-type="float">
            <text:p>9.9066684833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0.1446289773" calcext:value-type="float">
            <text:p>50.1446289773</text:p>
          </table:table-cell>
          <table:table-cell table:style-name="ce180" office:value-type="float" office:value="12.2115430946" calcext:value-type="float">
            <text:p>12.21154309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46.5086141932" calcext:value-type="float">
            <text:p>46.5086141932</text:p>
          </table:table-cell>
          <table:table-cell table:style-name="ce180" office:value-type="float" office:value="11.2071344881" calcext:value-type="float">
            <text:p>11.207134488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43.8070319612" calcext:value-type="float">
            <text:p>43.8070319612</text:p>
          </table:table-cell>
          <table:table-cell table:style-name="ce180" office:value-type="float" office:value="11.3189448865" calcext:value-type="float">
            <text:p>11.318944886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7.8178546865" calcext:value-type="float">
            <text:p>57.8178546865</text:p>
          </table:table-cell>
          <table:table-cell table:style-name="ce180" office:value-type="float" office:value="10.9451424306" calcext:value-type="float">
            <text:p>10.945142430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0.9404926595" calcext:value-type="float">
            <text:p>50.9404926595</text:p>
          </table:table-cell>
          <table:table-cell table:style-name="ce180" office:value-type="float" office:value="9.69154713447" calcext:value-type="float">
            <text:p>9.6915471344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3.4973230835" calcext:value-type="float">
            <text:p>63.4973230835</text:p>
          </table:table-cell>
          <table:table-cell table:style-name="ce180" office:value-type="float" office:value="11.9140691707" calcext:value-type="float">
            <text:p>11.914069170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0.0164829541" calcext:value-type="float">
            <text:p>50.0164829541</text:p>
          </table:table-cell>
          <table:table-cell table:style-name="ce180" office:value-type="float" office:value="11.9338520864" calcext:value-type="float">
            <text:p>11.93385208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8.6367650809" calcext:value-type="float">
            <text:p>58.6367650809</text:p>
          </table:table-cell>
          <table:table-cell table:style-name="ce180" office:value-type="float" office:value="11.9747210652" calcext:value-type="float">
            <text:p>11.97472106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4.7302890863" calcext:value-type="float">
            <text:p>54.7302890863</text:p>
          </table:table-cell>
          <table:table-cell table:style-name="ce180" office:value-type="float" office:value="11.4128826732" calcext:value-type="float">
            <text:p>11.412882673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5.8755478023" calcext:value-type="float">
            <text:p>65.8755478023</text:p>
          </table:table-cell>
          <table:table-cell table:style-name="ce180" office:value-type="float" office:value="11.7324363627" calcext:value-type="float">
            <text:p>11.732436362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7.0609827131" calcext:value-type="float">
            <text:p>57.0609827131</text:p>
          </table:table-cell>
          <table:table-cell table:style-name="ce180" office:value-type="float" office:value="9.92056085444" calcext:value-type="float">
            <text:p>9.920560854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46.819907946" calcext:value-type="float">
            <text:p>46.819907946</text:p>
          </table:table-cell>
          <table:table-cell table:style-name="ce180" office:value-type="float" office:value="10.4946526804" calcext:value-type="float">
            <text:p>10.494652680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38.3593948725" calcext:value-type="float">
            <text:p>38.3593948725</text:p>
          </table:table-cell>
          <table:table-cell table:style-name="ce180" office:value-type="float" office:value="13.431322624" calcext:value-type="float">
            <text:p>13.43132262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47.3154157773" calcext:value-type="float">
            <text:p>47.3154157773</text:p>
          </table:table-cell>
          <table:table-cell table:style-name="ce180" office:value-type="float" office:value="12.853451784" calcext:value-type="float">
            <text:p>12.85345178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5.0519165396" calcext:value-type="float">
            <text:p>55.0519165396</text:p>
          </table:table-cell>
          <table:table-cell table:style-name="ce180" office:value-type="float" office:value="11.9499886181" calcext:value-type="float">
            <text:p>11.949988618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0.5159602579" calcext:value-type="float">
            <text:p>50.5159602579</text:p>
          </table:table-cell>
          <table:table-cell table:style-name="ce180" office:value-type="float" office:value="9.76559162187" calcext:value-type="float">
            <text:p>9.7655916218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49.6774146514" calcext:value-type="float">
            <text:p>49.6774146514</text:p>
          </table:table-cell>
          <table:table-cell table:style-name="ce180" office:value-type="float" office:value="10.3831325083" calcext:value-type="float">
            <text:p>10.383132508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7.2806595188" calcext:value-type="float">
            <text:p>67.2806595188</text:p>
          </table:table-cell>
          <table:table-cell table:style-name="ce180" office:value-type="float" office:value="14.1286515323" calcext:value-type="float">
            <text:p>14.128651532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6.1730182606" calcext:value-type="float">
            <text:p>66.1730182606</text:p>
          </table:table-cell>
          <table:table-cell table:style-name="ce180" office:value-type="float" office:value="12.0379170217" calcext:value-type="float">
            <text:p>12.037917021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1.0885441374" calcext:value-type="float">
            <text:p>61.0885441374</text:p>
          </table:table-cell>
          <table:table-cell table:style-name="ce180" office:value-type="float" office:value="10.0845344144" calcext:value-type="float">
            <text:p>10.08453441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6.0530857731" calcext:value-type="float">
            <text:p>66.0530857731</text:p>
          </table:table-cell>
          <table:table-cell table:style-name="ce180" office:value-type="float" office:value="13.3802260073" calcext:value-type="float">
            <text:p>13.380226007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72.6699892655" calcext:value-type="float">
            <text:p>72.6699892655</text:p>
          </table:table-cell>
          <table:table-cell table:style-name="ce180" office:value-type="float" office:value="15.2342259409" calcext:value-type="float">
            <text:p>15.234225940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1.503472503" calcext:value-type="float">
            <text:p>61.503472503</text:p>
          </table:table-cell>
          <table:table-cell table:style-name="ce180" office:value-type="float" office:value="10.8284144754" calcext:value-type="float">
            <text:p>10.82841447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68.995028632" calcext:value-type="float">
            <text:p>68.995028632</text:p>
          </table:table-cell>
          <table:table-cell table:style-name="ce180" office:value-type="float" office:value="13.9943105293" calcext:value-type="float">
            <text:p>13.994310529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78.2499161658" calcext:value-type="float">
            <text:p>78.2499161658</text:p>
          </table:table-cell>
          <table:table-cell table:style-name="ce180" office:value-type="float" office:value="17.8832409068" calcext:value-type="float">
            <text:p>17.883240906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36.4819805699" calcext:value-type="float">
            <text:p>36.4819805699</text:p>
          </table:table-cell>
          <table:table-cell table:style-name="ce180" office:value-type="float" office:value="15.1627600944" calcext:value-type="float">
            <text:p>15.16276009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0.9677483784" calcext:value-type="float">
            <text:p>50.9677483784</text:p>
          </table:table-cell>
          <table:table-cell table:style-name="ce180" office:value-type="float" office:value="29.6797742875" calcext:value-type="float">
            <text:p>29.679774287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91.1910536059" calcext:value-type="float">
            <text:p>91.1910536059</text:p>
          </table:table-cell>
          <table:table-cell table:style-name="ce180" office:value-type="float" office:value="46.6743428399" calcext:value-type="float">
            <text:p>46.674342839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55.8637684939" calcext:value-type="float">
            <text:p>55.8637684939</text:p>
          </table:table-cell>
          <table:table-cell table:style-name="ce180" office:value-type="float" office:value="85.3364867573" calcext:value-type="float">
            <text:p>85.336486757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49.2805947987" calcext:value-type="float">
            <text:p>49.2805947987</text:p>
          </table:table-cell>
          <table:table-cell table:style-name="ce180" office:value-type="float" office:value="84.0488228306" calcext:value-type="float">
            <text:p>84.048822830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bullseye</text:p>
          </table:table-cell>
          <table:table-cell table:style-name="ce180" office:value-type="float" office:value="43.3685015447" calcext:value-type="float">
            <text:p>43.3685015447</text:p>
          </table:table-cell>
          <table:table-cell table:style-name="ce180" office:value-type="float" office:value="84.3321772039" calcext:value-type="float">
            <text:p>84.332177203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7.6952008891" calcext:value-type="float">
            <text:p>47.6952008891</text:p>
          </table:table-cell>
          <table:table-cell table:style-name="ce180" office:value-type="float" office:value="95.2411869282" calcext:value-type="float">
            <text:p>95.241186928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4.6099759113" calcext:value-type="float">
            <text:p>44.6099759113</text:p>
          </table:table-cell>
          <table:table-cell table:style-name="ce180" office:value-type="float" office:value="93.075835032" calcext:value-type="float">
            <text:p>93.07583503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3.8563814822" calcext:value-type="float">
            <text:p>43.8563814822</text:p>
          </table:table-cell>
          <table:table-cell table:style-name="ce180" office:value-type="float" office:value="94.0858717713" calcext:value-type="float">
            <text:p>94.08587177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1.5789293984" calcext:value-type="float">
            <text:p>41.5789293984</text:p>
          </table:table-cell>
          <table:table-cell table:style-name="ce180" office:value-type="float" office:value="90.3035665387" calcext:value-type="float">
            <text:p>90.303566538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9.1774185559" calcext:value-type="float">
            <text:p>49.1774185559</text:p>
          </table:table-cell>
          <table:table-cell table:style-name="ce180" office:value-type="float" office:value="96.6105324538" calcext:value-type="float">
            <text:p>96.610532453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2.6522509813" calcext:value-type="float">
            <text:p>42.6522509813</text:p>
          </table:table-cell>
          <table:table-cell table:style-name="ce180" office:value-type="float" office:value="90.5606397307" calcext:value-type="float">
            <text:p>90.560639730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30.1233318217" calcext:value-type="float">
            <text:p>30.1233318217</text:p>
          </table:table-cell>
          <table:table-cell table:style-name="ce180" office:value-type="float" office:value="81.1442953304" calcext:value-type="float">
            <text:p>81.144295330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31.915519986" calcext:value-type="float">
            <text:p>31.915519986</text:p>
          </table:table-cell>
          <table:table-cell table:style-name="ce180" office:value-type="float" office:value="79.7904134869" calcext:value-type="float">
            <text:p>79.790413486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27.8877193574" calcext:value-type="float">
            <text:p>27.8877193574</text:p>
          </table:table-cell>
          <table:table-cell table:style-name="ce180" office:value-type="float" office:value="75.4455759934" calcext:value-type="float">
            <text:p>75.445575993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27.5482344526" calcext:value-type="float">
            <text:p>27.5482344526</text:p>
          </table:table-cell>
          <table:table-cell table:style-name="ce180" office:value-type="float" office:value="75.1647590544" calcext:value-type="float">
            <text:p>75.16475905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20.2097781637" calcext:value-type="float">
            <text:p>20.2097781637</text:p>
          </table:table-cell>
          <table:table-cell table:style-name="ce180" office:value-type="float" office:value="67.5166420988" calcext:value-type="float">
            <text:p>67.51664209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24.4434528292" calcext:value-type="float">
            <text:p>24.4434528292</text:p>
          </table:table-cell>
          <table:table-cell table:style-name="ce180" office:value-type="float" office:value="54.4736551228" calcext:value-type="float">
            <text:p>54.473655122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24.6308301331" calcext:value-type="float">
            <text:p>24.6308301331</text:p>
          </table:table-cell>
          <table:table-cell table:style-name="ce180" office:value-type="float" office:value="53.3957388998" calcext:value-type="float">
            <text:p>53.395738899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21.0379688969" calcext:value-type="float">
            <text:p>21.0379688969</text:p>
          </table:table-cell>
          <table:table-cell table:style-name="ce180" office:value-type="float" office:value="49.829299645" calcext:value-type="float">
            <text:p>49.82929964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27.106242932" calcext:value-type="float">
            <text:p>27.106242932</text:p>
          </table:table-cell>
          <table:table-cell table:style-name="ce180" office:value-type="float" office:value="54.7195531488" calcext:value-type="float">
            <text:p>54.71955314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28.0896176553" calcext:value-type="float">
            <text:p>28.0896176553</text:p>
          </table:table-cell>
          <table:table-cell table:style-name="ce180" office:value-type="float" office:value="60.512212549" calcext:value-type="float">
            <text:p>60.51221254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31.1357349152" calcext:value-type="float">
            <text:p>31.1357349152</text:p>
          </table:table-cell>
          <table:table-cell table:style-name="ce180" office:value-type="float" office:value="61.4319127116" calcext:value-type="float">
            <text:p>61.431912711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37.700837521" calcext:value-type="float">
            <text:p>37.700837521</text:p>
          </table:table-cell>
          <table:table-cell table:style-name="ce180" office:value-type="float" office:value="68.4184052804" calcext:value-type="float">
            <text:p>68.418405280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3.3926884016" calcext:value-type="float">
            <text:p>43.3926884016</text:p>
          </table:table-cell>
          <table:table-cell table:style-name="ce180" office:value-type="float" office:value="43.5975940692" calcext:value-type="float">
            <text:p>43.597594069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1.2623974761" calcext:value-type="float">
            <text:p>51.2623974761</text:p>
          </table:table-cell>
          <table:table-cell table:style-name="ce180" office:value-type="float" office:value="49.6665051258" calcext:value-type="float">
            <text:p>49.666505125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3.2867129203" calcext:value-type="float">
            <text:p>43.2867129203</text:p>
          </table:table-cell>
          <table:table-cell table:style-name="ce180" office:value-type="float" office:value="43.0568603208" calcext:value-type="float">
            <text:p>43.056860320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5.9059162338" calcext:value-type="float">
            <text:p>55.9059162338</text:p>
          </table:table-cell>
          <table:table-cell table:style-name="ce180" office:value-type="float" office:value="54.2526725342" calcext:value-type="float">
            <text:p>54.252672534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0.198958949" calcext:value-type="float">
            <text:p>50.198958949</text:p>
          </table:table-cell>
          <table:table-cell table:style-name="ce180" office:value-type="float" office:value="52.2250295948" calcext:value-type="float">
            <text:p>52.225029594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5.761587372" calcext:value-type="float">
            <text:p>55.761587372</text:p>
          </table:table-cell>
          <table:table-cell table:style-name="ce180" office:value-type="float" office:value="54.0305172396" calcext:value-type="float">
            <text:p>54.03051723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8.3231396505" calcext:value-type="float">
            <text:p>58.3231396505</text:p>
          </table:table-cell>
          <table:table-cell table:style-name="ce180" office:value-type="float" office:value="60.0310591646" calcext:value-type="float">
            <text:p>60.03105916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70.171457528" calcext:value-type="float">
            <text:p>70.171457528</text:p>
          </table:table-cell>
          <table:table-cell table:style-name="ce180" office:value-type="float" office:value="70.2822212385" calcext:value-type="float">
            <text:p>70.28222123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0.600276471" calcext:value-type="float">
            <text:p>60.600276471</text:p>
          </table:table-cell>
          <table:table-cell table:style-name="ce180" office:value-type="float" office:value="59.7533088802" calcext:value-type="float">
            <text:p>59.753308880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3.7602750188" calcext:value-type="float">
            <text:p>63.7602750188</text:p>
          </table:table-cell>
          <table:table-cell table:style-name="ce180" office:value-type="float" office:value="61.1856411696" calcext:value-type="float">
            <text:p>61.18564116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4.3894952619" calcext:value-type="float">
            <text:p>54.3894952619</text:p>
          </table:table-cell>
          <table:table-cell table:style-name="ce180" office:value-type="float" office:value="53.811901225" calcext:value-type="float">
            <text:p>53.81190122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5.2412969947" calcext:value-type="float">
            <text:p>55.2412969947</text:p>
          </table:table-cell>
          <table:table-cell table:style-name="ce180" office:value-type="float" office:value="52.5935746267" calcext:value-type="float">
            <text:p>52.593574626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9.0701267502" calcext:value-type="float">
            <text:p>49.0701267502</text:p>
          </table:table-cell>
          <table:table-cell table:style-name="ce180" office:value-type="float" office:value="48.8969446811" calcext:value-type="float">
            <text:p>48.896944681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6.0181190216" calcext:value-type="float">
            <text:p>46.0181190216</text:p>
          </table:table-cell>
          <table:table-cell table:style-name="ce180" office:value-type="float" office:value="46.2577233718" calcext:value-type="float">
            <text:p>46.25772337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4.7595874356" calcext:value-type="float">
            <text:p>44.7595874356</text:p>
          </table:table-cell>
          <table:table-cell table:style-name="ce180" office:value-type="float" office:value="41.9746066134" calcext:value-type="float">
            <text:p>41.974606613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1.6006241332" calcext:value-type="float">
            <text:p>51.6006241332</text:p>
          </table:table-cell>
          <table:table-cell table:style-name="ce180" office:value-type="float" office:value="50.0324668853" calcext:value-type="float">
            <text:p>50.032466885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36.4658820182" calcext:value-type="float">
            <text:p>36.4658820182</text:p>
          </table:table-cell>
          <table:table-cell table:style-name="ce180" office:value-type="float" office:value="35.5241876075" calcext:value-type="float">
            <text:p>35.524187607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33.3947987327" calcext:value-type="float">
            <text:p>33.3947987327</text:p>
          </table:table-cell>
          <table:table-cell table:style-name="ce180" office:value-type="float" office:value="35.0168013145" calcext:value-type="float">
            <text:p>35.016801314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37.5800715749" calcext:value-type="float">
            <text:p>37.5800715749</text:p>
          </table:table-cell>
          <table:table-cell table:style-name="ce180" office:value-type="float" office:value="38.8315722007" calcext:value-type="float">
            <text:p>38.831572200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36.619722059" calcext:value-type="float">
            <text:p>36.619722059</text:p>
          </table:table-cell>
          <table:table-cell table:style-name="ce180" office:value-type="float" office:value="36.8114141094" calcext:value-type="float">
            <text:p>36.811414109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36.1634664356" calcext:value-type="float">
            <text:p>36.1634664356</text:p>
          </table:table-cell>
          <table:table-cell table:style-name="ce180" office:value-type="float" office:value="33.819314199" calcext:value-type="float">
            <text:p>33.81931419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33.1677570349" calcext:value-type="float">
            <text:p>33.1677570349</text:p>
          </table:table-cell>
          <table:table-cell table:style-name="ce180" office:value-type="float" office:value="31.2477411672" calcext:value-type="float">
            <text:p>31.247741167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2.6449829318" calcext:value-type="float">
            <text:p>42.6449829318</text:p>
          </table:table-cell>
          <table:table-cell table:style-name="ce180" office:value-type="float" office:value="40.1543216386" calcext:value-type="float">
            <text:p>40.154321638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7.2250252695" calcext:value-type="float">
            <text:p>47.2250252695</text:p>
          </table:table-cell>
          <table:table-cell table:style-name="ce180" office:value-type="float" office:value="44.5756466185" calcext:value-type="float">
            <text:p>44.57564661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8.3923630032" calcext:value-type="float">
            <text:p>48.3923630032</text:p>
          </table:table-cell>
          <table:table-cell table:style-name="ce180" office:value-type="float" office:value="50.3315285645" calcext:value-type="float">
            <text:p>50.331528564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27.2451932001" calcext:value-type="float">
            <text:p>27.2451932001</text:p>
          </table:table-cell>
          <table:table-cell table:style-name="ce180" office:value-type="float" office:value="29.8195074488" calcext:value-type="float">
            <text:p>29.81950744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30.4043143388" calcext:value-type="float">
            <text:p>30.4043143388</text:p>
          </table:table-cell>
          <table:table-cell table:style-name="ce180" office:value-type="float" office:value="29.0795399241" calcext:value-type="float">
            <text:p>29.07953992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30.0807992865" calcext:value-type="float">
            <text:p>30.0807992865</text:p>
          </table:table-cell>
          <table:table-cell table:style-name="ce180" office:value-type="float" office:value="27.5880255173" calcext:value-type="float">
            <text:p>27.588025517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33.9806339675" calcext:value-type="float">
            <text:p>33.9806339675</text:p>
          </table:table-cell>
          <table:table-cell table:style-name="ce180" office:value-type="float" office:value="35.0330581489" calcext:value-type="float">
            <text:p>35.033058148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34.2506117649" calcext:value-type="float">
            <text:p>34.2506117649</text:p>
          </table:table-cell>
          <table:table-cell table:style-name="ce180" office:value-type="float" office:value="34.4415865654" calcext:value-type="float">
            <text:p>34.44158656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1.1411835714" calcext:value-type="float">
            <text:p>51.1411835714</text:p>
          </table:table-cell>
          <table:table-cell table:style-name="ce180" office:value-type="float" office:value="20.6183237784" calcext:value-type="float">
            <text:p>20.618323778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9.899592066" calcext:value-type="float">
            <text:p>49.899592066</text:p>
          </table:table-cell>
          <table:table-cell table:style-name="ce180" office:value-type="float" office:value="19.5640835356" calcext:value-type="float">
            <text:p>19.56408353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5.5898773424" calcext:value-type="float">
            <text:p>55.5898773424</text:p>
          </table:table-cell>
          <table:table-cell table:style-name="ce180" office:value-type="float" office:value="26.2992451143" calcext:value-type="float">
            <text:p>26.299245114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5.4820563581" calcext:value-type="float">
            <text:p>55.4820563581</text:p>
          </table:table-cell>
          <table:table-cell table:style-name="ce180" office:value-type="float" office:value="22.8274662445" calcext:value-type="float">
            <text:p>22.827466244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3.5729393821" calcext:value-type="float">
            <text:p>63.5729393821</text:p>
          </table:table-cell>
          <table:table-cell table:style-name="ce180" office:value-type="float" office:value="32.9386176053" calcext:value-type="float">
            <text:p>32.938617605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9.0250770848" calcext:value-type="float">
            <text:p>59.0250770848</text:p>
          </table:table-cell>
          <table:table-cell table:style-name="ce180" office:value-type="float" office:value="28.3220858801" calcext:value-type="float">
            <text:p>28.322085880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2.4237785929" calcext:value-type="float">
            <text:p>62.4237785929</text:p>
          </table:table-cell>
          <table:table-cell table:style-name="ce180" office:value-type="float" office:value="33.4865952868" calcext:value-type="float">
            <text:p>33.486595286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7.849907703" calcext:value-type="float">
            <text:p>47.849907703</text:p>
          </table:table-cell>
          <table:table-cell table:style-name="ce180" office:value-type="float" office:value="48.556624645" calcext:value-type="float">
            <text:p>48.55662464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2.2685616825" calcext:value-type="float">
            <text:p>52.2685616825</text:p>
          </table:table-cell>
          <table:table-cell table:style-name="ce180" office:value-type="float" office:value="52.8052401961" calcext:value-type="float">
            <text:p>52.805240196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8.8510215758" calcext:value-type="float">
            <text:p>68.8510215758</text:p>
          </table:table-cell>
          <table:table-cell table:style-name="ce180" office:value-type="float" office:value="39.573434273" calcext:value-type="float">
            <text:p>39.57343427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5.6763960251" calcext:value-type="float">
            <text:p>65.6763960251</text:p>
          </table:table-cell>
          <table:table-cell table:style-name="ce180" office:value-type="float" office:value="35.1093154301" calcext:value-type="float">
            <text:p>35.109315430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77.7468851148" calcext:value-type="float">
            <text:p>77.7468851148</text:p>
          </table:table-cell>
          <table:table-cell table:style-name="ce180" office:value-type="float" office:value="47.3718241139" calcext:value-type="float">
            <text:p>47.371824113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80.352934115" calcext:value-type="float">
            <text:p>80.352934115</text:p>
          </table:table-cell>
          <table:table-cell table:style-name="ce180" office:value-type="float" office:value="47.8002988852" calcext:value-type="float">
            <text:p>47.80029888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0.3375864858" calcext:value-type="float">
            <text:p>60.3375864858</text:p>
          </table:table-cell>
          <table:table-cell table:style-name="ce180" office:value-type="float" office:value="63.0349593272" calcext:value-type="float">
            <text:p>63.034959327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1.6587233282" calcext:value-type="float">
            <text:p>61.6587233282</text:p>
          </table:table-cell>
          <table:table-cell table:style-name="ce180" office:value-type="float" office:value="64.1000234779" calcext:value-type="float">
            <text:p>64.100023477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71.5450389858" calcext:value-type="float">
            <text:p>71.5450389858</text:p>
          </table:table-cell>
          <table:table-cell table:style-name="ce180" office:value-type="float" office:value="72.657716331" calcext:value-type="float">
            <text:p>72.65771633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9.0409566406" calcext:value-type="float">
            <text:p>49.0409566406</text:p>
          </table:table-cell>
          <table:table-cell table:style-name="ce180" office:value-type="float" office:value="77.3625832678" calcext:value-type="float">
            <text:p>77.362583267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1.8868880222" calcext:value-type="float">
            <text:p>51.8868880222</text:p>
          </table:table-cell>
          <table:table-cell table:style-name="ce180" office:value-type="float" office:value="80.1136076892" calcext:value-type="float">
            <text:p>80.113607689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7.968981435" calcext:value-type="float">
            <text:p>57.968981435</text:p>
          </table:table-cell>
          <table:table-cell table:style-name="ce180" office:value-type="float" office:value="85.3560457326" calcext:value-type="float">
            <text:p>85.35604573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4.855664646" calcext:value-type="float">
            <text:p>54.855664646</text:p>
          </table:table-cell>
          <table:table-cell table:style-name="ce180" office:value-type="float" office:value="83.7833976656" calcext:value-type="float">
            <text:p>83.78339766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4.1331954613" calcext:value-type="float">
            <text:p>54.1331954613</text:p>
          </table:table-cell>
          <table:table-cell table:style-name="ce180" office:value-type="float" office:value="83.7939960824" calcext:value-type="float">
            <text:p>83.793996082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1.3088252568" calcext:value-type="float">
            <text:p>51.3088252568</text:p>
          </table:table-cell>
          <table:table-cell table:style-name="ce180" office:value-type="float" office:value="80.1363911553" calcext:value-type="float">
            <text:p>80.136391155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1.1203943844" calcext:value-type="float">
            <text:p>61.1203943844</text:p>
          </table:table-cell>
          <table:table-cell table:style-name="ce180" office:value-type="float" office:value="88.7040529069" calcext:value-type="float">
            <text:p>88.704052906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5.5638650304" calcext:value-type="float">
            <text:p>55.5638650304</text:p>
          </table:table-cell>
          <table:table-cell table:style-name="ce180" office:value-type="float" office:value="85.8103751440999" calcext:value-type="float">
            <text:p>85.810375144099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5.044123361" calcext:value-type="float">
            <text:p>55.044123361</text:p>
          </table:table-cell>
          <table:table-cell table:style-name="ce180" office:value-type="float" office:value="83.5414106324" calcext:value-type="float">
            <text:p>83.541410632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0.4441853247" calcext:value-type="float">
            <text:p>50.4441853247</text:p>
          </table:table-cell>
          <table:table-cell table:style-name="ce180" office:value-type="float" office:value="78.1958883115" calcext:value-type="float">
            <text:p>78.195888311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3.8277089981" calcext:value-type="float">
            <text:p>43.8277089981</text:p>
          </table:table-cell>
          <table:table-cell table:style-name="ce180" office:value-type="float" office:value="71.0470522123" calcext:value-type="float">
            <text:p>71.047052212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37.7914323802" calcext:value-type="float">
            <text:p>37.7914323802</text:p>
          </table:table-cell>
          <table:table-cell table:style-name="ce180" office:value-type="float" office:value="66.8546410275" calcext:value-type="float">
            <text:p>66.854641027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29.292783111" calcext:value-type="float">
            <text:p>29.292783111</text:p>
          </table:table-cell>
          <table:table-cell table:style-name="ce180" office:value-type="float" office:value="59.79199693" calcext:value-type="float">
            <text:p>59.7919969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32.1920969515" calcext:value-type="float">
            <text:p>32.1920969515</text:p>
          </table:table-cell>
          <table:table-cell table:style-name="ce180" office:value-type="float" office:value="60.2006509147" calcext:value-type="float">
            <text:p>60.200650914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1.4339355233" calcext:value-type="float">
            <text:p>51.4339355233</text:p>
          </table:table-cell>
          <table:table-cell table:style-name="ce180" office:value-type="float" office:value="99.2568672885" calcext:value-type="float">
            <text:p>99.25686728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7.4641398118" calcext:value-type="float">
            <text:p>67.4641398118</text:p>
          </table:table-cell>
          <table:table-cell table:style-name="ce180" office:value-type="float" office:value="95.999963905" calcext:value-type="float">
            <text:p>95.99996390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5.1507052757" calcext:value-type="float">
            <text:p>65.1507052757</text:p>
          </table:table-cell>
          <table:table-cell table:style-name="ce180" office:value-type="float" office:value="92.5026337367999" calcext:value-type="float">
            <text:p>92.502633736799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5.5834276962" calcext:value-type="float">
            <text:p>65.5834276962</text:p>
          </table:table-cell>
          <table:table-cell table:style-name="ce180" office:value-type="float" office:value="93.5170609365" calcext:value-type="float">
            <text:p>93.517060936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9.2889731377" calcext:value-type="float">
            <text:p>69.2889731377</text:p>
          </table:table-cell>
          <table:table-cell table:style-name="ce180" office:value-type="float" office:value="99.5795911254" calcext:value-type="float">
            <text:p>99.57959112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81.2694405511" calcext:value-type="float">
            <text:p>81.2694405511</text:p>
          </table:table-cell>
          <table:table-cell table:style-name="ce180" office:value-type="float" office:value="80.635944933" calcext:value-type="float">
            <text:p>80.63594493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78.5757448361" calcext:value-type="float">
            <text:p>78.5757448361</text:p>
          </table:table-cell>
          <table:table-cell table:style-name="ce180" office:value-type="float" office:value="76.8157030942" calcext:value-type="float">
            <text:p>76.815703094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74.1867734997" calcext:value-type="float">
            <text:p>74.1867734997</text:p>
          </table:table-cell>
          <table:table-cell table:style-name="ce180" office:value-type="float" office:value="74.3442041467" calcext:value-type="float">
            <text:p>74.344204146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72.622209414" calcext:value-type="float">
            <text:p>72.622209414</text:p>
          </table:table-cell>
          <table:table-cell table:style-name="ce180" office:value-type="float" office:value="74.5269656511" calcext:value-type="float">
            <text:p>74.526965651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75.1415195918" calcext:value-type="float">
            <text:p>75.1415195918</text:p>
          </table:table-cell>
          <table:table-cell table:style-name="ce180" office:value-type="float" office:value="73.8196684648" calcext:value-type="float">
            <text:p>73.819668464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75.168667839" calcext:value-type="float">
            <text:p>75.168667839</text:p>
          </table:table-cell>
          <table:table-cell table:style-name="ce180" office:value-type="float" office:value="73.9004448762" calcext:value-type="float">
            <text:p>73.900444876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85.3242028911" calcext:value-type="float">
            <text:p>85.3242028911</text:p>
          </table:table-cell>
          <table:table-cell table:style-name="ce180" office:value-type="float" office:value="55.3885788252" calcext:value-type="float">
            <text:p>55.38857882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84.090507598" calcext:value-type="float">
            <text:p>84.090507598</text:p>
          </table:table-cell>
          <table:table-cell table:style-name="ce180" office:value-type="float" office:value="56.301968006" calcext:value-type="float">
            <text:p>56.30196800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86.2562238205" calcext:value-type="float">
            <text:p>86.2562238205</text:p>
          </table:table-cell>
          <table:table-cell table:style-name="ce180" office:value-type="float" office:value="55.8309303793" calcext:value-type="float">
            <text:p>55.830930379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92.5487933153" calcext:value-type="float">
            <text:p>92.5487933153</text:p>
          </table:table-cell>
          <table:table-cell table:style-name="ce180" office:value-type="float" office:value="42.9019079116" calcext:value-type="float">
            <text:p>42.901907911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90.3426345089" calcext:value-type="float">
            <text:p>90.3426345089</text:p>
          </table:table-cell>
          <table:table-cell table:style-name="ce180" office:value-type="float" office:value="37.7803861004" calcext:value-type="float">
            <text:p>37.780386100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85.8191629042" calcext:value-type="float">
            <text:p>85.8191629042</text:p>
          </table:table-cell>
          <table:table-cell table:style-name="ce180" office:value-type="float" office:value="37.5713861819" calcext:value-type="float">
            <text:p>37.571386181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90.4418181137" calcext:value-type="float">
            <text:p>90.4418181137</text:p>
          </table:table-cell>
          <table:table-cell table:style-name="ce180" office:value-type="float" office:value="40.1331134204" calcext:value-type="float">
            <text:p>40.133113420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92.0175590822" calcext:value-type="float">
            <text:p>92.0175590822</text:p>
          </table:table-cell>
          <table:table-cell table:style-name="ce180" office:value-type="float" office:value="39.9179311324" calcext:value-type="float">
            <text:p>39.917931132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95.2605278366" calcext:value-type="float">
            <text:p>95.2605278366</text:p>
          </table:table-cell>
          <table:table-cell table:style-name="ce180" office:value-type="float" office:value="46.008830272" calcext:value-type="float">
            <text:p>46.00883027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1.2902998033" calcext:value-type="float">
            <text:p>41.2902998033</text:p>
          </table:table-cell>
          <table:table-cell table:style-name="ce180" office:value-type="float" office:value="42.3115524113" calcext:value-type="float">
            <text:p>42.31155241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6.4313243161" calcext:value-type="float">
            <text:p>66.4313243161</text:p>
          </table:table-cell>
          <table:table-cell table:style-name="ce180" office:value-type="float" office:value="36.5361097353" calcext:value-type="float">
            <text:p>36.536109735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3.9863468858" calcext:value-type="float">
            <text:p>63.9863468858</text:p>
          </table:table-cell>
          <table:table-cell table:style-name="ce180" office:value-type="float" office:value="32.7134316129" calcext:value-type="float">
            <text:p>32.713431612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1.2696820905" calcext:value-type="float">
            <text:p>61.2696820905</text:p>
          </table:table-cell>
          <table:table-cell table:style-name="ce180" office:value-type="float" office:value="29.3857240482" calcext:value-type="float">
            <text:p>29.385724048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0.7493891909" calcext:value-type="float">
            <text:p>60.7493891909</text:p>
          </table:table-cell>
          <table:table-cell table:style-name="ce180" office:value-type="float" office:value="28.0517363383" calcext:value-type="float">
            <text:p>28.051736338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4.6552305634" calcext:value-type="float">
            <text:p>64.6552305634</text:p>
          </table:table-cell>
          <table:table-cell table:style-name="ce180" office:value-type="float" office:value="16.6122765086" calcext:value-type="float">
            <text:p>16.612276508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8.6382807138" calcext:value-type="float">
            <text:p>68.6382807138</text:p>
          </table:table-cell>
          <table:table-cell table:style-name="ce180" office:value-type="float" office:value="18.5080128963" calcext:value-type="float">
            <text:p>18.508012896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5.7766651568" calcext:value-type="float">
            <text:p>65.7766651568</text:p>
          </table:table-cell>
          <table:table-cell table:style-name="ce180" office:value-type="float" office:value="16.7876560655" calcext:value-type="float">
            <text:p>16.787656065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71.1341263421" calcext:value-type="float">
            <text:p>71.1341263421</text:p>
          </table:table-cell>
          <table:table-cell table:style-name="ce180" office:value-type="float" office:value="19.3859575313" calcext:value-type="float">
            <text:p>19.38595753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3.7231835039" calcext:value-type="float">
            <text:p>63.7231835039</text:p>
          </table:table-cell>
          <table:table-cell table:style-name="ce180" office:value-type="float" office:value="14.5214211957" calcext:value-type="float">
            <text:p>14.521421195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73.0014940701" calcext:value-type="float">
            <text:p>73.0014940701</text:p>
          </table:table-cell>
          <table:table-cell table:style-name="ce180" office:value-type="float" office:value="24.0738125371" calcext:value-type="float">
            <text:p>24.073812537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72.436657497" calcext:value-type="float">
            <text:p>72.436657497</text:p>
          </table:table-cell>
          <table:table-cell table:style-name="ce180" office:value-type="float" office:value="20.5783451136" calcext:value-type="float">
            <text:p>20.578345113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8.4127671225" calcext:value-type="float">
            <text:p>68.4127671225</text:p>
          </table:table-cell>
          <table:table-cell table:style-name="ce180" office:value-type="float" office:value="19.9131265443" calcext:value-type="float">
            <text:p>19.913126544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2.8583150204" calcext:value-type="float">
            <text:p>52.8583150204</text:p>
          </table:table-cell>
          <table:table-cell table:style-name="ce180" office:value-type="float" office:value="20.2350610035" calcext:value-type="float">
            <text:p>20.235061003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3.5299526734" calcext:value-type="float">
            <text:p>53.5299526734</text:p>
          </table:table-cell>
          <table:table-cell table:style-name="ce180" office:value-type="float" office:value="24.2419155845" calcext:value-type="float">
            <text:p>24.241915584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0.7597410528" calcext:value-type="float">
            <text:p>50.7597410528</text:p>
          </table:table-cell>
          <table:table-cell table:style-name="ce180" office:value-type="float" office:value="18.0893946004" calcext:value-type="float">
            <text:p>18.089394600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2.53480844" calcext:value-type="float">
            <text:p>42.53480844</text:p>
          </table:table-cell>
          <table:table-cell table:style-name="ce180" office:value-type="float" office:value="10.1698684594" calcext:value-type="float">
            <text:p>10.169868459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1.5303978512" calcext:value-type="float">
            <text:p>41.5303978512</text:p>
          </table:table-cell>
          <table:table-cell table:style-name="ce180" office:value-type="float" office:value="13.3962907452" calcext:value-type="float">
            <text:p>13.39629074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6.7145179915" calcext:value-type="float">
            <text:p>46.7145179915</text:p>
          </table:table-cell>
          <table:table-cell table:style-name="ce180" office:value-type="float" office:value="15.6132744651" calcext:value-type="float">
            <text:p>15.613274465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8.4506176492" calcext:value-type="float">
            <text:p>48.4506176492</text:p>
          </table:table-cell>
          <table:table-cell table:style-name="ce180" office:value-type="float" office:value="16.2122782224" calcext:value-type="float">
            <text:p>16.212278222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9.6326101247" calcext:value-type="float">
            <text:p>59.6326101247</text:p>
          </table:table-cell>
          <table:table-cell table:style-name="ce180" office:value-type="float" office:value="7.05803719901" calcext:value-type="float">
            <text:p>7.0580371990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1.6185682473" calcext:value-type="float">
            <text:p>61.6185682473</text:p>
          </table:table-cell>
          <table:table-cell table:style-name="ce180" office:value-type="float" office:value="13.4108227184" calcext:value-type="float">
            <text:p>13.410822718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8.8339891275" calcext:value-type="float">
            <text:p>48.8339891275</text:p>
          </table:table-cell>
          <table:table-cell table:style-name="ce180" office:value-type="float" office:value="17.7259558674" calcext:value-type="float">
            <text:p>17.725955867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5.3426531889" calcext:value-type="float">
            <text:p>45.3426531889</text:p>
          </table:table-cell>
          <table:table-cell table:style-name="ce180" office:value-type="float" office:value="13.9088123935" calcext:value-type="float">
            <text:p>13.908812393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2.4150122932" calcext:value-type="float">
            <text:p>42.4150122932</text:p>
          </table:table-cell>
          <table:table-cell table:style-name="ce180" office:value-type="float" office:value="11.6937810961" calcext:value-type="float">
            <text:p>11.693781096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8.9347650647" calcext:value-type="float">
            <text:p>58.9347650647</text:p>
          </table:table-cell>
          <table:table-cell table:style-name="ce180" office:value-type="float" office:value="9.36920121911" calcext:value-type="float">
            <text:p>9.3692012191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0.6836260407" calcext:value-type="float">
            <text:p>60.6836260407</text:p>
          </table:table-cell>
          <table:table-cell table:style-name="ce180" office:value-type="float" office:value="10.6326415569" calcext:value-type="float">
            <text:p>10.632641556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4.8117983683" calcext:value-type="float">
            <text:p>54.8117983683</text:p>
          </table:table-cell>
          <table:table-cell table:style-name="ce180" office:value-type="float" office:value="6.56964870325" calcext:value-type="float">
            <text:p>6.5696487032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1.5868424253" calcext:value-type="float">
            <text:p>61.5868424253</text:p>
          </table:table-cell>
          <table:table-cell table:style-name="ce180" office:value-type="float" office:value="11.0275858356" calcext:value-type="float">
            <text:p>11.02758583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9.7160077628" calcext:value-type="float">
            <text:p>59.7160077628</text:p>
          </table:table-cell>
          <table:table-cell table:style-name="ce180" office:value-type="float" office:value="11.5190968617" calcext:value-type="float">
            <text:p>11.519096861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8.4163840114" calcext:value-type="float">
            <text:p>58.4163840114</text:p>
          </table:table-cell>
          <table:table-cell table:style-name="ce180" office:value-type="float" office:value="5.64577748328" calcext:value-type="float">
            <text:p>5.6457774832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9.243809528" calcext:value-type="float">
            <text:p>59.243809528</text:p>
          </table:table-cell>
          <table:table-cell table:style-name="ce180" office:value-type="float" office:value="10.5401420943" calcext:value-type="float">
            <text:p>10.540142094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6.5943646385" calcext:value-type="float">
            <text:p>56.5943646385</text:p>
          </table:table-cell>
          <table:table-cell table:style-name="ce180" office:value-type="float" office:value="8.91734404523" calcext:value-type="float">
            <text:p>8.9173440452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8.4925132247" calcext:value-type="float">
            <text:p>68.4925132247</text:p>
          </table:table-cell>
          <table:table-cell table:style-name="ce180" office:value-type="float" office:value="17.9873634289" calcext:value-type="float">
            <text:p>17.987363428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5.0059431717" calcext:value-type="float">
            <text:p>65.0059431717</text:p>
          </table:table-cell>
          <table:table-cell table:style-name="ce180" office:value-type="float" office:value="15.9126686464" calcext:value-type="float">
            <text:p>15.91266864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63.9210367078" calcext:value-type="float">
            <text:p>63.9210367078</text:p>
          </table:table-cell>
          <table:table-cell table:style-name="ce180" office:value-type="float" office:value="15.6209610332" calcext:value-type="float">
            <text:p>15.620961033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3.5129705438" calcext:value-type="float">
            <text:p>53.5129705438</text:p>
          </table:table-cell>
          <table:table-cell table:style-name="ce180" office:value-type="float" office:value="5.87510952836" calcext:value-type="float">
            <text:p>5.8751095283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57.8328062743" calcext:value-type="float">
            <text:p>57.8328062743</text:p>
          </table:table-cell>
          <table:table-cell table:style-name="ce180" office:value-type="float" office:value="9.22238462333" calcext:value-type="float">
            <text:p>9.2223846233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31.0329174395" calcext:value-type="float">
            <text:p>31.0329174395</text:p>
          </table:table-cell>
          <table:table-cell table:style-name="ce180" office:value-type="float" office:value="28.9281418896" calcext:value-type="float">
            <text:p>28.92814188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31.3332440932" calcext:value-type="float">
            <text:p>31.3332440932</text:p>
          </table:table-cell>
          <table:table-cell table:style-name="ce180" office:value-type="float" office:value="32.5385694785" calcext:value-type="float">
            <text:p>32.53856947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86.4015498466" calcext:value-type="float">
            <text:p>86.4015498466</text:p>
          </table:table-cell>
          <table:table-cell table:style-name="ce180" office:value-type="float" office:value="38.7469331743" calcext:value-type="float">
            <text:p>38.746933174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7.4421116354" calcext:value-type="float">
            <text:p>47.4421116354</text:p>
          </table:table-cell>
          <table:table-cell table:style-name="ce180" office:value-type="float" office:value="98.1843018589" calcext:value-type="float">
            <text:p>98.184301858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6.2647413368" calcext:value-type="float">
            <text:p>46.2647413368</text:p>
          </table:table-cell>
          <table:table-cell table:style-name="ce180" office:value-type="float" office:value="94.1161921613" calcext:value-type="float">
            <text:p>94.11619216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up</text:p>
          </table:table-cell>
          <table:table-cell table:style-name="ce180" office:value-type="float" office:value="40.1638157437" calcext:value-type="float">
            <text:p>40.1638157437</text:p>
          </table:table-cell>
          <table:table-cell table:style-name="ce180" office:value-type="float" office:value="87.4486723469" calcext:value-type="float">
            <text:p>87.448672346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2.8720214902" calcext:value-type="float">
            <text:p>52.8720214902</text:p>
          </table:table-cell>
          <table:table-cell table:style-name="ce180" office:value-type="float" office:value="97.3432226575" calcext:value-type="float">
            <text:p>97.343222657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9.0141444945" calcext:value-type="float">
            <text:p>59.0141444945</text:p>
          </table:table-cell>
          <table:table-cell table:style-name="ce180" office:value-type="float" office:value="93.5748748733" calcext:value-type="float">
            <text:p>93.574874873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6.3751090389" calcext:value-type="float">
            <text:p>56.3751090389</text:p>
          </table:table-cell>
          <table:table-cell table:style-name="ce180" office:value-type="float" office:value="96.30514763" calcext:value-type="float">
            <text:p>96.3051476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37.8391996844" calcext:value-type="float">
            <text:p>37.8391996844</text:p>
          </table:table-cell>
          <table:table-cell table:style-name="ce180" office:value-type="float" office:value="94.359443503" calcext:value-type="float">
            <text:p>94.3594435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39.8853734176" calcext:value-type="float">
            <text:p>39.8853734176</text:p>
          </table:table-cell>
          <table:table-cell table:style-name="ce180" office:value-type="float" office:value="90.6346620817" calcext:value-type="float">
            <text:p>90.634662081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44.0774051326" calcext:value-type="float">
            <text:p>44.0774051326</text:p>
          </table:table-cell>
          <table:table-cell table:style-name="ce180" office:value-type="float" office:value="84.1258533023" calcext:value-type="float">
            <text:p>84.125853302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31.4970254888" calcext:value-type="float">
            <text:p>31.4970254888</text:p>
          </table:table-cell>
          <table:table-cell table:style-name="ce180" office:value-type="float" office:value="67.9125621568" calcext:value-type="float">
            <text:p>67.912562156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25.9525965456" calcext:value-type="float">
            <text:p>25.9525965456</text:p>
          </table:table-cell>
          <table:table-cell table:style-name="ce180" office:value-type="float" office:value="73.0331803541" calcext:value-type="float">
            <text:p>73.03318035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36.4347239148" calcext:value-type="float">
            <text:p>36.4347239148</text:p>
          </table:table-cell>
          <table:table-cell table:style-name="ce180" office:value-type="float" office:value="62.2940454639" calcext:value-type="float">
            <text:p>62.294045463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24.997482691" calcext:value-type="float">
            <text:p>24.997482691</text:p>
          </table:table-cell>
          <table:table-cell table:style-name="ce180" office:value-type="float" office:value="75.4415616626" calcext:value-type="float">
            <text:p>75.44156166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32.2462751352" calcext:value-type="float">
            <text:p>32.2462751352</text:p>
          </table:table-cell>
          <table:table-cell table:style-name="ce180" office:value-type="float" office:value="70.1105868383" calcext:value-type="float">
            <text:p>70.110586838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18.1094722949" calcext:value-type="float">
            <text:p>18.1094722949</text:p>
          </table:table-cell>
          <table:table-cell table:style-name="ce180" office:value-type="float" office:value="53.7081103324" calcext:value-type="float">
            <text:p>53.708110332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21.7960992263" calcext:value-type="float">
            <text:p>21.7960992263</text:p>
          </table:table-cell>
          <table:table-cell table:style-name="ce180" office:value-type="float" office:value="49.4995295248" calcext:value-type="float">
            <text:p>49.499529524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24.150491069" calcext:value-type="float">
            <text:p>24.150491069</text:p>
          </table:table-cell>
          <table:table-cell table:style-name="ce180" office:value-type="float" office:value="47.1885335266" calcext:value-type="float">
            <text:p>47.188533526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28.6031956015" calcext:value-type="float">
            <text:p>28.6031956015</text:p>
          </table:table-cell>
          <table:table-cell table:style-name="ce180" office:value-type="float" office:value="44.2237227" calcext:value-type="float">
            <text:p>44.223722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20.9319996761" calcext:value-type="float">
            <text:p>20.9319996761</text:p>
          </table:table-cell>
          <table:table-cell table:style-name="ce180" office:value-type="float" office:value="51.6462354868" calcext:value-type="float">
            <text:p>51.646235486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35.4355325251" calcext:value-type="float">
            <text:p>35.4355325251</text:p>
          </table:table-cell>
          <table:table-cell table:style-name="ce180" office:value-type="float" office:value="34.9610381566" calcext:value-type="float">
            <text:p>34.961038156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44.3773828236" calcext:value-type="float">
            <text:p>44.3773828236</text:p>
          </table:table-cell>
          <table:table-cell table:style-name="ce180" office:value-type="float" office:value="57.6847369215" calcext:value-type="float">
            <text:p>57.684736921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46.313692406" calcext:value-type="float">
            <text:p>46.313692406</text:p>
          </table:table-cell>
          <table:table-cell table:style-name="ce180" office:value-type="float" office:value="55.6855917703" calcext:value-type="float">
            <text:p>55.68559177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46.3860739231" calcext:value-type="float">
            <text:p>46.3860739231</text:p>
          </table:table-cell>
          <table:table-cell table:style-name="ce180" office:value-type="float" office:value="51.0021645381" calcext:value-type="float">
            <text:p>51.002164538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42.4954400876" calcext:value-type="float">
            <text:p>42.4954400876</text:p>
          </table:table-cell>
          <table:table-cell table:style-name="ce180" office:value-type="float" office:value="56.9036815315" calcext:value-type="float">
            <text:p>56.903681531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44.3005150328" calcext:value-type="float">
            <text:p>44.3005150328</text:p>
          </table:table-cell>
          <table:table-cell table:style-name="ce180" office:value-type="float" office:value="58.1329592781" calcext:value-type="float">
            <text:p>58.132959278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46.9882833458" calcext:value-type="float">
            <text:p>46.9882833458</text:p>
          </table:table-cell>
          <table:table-cell table:style-name="ce180" office:value-type="float" office:value="55.4206367313" calcext:value-type="float">
            <text:p>55.42063673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2.4215231623" calcext:value-type="float">
            <text:p>52.4215231623</text:p>
          </table:table-cell>
          <table:table-cell table:style-name="ce180" office:value-type="float" office:value="47.867005488" calcext:value-type="float">
            <text:p>47.8670054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64.090998189" calcext:value-type="float">
            <text:p>64.090998189</text:p>
          </table:table-cell>
          <table:table-cell table:style-name="ce180" office:value-type="float" office:value="68.6509850107" calcext:value-type="float">
            <text:p>68.650985010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63.0168717563" calcext:value-type="float">
            <text:p>63.0168717563</text:p>
          </table:table-cell>
          <table:table-cell table:style-name="ce180" office:value-type="float" office:value="68.2252589114" calcext:value-type="float">
            <text:p>68.225258911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67.3025779226" calcext:value-type="float">
            <text:p>67.3025779226</text:p>
          </table:table-cell>
          <table:table-cell table:style-name="ce180" office:value-type="float" office:value="64.4134627173" calcext:value-type="float">
            <text:p>64.413462717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67.2259568904" calcext:value-type="float">
            <text:p>67.2259568904</text:p>
          </table:table-cell>
          <table:table-cell table:style-name="ce180" office:value-type="float" office:value="62.4764105301" calcext:value-type="float">
            <text:p>62.476410530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0.309988715" calcext:value-type="float">
            <text:p>50.309988715</text:p>
          </table:table-cell>
          <table:table-cell table:style-name="ce180" office:value-type="float" office:value="47.2678818553" calcext:value-type="float">
            <text:p>47.267881855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45.4126389249" calcext:value-type="float">
            <text:p>45.4126389249</text:p>
          </table:table-cell>
          <table:table-cell table:style-name="ce180" office:value-type="float" office:value="53.8707976895" calcext:value-type="float">
            <text:p>53.87079768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4.0206071815" calcext:value-type="float">
            <text:p>54.0206071815</text:p>
          </table:table-cell>
          <table:table-cell table:style-name="ce180" office:value-type="float" office:value="47.2698972057" calcext:value-type="float">
            <text:p>47.269897205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49.8420222483" calcext:value-type="float">
            <text:p>49.8420222483</text:p>
          </table:table-cell>
          <table:table-cell table:style-name="ce180" office:value-type="float" office:value="50.5765522936" calcext:value-type="float">
            <text:p>50.576552293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0.7132995657" calcext:value-type="float">
            <text:p>50.7132995657</text:p>
          </table:table-cell>
          <table:table-cell table:style-name="ce180" office:value-type="float" office:value="48.7722867825" calcext:value-type="float">
            <text:p>48.772286782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5.0455549106" calcext:value-type="float">
            <text:p>55.0455549106</text:p>
          </table:table-cell>
          <table:table-cell table:style-name="ce180" office:value-type="float" office:value="45.9862727459" calcext:value-type="float">
            <text:p>45.986272745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37.5437012597" calcext:value-type="float">
            <text:p>37.5437012597</text:p>
          </table:table-cell>
          <table:table-cell table:style-name="ce180" office:value-type="float" office:value="32.8840244657" calcext:value-type="float">
            <text:p>32.884024465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39.7958978066" calcext:value-type="float">
            <text:p>39.7958978066</text:p>
          </table:table-cell>
          <table:table-cell table:style-name="ce180" office:value-type="float" office:value="28.4432191156" calcext:value-type="float">
            <text:p>28.443219115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28.5233910215" calcext:value-type="float">
            <text:p>28.5233910215</text:p>
          </table:table-cell>
          <table:table-cell table:style-name="ce180" office:value-type="float" office:value="39.7966662481" calcext:value-type="float">
            <text:p>39.796666248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31.3996460012" calcext:value-type="float">
            <text:p>31.3996460012</text:p>
          </table:table-cell>
          <table:table-cell table:style-name="ce180" office:value-type="float" office:value="39.2652632229" calcext:value-type="float">
            <text:p>39.265263222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39.2415652162" calcext:value-type="float">
            <text:p>39.2415652162</text:p>
          </table:table-cell>
          <table:table-cell table:style-name="ce180" office:value-type="float" office:value="33.3614166846" calcext:value-type="float">
            <text:p>33.36141668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27.7140565712" calcext:value-type="float">
            <text:p>27.7140565712</text:p>
          </table:table-cell>
          <table:table-cell table:style-name="ce180" office:value-type="float" office:value="42.2500516253" calcext:value-type="float">
            <text:p>42.250051625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32.9607035213" calcext:value-type="float">
            <text:p>32.9607035213</text:p>
          </table:table-cell>
          <table:table-cell table:style-name="ce180" office:value-type="float" office:value="35.8231112903" calcext:value-type="float">
            <text:p>35.82311129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35.4047362397" calcext:value-type="float">
            <text:p>35.4047362397</text:p>
          </table:table-cell>
          <table:table-cell table:style-name="ce180" office:value-type="float" office:value="31.9391621952" calcext:value-type="float">
            <text:p>31.93916219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1.6422264225" calcext:value-type="float">
            <text:p>51.6422264225</text:p>
          </table:table-cell>
          <table:table-cell table:style-name="ce180" office:value-type="float" office:value="50.8383406788" calcext:value-type="float">
            <text:p>50.83834067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34.207620843" calcext:value-type="float">
            <text:p>34.207620843</text:p>
          </table:table-cell>
          <table:table-cell table:style-name="ce180" office:value-type="float" office:value="33.5938054385" calcext:value-type="float">
            <text:p>33.59380543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36.5234892198" calcext:value-type="float">
            <text:p>36.5234892198</text:p>
          </table:table-cell>
          <table:table-cell table:style-name="ce180" office:value-type="float" office:value="35.6710483891" calcext:value-type="float">
            <text:p>35.671048389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28.4192021281" calcext:value-type="float">
            <text:p>28.4192021281</text:p>
          </table:table-cell>
          <table:table-cell table:style-name="ce180" office:value-type="float" office:value="21.3157482481" calcext:value-type="float">
            <text:p>21.315748248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26.1604969417" calcext:value-type="float">
            <text:p>26.1604969417</text:p>
          </table:table-cell>
          <table:table-cell table:style-name="ce180" office:value-type="float" office:value="23.0422314726" calcext:value-type="float">
            <text:p>23.04223147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40.435327397" calcext:value-type="float">
            <text:p>40.435327397</text:p>
          </table:table-cell>
          <table:table-cell table:style-name="ce180" office:value-type="float" office:value="27.6400711421" calcext:value-type="float">
            <text:p>27.640071142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44.544955314" calcext:value-type="float">
            <text:p>44.544955314</text:p>
          </table:table-cell>
          <table:table-cell table:style-name="ce180" office:value-type="float" office:value="27.3622426221" calcext:value-type="float">
            <text:p>27.362242622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40.1237272008" calcext:value-type="float">
            <text:p>40.1237272008</text:p>
          </table:table-cell>
          <table:table-cell table:style-name="ce180" office:value-type="float" office:value="30.0731619402" calcext:value-type="float">
            <text:p>30.073161940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42.1848064503" calcext:value-type="float">
            <text:p>42.1848064503</text:p>
          </table:table-cell>
          <table:table-cell table:style-name="ce180" office:value-type="float" office:value="28.5736747331" calcext:value-type="float">
            <text:p>28.573674733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40.0026592892" calcext:value-type="float">
            <text:p>40.0026592892</text:p>
          </table:table-cell>
          <table:table-cell table:style-name="ce180" office:value-type="float" office:value="27.4875100027" calcext:value-type="float">
            <text:p>27.487510002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7.1252310509" calcext:value-type="float">
            <text:p>57.1252310509</text:p>
          </table:table-cell>
          <table:table-cell table:style-name="ce180" office:value-type="float" office:value="42.7390191388" calcext:value-type="float">
            <text:p>42.739019138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60.375744968" calcext:value-type="float">
            <text:p>60.375744968</text:p>
          </table:table-cell>
          <table:table-cell table:style-name="ce180" office:value-type="float" office:value="41.3564579961" calcext:value-type="float">
            <text:p>41.356457996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5.1058961252" calcext:value-type="float">
            <text:p>55.1058961252</text:p>
          </table:table-cell>
          <table:table-cell table:style-name="ce180" office:value-type="float" office:value="46.1490510561" calcext:value-type="float">
            <text:p>46.149051056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61.7372710245" calcext:value-type="float">
            <text:p>61.7372710245</text:p>
          </table:table-cell>
          <table:table-cell table:style-name="ce180" office:value-type="float" office:value="38.5848440052" calcext:value-type="float">
            <text:p>38.58484400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5.7412443246" calcext:value-type="float">
            <text:p>55.7412443246</text:p>
          </table:table-cell>
          <table:table-cell table:style-name="ce180" office:value-type="float" office:value="46.6535769763" calcext:value-type="float">
            <text:p>46.653576976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8.2964084158" calcext:value-type="float">
            <text:p>58.2964084158</text:p>
          </table:table-cell>
          <table:table-cell table:style-name="ce180" office:value-type="float" office:value="41.5831977346" calcext:value-type="float">
            <text:p>41.58319773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7.0425482213" calcext:value-type="float">
            <text:p>57.0425482213</text:p>
          </table:table-cell>
          <table:table-cell table:style-name="ce180" office:value-type="float" office:value="42.418757739" calcext:value-type="float">
            <text:p>42.41875773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76.7756112073" calcext:value-type="float">
            <text:p>76.7756112073</text:p>
          </table:table-cell>
          <table:table-cell table:style-name="ce180" office:value-type="float" office:value="55.2545987009" calcext:value-type="float">
            <text:p>55.254598700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71.8870772602" calcext:value-type="float">
            <text:p>71.8870772602</text:p>
          </table:table-cell>
          <table:table-cell table:style-name="ce180" office:value-type="float" office:value="59.2669926152" calcext:value-type="float">
            <text:p>59.26699261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73.7883730663" calcext:value-type="float">
            <text:p>73.7883730663</text:p>
          </table:table-cell>
          <table:table-cell table:style-name="ce180" office:value-type="float" office:value="58.6208121164" calcext:value-type="float">
            <text:p>58.62081211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75.1396847343" calcext:value-type="float">
            <text:p>75.1396847343</text:p>
          </table:table-cell>
          <table:table-cell table:style-name="ce180" office:value-type="float" office:value="54.2445521781" calcext:value-type="float">
            <text:p>54.244552178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64.5963189058" calcext:value-type="float">
            <text:p>64.5963189058</text:p>
          </table:table-cell>
          <table:table-cell table:style-name="ce180" office:value-type="float" office:value="65.952512925" calcext:value-type="float">
            <text:p>65.95251292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46.9095386323" calcext:value-type="float">
            <text:p>46.9095386323</text:p>
          </table:table-cell>
          <table:table-cell table:style-name="ce180" office:value-type="float" office:value="85.6022611586" calcext:value-type="float">
            <text:p>85.602261158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46.9051031994" calcext:value-type="float">
            <text:p>46.9051031994</text:p>
          </table:table-cell>
          <table:table-cell table:style-name="ce180" office:value-type="float" office:value="81.5656424136" calcext:value-type="float">
            <text:p>81.565642413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49.8069877356" calcext:value-type="float">
            <text:p>49.8069877356</text:p>
          </table:table-cell>
          <table:table-cell table:style-name="ce180" office:value-type="float" office:value="82.085025592" calcext:value-type="float">
            <text:p>82.08502559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48.8632418189" calcext:value-type="float">
            <text:p>48.8632418189</text:p>
          </table:table-cell>
          <table:table-cell table:style-name="ce180" office:value-type="float" office:value="83.1583574877" calcext:value-type="float">
            <text:p>83.158357487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66.7481899024" calcext:value-type="float">
            <text:p>66.7481899024</text:p>
          </table:table-cell>
          <table:table-cell table:style-name="ce180" office:value-type="float" office:value="84.0048341677" calcext:value-type="float">
            <text:p>84.004834167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62.3597662841" calcext:value-type="float">
            <text:p>62.3597662841</text:p>
          </table:table-cell>
          <table:table-cell table:style-name="ce180" office:value-type="float" office:value="90.2436599196" calcext:value-type="float">
            <text:p>90.24365991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47.3748964954" calcext:value-type="float">
            <text:p>47.3748964954</text:p>
          </table:table-cell>
          <table:table-cell table:style-name="ce180" office:value-type="float" office:value="83.4715555182" calcext:value-type="float">
            <text:p>83.471555518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47.4464667165" calcext:value-type="float">
            <text:p>47.4464667165</text:p>
          </table:table-cell>
          <table:table-cell table:style-name="ce180" office:value-type="float" office:value="82.622124014" calcext:value-type="float">
            <text:p>82.62212401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3.385280634" calcext:value-type="float">
            <text:p>53.385280634</text:p>
          </table:table-cell>
          <table:table-cell table:style-name="ce180" office:value-type="float" office:value="78.8711362558" calcext:value-type="float">
            <text:p>78.871136255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49.4527077733" calcext:value-type="float">
            <text:p>49.4527077733</text:p>
          </table:table-cell>
          <table:table-cell table:style-name="ce180" office:value-type="float" office:value="79.9306028004" calcext:value-type="float">
            <text:p>79.930602800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4.8026825363" calcext:value-type="float">
            <text:p>54.8026825363</text:p>
          </table:table-cell>
          <table:table-cell table:style-name="ce180" office:value-type="float" office:value="75.3639849893" calcext:value-type="float">
            <text:p>75.363984989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37.0882451339" calcext:value-type="float">
            <text:p>37.0882451339</text:p>
          </table:table-cell>
          <table:table-cell table:style-name="ce180" office:value-type="float" office:value="60.857227495" calcext:value-type="float">
            <text:p>60.8572274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32.3759619238" calcext:value-type="float">
            <text:p>32.3759619238</text:p>
          </table:table-cell>
          <table:table-cell table:style-name="ce180" office:value-type="float" office:value="68.5108204552" calcext:value-type="float">
            <text:p>68.51082045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37.4770138847" calcext:value-type="float">
            <text:p>37.4770138847</text:p>
          </table:table-cell>
          <table:table-cell table:style-name="ce180" office:value-type="float" office:value="63.7886855744" calcext:value-type="float">
            <text:p>63.78868557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2.4066488967" calcext:value-type="float">
            <text:p>52.4066488967</text:p>
          </table:table-cell>
          <table:table-cell table:style-name="ce180" office:value-type="float" office:value="96.4254150057" calcext:value-type="float">
            <text:p>96.425415005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0.2970432655" calcext:value-type="float">
            <text:p>50.2970432655</text:p>
          </table:table-cell>
          <table:table-cell table:style-name="ce180" office:value-type="float" office:value="99.6441791736" calcext:value-type="float">
            <text:p>99.644179173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61.5633243835" calcext:value-type="float">
            <text:p>61.5633243835</text:p>
          </table:table-cell>
          <table:table-cell table:style-name="ce180" office:value-type="float" office:value="89.8641388605" calcext:value-type="float">
            <text:p>89.864138860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61.0865603919" calcext:value-type="float">
            <text:p>61.0865603919</text:p>
          </table:table-cell>
          <table:table-cell table:style-name="ce180" office:value-type="float" office:value="89.2243556475" calcext:value-type="float">
            <text:p>89.224355647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9.2364904011" calcext:value-type="float">
            <text:p>59.2364904011</text:p>
          </table:table-cell>
          <table:table-cell table:style-name="ce180" office:value-type="float" office:value="91.4811005766" calcext:value-type="float">
            <text:p>91.481100576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66.1540050863" calcext:value-type="float">
            <text:p>66.1540050863</text:p>
          </table:table-cell>
          <table:table-cell table:style-name="ce180" office:value-type="float" office:value="84.1119370252" calcext:value-type="float">
            <text:p>84.11193702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67.2313347767" calcext:value-type="float">
            <text:p>67.2313347767</text:p>
          </table:table-cell>
          <table:table-cell table:style-name="ce180" office:value-type="float" office:value="85.055640808" calcext:value-type="float">
            <text:p>85.05564080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73.7099068702" calcext:value-type="float">
            <text:p>73.7099068702</text:p>
          </table:table-cell>
          <table:table-cell table:style-name="ce180" office:value-type="float" office:value="78.2706108976" calcext:value-type="float">
            <text:p>78.270610897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76.5804513576" calcext:value-type="float">
            <text:p>76.5804513576</text:p>
          </table:table-cell>
          <table:table-cell table:style-name="ce180" office:value-type="float" office:value="72.8915336827" calcext:value-type="float">
            <text:p>72.891533682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78.8765811639" calcext:value-type="float">
            <text:p>78.8765811639</text:p>
          </table:table-cell>
          <table:table-cell table:style-name="ce180" office:value-type="float" office:value="71.5625276804" calcext:value-type="float">
            <text:p>71.562527680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77.4490021363" calcext:value-type="float">
            <text:p>77.4490021363</text:p>
          </table:table-cell>
          <table:table-cell table:style-name="ce180" office:value-type="float" office:value="72.4473094857" calcext:value-type="float">
            <text:p>72.447309485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86.8537073476" calcext:value-type="float">
            <text:p>86.8537073476</text:p>
          </table:table-cell>
          <table:table-cell table:style-name="ce180" office:value-type="float" office:value="65.5433240194" calcext:value-type="float">
            <text:p>65.543324019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79.806531301" calcext:value-type="float">
            <text:p>79.806531301</text:p>
          </table:table-cell>
          <table:table-cell table:style-name="ce180" office:value-type="float" office:value="52.7231797883" calcext:value-type="float">
            <text:p>52.723179788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76.9882734745" calcext:value-type="float">
            <text:p>76.9882734745</text:p>
          </table:table-cell>
          <table:table-cell table:style-name="ce180" office:value-type="float" office:value="54.2027848022" calcext:value-type="float">
            <text:p>54.202784802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79.4793575017" calcext:value-type="float">
            <text:p>79.4793575017</text:p>
          </table:table-cell>
          <table:table-cell table:style-name="ce180" office:value-type="float" office:value="49.1410154455" calcext:value-type="float">
            <text:p>49.141015445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82.3041595613" calcext:value-type="float">
            <text:p>82.3041595613</text:p>
          </table:table-cell>
          <table:table-cell table:style-name="ce180" office:value-type="float" office:value="46.9909036215" calcext:value-type="float">
            <text:p>46.990903621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90.700691247" calcext:value-type="float">
            <text:p>90.700691247</text:p>
          </table:table-cell>
          <table:table-cell table:style-name="ce180" office:value-type="float" office:value="41.4667030063" calcext:value-type="float">
            <text:p>41.466703006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95.4434878077" calcext:value-type="float">
            <text:p>95.4434878077</text:p>
          </table:table-cell>
          <table:table-cell table:style-name="ce180" office:value-type="float" office:value="36.1897016148" calcext:value-type="float">
            <text:p>36.189701614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94.9974880471" calcext:value-type="float">
            <text:p>94.9974880471</text:p>
          </table:table-cell>
          <table:table-cell table:style-name="ce180" office:value-type="float" office:value="35.0953011066" calcext:value-type="float">
            <text:p>35.095301106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91.517847246" calcext:value-type="float">
            <text:p>91.517847246</text:p>
          </table:table-cell>
          <table:table-cell table:style-name="ce180" office:value-type="float" office:value="36.8902631263" calcext:value-type="float">
            <text:p>36.890263126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62.2926421901" calcext:value-type="float">
            <text:p>62.2926421901</text:p>
          </table:table-cell>
          <table:table-cell table:style-name="ce180" office:value-type="float" office:value="40.0295333141" calcext:value-type="float">
            <text:p>40.029533314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9.2034756073" calcext:value-type="float">
            <text:p>59.2034756073</text:p>
          </table:table-cell>
          <table:table-cell table:style-name="ce180" office:value-type="float" office:value="41.2706776667" calcext:value-type="float">
            <text:p>41.270677666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65.2563927704" calcext:value-type="float">
            <text:p>65.2563927704</text:p>
          </table:table-cell>
          <table:table-cell table:style-name="ce180" office:value-type="float" office:value="32.8541041237" calcext:value-type="float">
            <text:p>32.854104123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62.4447424979" calcext:value-type="float">
            <text:p>62.4447424979</text:p>
          </table:table-cell>
          <table:table-cell table:style-name="ce180" office:value-type="float" office:value="35.4149992261" calcext:value-type="float">
            <text:p>35.414999226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72.4624062907" calcext:value-type="float">
            <text:p>72.4624062907</text:p>
          </table:table-cell>
          <table:table-cell table:style-name="ce180" office:value-type="float" office:value="27.6242638254" calcext:value-type="float">
            <text:p>27.62426382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69.9194262552" calcext:value-type="float">
            <text:p>69.9194262552</text:p>
          </table:table-cell>
          <table:table-cell table:style-name="ce180" office:value-type="float" office:value="29.3110927191" calcext:value-type="float">
            <text:p>29.311092719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77.7628590782" calcext:value-type="float">
            <text:p>77.7628590782</text:p>
          </table:table-cell>
          <table:table-cell table:style-name="ce180" office:value-type="float" office:value="23.4913735562" calcext:value-type="float">
            <text:p>23.491373556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72.7784101997" calcext:value-type="float">
            <text:p>72.7784101997</text:p>
          </table:table-cell>
          <table:table-cell table:style-name="ce180" office:value-type="float" office:value="26.9005353695" calcext:value-type="float">
            <text:p>26.90053536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65.198316667" calcext:value-type="float">
            <text:p>65.198316667</text:p>
          </table:table-cell>
          <table:table-cell table:style-name="ce180" office:value-type="float" office:value="33.0271717859" calcext:value-type="float">
            <text:p>33.027171785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69.4598588916" calcext:value-type="float">
            <text:p>69.4598588916</text:p>
          </table:table-cell>
          <table:table-cell table:style-name="ce180" office:value-type="float" office:value="30.1970315053" calcext:value-type="float">
            <text:p>30.197031505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9.3150555205" calcext:value-type="float">
            <text:p>59.3150555205</text:p>
          </table:table-cell>
          <table:table-cell table:style-name="ce180" office:value-type="float" office:value="12.3543136666" calcext:value-type="float">
            <text:p>12.354313666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1.487713355" calcext:value-type="float">
            <text:p>51.487713355</text:p>
          </table:table-cell>
          <table:table-cell table:style-name="ce180" office:value-type="float" office:value="20.8436106875" calcext:value-type="float">
            <text:p>20.843610687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7.1124475509" calcext:value-type="float">
            <text:p>57.1124475509</text:p>
          </table:table-cell>
          <table:table-cell table:style-name="ce180" office:value-type="float" office:value="15.3217851726" calcext:value-type="float">
            <text:p>15.32178517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0.2244178157" calcext:value-type="float">
            <text:p>50.2244178157</text:p>
          </table:table-cell>
          <table:table-cell table:style-name="ce180" office:value-type="float" office:value="19.1709698793" calcext:value-type="float">
            <text:p>19.170969879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0.4338611907" calcext:value-type="float">
            <text:p>50.4338611907</text:p>
          </table:table-cell>
          <table:table-cell table:style-name="ce180" office:value-type="float" office:value="18.5348708515" calcext:value-type="float">
            <text:p>18.534870851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6.3803054046" calcext:value-type="float">
            <text:p>56.3803054046</text:p>
          </table:table-cell>
          <table:table-cell table:style-name="ce180" office:value-type="float" office:value="14.7884597101" calcext:value-type="float">
            <text:p>14.788459710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4.8635045999" calcext:value-type="float">
            <text:p>54.8635045999</text:p>
          </table:table-cell>
          <table:table-cell table:style-name="ce180" office:value-type="float" office:value="14.009611915" calcext:value-type="float">
            <text:p>14.00961191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45.4998576493" calcext:value-type="float">
            <text:p>45.4998576493</text:p>
          </table:table-cell>
          <table:table-cell table:style-name="ce180" office:value-type="float" office:value="3.98542629287" calcext:value-type="float">
            <text:p>3.9854262928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49.9367453057" calcext:value-type="float">
            <text:p>49.9367453057</text:p>
          </table:table-cell>
          <table:table-cell table:style-name="ce180" office:value-type="float" office:value="21.5900969196" calcext:value-type="float">
            <text:p>21.59009691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3.8098729164" calcext:value-type="float">
            <text:p>53.8098729164</text:p>
          </table:table-cell>
          <table:table-cell table:style-name="ce180" office:value-type="float" office:value="17.7664144512" calcext:value-type="float">
            <text:p>17.766414451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9.8526782804" calcext:value-type="float">
            <text:p>59.8526782804</text:p>
          </table:table-cell>
          <table:table-cell table:style-name="ce180" office:value-type="float" office:value="9.03994992133" calcext:value-type="float">
            <text:p>9.0399499213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48.1756567942" calcext:value-type="float">
            <text:p>48.1756567942</text:p>
          </table:table-cell>
          <table:table-cell table:style-name="ce180" office:value-type="float" office:value="19.5212153543" calcext:value-type="float">
            <text:p>19.521215354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0.7417190667" calcext:value-type="float">
            <text:p>50.7417190667</text:p>
          </table:table-cell>
          <table:table-cell table:style-name="ce180" office:value-type="float" office:value="17.8384056087" calcext:value-type="float">
            <text:p>17.838405608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8.4597612975" calcext:value-type="float">
            <text:p>58.4597612975</text:p>
          </table:table-cell>
          <table:table-cell table:style-name="ce180" office:value-type="float" office:value="14.1486628546" calcext:value-type="float">
            <text:p>14.14866285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0.1145975193" calcext:value-type="float">
            <text:p>50.1145975193</text:p>
          </table:table-cell>
          <table:table-cell table:style-name="ce180" office:value-type="float" office:value="1.74146171252" calcext:value-type="float">
            <text:p>1.741461712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45.4203820755" calcext:value-type="float">
            <text:p>45.4203820755</text:p>
          </table:table-cell>
          <table:table-cell table:style-name="ce180" office:value-type="float" office:value="5.37240899542" calcext:value-type="float">
            <text:p>5.3724089954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1.3532681954" calcext:value-type="float">
            <text:p>51.3532681954</text:p>
          </table:table-cell>
          <table:table-cell table:style-name="ce180" office:value-type="float" office:value="0.30387242055" calcext:value-type="float">
            <text:p>0.3038724205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3.091704424" calcext:value-type="float">
            <text:p>53.091704424</text:p>
          </table:table-cell>
          <table:table-cell table:style-name="ce180" office:value-type="float" office:value="19.2900304453" calcext:value-type="float">
            <text:p>19.290030445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8.9431665444" calcext:value-type="float">
            <text:p>58.9431665444</text:p>
          </table:table-cell>
          <table:table-cell table:style-name="ce180" office:value-type="float" office:value="11.6128777918" calcext:value-type="float">
            <text:p>11.61287779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9.3109904219" calcext:value-type="float">
            <text:p>59.3109904219</text:p>
          </table:table-cell>
          <table:table-cell table:style-name="ce180" office:value-type="float" office:value="10.5721363739" calcext:value-type="float">
            <text:p>10.572136373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68.2221986595" calcext:value-type="float">
            <text:p>68.2221986595</text:p>
          </table:table-cell>
          <table:table-cell table:style-name="ce180" office:value-type="float" office:value="1.13388036584" calcext:value-type="float">
            <text:p>1.1338803658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62.5117719862" calcext:value-type="float">
            <text:p>62.5117719862</text:p>
          </table:table-cell>
          <table:table-cell table:style-name="ce180" office:value-type="float" office:value="7.49123248279" calcext:value-type="float">
            <text:p>7.4912324827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69.3800563617" calcext:value-type="float">
            <text:p>69.3800563617</text:p>
          </table:table-cell>
          <table:table-cell table:style-name="ce180" office:value-type="float" office:value="1.48813233299" calcext:value-type="float">
            <text:p>1.4881323329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82.8002478704" calcext:value-type="float">
            <text:p>82.8002478704</text:p>
          </table:table-cell>
          <table:table-cell table:style-name="ce180" office:value-type="float" office:value="18.5293762368" calcext:value-type="float">
            <text:p>18.529376236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85.1603321777" calcext:value-type="float">
            <text:p>85.1603321777</text:p>
          </table:table-cell>
          <table:table-cell table:style-name="ce180" office:value-type="float" office:value="15.0183695439" calcext:value-type="float">
            <text:p>15.018369543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67.095847697" calcext:value-type="float">
            <text:p>67.095847697</text:p>
          </table:table-cell>
          <table:table-cell table:style-name="ce180" office:value-type="float" office:value="0.601490941965" calcext:value-type="float">
            <text:p>0.60149094196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62.307750573" calcext:value-type="float">
            <text:p>62.307750573</text:p>
          </table:table-cell>
          <table:table-cell table:style-name="ce180" office:value-type="float" office:value="5.74997471945" calcext:value-type="float">
            <text:p>5.7499747194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9.9704150458" calcext:value-type="float">
            <text:p>59.9704150458</text:p>
          </table:table-cell>
          <table:table-cell table:style-name="ce180" office:value-type="float" office:value="7.9133104735" calcext:value-type="float">
            <text:p>7.913310473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39.9116351739" calcext:value-type="float">
            <text:p>39.9116351739</text:p>
          </table:table-cell>
          <table:table-cell table:style-name="ce180" office:value-type="float" office:value="32.1440226145" calcext:value-type="float">
            <text:p>32.144022614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39.5965009783" calcext:value-type="float">
            <text:p>39.5965009783</text:p>
          </table:table-cell>
          <table:table-cell table:style-name="ce180" office:value-type="float" office:value="32.1361317349" calcext:value-type="float">
            <text:p>32.136131734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95.5934163965" calcext:value-type="float">
            <text:p>95.5934163965</text:p>
          </table:table-cell>
          <table:table-cell table:style-name="ce180" office:value-type="float" office:value="33.2341293953" calcext:value-type="float">
            <text:p>33.234129395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2.772288113" calcext:value-type="float">
            <text:p>52.772288113</text:p>
          </table:table-cell>
          <table:table-cell table:style-name="ce180" office:value-type="float" office:value="99.6134716833" calcext:value-type="float">
            <text:p>99.613471683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53.1786144535" calcext:value-type="float">
            <text:p>53.1786144535</text:p>
          </table:table-cell>
          <table:table-cell table:style-name="ce180" office:value-type="float" office:value="98.6038611855" calcext:value-type="float">
            <text:p>98.603861185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slant_down</text:p>
          </table:table-cell>
          <table:table-cell table:style-name="ce180" office:value-type="float" office:value="37.6270534612" calcext:value-type="float">
            <text:p>37.6270534612</text:p>
          </table:table-cell>
          <table:table-cell table:style-name="ce180" office:value-type="float" office:value="93.060672952" calcext:value-type="float">
            <text:p>93.0606729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5.8155400946" calcext:value-type="float">
            <text:p>65.8155400946</text:p>
          </table:table-cell>
          <table:table-cell table:style-name="ce180" office:value-type="float" office:value="95.5883740582" calcext:value-type="float">
            <text:p>95.588374058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5.6722651618" calcext:value-type="float">
            <text:p>65.6722651618</text:p>
          </table:table-cell>
          <table:table-cell table:style-name="ce180" office:value-type="float" office:value="91.9334018119" calcext:value-type="float">
            <text:p>91.933401811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9.002716451" calcext:value-type="float">
            <text:p>39.002716451</text:p>
          </table:table-cell>
          <table:table-cell table:style-name="ce180" office:value-type="float" office:value="92.26183816" calcext:value-type="float">
            <text:p>92.2618381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7.7953028026" calcext:value-type="float">
            <text:p>37.7953028026</text:p>
          </table:table-cell>
          <table:table-cell table:style-name="ce180" office:value-type="float" office:value="93.5324553607" calcext:value-type="float">
            <text:p>93.532455360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5.5139005857" calcext:value-type="float">
            <text:p>35.5139005857</text:p>
          </table:table-cell>
          <table:table-cell table:style-name="ce180" office:value-type="float" office:value="89.5991901138" calcext:value-type="float">
            <text:p>89.599190113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9.2194529062" calcext:value-type="float">
            <text:p>39.2194529062</text:p>
          </table:table-cell>
          <table:table-cell table:style-name="ce180" office:value-type="float" office:value="83.5434818364" calcext:value-type="float">
            <text:p>83.54348183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1.5882013862" calcext:value-type="float">
            <text:p>31.5882013862</text:p>
          </table:table-cell>
          <table:table-cell table:style-name="ce180" office:value-type="float" office:value="77.0280524208" calcext:value-type="float">
            <text:p>77.028052420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2.6577782482" calcext:value-type="float">
            <text:p>32.6577782482</text:p>
          </table:table-cell>
          <table:table-cell table:style-name="ce180" office:value-type="float" office:value="80.1138612983" calcext:value-type="float">
            <text:p>80.113861298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1.6415992679" calcext:value-type="float">
            <text:p>31.6415992679</text:p>
          </table:table-cell>
          <table:table-cell table:style-name="ce180" office:value-type="float" office:value="77.6108331874" calcext:value-type="float">
            <text:p>77.610833187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0.9871426099" calcext:value-type="float">
            <text:p>30.9871426099</text:p>
          </table:table-cell>
          <table:table-cell table:style-name="ce180" office:value-type="float" office:value="63.9440280336" calcext:value-type="float">
            <text:p>63.944028033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27.4396322054" calcext:value-type="float">
            <text:p>27.4396322054</text:p>
          </table:table-cell>
          <table:table-cell table:style-name="ce180" office:value-type="float" office:value="65.7444629564" calcext:value-type="float">
            <text:p>65.74446295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0.5783699449" calcext:value-type="float">
            <text:p>30.5783699449</text:p>
          </table:table-cell>
          <table:table-cell table:style-name="ce180" office:value-type="float" office:value="65.5219454667" calcext:value-type="float">
            <text:p>65.521945466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28.809401637" calcext:value-type="float">
            <text:p>28.809401637</text:p>
          </table:table-cell>
          <table:table-cell table:style-name="ce180" office:value-type="float" office:value="59.6210044666" calcext:value-type="float">
            <text:p>59.621004466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27.9395185786" calcext:value-type="float">
            <text:p>27.9395185786</text:p>
          </table:table-cell>
          <table:table-cell table:style-name="ce180" office:value-type="float" office:value="50.9850621313" calcext:value-type="float">
            <text:p>50.98506213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3.8499497887" calcext:value-type="float">
            <text:p>33.8499497887</text:p>
          </table:table-cell>
          <table:table-cell table:style-name="ce180" office:value-type="float" office:value="46.2844744465" calcext:value-type="float">
            <text:p>46.284474446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2.628463049" calcext:value-type="float">
            <text:p>32.628463049</text:p>
          </table:table-cell>
          <table:table-cell table:style-name="ce180" office:value-type="float" office:value="54.0637204929" calcext:value-type="float">
            <text:p>54.063720492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2.4386500903" calcext:value-type="float">
            <text:p>32.4386500903</text:p>
          </table:table-cell>
          <table:table-cell table:style-name="ce180" office:value-type="float" office:value="49.9030194916" calcext:value-type="float">
            <text:p>49.903019491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5.8382920833" calcext:value-type="float">
            <text:p>35.8382920833</text:p>
          </table:table-cell>
          <table:table-cell table:style-name="ce180" office:value-type="float" office:value="53.3514883396" calcext:value-type="float">
            <text:p>53.35148833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7.1420429198" calcext:value-type="float">
            <text:p>37.1420429198</text:p>
          </table:table-cell>
          <table:table-cell table:style-name="ce180" office:value-type="float" office:value="49.7419879519" calcext:value-type="float">
            <text:p>49.741987951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4.6445467746" calcext:value-type="float">
            <text:p>34.6445467746</text:p>
          </table:table-cell>
          <table:table-cell table:style-name="ce180" office:value-type="float" office:value="54.4441077764" calcext:value-type="float">
            <text:p>54.44410777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5.675404696" calcext:value-type="float">
            <text:p>35.675404696</text:p>
          </table:table-cell>
          <table:table-cell table:style-name="ce180" office:value-type="float" office:value="49.6256433471" calcext:value-type="float">
            <text:p>49.625643347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4.99458547" calcext:value-type="float">
            <text:p>64.99458547</text:p>
          </table:table-cell>
          <table:table-cell table:style-name="ce180" office:value-type="float" office:value="49.4621728312" calcext:value-type="float">
            <text:p>49.462172831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6.1291498342" calcext:value-type="float">
            <text:p>66.1291498342</text:p>
          </table:table-cell>
          <table:table-cell table:style-name="ce180" office:value-type="float" office:value="61.6437178853" calcext:value-type="float">
            <text:p>61.643717885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5.790651882" calcext:value-type="float">
            <text:p>65.790651882</text:p>
          </table:table-cell>
          <table:table-cell table:style-name="ce180" office:value-type="float" office:value="55.9453737171" calcext:value-type="float">
            <text:p>55.945373717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7.5017806138" calcext:value-type="float">
            <text:p>67.5017806138</text:p>
          </table:table-cell>
          <table:table-cell table:style-name="ce180" office:value-type="float" office:value="60.8502274659" calcext:value-type="float">
            <text:p>60.850227465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7.6295142176" calcext:value-type="float">
            <text:p>67.6295142176</text:p>
          </table:table-cell>
          <table:table-cell table:style-name="ce180" office:value-type="float" office:value="61.4291060701" calcext:value-type="float">
            <text:p>61.429106070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3.9100640599" calcext:value-type="float">
            <text:p>63.9100640599</text:p>
          </table:table-cell>
          <table:table-cell table:style-name="ce180" office:value-type="float" office:value="62.9723349305" calcext:value-type="float">
            <text:p>62.972334930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6.5493579687" calcext:value-type="float">
            <text:p>66.5493579687</text:p>
          </table:table-cell>
          <table:table-cell table:style-name="ce180" office:value-type="float" office:value="67.7255886599" calcext:value-type="float">
            <text:p>67.725588659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4.0515417112" calcext:value-type="float">
            <text:p>64.0515417112</text:p>
          </table:table-cell>
          <table:table-cell table:style-name="ce180" office:value-type="float" office:value="48.8200939835" calcext:value-type="float">
            <text:p>48.820093983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8.1932895833" calcext:value-type="float">
            <text:p>68.1932895833</text:p>
          </table:table-cell>
          <table:table-cell table:style-name="ce180" office:value-type="float" office:value="46.5435408096" calcext:value-type="float">
            <text:p>46.54354080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5.2783891952" calcext:value-type="float">
            <text:p>65.2783891952</text:p>
          </table:table-cell>
          <table:table-cell table:style-name="ce180" office:value-type="float" office:value="44.8203529292" calcext:value-type="float">
            <text:p>44.820352929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4.9976613883" calcext:value-type="float">
            <text:p>34.9976613883</text:p>
          </table:table-cell>
          <table:table-cell table:style-name="ce180" office:value-type="float" office:value="28.6329939351" calcext:value-type="float">
            <text:p>28.632993935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3.9237661692" calcext:value-type="float">
            <text:p>33.9237661692</text:p>
          </table:table-cell>
          <table:table-cell table:style-name="ce180" office:value-type="float" office:value="53.5586885227" calcext:value-type="float">
            <text:p>53.558688522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6.0044543688" calcext:value-type="float">
            <text:p>66.0044543688</text:p>
          </table:table-cell>
          <table:table-cell table:style-name="ce180" office:value-type="float" office:value="52.6846691452" calcext:value-type="float">
            <text:p>52.684669145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7.0232562464" calcext:value-type="float">
            <text:p>37.0232562464</text:p>
          </table:table-cell>
          <table:table-cell table:style-name="ce180" office:value-type="float" office:value="32.1184816794" calcext:value-type="float">
            <text:p>32.118481679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4.6982700852" calcext:value-type="float">
            <text:p>34.6982700852</text:p>
          </table:table-cell>
          <table:table-cell table:style-name="ce180" office:value-type="float" office:value="36.4753541349" calcext:value-type="float">
            <text:p>36.475354134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4.8634441715" calcext:value-type="float">
            <text:p>34.8634441715</text:p>
          </table:table-cell>
          <table:table-cell table:style-name="ce180" office:value-type="float" office:value="30.9392745218" calcext:value-type="float">
            <text:p>30.939274521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1.0900650789" calcext:value-type="float">
            <text:p>31.0900650789</text:p>
          </table:table-cell>
          <table:table-cell table:style-name="ce180" office:value-type="float" office:value="32.3837547196" calcext:value-type="float">
            <text:p>32.38375471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4.9213061465" calcext:value-type="float">
            <text:p>34.9213061465</text:p>
          </table:table-cell>
          <table:table-cell table:style-name="ce180" office:value-type="float" office:value="35.4184380529" calcext:value-type="float">
            <text:p>35.418438052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0.343361183" calcext:value-type="float">
            <text:p>30.343361183</text:p>
          </table:table-cell>
          <table:table-cell table:style-name="ce180" office:value-type="float" office:value="32.5245631742" calcext:value-type="float">
            <text:p>32.524563174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5.4833288685" calcext:value-type="float">
            <text:p>35.4833288685</text:p>
          </table:table-cell>
          <table:table-cell table:style-name="ce180" office:value-type="float" office:value="44.4916349303" calcext:value-type="float">
            <text:p>44.49163493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3.2349104271" calcext:value-type="float">
            <text:p>33.2349104271</text:p>
          </table:table-cell>
          <table:table-cell table:style-name="ce180" office:value-type="float" office:value="38.502483721" calcext:value-type="float">
            <text:p>38.50248372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5.4399436182" calcext:value-type="float">
            <text:p>35.4399436182</text:p>
          </table:table-cell>
          <table:table-cell table:style-name="ce180" office:value-type="float" office:value="47.7975176939" calcext:value-type="float">
            <text:p>47.797517693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3.8735095227" calcext:value-type="float">
            <text:p>33.8735095227</text:p>
          </table:table-cell>
          <table:table-cell table:style-name="ce180" office:value-type="float" office:value="37.056028453" calcext:value-type="float">
            <text:p>37.05602845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28.5641377966" calcext:value-type="float">
            <text:p>28.5641377966</text:p>
          </table:table-cell>
          <table:table-cell table:style-name="ce180" office:value-type="float" office:value="34.6263997171" calcext:value-type="float">
            <text:p>34.626399717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1.3195486706" calcext:value-type="float">
            <text:p>31.3195486706</text:p>
          </table:table-cell>
          <table:table-cell table:style-name="ce180" office:value-type="float" office:value="31.6639905316" calcext:value-type="float">
            <text:p>31.663990531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0.796174379" calcext:value-type="float">
            <text:p>30.796174379</text:p>
          </table:table-cell>
          <table:table-cell table:style-name="ce180" office:value-type="float" office:value="23.5190343602" calcext:value-type="float">
            <text:p>23.519034360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4.2333554347" calcext:value-type="float">
            <text:p>34.2333554347</text:p>
          </table:table-cell>
          <table:table-cell table:style-name="ce180" office:value-type="float" office:value="22.4959116015" calcext:value-type="float">
            <text:p>22.495911601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6.6307877065" calcext:value-type="float">
            <text:p>36.6307877065</text:p>
          </table:table-cell>
          <table:table-cell table:style-name="ce180" office:value-type="float" office:value="31.4768312621" calcext:value-type="float">
            <text:p>31.476831262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4.5486191018" calcext:value-type="float">
            <text:p>34.5486191018</text:p>
          </table:table-cell>
          <table:table-cell table:style-name="ce180" office:value-type="float" office:value="26.1110878654" calcext:value-type="float">
            <text:p>26.11108786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7.5196356" calcext:value-type="float">
            <text:p>37.5196356</text:p>
          </table:table-cell>
          <table:table-cell table:style-name="ce180" office:value-type="float" office:value="29.2676058936" calcext:value-type="float">
            <text:p>29.267605893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2.4256973267" calcext:value-type="float">
            <text:p>62.4256973267</text:p>
          </table:table-cell>
          <table:table-cell table:style-name="ce180" office:value-type="float" office:value="34.0442062707" calcext:value-type="float">
            <text:p>34.044206270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4.320383794" calcext:value-type="float">
            <text:p>64.320383794</text:p>
          </table:table-cell>
          <table:table-cell table:style-name="ce180" office:value-type="float" office:value="31.7856294846" calcext:value-type="float">
            <text:p>31.78562948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5.4455325117" calcext:value-type="float">
            <text:p>65.4455325117</text:p>
          </table:table-cell>
          <table:table-cell table:style-name="ce180" office:value-type="float" office:value="43.2734991936" calcext:value-type="float">
            <text:p>43.273499193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4.3256315887" calcext:value-type="float">
            <text:p>64.3256315887</text:p>
          </table:table-cell>
          <table:table-cell table:style-name="ce180" office:value-type="float" office:value="41.6159763773" calcext:value-type="float">
            <text:p>41.615976377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5.264338195" calcext:value-type="float">
            <text:p>65.264338195</text:p>
          </table:table-cell>
          <table:table-cell table:style-name="ce180" office:value-type="float" office:value="35.7175447772" calcext:value-type="float">
            <text:p>35.717544777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6.388704175" calcext:value-type="float">
            <text:p>66.388704175</text:p>
          </table:table-cell>
          <table:table-cell table:style-name="ce180" office:value-type="float" office:value="38.8447443366" calcext:value-type="float">
            <text:p>38.844744336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8.1914228192" calcext:value-type="float">
            <text:p>68.1914228192</text:p>
          </table:table-cell>
          <table:table-cell table:style-name="ce180" office:value-type="float" office:value="45.1694864796" calcext:value-type="float">
            <text:p>45.16948647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8.5406624515" calcext:value-type="float">
            <text:p>68.5406624515</text:p>
          </table:table-cell>
          <table:table-cell table:style-name="ce180" office:value-type="float" office:value="48.4385263389" calcext:value-type="float">
            <text:p>48.438526338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7.6614312657" calcext:value-type="float">
            <text:p>67.6614312657</text:p>
          </table:table-cell>
          <table:table-cell table:style-name="ce180" office:value-type="float" office:value="51.0685845873" calcext:value-type="float">
            <text:p>51.068584587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8.6755160534" calcext:value-type="float">
            <text:p>68.6755160534</text:p>
          </table:table-cell>
          <table:table-cell table:style-name="ce180" office:value-type="float" office:value="50.465234811" calcext:value-type="float">
            <text:p>50.46523481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9.0817099788" calcext:value-type="float">
            <text:p>69.0817099788</text:p>
          </table:table-cell>
          <table:table-cell table:style-name="ce180" office:value-type="float" office:value="55.4740530987" calcext:value-type="float">
            <text:p>55.474053098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9.048716493" calcext:value-type="float">
            <text:p>69.048716493</text:p>
          </table:table-cell>
          <table:table-cell table:style-name="ce180" office:value-type="float" office:value="66.3660457477" calcext:value-type="float">
            <text:p>66.366045747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7.3082233775" calcext:value-type="float">
            <text:p>67.3082233775</text:p>
          </table:table-cell>
          <table:table-cell table:style-name="ce180" office:value-type="float" office:value="71.5902965807" calcext:value-type="float">
            <text:p>71.590296580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8.714899408" calcext:value-type="float">
            <text:p>38.714899408</text:p>
          </table:table-cell>
          <table:table-cell table:style-name="ce180" office:value-type="float" office:value="76.3969778172" calcext:value-type="float">
            <text:p>76.396977817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5.5480948795" calcext:value-type="float">
            <text:p>35.5480948795</text:p>
          </table:table-cell>
          <table:table-cell table:style-name="ce180" office:value-type="float" office:value="89.3049758407" calcext:value-type="float">
            <text:p>89.304975840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6.7106729424" calcext:value-type="float">
            <text:p>36.7106729424</text:p>
          </table:table-cell>
          <table:table-cell table:style-name="ce180" office:value-type="float" office:value="86.0749670003" calcext:value-type="float">
            <text:p>86.07496700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4.9126624396" calcext:value-type="float">
            <text:p>64.9126624396</text:p>
          </table:table-cell>
          <table:table-cell table:style-name="ce180" office:value-type="float" office:value="87.6457960566" calcext:value-type="float">
            <text:p>87.645796056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6.0641357377" calcext:value-type="float">
            <text:p>66.0641357377</text:p>
          </table:table-cell>
          <table:table-cell table:style-name="ce180" office:value-type="float" office:value="89.2086685815" calcext:value-type="float">
            <text:p>89.208668581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4.9359294757" calcext:value-type="float">
            <text:p>64.9359294757</text:p>
          </table:table-cell>
          <table:table-cell table:style-name="ce180" office:value-type="float" office:value="87.0721381174" calcext:value-type="float">
            <text:p>87.072138117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7.0265507063" calcext:value-type="float">
            <text:p>67.0265507063</text:p>
          </table:table-cell>
          <table:table-cell table:style-name="ce180" office:value-type="float" office:value="76.2225153324" calcext:value-type="float">
            <text:p>76.222515332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5.3140322257" calcext:value-type="float">
            <text:p>65.3140322257</text:p>
          </table:table-cell>
          <table:table-cell table:style-name="ce180" office:value-type="float" office:value="77.9387440331" calcext:value-type="float">
            <text:p>77.938744033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4.2952177764" calcext:value-type="float">
            <text:p>64.2952177764</text:p>
          </table:table-cell>
          <table:table-cell table:style-name="ce180" office:value-type="float" office:value="84.1258572133" calcext:value-type="float">
            <text:p>84.125857213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8.7980121423" calcext:value-type="float">
            <text:p>38.7980121423</text:p>
          </table:table-cell>
          <table:table-cell table:style-name="ce180" office:value-type="float" office:value="74.6106304299" calcext:value-type="float">
            <text:p>74.610630429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4.6757573144" calcext:value-type="float">
            <text:p>34.6757573144</text:p>
          </table:table-cell>
          <table:table-cell table:style-name="ce180" office:value-type="float" office:value="79.6375987743" calcext:value-type="float">
            <text:p>79.637598774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0.7192619427" calcext:value-type="float">
            <text:p>30.7192619427</text:p>
          </table:table-cell>
          <table:table-cell table:style-name="ce180" office:value-type="float" office:value="58.812060082" calcext:value-type="float">
            <text:p>58.81206008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4.1051509268" calcext:value-type="float">
            <text:p>34.1051509268</text:p>
          </table:table-cell>
          <table:table-cell table:style-name="ce180" office:value-type="float" office:value="64.1291972267" calcext:value-type="float">
            <text:p>64.129197226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3.4233718511" calcext:value-type="float">
            <text:p>33.4233718511</text:p>
          </table:table-cell>
          <table:table-cell table:style-name="ce180" office:value-type="float" office:value="67.0957433613" calcext:value-type="float">
            <text:p>67.095743361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6.3138096741" calcext:value-type="float">
            <text:p>66.3138096741</text:p>
          </table:table-cell>
          <table:table-cell table:style-name="ce180" office:value-type="float" office:value="98.9310270371" calcext:value-type="float">
            <text:p>98.931027037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5.3096314498" calcext:value-type="float">
            <text:p>65.3096314498</text:p>
          </table:table-cell>
          <table:table-cell table:style-name="ce180" office:value-type="float" office:value="98.1651568396" calcext:value-type="float">
            <text:p>98.16515683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5.7140760682" calcext:value-type="float">
            <text:p>65.7140760682</text:p>
          </table:table-cell>
          <table:table-cell table:style-name="ce180" office:value-type="float" office:value="99.2837639519" calcext:value-type="float">
            <text:p>99.283763951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7.5934531877" calcext:value-type="float">
            <text:p>67.5934531877</text:p>
          </table:table-cell>
          <table:table-cell table:style-name="ce180" office:value-type="float" office:value="90.9519098246" calcext:value-type="float">
            <text:p>90.951909824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6.3880173202" calcext:value-type="float">
            <text:p>66.3880173202</text:p>
          </table:table-cell>
          <table:table-cell table:style-name="ce180" office:value-type="float" office:value="89.2812304744" calcext:value-type="float">
            <text:p>89.28123047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7.8061881135" calcext:value-type="float">
            <text:p>67.8061881135</text:p>
          </table:table-cell>
          <table:table-cell table:style-name="ce180" office:value-type="float" office:value="91.6881773501" calcext:value-type="float">
            <text:p>91.688177350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70.9626103129" calcext:value-type="float">
            <text:p>70.9626103129</text:p>
          </table:table-cell>
          <table:table-cell table:style-name="ce180" office:value-type="float" office:value="86.5181213517" calcext:value-type="float">
            <text:p>86.518121351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71.9936371714" calcext:value-type="float">
            <text:p>71.9936371714</text:p>
          </table:table-cell>
          <table:table-cell table:style-name="ce180" office:value-type="float" office:value="78.8209480695" calcext:value-type="float">
            <text:p>78.820948069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72.4798343312" calcext:value-type="float">
            <text:p>72.4798343312</text:p>
          </table:table-cell>
          <table:table-cell table:style-name="ce180" office:value-type="float" office:value="80.8006830564" calcext:value-type="float">
            <text:p>80.80068305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74.0784292286" calcext:value-type="float">
            <text:p>74.0784292286</text:p>
          </table:table-cell>
          <table:table-cell table:style-name="ce180" office:value-type="float" office:value="72.9515308522" calcext:value-type="float">
            <text:p>72.951530852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72.0362880189" calcext:value-type="float">
            <text:p>72.0362880189</text:p>
          </table:table-cell>
          <table:table-cell table:style-name="ce180" office:value-type="float" office:value="69.7160484161" calcext:value-type="float">
            <text:p>69.716048416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72.9981862717" calcext:value-type="float">
            <text:p>72.9981862717</text:p>
          </table:table-cell>
          <table:table-cell table:style-name="ce180" office:value-type="float" office:value="59.6656447092" calcext:value-type="float">
            <text:p>59.665644709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74.8121312339" calcext:value-type="float">
            <text:p>74.8121312339</text:p>
          </table:table-cell>
          <table:table-cell table:style-name="ce180" office:value-type="float" office:value="57.5898837631" calcext:value-type="float">
            <text:p>57.589883763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73.0273050243" calcext:value-type="float">
            <text:p>73.0273050243</text:p>
          </table:table-cell>
          <table:table-cell table:style-name="ce180" office:value-type="float" office:value="46.2741878725" calcext:value-type="float">
            <text:p>46.274187872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77.067111934" calcext:value-type="float">
            <text:p>77.067111934</text:p>
          </table:table-cell>
          <table:table-cell table:style-name="ce180" office:value-type="float" office:value="51.4869181896" calcext:value-type="float">
            <text:p>51.48691818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75.0171368727" calcext:value-type="float">
            <text:p>75.0171368727</text:p>
          </table:table-cell>
          <table:table-cell table:style-name="ce180" office:value-type="float" office:value="46.6224426489" calcext:value-type="float">
            <text:p>46.622442648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76.6653077326" calcext:value-type="float">
            <text:p>76.6653077326</text:p>
          </table:table-cell>
          <table:table-cell table:style-name="ce180" office:value-type="float" office:value="38.440250966" calcext:value-type="float">
            <text:p>38.44025096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77.9158742329" calcext:value-type="float">
            <text:p>77.9158742329</text:p>
          </table:table-cell>
          <table:table-cell table:style-name="ce180" office:value-type="float" office:value="45.9268433826" calcext:value-type="float">
            <text:p>45.92684338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73.7420460836" calcext:value-type="float">
            <text:p>73.7420460836</text:p>
          </table:table-cell>
          <table:table-cell table:style-name="ce180" office:value-type="float" office:value="39.1209853231" calcext:value-type="float">
            <text:p>39.120985323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75.3298157891" calcext:value-type="float">
            <text:p>75.3298157891</text:p>
          </table:table-cell>
          <table:table-cell table:style-name="ce180" office:value-type="float" office:value="32.8303519164" calcext:value-type="float">
            <text:p>32.830351916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3.4104355141" calcext:value-type="float">
            <text:p>63.4104355141</text:p>
          </table:table-cell>
          <table:table-cell table:style-name="ce180" office:value-type="float" office:value="38.377735614" calcext:value-type="float">
            <text:p>38.37773561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8.856486669" calcext:value-type="float">
            <text:p>68.856486669</text:p>
          </table:table-cell>
          <table:table-cell table:style-name="ce180" office:value-type="float" office:value="43.084147214" calcext:value-type="float">
            <text:p>43.08414721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6.3377850519" calcext:value-type="float">
            <text:p>66.3377850519</text:p>
          </table:table-cell>
          <table:table-cell table:style-name="ce180" office:value-type="float" office:value="33.3065100022" calcext:value-type="float">
            <text:p>33.306510002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4.2037185014" calcext:value-type="float">
            <text:p>64.2037185014</text:p>
          </table:table-cell>
          <table:table-cell table:style-name="ce180" office:value-type="float" office:value="26.6441143003" calcext:value-type="float">
            <text:p>26.644114300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4.4986348346" calcext:value-type="float">
            <text:p>64.4986348346</text:p>
          </table:table-cell>
          <table:table-cell table:style-name="ce180" office:value-type="float" office:value="22.863501327" calcext:value-type="float">
            <text:p>22.86350132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8.8909906096" calcext:value-type="float">
            <text:p>68.8909906096</text:p>
          </table:table-cell>
          <table:table-cell table:style-name="ce180" office:value-type="float" office:value="27.2962056672" calcext:value-type="float">
            <text:p>27.296205667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72.371523338" calcext:value-type="float">
            <text:p>72.371523338</text:p>
          </table:table-cell>
          <table:table-cell table:style-name="ce180" office:value-type="float" office:value="21.9616397473" calcext:value-type="float">
            <text:p>21.961639747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9.7654249704" calcext:value-type="float">
            <text:p>69.7654249704</text:p>
          </table:table-cell>
          <table:table-cell table:style-name="ce180" office:value-type="float" office:value="19.999850454" calcext:value-type="float">
            <text:p>19.9998504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8.6213124429" calcext:value-type="float">
            <text:p>68.6213124429</text:p>
          </table:table-cell>
          <table:table-cell table:style-name="ce180" office:value-type="float" office:value="18.9156764428" calcext:value-type="float">
            <text:p>18.915676442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4.2977371716" calcext:value-type="float">
            <text:p>64.2977371716</text:p>
          </table:table-cell>
          <table:table-cell table:style-name="ce180" office:value-type="float" office:value="20.4287496884" calcext:value-type="float">
            <text:p>20.428749688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6.6992650902" calcext:value-type="float">
            <text:p>66.6992650902</text:p>
          </table:table-cell>
          <table:table-cell table:style-name="ce180" office:value-type="float" office:value="18.5910853404" calcext:value-type="float">
            <text:p>18.591085340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7.5445276811" calcext:value-type="float">
            <text:p>67.5445276811</text:p>
          </table:table-cell>
          <table:table-cell table:style-name="ce180" office:value-type="float" office:value="16.4479381344" calcext:value-type="float">
            <text:p>16.447938134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3.9469519836" calcext:value-type="float">
            <text:p>63.9469519836</text:p>
          </table:table-cell>
          <table:table-cell table:style-name="ce180" office:value-type="float" office:value="18.6928454476" calcext:value-type="float">
            <text:p>18.692845447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4.3881920705" calcext:value-type="float">
            <text:p>64.3881920705</text:p>
          </table:table-cell>
          <table:table-cell table:style-name="ce180" office:value-type="float" office:value="15.7728122808" calcext:value-type="float">
            <text:p>15.772812280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5.570045691" calcext:value-type="float">
            <text:p>65.570045691</text:p>
          </table:table-cell>
          <table:table-cell table:style-name="ce180" office:value-type="float" office:value="23.7657582226" calcext:value-type="float">
            <text:p>23.765758222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8.4028368753" calcext:value-type="float">
            <text:p>38.4028368753</text:p>
          </table:table-cell>
          <table:table-cell table:style-name="ce180" office:value-type="float" office:value="19.0468586722" calcext:value-type="float">
            <text:p>19.046858672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7.8323600164" calcext:value-type="float">
            <text:p>37.8323600164</text:p>
          </table:table-cell>
          <table:table-cell table:style-name="ce180" office:value-type="float" office:value="14.4694894463" calcext:value-type="float">
            <text:p>14.469489446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6.9041611715" calcext:value-type="float">
            <text:p>36.9041611715</text:p>
          </table:table-cell>
          <table:table-cell table:style-name="ce180" office:value-type="float" office:value="13.5838157511" calcext:value-type="float">
            <text:p>13.583815751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6.286143052" calcext:value-type="float">
            <text:p>36.286143052</text:p>
          </table:table-cell>
          <table:table-cell table:style-name="ce180" office:value-type="float" office:value="17.1057707266" calcext:value-type="float">
            <text:p>17.105770726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2.7866325947" calcext:value-type="float">
            <text:p>62.7866325947</text:p>
          </table:table-cell>
          <table:table-cell table:style-name="ce180" office:value-type="float" office:value="13.9189931024" calcext:value-type="float">
            <text:p>13.918993102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6.8176792234" calcext:value-type="float">
            <text:p>66.8176792234</text:p>
          </table:table-cell>
          <table:table-cell table:style-name="ce180" office:value-type="float" office:value="11.4124971575" calcext:value-type="float">
            <text:p>11.412497157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6.755021412" calcext:value-type="float">
            <text:p>66.755021412</text:p>
          </table:table-cell>
          <table:table-cell table:style-name="ce180" office:value-type="float" office:value="18.0853051378" calcext:value-type="float">
            <text:p>18.085305137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5.4155283864" calcext:value-type="float">
            <text:p>65.4155283864</text:p>
          </table:table-cell>
          <table:table-cell table:style-name="ce180" office:value-type="float" office:value="10.4635122068" calcext:value-type="float">
            <text:p>10.4635122068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6.9463314417" calcext:value-type="float">
            <text:p>36.9463314417</text:p>
          </table:table-cell>
          <table:table-cell table:style-name="ce180" office:value-type="float" office:value="13.5143774996" calcext:value-type="float">
            <text:p>13.514377499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7.8254347391" calcext:value-type="float">
            <text:p>37.8254347391</text:p>
          </table:table-cell>
          <table:table-cell table:style-name="ce180" office:value-type="float" office:value="9.60103429534" calcext:value-type="float">
            <text:p>9.6010342953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6.722837943" calcext:value-type="float">
            <text:p>36.722837943</text:p>
          </table:table-cell>
          <table:table-cell table:style-name="ce180" office:value-type="float" office:value="9.33330210686" calcext:value-type="float">
            <text:p>9.33330210686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7.0733217806" calcext:value-type="float">
            <text:p>67.0733217806</text:p>
          </table:table-cell>
          <table:table-cell table:style-name="ce180" office:value-type="float" office:value="6.04921458162" calcext:value-type="float">
            <text:p>6.0492145816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4.601818107" calcext:value-type="float">
            <text:p>64.601818107</text:p>
          </table:table-cell>
          <table:table-cell table:style-name="ce180" office:value-type="float" office:value="12.0019169643" calcext:value-type="float">
            <text:p>12.001916964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5.4372821806" calcext:value-type="float">
            <text:p>65.4372821806</text:p>
          </table:table-cell>
          <table:table-cell table:style-name="ce180" office:value-type="float" office:value="15.5453860785" calcext:value-type="float">
            <text:p>15.54538607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7.0040223792" calcext:value-type="float">
            <text:p>67.0040223792</text:p>
          </table:table-cell>
          <table:table-cell table:style-name="ce180" office:value-type="float" office:value="15.3458266393" calcext:value-type="float">
            <text:p>15.3458266393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6.7241920702" calcext:value-type="float">
            <text:p>66.7241920702</text:p>
          </table:table-cell>
          <table:table-cell table:style-name="ce180" office:value-type="float" office:value="5.24980548075" calcext:value-type="float">
            <text:p>5.2498054807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8.3076187632" calcext:value-type="float">
            <text:p>68.3076187632</text:p>
          </table:table-cell>
          <table:table-cell table:style-name="ce180" office:value-type="float" office:value="13.2809165227" calcext:value-type="float">
            <text:p>13.2809165227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8.7680482759" calcext:value-type="float">
            <text:p>68.7680482759</text:p>
          </table:table-cell>
          <table:table-cell table:style-name="ce180" office:value-type="float" office:value="13.5214565521" calcext:value-type="float">
            <text:p>13.521456552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74.1672717461" calcext:value-type="float">
            <text:p>74.1672717461</text:p>
          </table:table-cell>
          <table:table-cell table:style-name="ce180" office:value-type="float" office:value="5.34988087254" calcext:value-type="float">
            <text:p>5.3498808725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4.9003579699" calcext:value-type="float">
            <text:p>64.9003579699</text:p>
          </table:table-cell>
          <table:table-cell table:style-name="ce180" office:value-type="float" office:value="16.2452583689" calcext:value-type="float">
            <text:p>16.245258368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8.7634335463" calcext:value-type="float">
            <text:p>68.7634335463</text:p>
          </table:table-cell>
          <table:table-cell table:style-name="ce180" office:value-type="float" office:value="8.70057294385" calcext:value-type="float">
            <text:p>8.70057294385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6.8169139163" calcext:value-type="float">
            <text:p>66.8169139163</text:p>
          </table:table-cell>
          <table:table-cell table:style-name="ce180" office:value-type="float" office:value="12.2732943361" calcext:value-type="float">
            <text:p>12.273294336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67.3093466467" calcext:value-type="float">
            <text:p>67.3093466467</text:p>
          </table:table-cell>
          <table:table-cell table:style-name="ce180" office:value-type="float" office:value="0.217006270014" calcext:value-type="float">
            <text:p>0.21700627001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4.7318293093" calcext:value-type="float">
            <text:p>34.7318293093</text:p>
          </table:table-cell>
          <table:table-cell table:style-name="ce180" office:value-type="float" office:value="19.6017950724" calcext:value-type="float">
            <text:p>19.6017950724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3.6744421497" calcext:value-type="float">
            <text:p>33.6744421497</text:p>
          </table:table-cell>
          <table:table-cell table:style-name="ce180" office:value-type="float" office:value="26.09049021" calcext:value-type="float">
            <text:p>26.09049021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75.6272550236" calcext:value-type="float">
            <text:p>75.6272550236</text:p>
          </table:table-cell>
          <table:table-cell table:style-name="ce180" office:value-type="float" office:value="37.128751949" calcext:value-type="float">
            <text:p>37.12875194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40.6101254225" calcext:value-type="float">
            <text:p>40.6101254225</text:p>
          </table:table-cell>
          <table:table-cell table:style-name="ce180" office:value-type="float" office:value="89.1362398699" calcext:value-type="float">
            <text:p>89.1362398699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9.1143664549" calcext:value-type="float">
            <text:p>39.1143664549</text:p>
          </table:table-cell>
          <table:table-cell table:style-name="ce180" office:value-type="float" office:value="96.4817513202" calcext:value-type="float">
            <text:p>96.4817513202</text:p>
          </table:table-cell>
          <table:table-cell table:style-name="ce180"/>
          <table:table-cell table:number-columns-repeated="1020"/>
        </table:table-row>
        <table:table-row table:style-name="ro1">
          <table:table-cell table:style-name="ce159" office:value-type="string" calcext:value-type="string">
            <text:p>wide_lines</text:p>
          </table:table-cell>
          <table:table-cell table:style-name="ce180" office:value-type="float" office:value="34.5838289299" calcext:value-type="float">
            <text:p>34.5838289299</text:p>
          </table:table-cell>
          <table:table-cell table:style-name="ce180" office:value-type="float" office:value="89.5889019877" calcext:value-type="float">
            <text:p>89.5889019877</text:p>
          </table:table-cell>
          <table:table-cell table:style-name="ce180"/>
          <table:table-cell table:number-columns-repeated="1020"/>
        </table:table-row>
        <table:table-row table:style-name="ro6" table:number-rows-repeated="1046728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Indices Estadísticos'.$A$1" table:cell-range-address="$dsd.$A$1:.$E$1847"/>
        </table:named-expressions>
      </table:table>
      <table:table table:name="VitaminaC" table:style-name="ta5">
        <table:table-column table:style-name="co8" table:number-columns-repeated="5" table:default-cell-style-name="ce160"/>
        <table:table-column table:style-name="co14" table:number-columns-repeated="3" table:default-cell-style-name="ce160"/>
        <table:table-column table:style-name="co8" table:number-columns-repeated="1016" table:default-cell-style-name="ce160"/>
        <table:table-row table:style-name="ro1">
          <table:table-cell table:style-name="ce181"/>
          <table:table-cell table:style-name="ce181" office:value-type="string" calcext:value-type="string">
            <text:p>Suplemento</text:p>
          </table:table-cell>
          <table:table-cell table:style-name="ce181" office:value-type="string" calcext:value-type="string">
            <text:p>Dosis</text:p>
          </table:table-cell>
          <table:table-cell table:style-name="ce181" office:value-type="string" calcext:value-type="string">
            <text:p>Longitud</text:p>
          </table:table-cell>
          <table:table-cell/>
          <table:table-cell table:style-name="ce159" office:value-type="string" calcext:value-type="string">
            <text:p>Datos</text:p>
          </table:table-cell>
          <table:table-cell table:number-columns-repeated="1018"/>
        </table:table-row>
        <table:table-row table:style-name="ro1">
          <table:table-cell table:style-name="ce182" office:value-type="float" office:value="1" calcext:value-type="float">
            <text:p>1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0.5" calcext:value-type="float">
            <text:p>0.5</text:p>
          </table:table-cell>
          <table:table-cell table:style-name="ce182" office:value-type="float" office:value="4.2" calcext:value-type="float">
            <text:p>4.2</text:p>
          </table:table-cell>
          <table:table-cell/>
          <table:table-cell table:style-name="ce90" office:value-type="string" calcext:value-type="string" table:number-columns-spanned="3" table:number-rows-spanned="6">
            <text:p>ToothGrowth: Este conjunto de datos contiene información sobre el crecimiento de dientes (Largo en mm) en conejillos de indias que fueron alimentados con diferentes dosis (dosis mg/día) de vitamina C y expuestos a dos métodos de administración (VC: Vitamina C y OJ: Orange Juice, jugo de naranja).</text:p>
          </table:table-cell>
          <table:covered-table-cell table:number-columns-repeated="2"/>
          <table:table-cell table:style-name="ce161" table:number-columns-repeated="3"/>
          <table:table-cell table:number-columns-repeated="1013"/>
        </table:table-row>
        <table:table-row table:style-name="ro1">
          <table:table-cell table:style-name="ce182" office:value-type="float" office:value="2" calcext:value-type="float">
            <text:p>2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0.5" calcext:value-type="float">
            <text:p>0.5</text:p>
          </table:table-cell>
          <table:table-cell table:style-name="ce182" office:value-type="float" office:value="11.5" calcext:value-type="float">
            <text:p>11.5</text:p>
          </table:table-cell>
          <table:table-cell/>
          <table:covered-table-cell table:number-columns-repeated="3"/>
          <table:table-cell table:style-name="ce161" table:number-columns-repeated="3"/>
          <table:table-cell table:number-columns-repeated="1013"/>
        </table:table-row>
        <table:table-row table:style-name="ro1">
          <table:table-cell table:style-name="ce182" office:value-type="float" office:value="3" calcext:value-type="float">
            <text:p>3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0.5" calcext:value-type="float">
            <text:p>0.5</text:p>
          </table:table-cell>
          <table:table-cell table:style-name="ce182" office:value-type="float" office:value="7.3" calcext:value-type="float">
            <text:p>7.3</text:p>
          </table:table-cell>
          <table:table-cell/>
          <table:covered-table-cell table:number-columns-repeated="3"/>
          <table:table-cell table:style-name="ce161" table:number-columns-repeated="3"/>
          <table:table-cell table:number-columns-repeated="1013"/>
        </table:table-row>
        <table:table-row table:style-name="ro1">
          <table:table-cell table:style-name="ce182" office:value-type="float" office:value="4" calcext:value-type="float">
            <text:p>4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0.5" calcext:value-type="float">
            <text:p>0.5</text:p>
          </table:table-cell>
          <table:table-cell table:style-name="ce182" office:value-type="float" office:value="5.8" calcext:value-type="float">
            <text:p>5.8</text:p>
          </table:table-cell>
          <table:table-cell/>
          <table:covered-table-cell table:number-columns-repeated="3"/>
          <table:table-cell table:style-name="ce161" table:number-columns-repeated="3"/>
          <table:table-cell table:number-columns-repeated="1013"/>
        </table:table-row>
        <table:table-row table:style-name="ro1">
          <table:table-cell table:style-name="ce182" office:value-type="float" office:value="5" calcext:value-type="float">
            <text:p>5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0.5" calcext:value-type="float">
            <text:p>0.5</text:p>
          </table:table-cell>
          <table:table-cell table:style-name="ce182" office:value-type="float" office:value="6.4" calcext:value-type="float">
            <text:p>6.4</text:p>
          </table:table-cell>
          <table:table-cell/>
          <table:covered-table-cell table:number-columns-repeated="3"/>
          <table:table-cell table:style-name="ce161" table:number-columns-repeated="3"/>
          <table:table-cell table:number-columns-repeated="1013"/>
        </table:table-row>
        <table:table-row table:style-name="ro1">
          <table:table-cell table:style-name="ce182" office:value-type="float" office:value="6" calcext:value-type="float">
            <text:p>6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0.5" calcext:value-type="float">
            <text:p>0.5</text:p>
          </table:table-cell>
          <table:table-cell table:style-name="ce182" office:value-type="float" office:value="10" calcext:value-type="float">
            <text:p>10</text:p>
          </table:table-cell>
          <table:table-cell/>
          <table:covered-table-cell table:number-columns-repeated="3"/>
          <table:table-cell table:style-name="ce161" table:number-columns-repeated="3"/>
          <table:table-cell table:number-columns-repeated="1013"/>
        </table:table-row>
        <table:table-row table:style-name="ro1">
          <table:table-cell table:style-name="ce182" office:value-type="float" office:value="7" calcext:value-type="float">
            <text:p>7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0.5" calcext:value-type="float">
            <text:p>0.5</text:p>
          </table:table-cell>
          <table:table-cell table:style-name="ce182" office:value-type="float" office:value="11.2" calcext:value-type="float">
            <text:p>11.2</text:p>
          </table:table-cell>
          <table:table-cell/>
          <table:table-cell table:style-name="ce161" table:number-columns-repeated="6"/>
          <table:table-cell table:number-columns-repeated="1013"/>
        </table:table-row>
        <table:table-row table:style-name="ro1">
          <table:table-cell table:style-name="ce182" office:value-type="float" office:value="8" calcext:value-type="float">
            <text:p>8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0.5" calcext:value-type="float">
            <text:p>0.5</text:p>
          </table:table-cell>
          <table:table-cell table:style-name="ce182" office:value-type="float" office:value="11.2" calcext:value-type="float">
            <text:p>11.2</text:p>
          </table:table-cell>
          <table:table-cell/>
          <table:table-cell table:style-name="ce90" office:value-type="string" calcext:value-type="string" table:number-columns-spanned="3" table:number-rows-spanned="4">
            <text:p>Crampton, E. W. (1947). The growth of the odontoblast of the incisor teeth as a criterion of vitamin C intake of the guinea pig. The Journal of Nutrition, 33(5), 491–504. doi:10.1093/jn/33.5.491.</text:p>
          </table:table-cell>
          <table:covered-table-cell table:number-columns-repeated="2"/>
          <table:table-cell table:style-name="ce161" table:number-columns-repeated="3"/>
          <table:table-cell table:number-columns-repeated="1013"/>
        </table:table-row>
        <table:table-row table:style-name="ro1">
          <table:table-cell table:style-name="ce182" office:value-type="float" office:value="9" calcext:value-type="float">
            <text:p>9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0.5" calcext:value-type="float">
            <text:p>0.5</text:p>
          </table:table-cell>
          <table:table-cell table:style-name="ce182" office:value-type="float" office:value="5.2" calcext:value-type="float">
            <text:p>5.2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table:style-name="ce182" office:value-type="float" office:value="10" calcext:value-type="float">
            <text:p>10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0.5" calcext:value-type="float">
            <text:p>0.5</text:p>
          </table:table-cell>
          <table:table-cell table:style-name="ce182" office:value-type="float" office:value="7" calcext:value-type="float">
            <text:p>7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table:style-name="ce182" office:value-type="float" office:value="11" calcext:value-type="float">
            <text:p>11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.5" calcext:value-type="float">
            <text:p>16.5</text:p>
          </table:table-cell>
          <table:table-cell/>
          <table:covered-table-cell table:number-columns-repeated="3"/>
          <table:table-cell table:style-name="ce161" table:number-columns-repeated="3"/>
          <table:table-cell table:number-columns-repeated="1013"/>
        </table:table-row>
        <table:table-row table:style-name="ro1">
          <table:table-cell table:style-name="ce182" office:value-type="float" office:value="12" calcext:value-type="float">
            <text:p>12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.5" calcext:value-type="float">
            <text:p>16.5</text:p>
          </table:table-cell>
          <table:table-cell/>
          <table:table-cell table:style-name="ce161" table:number-columns-repeated="6"/>
          <table:table-cell table:number-columns-repeated="1013"/>
        </table:table-row>
        <table:table-row table:style-name="ro1">
          <table:table-cell table:style-name="ce182" office:value-type="float" office:value="13" calcext:value-type="float">
            <text:p>13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5.2" calcext:value-type="float">
            <text:p>15.2</text:p>
          </table:table-cell>
          <table:table-cell/>
          <table:table-cell table:style-name="ce161" table:number-columns-repeated="6"/>
          <table:table-cell table:number-columns-repeated="1013"/>
        </table:table-row>
        <table:table-row table:style-name="ro1">
          <table:table-cell table:style-name="ce182" office:value-type="float" office:value="14" calcext:value-type="float">
            <text:p>14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7.3" calcext:value-type="float">
            <text:p>17.3</text:p>
          </table:table-cell>
          <table:table-cell/>
          <table:table-cell table:style-name="ce184" office:value-type="string" calcext:value-type="string" table:number-columns-spanned="3" table:number-rows-spanned="1">
            <text:p><text:a xlink:href="https://shiny.gmw.rug.nl/ggplotgui/" xlink:type="simple">https://shiny.gmw.rug.nl/ggplotgui/</text:a></text:p>
          </table:table-cell>
          <table:covered-table-cell table:number-columns-repeated="2"/>
          <table:table-cell table:style-name="ce161" table:number-columns-repeated="3"/>
          <table:table-cell table:number-columns-repeated="1013"/>
        </table:table-row>
        <table:table-row table:style-name="ro1">
          <table:table-cell table:style-name="ce182" office:value-type="float" office:value="15" calcext:value-type="float">
            <text:p>15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.5" calcext:value-type="float">
            <text:p>22.5</text:p>
          </table:table-cell>
          <table:table-cell/>
          <table:table-cell table:style-name="ce161" table:number-columns-repeated="6"/>
          <table:table-cell table:number-columns-repeated="1013"/>
        </table:table-row>
        <table:table-row table:style-name="ro1">
          <table:table-cell table:style-name="ce182" office:value-type="float" office:value="16" calcext:value-type="float">
            <text:p>16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7.3" calcext:value-type="float">
            <text:p>17.3</text:p>
          </table:table-cell>
          <table:table-cell/>
          <table:table-cell table:style-name="ce161" table:number-columns-repeated="6"/>
          <table:table-cell table:number-columns-repeated="1013"/>
        </table:table-row>
        <table:table-row table:style-name="ro1">
          <table:table-cell table:style-name="ce182" office:value-type="float" office:value="17" calcext:value-type="float">
            <text:p>17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3.6" calcext:value-type="float">
            <text:p>13.6</text:p>
          </table:table-cell>
          <table:table-cell/>
          <table:table-cell table:style-name="ce161" table:number-columns-repeated="6"/>
          <table:table-cell table:number-columns-repeated="1013"/>
        </table:table-row>
        <table:table-row table:style-name="ro1">
          <table:table-cell table:style-name="ce182" office:value-type="float" office:value="18" calcext:value-type="float">
            <text:p>18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4.5" calcext:value-type="float">
            <text:p>14.5</text:p>
          </table:table-cell>
          <table:table-cell/>
          <table:table-cell table:style-name="ce161" table:number-columns-repeated="6"/>
          <table:table-cell table:number-columns-repeated="1013"/>
        </table:table-row>
        <table:table-row table:style-name="ro1">
          <table:table-cell table:style-name="ce182" office:value-type="float" office:value="19" calcext:value-type="float">
            <text:p>19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8.8" calcext:value-type="float">
            <text:p>18.8</text:p>
          </table:table-cell>
          <table:table-cell table:number-columns-repeated="1020"/>
        </table:table-row>
        <table:table-row table:style-name="ro1">
          <table:table-cell table:style-name="ce182" office:value-type="float" office:value="20" calcext:value-type="float">
            <text:p>20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5.5" calcext:value-type="float">
            <text:p>15.5</text:p>
          </table:table-cell>
          <table:table-cell table:number-columns-repeated="1020"/>
        </table:table-row>
        <table:table-row table:style-name="ro1">
          <table:table-cell table:style-name="ce182" office:value-type="float" office:value="21" calcext:value-type="float">
            <text:p>21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23.6" calcext:value-type="float">
            <text:p>23.6</text:p>
          </table:table-cell>
          <table:table-cell table:number-columns-repeated="1020"/>
        </table:table-row>
        <table:table-row table:style-name="ro1">
          <table:table-cell table:style-name="ce182" office:value-type="float" office:value="22" calcext:value-type="float">
            <text:p>22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18.5" calcext:value-type="float">
            <text:p>18.5</text:p>
          </table:table-cell>
          <table:table-cell table:number-columns-repeated="1020"/>
        </table:table-row>
        <table:table-row table:style-name="ro1">
          <table:table-cell table:style-name="ce182" office:value-type="float" office:value="23" calcext:value-type="float">
            <text:p>23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33.9" calcext:value-type="float">
            <text:p>33.9</text:p>
          </table:table-cell>
          <table:table-cell table:number-columns-repeated="1020"/>
        </table:table-row>
        <table:table-row table:style-name="ro1">
          <table:table-cell table:style-name="ce182" office:value-type="float" office:value="24" calcext:value-type="float">
            <text:p>24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25.5" calcext:value-type="float">
            <text:p>25.5</text:p>
          </table:table-cell>
          <table:table-cell table:number-columns-repeated="1020"/>
        </table:table-row>
        <table:table-row table:style-name="ro1">
          <table:table-cell table:style-name="ce182" office:value-type="float" office:value="25" calcext:value-type="float">
            <text:p>25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26.4" calcext:value-type="float">
            <text:p>26.4</text:p>
          </table:table-cell>
          <table:table-cell table:number-columns-repeated="1020"/>
        </table:table-row>
        <table:table-row table:style-name="ro1">
          <table:table-cell table:style-name="ce182" office:value-type="float" office:value="26" calcext:value-type="float">
            <text:p>26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32.5" calcext:value-type="float">
            <text:p>32.5</text:p>
          </table:table-cell>
          <table:table-cell table:number-columns-repeated="1020"/>
        </table:table-row>
        <table:table-row table:style-name="ro1">
          <table:table-cell table:style-name="ce182" office:value-type="float" office:value="27" calcext:value-type="float">
            <text:p>27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26.7" calcext:value-type="float">
            <text:p>26.7</text:p>
          </table:table-cell>
          <table:table-cell table:number-columns-repeated="1020"/>
        </table:table-row>
        <table:table-row table:style-name="ro1">
          <table:table-cell table:style-name="ce182" office:value-type="float" office:value="28" calcext:value-type="float">
            <text:p>28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21.5" calcext:value-type="float">
            <text:p>21.5</text:p>
          </table:table-cell>
          <table:table-cell table:number-columns-repeated="1020"/>
        </table:table-row>
        <table:table-row table:style-name="ro1">
          <table:table-cell table:style-name="ce182" office:value-type="float" office:value="29" calcext:value-type="float">
            <text:p>29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23.3" calcext:value-type="float">
            <text:p>23.3</text:p>
          </table:table-cell>
          <table:table-cell table:number-columns-repeated="1020"/>
        </table:table-row>
        <table:table-row table:style-name="ro1">
          <table:table-cell table:style-name="ce182" office:value-type="float" office:value="30" calcext:value-type="float">
            <text:p>30</text:p>
          </table:table-cell>
          <table:table-cell table:style-name="ce181" office:value-type="string" calcext:value-type="string">
            <text:p>VC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29.5" calcext:value-type="float">
            <text:p>29.5</text:p>
          </table:table-cell>
          <table:table-cell table:number-columns-repeated="1020"/>
        </table:table-row>
        <table:table-row table:style-name="ro1">
          <table:table-cell table:style-name="ce182" office:value-type="float" office:value="31" calcext:value-type="float">
            <text:p>31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0.5" calcext:value-type="float">
            <text:p>0.5</text:p>
          </table:table-cell>
          <table:table-cell table:style-name="ce182" office:value-type="float" office:value="15.2" calcext:value-type="float">
            <text:p>15.2</text:p>
          </table:table-cell>
          <table:table-cell table:number-columns-repeated="1020"/>
        </table:table-row>
        <table:table-row table:style-name="ro1">
          <table:table-cell table:style-name="ce182" office:value-type="float" office:value="32" calcext:value-type="float">
            <text:p>32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0.5" calcext:value-type="float">
            <text:p>0.5</text:p>
          </table:table-cell>
          <table:table-cell table:style-name="ce182" office:value-type="float" office:value="21.5" calcext:value-type="float">
            <text:p>21.5</text:p>
          </table:table-cell>
          <table:table-cell table:number-columns-repeated="1020"/>
        </table:table-row>
        <table:table-row table:style-name="ro1">
          <table:table-cell table:style-name="ce182" office:value-type="float" office:value="33" calcext:value-type="float">
            <text:p>33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0.5" calcext:value-type="float">
            <text:p>0.5</text:p>
          </table:table-cell>
          <table:table-cell table:style-name="ce182" office:value-type="float" office:value="17.6" calcext:value-type="float">
            <text:p>17.6</text:p>
          </table:table-cell>
          <table:table-cell table:number-columns-repeated="1020"/>
        </table:table-row>
        <table:table-row table:style-name="ro1">
          <table:table-cell table:style-name="ce182" office:value-type="float" office:value="34" calcext:value-type="float">
            <text:p>34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0.5" calcext:value-type="float">
            <text:p>0.5</text:p>
          </table:table-cell>
          <table:table-cell table:style-name="ce182" office:value-type="float" office:value="9.7" calcext:value-type="float">
            <text:p>9.7</text:p>
          </table:table-cell>
          <table:table-cell table:number-columns-repeated="1020"/>
        </table:table-row>
        <table:table-row table:style-name="ro1">
          <table:table-cell table:style-name="ce182" office:value-type="float" office:value="35" calcext:value-type="float">
            <text:p>35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0.5" calcext:value-type="float">
            <text:p>0.5</text:p>
          </table:table-cell>
          <table:table-cell table:style-name="ce182" office:value-type="float" office:value="14.5" calcext:value-type="float">
            <text:p>14.5</text:p>
          </table:table-cell>
          <table:table-cell table:number-columns-repeated="1020"/>
        </table:table-row>
        <table:table-row table:style-name="ro1">
          <table:table-cell table:style-name="ce182" office:value-type="float" office:value="36" calcext:value-type="float">
            <text:p>36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0.5" calcext:value-type="float">
            <text:p>0.5</text:p>
          </table:table-cell>
          <table:table-cell table:style-name="ce18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82" office:value-type="float" office:value="37" calcext:value-type="float">
            <text:p>37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0.5" calcext:value-type="float">
            <text:p>0.5</text:p>
          </table:table-cell>
          <table:table-cell table:style-name="ce182" office:value-type="float" office:value="8.2" calcext:value-type="float">
            <text:p>8.2</text:p>
          </table:table-cell>
          <table:table-cell table:number-columns-repeated="1020"/>
        </table:table-row>
        <table:table-row table:style-name="ro1">
          <table:table-cell table:style-name="ce182" office:value-type="float" office:value="38" calcext:value-type="float">
            <text:p>38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0.5" calcext:value-type="float">
            <text:p>0.5</text:p>
          </table:table-cell>
          <table:table-cell table:style-name="ce182" office:value-type="float" office:value="9.4" calcext:value-type="float">
            <text:p>9.4</text:p>
          </table:table-cell>
          <table:table-cell table:number-columns-repeated="1020"/>
        </table:table-row>
        <table:table-row table:style-name="ro1">
          <table:table-cell table:style-name="ce182" office:value-type="float" office:value="39" calcext:value-type="float">
            <text:p>39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0.5" calcext:value-type="float">
            <text:p>0.5</text:p>
          </table:table-cell>
          <table:table-cell table:style-name="ce182" office:value-type="float" office:value="16.5" calcext:value-type="float">
            <text:p>16.5</text:p>
          </table:table-cell>
          <table:table-cell table:number-columns-repeated="1020"/>
        </table:table-row>
        <table:table-row table:style-name="ro1">
          <table:table-cell table:style-name="ce182" office:value-type="float" office:value="40" calcext:value-type="float">
            <text:p>40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0.5" calcext:value-type="float">
            <text:p>0.5</text:p>
          </table:table-cell>
          <table:table-cell table:style-name="ce182" office:value-type="float" office:value="9.7" calcext:value-type="float">
            <text:p>9.7</text:p>
          </table:table-cell>
          <table:table-cell table:number-columns-repeated="1020"/>
        </table:table-row>
        <table:table-row table:style-name="ro1">
          <table:table-cell table:style-name="ce182" office:value-type="float" office:value="41" calcext:value-type="float">
            <text:p>41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9.7" calcext:value-type="float">
            <text:p>19.7</text:p>
          </table:table-cell>
          <table:table-cell table:number-columns-repeated="1020"/>
        </table:table-row>
        <table:table-row table:style-name="ro1">
          <table:table-cell table:style-name="ce182" office:value-type="float" office:value="42" calcext:value-type="float">
            <text:p>42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3.3" calcext:value-type="float">
            <text:p>23.3</text:p>
          </table:table-cell>
          <table:table-cell table:number-columns-repeated="1020"/>
        </table:table-row>
        <table:table-row table:style-name="ro1">
          <table:table-cell table:style-name="ce182" office:value-type="float" office:value="43" calcext:value-type="float">
            <text:p>43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3.6" calcext:value-type="float">
            <text:p>23.6</text:p>
          </table:table-cell>
          <table:table-cell table:number-columns-repeated="1020"/>
        </table:table-row>
        <table:table-row table:style-name="ro1">
          <table:table-cell table:style-name="ce182" office:value-type="float" office:value="44" calcext:value-type="float">
            <text:p>44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6.4" calcext:value-type="float">
            <text:p>26.4</text:p>
          </table:table-cell>
          <table:table-cell table:number-columns-repeated="1020"/>
        </table:table-row>
        <table:table-row table:style-name="ro1">
          <table:table-cell table:style-name="ce182" office:value-type="float" office:value="45" calcext:value-type="float">
            <text:p>45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82" office:value-type="float" office:value="46" calcext:value-type="float">
            <text:p>46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5.2" calcext:value-type="float">
            <text:p>25.2</text:p>
          </table:table-cell>
          <table:table-cell table:number-columns-repeated="1020"/>
        </table:table-row>
        <table:table-row table:style-name="ro1">
          <table:table-cell table:style-name="ce182" office:value-type="float" office:value="47" calcext:value-type="float">
            <text:p>47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5.8" calcext:value-type="float">
            <text:p>25.8</text:p>
          </table:table-cell>
          <table:table-cell table:number-columns-repeated="1020"/>
        </table:table-row>
        <table:table-row table:style-name="ro1">
          <table:table-cell table:style-name="ce182" office:value-type="float" office:value="48" calcext:value-type="float">
            <text:p>48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1.2" calcext:value-type="float">
            <text:p>21.2</text:p>
          </table:table-cell>
          <table:table-cell table:number-columns-repeated="1020"/>
        </table:table-row>
        <table:table-row table:style-name="ro1">
          <table:table-cell table:style-name="ce182" office:value-type="float" office:value="49" calcext:value-type="float">
            <text:p>49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4.5" calcext:value-type="float">
            <text:p>14.5</text:p>
          </table:table-cell>
          <table:table-cell table:number-columns-repeated="1020"/>
        </table:table-row>
        <table:table-row table:style-name="ro1">
          <table:table-cell table:style-name="ce182" office:value-type="float" office:value="50" calcext:value-type="float">
            <text:p>50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7.3" calcext:value-type="float">
            <text:p>27.3</text:p>
          </table:table-cell>
          <table:table-cell table:number-columns-repeated="1020"/>
        </table:table-row>
        <table:table-row table:style-name="ro1">
          <table:table-cell table:style-name="ce182" office:value-type="float" office:value="51" calcext:value-type="float">
            <text:p>51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25.5" calcext:value-type="float">
            <text:p>25.5</text:p>
          </table:table-cell>
          <table:table-cell table:number-columns-repeated="1020"/>
        </table:table-row>
        <table:table-row table:style-name="ro1">
          <table:table-cell table:style-name="ce182" office:value-type="float" office:value="52" calcext:value-type="float">
            <text:p>52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26.4" calcext:value-type="float">
            <text:p>26.4</text:p>
          </table:table-cell>
          <table:table-cell table:number-columns-repeated="1020"/>
        </table:table-row>
        <table:table-row table:style-name="ro1">
          <table:table-cell table:style-name="ce182" office:value-type="float" office:value="53" calcext:value-type="float">
            <text:p>53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22.4" calcext:value-type="float">
            <text:p>22.4</text:p>
          </table:table-cell>
          <table:table-cell table:number-columns-repeated="1020"/>
        </table:table-row>
        <table:table-row table:style-name="ro1">
          <table:table-cell table:style-name="ce182" office:value-type="float" office:value="54" calcext:value-type="float">
            <text:p>54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24.5" calcext:value-type="float">
            <text:p>24.5</text:p>
          </table:table-cell>
          <table:table-cell table:number-columns-repeated="1020"/>
        </table:table-row>
        <table:table-row table:style-name="ro1">
          <table:table-cell table:style-name="ce182" office:value-type="float" office:value="55" calcext:value-type="float">
            <text:p>55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24.8" calcext:value-type="float">
            <text:p>24.8</text:p>
          </table:table-cell>
          <table:table-cell table:number-columns-repeated="1020"/>
        </table:table-row>
        <table:table-row table:style-name="ro1">
          <table:table-cell table:style-name="ce182" office:value-type="float" office:value="56" calcext:value-type="float">
            <text:p>56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30.9" calcext:value-type="float">
            <text:p>30.9</text:p>
          </table:table-cell>
          <table:table-cell table:number-columns-repeated="1020"/>
        </table:table-row>
        <table:table-row table:style-name="ro1">
          <table:table-cell table:style-name="ce182" office:value-type="float" office:value="57" calcext:value-type="float">
            <text:p>57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26.4" calcext:value-type="float">
            <text:p>26.4</text:p>
          </table:table-cell>
          <table:table-cell table:number-columns-repeated="1020"/>
        </table:table-row>
        <table:table-row table:style-name="ro1">
          <table:table-cell table:style-name="ce182" office:value-type="float" office:value="58" calcext:value-type="float">
            <text:p>58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27.3" calcext:value-type="float">
            <text:p>27.3</text:p>
          </table:table-cell>
          <table:table-cell table:number-columns-repeated="1020"/>
        </table:table-row>
        <table:table-row table:style-name="ro1">
          <table:table-cell table:style-name="ce182" office:value-type="float" office:value="59" calcext:value-type="float">
            <text:p>59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29.4" calcext:value-type="float">
            <text:p>29.4</text:p>
          </table:table-cell>
          <table:table-cell table:number-columns-repeated="1020"/>
        </table:table-row>
        <table:table-row table:style-name="ro1">
          <table:table-cell table:style-name="ce182" office:value-type="float" office:value="60" calcext:value-type="float">
            <text:p>60</text:p>
          </table:table-cell>
          <table:table-cell table:style-name="ce181" office:value-type="string" calcext:value-type="string">
            <text:p>OJ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23" calcext:value-type="float">
            <text:p>23</text:p>
          </table:table-cell>
          <table:table-cell table:number-columns-repeated="1020"/>
        </table:table-row>
        <table:table-row table:style-name="ro6" table:number-rows-repeated="104851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oja 18" table:style-name="ta6">
        <table:table-column table:style-name="co8" table:number-columns-repeated="1024" table:default-cell-style-name="Default"/>
        <table:table-row table:style-name="ro1">
          <table:table-cell table:style-name="ce185" office:value-type="string" calcext:value-type="string">
            <text:p>Suplemento</text:p>
          </table:table-cell>
          <table:table-cell table:style-name="ce185" office:value-type="string" calcext:value-type="string">
            <text:p>Dosis</text:p>
          </table:table-cell>
          <table:table-cell table:style-name="ce185" office:value-type="string" calcext:value-type="string">
            <text:p>Longitud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string" calcext:value-type="string">
            <text:p>0.5</text:p>
          </table:table-cell>
          <table:table-cell table:style-name="ce187" office:value-type="string" calcext:value-type="string">
            <text:p>4.2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string" calcext:value-type="string">
            <text:p>0.5</text:p>
          </table:table-cell>
          <table:table-cell table:style-name="ce187" office:value-type="string" calcext:value-type="string">
            <text:p>11.5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string" calcext:value-type="string">
            <text:p>0.5</text:p>
          </table:table-cell>
          <table:table-cell table:style-name="ce187" office:value-type="string" calcext:value-type="string">
            <text:p>7.3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string" calcext:value-type="string">
            <text:p>0.5</text:p>
          </table:table-cell>
          <table:table-cell table:style-name="ce187" office:value-type="string" calcext:value-type="string">
            <text:p>5.8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string" calcext:value-type="string">
            <text:p>0.5</text:p>
          </table:table-cell>
          <table:table-cell table:style-name="ce187" office:value-type="string" calcext:value-type="string">
            <text:p>6.4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string" calcext:value-type="string">
            <text:p>0.5</text:p>
          </table:table-cell>
          <table:table-cell table:style-name="ce187"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string" calcext:value-type="string">
            <text:p>0.5</text:p>
          </table:table-cell>
          <table:table-cell table:style-name="ce187" office:value-type="string" calcext:value-type="string">
            <text:p>11.2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string" calcext:value-type="string">
            <text:p>0.5</text:p>
          </table:table-cell>
          <table:table-cell table:style-name="ce187" office:value-type="string" calcext:value-type="string">
            <text:p>11.2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string" calcext:value-type="string">
            <text:p>0.5</text:p>
          </table:table-cell>
          <table:table-cell table:style-name="ce187" office:value-type="string" calcext:value-type="string">
            <text:p>5.2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string" calcext:value-type="string">
            <text:p>0.5</text:p>
          </table:table-cell>
          <table:table-cell table:style-name="ce187" office:value-type="string" calcext:value-type="string">
            <text:p>7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float" office:value="1" calcext:value-type="float">
            <text:p>1</text:p>
          </table:table-cell>
          <table:table-cell table:style-name="ce187" office:value-type="string" calcext:value-type="string">
            <text:p>16.5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float" office:value="1" calcext:value-type="float">
            <text:p>1</text:p>
          </table:table-cell>
          <table:table-cell table:style-name="ce187" office:value-type="string" calcext:value-type="string">
            <text:p>16.5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float" office:value="1" calcext:value-type="float">
            <text:p>1</text:p>
          </table:table-cell>
          <table:table-cell table:style-name="ce187" office:value-type="string" calcext:value-type="string">
            <text:p>15.2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float" office:value="1" calcext:value-type="float">
            <text:p>1</text:p>
          </table:table-cell>
          <table:table-cell table:style-name="ce187" office:value-type="string" calcext:value-type="string">
            <text:p>17.3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float" office:value="1" calcext:value-type="float">
            <text:p>1</text:p>
          </table:table-cell>
          <table:table-cell table:style-name="ce187" office:value-type="string" calcext:value-type="string">
            <text:p>22.5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float" office:value="1" calcext:value-type="float">
            <text:p>1</text:p>
          </table:table-cell>
          <table:table-cell table:style-name="ce187" office:value-type="string" calcext:value-type="string">
            <text:p>17.3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float" office:value="1" calcext:value-type="float">
            <text:p>1</text:p>
          </table:table-cell>
          <table:table-cell table:style-name="ce187" office:value-type="string" calcext:value-type="string">
            <text:p>13.6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float" office:value="1" calcext:value-type="float">
            <text:p>1</text:p>
          </table:table-cell>
          <table:table-cell table:style-name="ce187" office:value-type="string" calcext:value-type="string">
            <text:p>14.5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float" office:value="1" calcext:value-type="float">
            <text:p>1</text:p>
          </table:table-cell>
          <table:table-cell table:style-name="ce187" office:value-type="string" calcext:value-type="string">
            <text:p>18.8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float" office:value="1" calcext:value-type="float">
            <text:p>1</text:p>
          </table:table-cell>
          <table:table-cell table:style-name="ce187" office:value-type="string" calcext:value-type="string">
            <text:p>15.5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float" office:value="2" calcext:value-type="float">
            <text:p>2</text:p>
          </table:table-cell>
          <table:table-cell table:style-name="ce187" office:value-type="string" calcext:value-type="string">
            <text:p>23.6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float" office:value="2" calcext:value-type="float">
            <text:p>2</text:p>
          </table:table-cell>
          <table:table-cell table:style-name="ce187" office:value-type="string" calcext:value-type="string">
            <text:p>18.5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float" office:value="2" calcext:value-type="float">
            <text:p>2</text:p>
          </table:table-cell>
          <table:table-cell table:style-name="ce187" office:value-type="string" calcext:value-type="string">
            <text:p>33.9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float" office:value="2" calcext:value-type="float">
            <text:p>2</text:p>
          </table:table-cell>
          <table:table-cell table:style-name="ce187" office:value-type="string" calcext:value-type="string">
            <text:p>25.5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float" office:value="2" calcext:value-type="float">
            <text:p>2</text:p>
          </table:table-cell>
          <table:table-cell table:style-name="ce187" office:value-type="string" calcext:value-type="string">
            <text:p>26.4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float" office:value="2" calcext:value-type="float">
            <text:p>2</text:p>
          </table:table-cell>
          <table:table-cell table:style-name="ce187" office:value-type="string" calcext:value-type="string">
            <text:p>32.5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float" office:value="2" calcext:value-type="float">
            <text:p>2</text:p>
          </table:table-cell>
          <table:table-cell table:style-name="ce187" office:value-type="string" calcext:value-type="string">
            <text:p>26.7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float" office:value="2" calcext:value-type="float">
            <text:p>2</text:p>
          </table:table-cell>
          <table:table-cell table:style-name="ce187" office:value-type="string" calcext:value-type="string">
            <text:p>21.5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float" office:value="2" calcext:value-type="float">
            <text:p>2</text:p>
          </table:table-cell>
          <table:table-cell table:style-name="ce187" office:value-type="string" calcext:value-type="string">
            <text:p>23.3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VC</text:p>
          </table:table-cell>
          <table:table-cell table:style-name="ce186" office:value-type="float" office:value="2" calcext:value-type="float">
            <text:p>2</text:p>
          </table:table-cell>
          <table:table-cell table:style-name="ce187" office:value-type="string" calcext:value-type="string">
            <text:p>29.5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string" calcext:value-type="string">
            <text:p>0.5</text:p>
          </table:table-cell>
          <table:table-cell table:style-name="ce187" office:value-type="string" calcext:value-type="string">
            <text:p>15.2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string" calcext:value-type="string">
            <text:p>0.5</text:p>
          </table:table-cell>
          <table:table-cell table:style-name="ce187" office:value-type="string" calcext:value-type="string">
            <text:p>21.5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string" calcext:value-type="string">
            <text:p>0.5</text:p>
          </table:table-cell>
          <table:table-cell table:style-name="ce187" office:value-type="string" calcext:value-type="string">
            <text:p>17.6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string" calcext:value-type="string">
            <text:p>0.5</text:p>
          </table:table-cell>
          <table:table-cell table:style-name="ce187" office:value-type="string" calcext:value-type="string">
            <text:p>9.7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string" calcext:value-type="string">
            <text:p>0.5</text:p>
          </table:table-cell>
          <table:table-cell table:style-name="ce187" office:value-type="string" calcext:value-type="string">
            <text:p>14.5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string" calcext:value-type="string">
            <text:p>0.5</text:p>
          </table:table-cell>
          <table:table-cell table:style-name="ce187"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string" calcext:value-type="string">
            <text:p>0.5</text:p>
          </table:table-cell>
          <table:table-cell table:style-name="ce187" office:value-type="string" calcext:value-type="string">
            <text:p>8.2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string" calcext:value-type="string">
            <text:p>0.5</text:p>
          </table:table-cell>
          <table:table-cell table:style-name="ce187" office:value-type="string" calcext:value-type="string">
            <text:p>9.4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string" calcext:value-type="string">
            <text:p>0.5</text:p>
          </table:table-cell>
          <table:table-cell table:style-name="ce187" office:value-type="string" calcext:value-type="string">
            <text:p>16.5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string" calcext:value-type="string">
            <text:p>0.5</text:p>
          </table:table-cell>
          <table:table-cell table:style-name="ce187" office:value-type="string" calcext:value-type="string">
            <text:p>9.7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float" office:value="1" calcext:value-type="float">
            <text:p>1</text:p>
          </table:table-cell>
          <table:table-cell table:style-name="ce187" office:value-type="string" calcext:value-type="string">
            <text:p>19.7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float" office:value="1" calcext:value-type="float">
            <text:p>1</text:p>
          </table:table-cell>
          <table:table-cell table:style-name="ce187" office:value-type="string" calcext:value-type="string">
            <text:p>23.3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float" office:value="1" calcext:value-type="float">
            <text:p>1</text:p>
          </table:table-cell>
          <table:table-cell table:style-name="ce187" office:value-type="string" calcext:value-type="string">
            <text:p>23.6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float" office:value="1" calcext:value-type="float">
            <text:p>1</text:p>
          </table:table-cell>
          <table:table-cell table:style-name="ce187" office:value-type="string" calcext:value-type="string">
            <text:p>26.4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float" office:value="1" calcext:value-type="float">
            <text:p>1</text:p>
          </table:table-cell>
          <table:table-cell table:style-name="ce187" office:value-type="string" calcext:value-type="string">
            <text:p>20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float" office:value="1" calcext:value-type="float">
            <text:p>1</text:p>
          </table:table-cell>
          <table:table-cell table:style-name="ce187" office:value-type="string" calcext:value-type="string">
            <text:p>25.2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float" office:value="1" calcext:value-type="float">
            <text:p>1</text:p>
          </table:table-cell>
          <table:table-cell table:style-name="ce187" office:value-type="string" calcext:value-type="string">
            <text:p>25.8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float" office:value="1" calcext:value-type="float">
            <text:p>1</text:p>
          </table:table-cell>
          <table:table-cell table:style-name="ce187" office:value-type="string" calcext:value-type="string">
            <text:p>21.2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float" office:value="1" calcext:value-type="float">
            <text:p>1</text:p>
          </table:table-cell>
          <table:table-cell table:style-name="ce187" office:value-type="string" calcext:value-type="string">
            <text:p>14.5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float" office:value="1" calcext:value-type="float">
            <text:p>1</text:p>
          </table:table-cell>
          <table:table-cell table:style-name="ce187" office:value-type="string" calcext:value-type="string">
            <text:p>27.3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float" office:value="2" calcext:value-type="float">
            <text:p>2</text:p>
          </table:table-cell>
          <table:table-cell table:style-name="ce187" office:value-type="string" calcext:value-type="string">
            <text:p>25.5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float" office:value="2" calcext:value-type="float">
            <text:p>2</text:p>
          </table:table-cell>
          <table:table-cell table:style-name="ce187" office:value-type="string" calcext:value-type="string">
            <text:p>26.4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float" office:value="2" calcext:value-type="float">
            <text:p>2</text:p>
          </table:table-cell>
          <table:table-cell table:style-name="ce187" office:value-type="string" calcext:value-type="string">
            <text:p>22.4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float" office:value="2" calcext:value-type="float">
            <text:p>2</text:p>
          </table:table-cell>
          <table:table-cell table:style-name="ce187" office:value-type="string" calcext:value-type="string">
            <text:p>24.5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float" office:value="2" calcext:value-type="float">
            <text:p>2</text:p>
          </table:table-cell>
          <table:table-cell table:style-name="ce187" office:value-type="string" calcext:value-type="string">
            <text:p>24.8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float" office:value="2" calcext:value-type="float">
            <text:p>2</text:p>
          </table:table-cell>
          <table:table-cell table:style-name="ce187" office:value-type="string" calcext:value-type="string">
            <text:p>30.9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float" office:value="2" calcext:value-type="float">
            <text:p>2</text:p>
          </table:table-cell>
          <table:table-cell table:style-name="ce187" office:value-type="string" calcext:value-type="string">
            <text:p>26.4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float" office:value="2" calcext:value-type="float">
            <text:p>2</text:p>
          </table:table-cell>
          <table:table-cell table:style-name="ce187" office:value-type="string" calcext:value-type="string">
            <text:p>27.3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float" office:value="2" calcext:value-type="float">
            <text:p>2</text:p>
          </table:table-cell>
          <table:table-cell table:style-name="ce187" office:value-type="string" calcext:value-type="string">
            <text:p>29.4</text:p>
          </table:table-cell>
          <table:table-cell table:number-columns-repeated="1021"/>
        </table:table-row>
        <table:table-row table:style-name="ro1">
          <table:table-cell table:style-name="ce185" office:value-type="string" calcext:value-type="string">
            <text:p>OJ</text:p>
          </table:table-cell>
          <table:table-cell table:style-name="ce186" office:value-type="float" office:value="2" calcext:value-type="float">
            <text:p>2</text:p>
          </table:table-cell>
          <table:table-cell table:style-name="ce187" office:value-type="string" calcext:value-type="string">
            <text:p>23</text:p>
          </table:table-cell>
          <table:table-cell table:number-columns-repeated="1021"/>
        </table:table-row>
        <table:table-row table:style-name="ro6" table:number-rows-repeated="104851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oja 13" table:style-name="ta7">
        <table:table-column table:style-name="co8" table:number-columns-repeated="1024" table:default-cell-style-name="Default"/>
        <table:table-row table:style-name="ro5">
          <table:table-cell table:style-name="ce155" office:value-type="string" calcext:value-type="string">
            <text:p>len</text:p>
          </table:table-cell>
          <table:table-cell table:style-name="ce155" office:value-type="string" calcext:value-type="string">
            <text:p>supp</text:p>
          </table:table-cell>
          <table:table-cell table:style-name="ce155" office:value-type="string" calcext:value-type="string">
            <text:p>dose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2-04" calcext:value-type="date">
            <text:p>4.2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5-11" calcext:value-type="date">
            <text:p>11.5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3-07" calcext:value-type="date">
            <text:p>7.3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8-05" calcext:value-type="date">
            <text:p>5.8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4-06" calcext:value-type="date">
            <text:p>6.4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155" office:value-type="float" office:value="10" calcext:value-type="float">
            <text:p>10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2-11" calcext:value-type="date">
            <text:p>11.2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2-11" calcext:value-type="date">
            <text:p>11.2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2-05" calcext:value-type="date">
            <text:p>5.2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155" office:value-type="float" office:value="7" calcext:value-type="float">
            <text:p>7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5-16" calcext:value-type="date">
            <text:p>16.5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5-16" calcext:value-type="date">
            <text:p>16.5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2-15" calcext:value-type="date">
            <text:p>15.2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3-17" calcext:value-type="date">
            <text:p>17.3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5-22" calcext:value-type="date">
            <text:p>22.5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3-17" calcext:value-type="date">
            <text:p>17.3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6-13" calcext:value-type="date">
            <text:p>13.6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5-14" calcext:value-type="date">
            <text:p>14.5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8-18" calcext:value-type="date">
            <text:p>18.8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5-15" calcext:value-type="date">
            <text:p>15.5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6-23" calcext:value-type="date">
            <text:p>23.6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5-18" calcext:value-type="date">
            <text:p>18.5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155" office:value-type="string" calcext:value-type="string">
            <text:p>33.9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5-25" calcext:value-type="date">
            <text:p>25.5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4-26" calcext:value-type="date">
            <text:p>26.4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155" office:value-type="string" calcext:value-type="string">
            <text:p>32.5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7-26" calcext:value-type="date">
            <text:p>26.7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5-21" calcext:value-type="date">
            <text:p>21.5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3-23" calcext:value-type="date">
            <text:p>23.3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5-29" calcext:value-type="date">
            <text:p>29.5</text:p>
          </table:table-cell>
          <table:table-cell table:style-name="ce155" office:value-type="string" calcext:value-type="string">
            <text:p>VC</text:p>
          </table:table-cell>
          <table:table-cell table:style-name="ce155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2-15" calcext:value-type="date">
            <text:p>15.2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5-21" calcext:value-type="date">
            <text:p>21.5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6-17" calcext:value-type="date">
            <text:p>17.6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7-09" calcext:value-type="date">
            <text:p>9.7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5-14" calcext:value-type="date">
            <text:p>14.5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155" office:value-type="float" office:value="10" calcext:value-type="float">
            <text:p>10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2-08" calcext:value-type="date">
            <text:p>8.2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4-09" calcext:value-type="date">
            <text:p>9.4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5-16" calcext:value-type="date">
            <text:p>16.5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7-09" calcext:value-type="date">
            <text:p>9.7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string" calcext:value-type="string">
            <text:p>0.5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7-19" calcext:value-type="date">
            <text:p>19.7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3-23" calcext:value-type="date">
            <text:p>23.3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6-23" calcext:value-type="date">
            <text:p>23.6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4-26" calcext:value-type="date">
            <text:p>26.4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155" office:value-type="float" office:value="20" calcext:value-type="float">
            <text:p>20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2-25" calcext:value-type="date">
            <text:p>25.2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8-25" calcext:value-type="date">
            <text:p>25.8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2-21" calcext:value-type="date">
            <text:p>21.2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5-14" calcext:value-type="date">
            <text:p>14.5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3-27" calcext:value-type="date">
            <text:p>27.3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5-25" calcext:value-type="date">
            <text:p>25.5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4-26" calcext:value-type="date">
            <text:p>26.4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4-22" calcext:value-type="date">
            <text:p>22.4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5-24" calcext:value-type="date">
            <text:p>24.5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8-24" calcext:value-type="date">
            <text:p>24.8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9-30" calcext:value-type="date">
            <text:p>30.9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4-26" calcext:value-type="date">
            <text:p>26.4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3-27" calcext:value-type="date">
            <text:p>27.3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188" office:value-type="date" office:date-value="2023-04-29" calcext:value-type="date">
            <text:p>29.4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155" office:value-type="float" office:value="23" calcext:value-type="float">
            <text:p>23</text:p>
          </table:table-cell>
          <table:table-cell table:style-name="ce155" office:value-type="string" calcext:value-type="string">
            <text:p>OJ</text:p>
          </table:table-cell>
          <table:table-cell table:style-name="ce155" office:value-type="float" office:value="2" calcext:value-type="float">
            <text:p>2</text:p>
          </table:table-cell>
          <table:table-cell table:number-columns-repeated="1021"/>
        </table:table-row>
        <table:table-row table:style-name="ro6" table:number-rows-repeated="104851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oremaDeBayes" table:style-name="ta1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table:style-name="ce96" office:value-type="string" calcext:value-type="string">
            <text:p>Teorema de Bayes</text:p>
          </table:table-cell>
          <table:table-cell/>
          <table:table-cell office:value-type="string" calcext:value-type="string">
            <text:p><text:s/>^ significa 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/>| significa cuando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73"/>
          <table:table-cell table:style-name="ce103" office:value-type="string" calcext:value-type="string" table:number-columns-spanned="2" table:number-rows-spanned="1">
            <text:p>Test</text:p>
          </table:table-cell>
          <table:covered-table-cell table:style-name="ce173"/>
          <table:table-cell table:style-name="ce173"/>
          <table:table-cell table:style-name="ce103" office:value-type="string" calcext:value-type="string" table:number-columns-spanned="2" table:number-rows-spanned="1">
            <text:p>Probabilidad</text:p>
          </table:table-cell>
          <table:covered-table-cell table:style-name="ce173"/>
          <table:table-cell table:number-columns-repeated="4"/>
        </table:table-row>
        <table:table-row table:style-name="ro1">
          <table:table-cell/>
          <table:table-cell table:style-name="ce100"/>
          <table:table-cell table:style-name="ce104" office:value-type="string" calcext:value-type="string">
            <text:p>Positivo</text:p>
          </table:table-cell>
          <table:table-cell table:style-name="ce104" office:value-type="string" calcext:value-type="string">
            <text:p>Negativo</text:p>
          </table:table-cell>
          <table:table-cell table:style-name="ce134"/>
          <table:table-cell table:style-name="ce173" office:value-type="string" calcext:value-type="string">
            <text:p>Positivo</text:p>
          </table:table-cell>
          <table:table-cell table:style-name="ce173" office:value-type="string" calcext:value-type="string">
            <text:p>Negativo</text:p>
          </table:table-cell>
          <table:table-cell table:number-columns-repeated="4"/>
        </table:table-row>
        <table:table-row table:style-name="ro1">
          <table:table-cell table:style-name="ce97" office:value-type="string" calcext:value-type="string" table:number-columns-spanned="1" table:number-rows-spanned="2">
            <text:p>Realidad</text:p>
          </table:table-cell>
          <table:table-cell table:style-name="ce101" office:value-type="string" calcext:value-type="string">
            <text:p>Enfermos</text:p>
          </table:table-cell>
          <table:table-cell table:style-name="ce105" office:value-type="float" office:value="18" calcext:value-type="float">
            <text:p>18</text:p>
          </table:table-cell>
          <table:table-cell table:style-name="ce106" office:value-type="float" office:value="2" calcext:value-type="float">
            <text:p>2</text:p>
          </table:table-cell>
          <table:table-cell table:style-name="ce139" table:formula="of:=[.C6]+[.D6]" office:value-type="float" office:value="20" calcext:value-type="float">
            <text:p>20</text:p>
          </table:table-cell>
          <table:table-cell table:style-name="ce120" table:formula="of:=[.C6]/[.$E6]" office:value-type="float" office:value="0.9" calcext:value-type="float">
            <text:p>0.900</text:p>
          </table:table-cell>
          <table:table-cell table:style-name="ce162" table:formula="of:=[.D6]/[.$E6]" office:value-type="float" office:value="0.1" calcext:value-type="float">
            <office:annotation office:display="true" draw:style-name="gr2" draw:text-style-name="P3" svg:width="33.68mm" svg:height="11.9mm" svg:x="160.98mm" svg:y="2.6mm" draw:caption-point-x="-3.04mm" draw:caption-point-y="20.07mm">
              <dc:creator>RMD</dc:creator>
              <dc:date>2024-06-29T00:00:00</dc:date>
              <text:p text:style-name="P2"><text:span text:style-name="T1">0.1 = p(error) </text:span><text:span text:style-name="T1"><text:line-break/></text:span><text:span text:style-name="T1">Falsos Negativos</text:span></text:p>
            </office:annotation>
            <text:p>0.100</text:p>
          </table:table-cell>
          <table:table-cell table:style-name="ce165" table:formula="of:=[.E6]/[.E$8]" office:value-type="float" office:value="0.2" calcext:value-type="float">
            <text:p>0.200</text:p>
          </table:table-cell>
          <table:table-cell table:number-columns-repeated="3"/>
        </table:table-row>
        <table:table-row table:style-name="ro1">
          <table:covered-table-cell/>
          <table:table-cell table:style-name="ce101" office:value-type="string" calcext:value-type="string">
            <text:p>Sanos</text:p>
          </table:table-cell>
          <table:table-cell table:style-name="ce106" office:value-type="float" office:value="24" calcext:value-type="float">
            <text:p>24</text:p>
          </table:table-cell>
          <table:table-cell table:style-name="ce105" office:value-type="float" office:value="56" calcext:value-type="float">
            <text:p>56</text:p>
          </table:table-cell>
          <table:table-cell table:style-name="ce139" table:formula="of:=[.C7]+[.D7]" office:value-type="float" office:value="80" calcext:value-type="float">
            <text:p>80</text:p>
          </table:table-cell>
          <table:table-cell table:style-name="ce162" table:formula="of:=[.C7]/[.$E7]" office:value-type="float" office:value="0.3" calcext:value-type="float">
            <office:annotation office:display="true" draw:style-name="gr3" draw:text-style-name="P3" svg:width="28.99mm" svg:height="12.05mm" svg:x="103.43mm" svg:y="1.04mm" draw:caption-point-x="31.93mm" draw:caption-point-y="26.15mm">
              <dc:creator>RMD</dc:creator>
              <dc:date>2024-06-29T00:00:00</dc:date>
              <text:p text:style-name="P2"><text:span text:style-name="T1">0.3 = p(error) </text:span><text:span text:style-name="T1"><text:line-break/></text:span><text:span text:style-name="T1">Falsos Positivos</text:span></text:p>
            </office:annotation>
            <text:p>0.300</text:p>
          </table:table-cell>
          <table:table-cell table:style-name="ce120" table:formula="of:=[.D7]/[.$E7]" office:value-type="float" office:value="0.7" calcext:value-type="float">
            <text:p>0.700</text:p>
          </table:table-cell>
          <table:table-cell table:style-name="ce165" table:formula="of:=[.E7]/[.E$8]" office:value-type="float" office:value="0.8" calcext:value-type="float">
            <text:p>0.800</text:p>
          </table:table-cell>
          <table:table-cell table:number-columns-repeated="3"/>
        </table:table-row>
        <table:table-row table:style-name="ro1">
          <table:table-cell/>
          <table:table-cell table:style-name="ce55"/>
          <table:table-cell table:style-name="ce107" table:formula="of:=[.C6]+[.C7]" office:value-type="float" office:value="42" calcext:value-type="float">
            <text:p>42</text:p>
          </table:table-cell>
          <table:table-cell table:style-name="ce107" table:formula="of:=[.D6]+[.D7]" office:value-type="float" office:value="58" calcext:value-type="float">
            <text:p>58</text:p>
          </table:table-cell>
          <table:table-cell table:style-name="ce157" table:formula="of:=[.C8]+[.D8]" office:value-type="float" office:value="100" calcext:value-type="float">
            <text:p>100</text:p>
          </table:table-cell>
          <table:table-cell table:style-name="ce173" table:number-columns-repeated="2"/>
          <table:table-cell table:number-columns-repeated="4"/>
        </table:table-row>
        <table:table-row table:style-name="ro1">
          <table:table-cell table:style-name="ce97" office:value-type="string" calcext:value-type="string" table:number-columns-spanned="1" table:number-rows-spanned="2">
            <text:p>Probabilidad</text:p>
          </table:table-cell>
          <table:table-cell table:style-name="ce173" office:value-type="string" calcext:value-type="string">
            <text:p>Enfermos</text:p>
          </table:table-cell>
          <table:table-cell table:style-name="ce108" table:formula="of:=[.C6]/[.C$8]" office:value-type="float" office:value="0.428571428571429" calcext:value-type="float">
            <text:p>0.429</text:p>
          </table:table-cell>
          <table:table-cell table:style-name="ce109" table:formula="of:=[.D6]/[.D$8]" office:value-type="float" office:value="0.0344827586206897" calcext:value-type="float">
            <text:p>0.034</text:p>
          </table:table-cell>
          <table:table-cell table:style-name="ce173"/>
          <table:table-cell table:style-name="ce163" table:formula="of:=[.C6]/[.$E$8]" office:value-type="float" office:value="0.18" calcext:value-type="float">
            <text:p>0.180</text:p>
          </table:table-cell>
          <table:table-cell table:style-name="ce163" table:formula="of:=[.D6]/[.$E$8]" office:value-type="float" office:value="0.02" calcext:value-type="float">
            <text:p>0.020</text:p>
          </table:table-cell>
          <table:table-cell table:number-columns-repeated="4"/>
        </table:table-row>
        <table:table-row table:style-name="ro1">
          <table:covered-table-cell/>
          <table:table-cell table:style-name="ce173" office:value-type="string" calcext:value-type="string">
            <text:p>Sanos</text:p>
          </table:table-cell>
          <table:table-cell table:style-name="ce109" table:formula="of:=[.C7]/[.C$8]" office:value-type="float" office:value="0.571428571428571" calcext:value-type="float">
            <text:p>0.571</text:p>
          </table:table-cell>
          <table:table-cell table:style-name="ce108" table:formula="of:=[.D7]/[.D$8]" office:value-type="float" office:value="0.96551724137931" calcext:value-type="float">
            <text:p>0.966</text:p>
          </table:table-cell>
          <table:table-cell table:style-name="ce173"/>
          <table:table-cell table:style-name="ce163" table:formula="of:=[.C7]/[.$E$8]" office:value-type="float" office:value="0.24" calcext:value-type="float">
            <text:p>0.240</text:p>
          </table:table-cell>
          <table:table-cell table:style-name="ce163" table:formula="of:=[.D7]/[.$E$8]" office:value-type="float" office:value="0.56" calcext:value-type="float">
            <text:p>0.560</text:p>
          </table:table-cell>
          <table:table-cell table:number-columns-repeated="4"/>
        </table:table-row>
        <table:table-row table:style-name="ro1">
          <table:table-cell/>
          <table:table-cell table:style-name="ce173"/>
          <table:table-cell table:style-name="ce110" table:formula="of:=[.C8]/[.$E8]" office:value-type="float" office:value="0.42" calcext:value-type="float">
            <text:p>0.420</text:p>
          </table:table-cell>
          <table:table-cell table:style-name="ce110" table:formula="of:=[.D8]/[.$E8]" office:value-type="float" office:value="0.58" calcext:value-type="float">
            <text:p>0.580</text:p>
          </table:table-cell>
          <table:table-cell table:style-name="ce173" table:number-columns-repeated="3"/>
          <table:table-cell table:number-columns-repeated="4"/>
        </table:table-row>
        <table:table-row table:style-name="ro1">
          <table:table-cell/>
          <table:table-cell table:style-name="ce173"/>
          <table:table-cell table:style-name="ce111" table:number-columns-repeated="2"/>
          <table:table-cell table:style-name="ce173" table:number-columns-repeated="3"/>
          <table:table-cell table:number-columns-repeated="4"/>
        </table:table-row>
        <table:table-row table:style-name="ro1">
          <table:table-cell/>
          <table:table-cell table:style-name="ce173"/>
          <table:table-cell table:style-name="ce103" office:value-type="string" calcext:value-type="string" table:number-columns-spanned="2" table:number-rows-spanned="1">
            <text:p>Test</text:p>
          </table:table-cell>
          <table:covered-table-cell table:style-name="ce173"/>
          <table:table-cell table:style-name="ce173"/>
          <table:table-cell table:style-name="ce103" office:value-type="string" calcext:value-type="string" table:number-columns-spanned="2" table:number-rows-spanned="1">
            <text:p>Probabilidad</text:p>
          </table:table-cell>
          <table:covered-table-cell table:style-name="ce173"/>
          <table:table-cell table:number-columns-repeated="4"/>
        </table:table-row>
        <table:table-row table:style-name="ro1">
          <table:table-cell/>
          <table:table-cell table:style-name="ce100"/>
          <table:table-cell table:style-name="ce104" office:value-type="string" calcext:value-type="string">
            <text:p>Positivo</text:p>
          </table:table-cell>
          <table:table-cell table:style-name="ce104" office:value-type="string" calcext:value-type="string">
            <text:p>Negativo</text:p>
          </table:table-cell>
          <table:table-cell table:style-name="ce134"/>
          <table:table-cell table:style-name="ce173" office:value-type="string" calcext:value-type="string">
            <text:p>Positivo</text:p>
          </table:table-cell>
          <table:table-cell table:style-name="ce173" office:value-type="string" calcext:value-type="string">
            <text:p>Negativo</text:p>
          </table:table-cell>
          <table:table-cell table:number-columns-repeated="4"/>
        </table:table-row>
        <table:table-row table:style-name="ro1">
          <table:table-cell table:style-name="ce97" office:value-type="string" calcext:value-type="string" table:number-columns-spanned="1" table:number-rows-spanned="2">
            <text:p>Realidad</text:p>
          </table:table-cell>
          <table:table-cell table:style-name="ce101" office:value-type="string" calcext:value-type="string">
            <text:p>Enfermos</text:p>
          </table:table-cell>
          <table:table-cell table:style-name="ce105" office:value-type="string" calcext:value-type="string">
            <text:p>E ^ + </text:p>
          </table:table-cell>
          <table:table-cell table:style-name="ce106" office:value-type="string" calcext:value-type="string">
            <text:p>E ^ -</text:p>
          </table:table-cell>
          <table:table-cell table:style-name="ce139" office:value-type="string" calcext:value-type="string">
            <text:p>E</text:p>
          </table:table-cell>
          <table:table-cell table:style-name="ce120" office:value-type="string" calcext:value-type="string">
            <text:p>p( + | E)</text:p>
          </table:table-cell>
          <table:table-cell table:style-name="ce109" office:value-type="string" calcext:value-type="string">
            <text:p>p( - | E)</text:p>
          </table:table-cell>
          <table:table-cell table:style-name="ce122" office:value-type="string" calcext:value-type="string">
            <text:p>p( E )</text:p>
          </table:table-cell>
          <table:table-cell table:number-columns-repeated="3"/>
        </table:table-row>
        <table:table-row table:style-name="ro1">
          <table:covered-table-cell/>
          <table:table-cell table:style-name="ce101" office:value-type="string" calcext:value-type="string">
            <text:p>Sanos</text:p>
          </table:table-cell>
          <table:table-cell table:style-name="ce106" office:value-type="string" calcext:value-type="string">
            <text:p>S ^ +</text:p>
          </table:table-cell>
          <table:table-cell table:style-name="ce105" office:value-type="string" calcext:value-type="string">
            <text:p>S ^ -</text:p>
          </table:table-cell>
          <table:table-cell table:style-name="ce139" office:value-type="string" calcext:value-type="string">
            <text:p>S</text:p>
          </table:table-cell>
          <table:table-cell table:style-name="ce109" office:value-type="string" calcext:value-type="string">
            <text:p>p( + | S)</text:p>
          </table:table-cell>
          <table:table-cell table:style-name="ce120" office:value-type="string" calcext:value-type="string">
            <text:p>p( - | S)</text:p>
          </table:table-cell>
          <table:table-cell table:style-name="ce122" office:value-type="string" calcext:value-type="string">
            <text:p>p( S )</text:p>
          </table:table-cell>
          <table:table-cell table:number-columns-repeated="3"/>
        </table:table-row>
        <table:table-row table:style-name="ro1">
          <table:table-cell/>
          <table:table-cell table:style-name="ce55"/>
          <table:table-cell table:style-name="ce107" office:value-type="string" calcext:value-type="string">
            <text:p><text:s/>+</text:p>
          </table:table-cell>
          <table:table-cell table:style-name="ce107" office:value-type="string" calcext:value-type="string">
            <text:p><text:s/>-</text:p>
          </table:table-cell>
          <table:table-cell table:style-name="ce157" office:value-type="string" calcext:value-type="string">
            <text:p>Total</text:p>
          </table:table-cell>
          <table:table-cell table:style-name="ce173" table:number-columns-repeated="2"/>
          <table:table-cell table:number-columns-repeated="4"/>
        </table:table-row>
        <table:table-row table:style-name="ro1">
          <table:table-cell table:style-name="ce97" office:value-type="string" calcext:value-type="string" table:number-columns-spanned="1" table:number-rows-spanned="2">
            <text:p>Probabilidad</text:p>
          </table:table-cell>
          <table:table-cell table:style-name="ce173" office:value-type="string" calcext:value-type="string">
            <text:p>Enfermos</text:p>
          </table:table-cell>
          <table:table-cell table:style-name="ce120" office:value-type="string" calcext:value-type="string">
            <text:p>p( E | + )</text:p>
          </table:table-cell>
          <table:table-cell table:style-name="ce120" office:value-type="string" calcext:value-type="string">
            <text:p>p( E | - )</text:p>
          </table:table-cell>
          <table:table-cell table:style-name="ce173"/>
          <table:table-cell table:style-name="ce105" office:value-type="string" calcext:value-type="string">
            <text:p>p( E ^ + )</text:p>
          </table:table-cell>
          <table:table-cell table:style-name="ce106" office:value-type="string" calcext:value-type="string">
            <text:p>p( E ^ - )</text:p>
          </table:table-cell>
          <table:table-cell table:number-columns-repeated="4"/>
        </table:table-row>
        <table:table-row table:style-name="ro1">
          <table:covered-table-cell/>
          <table:table-cell table:style-name="ce173" office:value-type="string" calcext:value-type="string">
            <text:p>Sanos</text:p>
          </table:table-cell>
          <table:table-cell table:style-name="ce120" office:value-type="string" calcext:value-type="string">
            <text:p>p( S | + )</text:p>
          </table:table-cell>
          <table:table-cell table:style-name="ce120" office:value-type="string" calcext:value-type="string">
            <text:p>p( S | - )</text:p>
          </table:table-cell>
          <table:table-cell table:style-name="ce173"/>
          <table:table-cell table:style-name="ce106" office:value-type="string" calcext:value-type="string">
            <text:p>p( S ^ + )</text:p>
          </table:table-cell>
          <table:table-cell table:style-name="ce105" office:value-type="string" calcext:value-type="string">
            <text:p>p( S ^ - )</text:p>
          </table:table-cell>
          <table:table-cell table:number-columns-repeated="4"/>
        </table:table-row>
        <table:table-row table:style-name="ro1">
          <table:table-cell/>
          <table:table-cell table:style-name="ce173"/>
          <table:table-cell table:style-name="ce122" office:value-type="string" calcext:value-type="string">
            <text:p>p( + )</text:p>
          </table:table-cell>
          <table:table-cell table:style-name="ce122" office:value-type="string" calcext:value-type="string">
            <text:p>p( - )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98" office:value-type="string" calcext:value-type="string">
            <text:p>Enunciado</text:p>
          </table:table-cell>
          <table:table-cell table:style-name="ce102" office:value-type="string" calcext:value-type="string">
            <text:p>Teorema de Bayes</text:p>
          </table:table-cell>
          <table:table-cell table:style-name="ce127"/>
          <table:table-cell table:style-name="ce127" office:value-type="string" calcext:value-type="string">
            <text:p>p( A | B) = ( p( B | A ) * p( A ) ) / p( B )</text:p>
          </table:table-cell>
          <table:table-cell table:style-name="ce127"/>
          <table:table-cell table:style-name="ce164"/>
          <table:table-cell table:number-columns-repeated="2"/>
          <table:table-cell table:style-name="ce205" office:value-type="string" calcext:value-type="string">
            <text:p>Otra forma del Teorema</text:p>
          </table:table-cell>
          <table:table-cell/>
          <table:table-cell office:value-type="string" calcext:value-type="string">
            <text:p>Odds a priori x Probabilidades Relativas = Odds a posteriori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jemplo 1</text:p>
          </table:table-cell>
          <table:table-cell office:value-type="string" calcext:value-type="string">
            <text:p>La probabilidad de estar Enfermo cuando el test dió positivo</text:p>
          </table:table-cell>
          <table:table-cell table:number-columns-repeated="6"/>
          <table:table-cell office:value-type="string" calcext:value-type="string">
            <text:p>Odds significa razón entre los eventos probables y es diferente a la probabilidad, que también es una razón, pero entre el evento probable sobre todos los posible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( E | + ) = ( p( + | E ) * p( E ) ) / p( + )</text:p>
          </table:table-cell>
          <table:table-cell table:number-columns-repeated="7"/>
          <table:table-cell office:value-type="string" calcext:value-type="string">
            <text:p>Odds = E / S = 20 <text:s/>/ 80 = 1 / 4 = 0.25 <text:s/>Indica cuántos enfermos hay por cada sano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( E | + ) = (0.9 * 0.2 ) / 0.42 </text:p>
          </table:table-cell>
          <table:table-cell table:number-columns-repeated="7"/>
          <table:table-cell office:value-type="string" calcext:value-type="string">
            <text:p>p(E) = E / ( E + S ) = 20 / (20 + 80) = 1 / 5 = 0.2 <text:s/>Indica cuántos enfermos hay por cada paciente.</text:p>
          </table:table-cell>
        </table:table-row>
        <table:table-row table:style-name="ro1">
          <table:table-cell table:number-columns-repeated="2"/>
          <table:table-cell table:style-name="ce108" table:formula="of:=([.F6]*[.H6])/[.C11]" office:value-type="float" office:value="0.428571428571429" calcext:value-type="float">
            <text:p>0.4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32"/>
          <table:table-cell table:number-columns-repeated="6"/>
          <table:table-cell office:value-type="string" calcext:value-type="string">
            <text:p>Las Probabilidades Relativas es la razón entre las probabilidades, por eso aquí se dividen por 0.42 (que son los casos positivo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jemplo 2</text:p>
          </table:table-cell>
          <table:table-cell office:value-type="string" calcext:value-type="string">
            <text:p>La probabilidad de estar Enfermo cuando el test dió negativo</text:p>
          </table:table-cell>
          <table:table-cell table:number-columns-repeated="7"/>
          <table:table-cell office:value-type="string" calcext:value-type="string">
            <text:p><text:s/>( 0.9 / 0.3 ) = 3 <text:s/>Indica cuántas veces más probable es que un paciente enfermo tenga un resultado positivo, que un paciente sa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( E | - ) = ( p( - | E ) * p( E ) ) / p( - 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( E | - ) = (0.1 * 0.2 ) / 0.58 </text:p>
          </table:table-cell>
          <table:table-cell table:number-columns-repeated="7"/>
          <table:table-cell office:value-type="string" calcext:value-type="string">
            <text:p>( p(E) / p(S) ) . ( p( + | E ) / p( + | S ) ) = ( p( E | +) / p( S | +) )</text:p>
          </table:table-cell>
        </table:table-row>
        <table:table-row table:style-name="ro1">
          <table:table-cell table:number-columns-repeated="2"/>
          <table:table-cell table:style-name="ce109" table:formula="of:=([.G6]*[.H6])/[.D11]" office:value-type="float" office:value="0.0344827586206897" calcext:value-type="float">
            <text:p>0.034</text:p>
          </table:table-cell>
          <table:table-cell table:number-columns-repeated="7"/>
          <table:table-cell office:value-type="string" calcext:value-type="string">
            <text:p>( 0.2 / 0.8 ) . ( 0.9 / 0.3 ) = 0.18 / 0.24 <text:s/>→ <text:s/>( 0.18 / 0.42 ) / ( 0.24 / 0.42 ) = 0.429 / 0.5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jemplo 3</text:p>
          </table:table-cell>
          <table:table-cell office:value-type="string" calcext:value-type="string">
            <text:p>La probabilidad de estar Sano cuando el test dió negativo</text:p>
          </table:table-cell>
          <table:table-cell table:number-columns-repeated="6"/>
          <table:table-cell office:value-type="string" calcext:value-type="string">
            <text:p>Si observan bien, esto es la razón entre las expresiones del ej1 y el ej4. En una cuenta serí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( S | - ) = ( p( - | S ) * p( S ) ) / p( - )</text:p>
          </table:table-cell>
          <table:table-cell table:number-columns-repeated="7"/>
          <table:table-cell office:value-type="string" calcext:value-type="string">
            <text:p><text:s/>( ( p( + | E ) * p( E ) ) / p( + ) ) / ( ( p( + | S ) * p( S ) ) / p( + ) 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( S | -) = (0.7 * 0.8 ) / 0.58 <text:s/></text:p>
          </table:table-cell>
          <table:table-cell table:number-columns-repeated="7"/>
          <table:table-cell office:value-type="string" calcext:value-type="string">
            <text:p><text:s/>((0.2 * 0.9 ) / 0.42 ) / ( (0.8 * 0.3 ) / 0.42) = 0.429 / 0.571</text:p>
          </table:table-cell>
        </table:table-row>
        <table:table-row table:style-name="ro1">
          <table:table-cell table:number-columns-repeated="2"/>
          <table:table-cell table:style-name="ce108" table:formula="of:=([.G7]*[.H7])/[.D11]" office:value-type="float" office:value="0.96551724137931" calcext:value-type="float">
            <text:p>0.966</text:p>
          </table:table-cell>
          <table:table-cell table:number-columns-repeated="7"/>
          <table:table-cell table:style-name="ce207" table:formula="of:=[.C9]/[.C10]" office:value-type="float" office:value="0.750000000000001" calcext:value-type="float">
            <text:p>0.75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jemplo 4</text:p>
          </table:table-cell>
          <table:table-cell office:value-type="string" calcext:value-type="string">
            <text:p>La probabilidad de estar Sano cuando el test dió positiv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( S | + ) = ( p( + | S ) * p( S ) ) / p( + 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( S | + ) = (0.3 * 0.8 ) / 0.4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09" table:formula="of:=([.F7]*[.H7])/[.C11]" office:value-type="float" office:value="0.571428571428571" calcext:value-type="float">
            <text:p>0.57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 general los ejemplos 1 y 4 sorprenden y resultan contraintuitivos</text:p>
          </table:table-cell>
          <table:table-cell table:number-columns-repeated="10"/>
        </table:table-row>
      </table:table>
      <table:table table:name="TablasDeContingencia2" table:style-name="ta1">
        <table:table-column table:style-name="co15" table:default-cell-style-name="Default"/>
        <table:table-column table:style-name="co1" table:number-columns-repeated="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jemplo de Hoja1 calculado al revés, partiendo de los valores crudos de cantidad de individuo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08" table:number-columns-repeated="2"/>
          <table:table-cell table:style-name="ce209" office:value-type="string" calcext:value-type="string" table:number-columns-spanned="2" table:number-rows-spanned="1">
            <text:p>Test</text:p>
          </table:table-cell>
          <table:covered-table-cell table:style-name="ce208"/>
          <table:table-cell table:style-name="ce208" table:number-columns-repeated="3"/>
        </table:table-row>
        <table:table-row table:style-name="ro1">
          <table:table-cell/>
          <table:table-cell table:style-name="ce208"/>
          <table:table-cell table:style-name="ce206"/>
          <table:table-cell table:style-name="ce211" office:value-type="string" calcext:value-type="string">
            <text:p>Positivo</text:p>
          </table:table-cell>
          <table:table-cell table:style-name="ce211" office:value-type="string" calcext:value-type="string">
            <text:p>Negativo</text:p>
          </table:table-cell>
          <table:table-cell table:style-name="ce211" office:value-type="string" calcext:value-type="string">
            <text:p>Total </text:p>
          </table:table-cell>
          <table:table-cell table:style-name="ce208" office:value-type="string" calcext:value-type="string">
            <text:p>p</text:p>
          </table:table-cell>
          <table:table-cell table:style-name="ce208"/>
        </table:table-row>
        <table:table-row table:style-name="ro1">
          <table:table-cell/>
          <table:table-cell table:style-name="ce209" office:value-type="string" calcext:value-type="string" table:number-columns-spanned="1" table:number-rows-spanned="2">
            <text:p>Realidad</text:p>
          </table:table-cell>
          <table:table-cell table:style-name="ce211" office:value-type="string" calcext:value-type="string">
            <text:p>Consume</text:p>
          </table:table-cell>
          <table:table-cell table:style-name="ce302" office:value-type="float" office:value="45" calcext:value-type="float">
            <text:p>45</text:p>
          </table:table-cell>
          <table:table-cell table:style-name="ce303" office:value-type="float" office:value="5" calcext:value-type="float">
            <text:p>5</text:p>
          </table:table-cell>
          <table:table-cell table:style-name="ce251" table:formula="of:=[.D5]+[.E5]" office:value-type="float" office:value="50" calcext:value-type="float">
            <text:p>50</text:p>
          </table:table-cell>
          <table:table-cell table:style-name="ce298" table:formula="of:=[.F5]/[.F7]" office:value-type="float" office:value="0.05" calcext:value-type="float">
            <text:p>0.05</text:p>
          </table:table-cell>
          <table:table-cell office:value-type="string" calcext:value-type="string">
            <text:p>p(Co)</text:p>
          </table:table-cell>
        </table:table-row>
        <table:table-row table:style-name="ro2">
          <table:table-cell/>
          <table:covered-table-cell table:style-name="ce208"/>
          <table:table-cell table:style-name="ce211" office:value-type="string" calcext:value-type="string">
            <text:p>No Consume</text:p>
          </table:table-cell>
          <table:table-cell table:style-name="ce303" office:value-type="float" office:value="190" calcext:value-type="float">
            <text:p>190</text:p>
          </table:table-cell>
          <table:table-cell table:style-name="ce302" office:value-type="float" office:value="760" calcext:value-type="float">
            <text:p>760</text:p>
          </table:table-cell>
          <table:table-cell table:style-name="ce251" table:formula="of:=[.D6]+[.E6]" office:value-type="float" office:value="950" calcext:value-type="float">
            <text:p>950</text:p>
          </table:table-cell>
          <table:table-cell table:style-name="ce298" table:formula="of:=[.F6]/[.F7]" office:value-type="float" office:value="0.95" calcext:value-type="float">
            <text:p>0.95</text:p>
          </table:table-cell>
          <table:table-cell office:value-type="string" calcext:value-type="string">
            <text:p>p(NoCo)</text:p>
          </table:table-cell>
        </table:table-row>
        <table:table-row table:style-name="ro1">
          <table:table-cell/>
          <table:table-cell table:style-name="ce208"/>
          <table:table-cell table:style-name="ce206" office:value-type="string" calcext:value-type="string">
            <text:p>Total </text:p>
          </table:table-cell>
          <table:table-cell table:style-name="ce251" table:formula="of:=[.D5]+[.D6]" office:value-type="float" office:value="235" calcext:value-type="float">
            <text:p>235</text:p>
          </table:table-cell>
          <table:table-cell table:style-name="ce251" table:formula="of:=[.E5]+[.E6]" office:value-type="float" office:value="765" calcext:value-type="float">
            <text:p>765</text:p>
          </table:table-cell>
          <table:table-cell table:style-name="ce251" table:formula="of:=SUM([.D5:.E6])" office:value-type="float" office:value="1000" calcext:value-type="float">
            <text:p>1000</text:p>
          </table:table-cell>
          <table:table-cell table:style-name="ce306" table:formula="of:=[.G5]+[.G6]" office:value-type="float" office:value="1" calcext:value-type="float">
            <text:p>1</text:p>
          </table:table-cell>
          <table:table-cell table:style-name="ce208"/>
        </table:table-row>
        <table:table-row table:style-name="ro1">
          <table:table-cell/>
          <table:table-cell table:style-name="ce208"/>
          <table:table-cell office:value-type="string" calcext:value-type="string">
            <text:p>p</text:p>
          </table:table-cell>
          <table:table-cell table:style-name="ce252" table:formula="of:=[.D7]/[.F7]" office:value-type="float" office:value="0.235" calcext:value-type="float">
            <text:p>0.235</text:p>
          </table:table-cell>
          <table:table-cell table:style-name="ce252" table:formula="of:=[.E7]/[.F7]" office:value-type="float" office:value="0.765" calcext:value-type="float">
            <text:p>0.765</text:p>
          </table:table-cell>
          <table:table-cell table:style-name="ce305" table:formula="of:=[.D8]+[.E8]" office:value-type="float" office:value="1" calcext:value-type="float">
            <text:p>1</text:p>
          </table:table-cell>
          <table:table-cell table:style-name="ce307"/>
          <table:table-cell table:style-name="ce208"/>
        </table:table-row>
        <table:table-row table:style-name="ro1">
          <table:table-cell table:number-columns-repeated="3"/>
          <table:table-cell office:value-type="string" calcext:value-type="string">
            <text:p>p(Pos)</text:p>
          </table:table-cell>
          <table:table-cell office:value-type="string" calcext:value-type="string">
            <text:p>p(Neg)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evalencia</text:p>
          </table:table-cell>
          <table:table-cell table:number-columns-repeated="2"/>
          <table:table-cell table:style-name="ce298" table:formula="of:=[.F5]/[.F7]" office:value-type="float" office:value="0.05" calcext:value-type="float">
            <text:p>0.05</text:p>
          </table:table-cell>
          <table:table-cell office:value-type="string" calcext:value-type="string">
            <text:p>¿Qué proporción de la población total realmente consum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os Positivos</text:p>
          </table:table-cell>
          <table:table-cell table:number-columns-repeated="2"/>
          <table:table-cell table:style-name="ce304" table:formula="of:=[.D6]/[.D7]" office:value-type="float" office:value="0.808510638297872" calcext:value-type="float">
            <text:p>0.808510638297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sos Negativos</text:p>
          </table:table-cell>
          <table:table-cell table:number-columns-repeated="2"/>
          <table:table-cell table:style-name="ce304" table:formula="of:=[.E5]/[.E7]" office:value-type="float" office:value="0.0065359477124183" calcext:value-type="float">
            <text:p>0.006535947712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a de Verdaderos Positivos (sensibilidad)</text:p>
          </table:table-cell>
          <table:table-cell table:number-columns-repeated="2"/>
          <table:table-cell table:style-name="ce300" table:formula="of:=[.D5]/[.F5]" office:value-type="float" office:value="0.9" calcext:value-type="float">
            <text:p>0.9</text:p>
          </table:table-cell>
          <table:table-cell office:value-type="string" calcext:value-type="string">
            <text:p>¿Qué proporción de los que consumen dan positivo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a de Verdaderos Negativos (especificidad)</text:p>
          </table:table-cell>
          <table:table-cell table:number-columns-repeated="2"/>
          <table:table-cell table:style-name="ce300" table:formula="of:=[.E6]/[.F6]" office:value-type="float" office:value="0.8" calcext:value-type="float">
            <text:p>0.8</text:p>
          </table:table-cell>
          <table:table-cell office:value-type="string" calcext:value-type="string">
            <text:p>¿Qué proporción de los que No consumen dan negativos?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¿Qué proporción de los que dan positivos realmente consumen?</text:p>
          </table:table-cell>
          <table:table-cell table:number-columns-repeated="4"/>
          <table:table-cell table:style-name="ce298" table:formula="of:=[.D5]/[.D7]" office:value-type="float" office:value="0.191489361702128" calcext:value-type="float">
            <text:p>0.191489361702128</text:p>
          </table:table-cell>
          <table:table-cell office:value-type="string" calcext:value-type="string">
            <text:p>Complemento de los Falsos Positivos</text:p>
          </table:table-cell>
          <table:table-cell/>
        </table:table-row>
        <table:table-row table:style-name="ro1">
          <table:table-cell office:value-type="string" calcext:value-type="string">
            <text:p>¿Qué proporción de los que dan negativos realmente No consumen?</text:p>
          </table:table-cell>
          <table:table-cell table:number-columns-repeated="4"/>
          <table:table-cell table:style-name="ce298" table:formula="of:=[.E6]/[.E7]" office:value-type="float" office:value="0.993464052287582" calcext:value-type="float">
            <text:p>0.993464052287582</text:p>
          </table:table-cell>
          <table:table-cell office:value-type="string" calcext:value-type="string">
            <text:p>Complemento de los Falsos Negativos</text:p>
          </table:table-cell>
          <table:table-cell/>
        </table:table-row>
      </table:table>
      <table:table table:name="TablasDeContingencia" table:style-name="ta1">
        <table:table-column table:style-name="co1" table:number-columns-repeated="2" table:default-cell-style-name="ce208"/>
        <table:table-column table:style-name="co17" table:default-cell-style-name="ce208"/>
        <table:table-column table:style-name="co18" table:default-cell-style-name="ce208"/>
        <table:table-column table:style-name="co19" table:default-cell-style-name="ce208"/>
        <table:table-column table:style-name="co20" table:default-cell-style-name="ce208"/>
        <table:table-column table:style-name="co1" table:number-columns-repeated="4" table:default-cell-style-name="ce208"/>
        <table:table-column table:style-name="co21" table:default-cell-style-name="ce208"/>
        <table:table-column table:style-name="co22" table:number-columns-repeated="2" table:default-cell-style-name="ce208"/>
        <table:table-column table:style-name="co1" table:default-cell-style-name="ce208"/>
        <table:table-column table:style-name="co23" table:default-cell-style-name="ce208"/>
        <table:table-column table:style-name="co1" table:number-columns-repeated="1009" table:default-cell-style-name="ce208"/>
        <table:table-row table:style-name="ro1">
          <table:table-cell office:value-type="string" calcext:value-type="string">
            <text:p>Test de consumo de una dro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jemplo tomado de: </text:p>
          </table:table-cell>
          <table:table-cell/>
          <table:table-cell office:value-type="string" calcext:value-type="string">
            <text:p>https://en.wikipedia.org/wiki/Bayes%27_theore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09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206"/>
          <table:table-cell table:style-name="ce211" office:value-type="string" calcext:value-type="string">
            <text:p>Positivo</text:p>
          </table:table-cell>
          <table:table-cell table:style-name="ce211" office:value-type="string" calcext:value-type="string">
            <text:p>Negativo</text:p>
          </table:table-cell>
          <table:table-cell table:style-name="ce211" office:value-type="string" calcext:value-type="string">
            <text:p>Total </text:p>
          </table:table-cell>
          <table:table-cell table:number-columns-repeated="1019"/>
        </table:table-row>
        <table:table-row table:style-name="ro1">
          <table:table-cell table:style-name="ce209" office:value-type="string" calcext:value-type="string" table:number-columns-spanned="1" table:number-rows-spanned="2">
            <text:p>Realidad</text:p>
          </table:table-cell>
          <table:table-cell table:style-name="ce211" office:value-type="string" calcext:value-type="string">
            <text:p>Consume</text:p>
          </table:table-cell>
          <table:table-cell table:style-name="ce244" table:formula="of:=[.E6]*[.G6]" office:value-type="float" office:value="45" calcext:value-type="float">
            <text:p>45</text:p>
          </table:table-cell>
          <table:table-cell table:style-name="ce250" table:formula="of:=[.E6]*(1-[.G6])" office:value-type="float" office:value="5" calcext:value-type="float">
            <text:p>5</text:p>
          </table:table-cell>
          <table:table-cell table:style-name="ce251" table:formula="of:=[.E8]*[.E9]" office:value-type="float" office:value="50" calcext:value-type="float">
            <text:p>50</text:p>
          </table:table-cell>
          <table:table-cell table:style-name="ce298" table:formula="of:=[.C6]/[.E6]" office:value-type="float" office:value="0.9" calcext:value-type="float">
            <text:p>0.9</text:p>
          </table:table-cell>
          <table:table-cell table:style-name="ce296" office:value-type="float" office:value="0.9" calcext:value-type="float">
            <text:p>0.9</text:p>
          </table:table-cell>
          <table:table-cell table:number-columns-repeated="1017"/>
        </table:table-row>
        <table:table-row table:style-name="ro2">
          <table:covered-table-cell/>
          <table:table-cell table:style-name="ce211" office:value-type="string" calcext:value-type="string">
            <text:p>No Consume</text:p>
          </table:table-cell>
          <table:table-cell table:style-name="ce250" table:formula="of:=[.E7]*(1-[.G7])" office:value-type="float" office:value="190" calcext:value-type="float">
            <text:p>190</text:p>
          </table:table-cell>
          <table:table-cell table:style-name="ce244" table:formula="of:=[.E7]*[.G7]" office:value-type="float" office:value="760" calcext:value-type="float">
            <text:p>760</text:p>
          </table:table-cell>
          <table:table-cell table:style-name="ce251" table:formula="of:=[.E8]*(1-[.E9])" office:value-type="float" office:value="950" calcext:value-type="float">
            <text:p>950</text:p>
          </table:table-cell>
          <table:table-cell table:style-name="ce298" table:formula="of:=[.C7]/[.E7]" office:value-type="float" office:value="0.2" calcext:value-type="float">
            <text:p>0.2</text:p>
          </table:table-cell>
          <table:table-cell table:style-name="ce296"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/>
          <table:table-cell table:style-name="ce206" office:value-type="string" calcext:value-type="string">
            <text:p>Total </text:p>
          </table:table-cell>
          <table:table-cell table:style-name="ce251" table:formula="of:=[.C6]+[.C7]" office:value-type="float" office:value="235" calcext:value-type="float">
            <text:p>235</text:p>
          </table:table-cell>
          <table:table-cell table:style-name="ce251" table:formula="of:=[.D6]+[.D7]" office:value-type="float" office:value="765" calcext:value-type="float">
            <text:p>765</text:p>
          </table:table-cell>
          <table:table-cell table:style-name="ce251" office:value-type="float" office:value="1000" calcext:value-type="float">
            <text:p>1000</text:p>
          </table:table-cell>
          <table:table-cell table:style-name="ce299"/>
          <table:table-cell table:number-columns-repeated="1018"/>
        </table:table-row>
        <table:table-row table:style-name="ro1">
          <table:table-cell/>
          <table:table-cell table:style-name="Default"/>
          <table:table-cell table:style-name="ce252" table:formula="of:=[.C6]/[.C8]" office:value-type="float" office:value="0.191489361702128" calcext:value-type="float">
            <text:p>0.191489361702128</text:p>
          </table:table-cell>
          <table:table-cell table:style-name="ce252" table:formula="of:=[.D6]/[.D8]" office:value-type="float" office:value="0.0065359477124183" calcext:value-type="float">
            <text:p>0.006535947712418</text:p>
          </table:table-cell>
          <table:table-cell table:style-name="ce296"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09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206"/>
          <table:table-cell table:style-name="ce211" office:value-type="string" calcext:value-type="string">
            <text:p>Positivo</text:p>
          </table:table-cell>
          <table:table-cell table:style-name="ce211" office:value-type="string" calcext:value-type="string">
            <text:p>Negativo</text:p>
          </table:table-cell>
          <table:table-cell table:style-name="ce211" office:value-type="string" calcext:value-type="string">
            <text:p>Total </text:p>
          </table:table-cell>
          <table:table-cell table:number-columns-repeated="1019"/>
        </table:table-row>
        <table:table-row table:style-name="ro1">
          <table:table-cell table:style-name="ce209" office:value-type="string" calcext:value-type="string" table:number-columns-spanned="1" table:number-rows-spanned="2">
            <text:p>Realidad</text:p>
          </table:table-cell>
          <table:table-cell table:style-name="ce211" office:value-type="string" calcext:value-type="string">
            <text:p>Consume</text:p>
          </table:table-cell>
          <table:table-cell table:style-name="ce244" table:formula="of:=[.G15]*[.E18]" office:value-type="float" office:value="0.045" calcext:value-type="float">
            <text:p>0.045</text:p>
          </table:table-cell>
          <table:table-cell table:style-name="ce250" table:formula="of:=(1-[.G15])*[.E18]" office:value-type="float" office:value="0.005" calcext:value-type="float">
            <text:p>0.005</text:p>
          </table:table-cell>
          <table:table-cell table:style-name="ce253" table:formula="of:=[.C15]+[.D15]" office:value-type="float" office:value="0.05" calcext:value-type="float">
            <text:p>0.05</text:p>
          </table:table-cell>
          <table:table-cell table:style-name="ce300" table:formula="of:=[.C15]/[.E15]" office:value-type="float" office:value="0.9" calcext:value-type="float">
            <text:p>0.9</text:p>
          </table:table-cell>
          <table:table-cell table:style-name="ce296" office:value-type="float" office:value="0.9" calcext:value-type="float">
            <text:p>0.9</text:p>
          </table:table-cell>
          <table:table-cell table:number-columns-repeated="1017"/>
        </table:table-row>
        <table:table-row table:style-name="ro2">
          <table:covered-table-cell/>
          <table:table-cell table:style-name="ce211" office:value-type="string" calcext:value-type="string">
            <text:p>No Consume</text:p>
          </table:table-cell>
          <table:table-cell table:style-name="ce250" table:formula="of:=(1-[.E18])*(1-[.G16])" office:value-type="float" office:value="0.19" calcext:value-type="float">
            <text:p>0.19</text:p>
          </table:table-cell>
          <table:table-cell table:style-name="ce244" table:formula="of:=[.G16]*(1-[.E18])" office:value-type="float" office:value="0.76" calcext:value-type="float">
            <text:p>0.76</text:p>
          </table:table-cell>
          <table:table-cell table:style-name="ce251" table:formula="of:=[.C16]+[.D16]" office:value-type="float" office:value="0.95" calcext:value-type="float">
            <text:p>0.95</text:p>
          </table:table-cell>
          <table:table-cell table:style-name="ce298" table:formula="of:=[.C16]/[.E16]" office:value-type="float" office:value="0.2" calcext:value-type="float">
            <text:p>0.2</text:p>
          </table:table-cell>
          <table:table-cell table:style-name="ce296"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/>
          <table:table-cell table:style-name="ce206" office:value-type="string" calcext:value-type="string">
            <text:p>Total </text:p>
          </table:table-cell>
          <table:table-cell table:style-name="ce253" table:formula="of:=[.C15]+[.C16]" office:value-type="float" office:value="0.235" calcext:value-type="float">
            <text:p>0.235</text:p>
          </table:table-cell>
          <table:table-cell table:style-name="ce251" table:formula="of:=[.D15]+[.D16]" office:value-type="float" office:value="0.765" calcext:value-type="float">
            <text:p>0.765</text:p>
          </table:table-cell>
          <table:table-cell table:style-name="ce251" table:formula="of:=SUM([.C15:.D16])" office:value-type="float" office:value="1" calcext:value-type="float">
            <text:p>1</text:p>
          </table:table-cell>
          <table:table-cell table:style-name="ce299"/>
          <table:table-cell table:number-columns-repeated="1018"/>
        </table:table-row>
        <table:table-row table:style-name="ro1">
          <table:table-cell/>
          <table:table-cell table:style-name="Default"/>
          <table:table-cell table:style-name="ce252" table:formula="of:=[.C15]/[.C17]" office:value-type="float" office:value="0.191489361702128" calcext:value-type="float">
            <text:p>0.191489361702128</text:p>
          </table:table-cell>
          <table:table-cell table:style-name="ce252" table:formula="of:=[.D15]/[.D17]" office:value-type="float" office:value="0.0065359477124183" calcext:value-type="float">
            <text:p>0.006535947712418</text:p>
          </table:table-cell>
          <table:table-cell table:style-name="ce296"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3" table:formula="of:=[.E15]*[.F15]/[.C17]" office:value-type="float" office:value="0.191489361702128" calcext:value-type="float">
            <text:p>0.191489361702128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5" table:number-columns-repeated="2"/>
          <table:table-cell table:style-name="ce226" office:value-type="string" calcext:value-type="string" table:number-columns-spanned="2" table:number-rows-spanned="1">
            <text:p>Test</text:p>
          </table:table-cell>
          <table:covered-table-cell table:style-name="ce225"/>
          <table:table-cell table:style-name="ce225" table:number-columns-repeated="2"/>
          <table:table-cell table:number-columns-repeated="3"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25"/>
          <table:table-cell table:style-name="ce213"/>
          <table:table-cell table:style-name="ce284" office:value-type="string" calcext:value-type="string">
            <text:p>Positivo</text:p>
          </table:table-cell>
          <table:table-cell table:style-name="ce284" office:value-type="string" calcext:value-type="string">
            <text:p>Negativo</text:p>
          </table:table-cell>
          <table:table-cell table:style-name="ce213" office:value-type="string" calcext:value-type="string">
            <text:p>Total </text:p>
          </table:table-cell>
          <table:table-cell table:style-name="ce225"/>
          <table:table-cell table:number-columns-repeated="3"/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ce226" office:value-type="string" calcext:value-type="string" table:number-columns-spanned="1" table:number-rows-spanned="2">
            <text:p>Realidad</text:p>
          </table:table-cell>
          <table:table-cell table:style-name="ce218" office:value-type="string" calcext:value-type="string">
            <text:p>Consume</text:p>
          </table:table-cell>
          <table:table-cell table:style-name="ce290" office:value-type="string" calcext:value-type="string">
            <text:p>p(Pos|Co).p(Co)</text:p>
          </table:table-cell>
          <table:table-cell table:style-name="ce291" office:value-type="string" calcext:value-type="string">
            <text:p>Falso Negativo p(Neg|Co).p(Co)</text:p>
          </table:table-cell>
          <table:table-cell table:style-name="ce292" office:value-type="string" calcext:value-type="string">
            <text:p>p(Co)</text:p>
          </table:table-cell>
          <table:table-cell table:style-name="ce293" office:value-type="string" calcext:value-type="string">
            <text:p>p(Pos|Co)</text:p>
          </table:table-cell>
          <table:table-cell table:style-name="ce301" office:value-type="string" calcext:value-type="string">
            <text:p>Tasa de Verdaderos Positivos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2">
          <table:covered-table-cell table:style-name="ce225"/>
          <table:table-cell table:style-name="ce218" office:value-type="string" calcext:value-type="string">
            <text:p>No Consume</text:p>
          </table:table-cell>
          <table:table-cell table:style-name="ce291" office:value-type="string" calcext:value-type="string">
            <text:p>Falso Positivo p(Pos|NoCo).p(NoCo)</text:p>
          </table:table-cell>
          <table:table-cell table:style-name="ce290" office:value-type="string" calcext:value-type="string">
            <text:p>p(Neg|NoCo).p(NoCo)</text:p>
          </table:table-cell>
          <table:table-cell table:style-name="ce294" office:value-type="string" calcext:value-type="string">
            <text:p>p(NoCo)</text:p>
          </table:table-cell>
          <table:table-cell table:style-name="ce295" office:value-type="string" calcext:value-type="string">
            <text:p>p(Pos|NoCo)</text:p>
          </table:table-cell>
          <table:table-cell table:style-name="ce301" office:value-type="string" calcext:value-type="string">
            <text:p>Tasa de Verdaderos Negativos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25"/>
          <table:table-cell table:style-name="ce213" office:value-type="string" calcext:value-type="string">
            <text:p>Total </text:p>
          </table:table-cell>
          <table:table-cell table:style-name="ce292" office:value-type="string" calcext:value-type="string">
            <text:p>p(Pos)</text:p>
          </table:table-cell>
          <table:table-cell table:style-name="ce294" office:value-type="string" calcext:value-type="string">
            <text:p>p(Neg)</text:p>
          </table:table-cell>
          <table:table-cell table:style-name="ce294" office:value-type="string" calcext:value-type="string">
            <text:p>Total </text:p>
          </table:table-cell>
          <table:table-cell table:style-name="ce225"/>
          <table:table-cell table:number-columns-repeated="3"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25"/>
          <table:table-cell table:style-name="Default"/>
          <table:table-cell table:style-name="ce293" office:value-type="string" calcext:value-type="string">
            <text:p>p(Co|Pos)</text:p>
          </table:table-cell>
          <table:table-cell table:style-name="ce295" office:value-type="string" calcext:value-type="string">
            <text:p>p(Co|Neg)</text:p>
          </table:table-cell>
          <table:table-cell table:style-name="ce297" office:value-type="string" calcext:value-type="string">
            <text:p>Prevalencia</text:p>
          </table:table-cell>
          <table:table-cell table:style-name="ce225"/>
          <table:table-cell table:number-columns-repeated="3"/>
          <table:table-cell table:style-name="Default" table:number-columns-repeated="7"/>
          <table:table-cell table:number-columns-repeated="1008"/>
        </table:table-row>
        <table:table-row table:style-name="ro1" table:number-rows-repeated="2">
          <table:table-cell table:style-name="ce225" table:number-columns-repeated="2"/>
          <table:table-cell table:style-name="Default" table:number-columns-repeated="3"/>
          <table:table-cell table:style-name="ce225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DeHipótesis" table:style-name="ta1">
        <table:table-column table:style-name="co1" table:default-cell-style-name="ce112"/>
        <table:table-column table:style-name="co24" table:default-cell-style-name="ce246"/>
        <table:table-column table:style-name="co24" table:default-cell-style-name="ce213"/>
        <table:table-column table:style-name="co25" table:default-cell-style-name="ce112"/>
        <table:table-column table:style-name="co26" table:default-cell-style-name="ce112"/>
        <table:table-column table:style-name="co24" table:default-cell-style-name="ce112"/>
        <table:table-row table:style-name="ro2">
          <table:table-cell office:value-type="string" calcext:value-type="string">
            <text:p>Test de Hipótesis</text:p>
          </table:table-cell>
          <table:table-cell table:style-name="ce112" table:number-columns-repeated="2"/>
          <table:table-cell table:number-columns-repeated="3"/>
        </table:table-row>
        <table:table-row table:style-name="ro1">
          <table:table-cell/>
          <table:table-cell table:style-name="ce112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246"/>
          <table:table-cell table:style-name="ce247" office:value-type="string" calcext:value-type="string" table:number-columns-spanned="2" table:number-rows-spanned="1">
            <text:p>Test</text:p>
          </table:table-cell>
          <table:covered-table-cell table:style-name="ce246"/>
          <table:table-cell table:style-name="ce246"/>
        </table:table-row>
        <table:table-row table:style-name="ro2">
          <table:table-cell table:number-columns-repeated="3"/>
          <table:table-cell table:style-name="ce213" office:value-type="string" calcext:value-type="string">
            <text:p>Acepto H0 (pValue&gt;Alpha)</text:p>
          </table:table-cell>
          <table:table-cell table:style-name="ce213" office:value-type="string" calcext:value-type="string">
            <text:p>Rechazo H0 (pValue&lt;Alpha)</text:p>
          </table:table-cell>
          <table:table-cell table:style-name="ce213" office:value-type="string" calcext:value-type="string">
            <text:p>Total </text:p>
          </table:table-cell>
        </table:table-row>
        <table:table-row table:style-name="ro2">
          <table:table-cell/>
          <table:table-cell table:style-name="ce247" office:value-type="string" calcext:value-type="string" table:number-columns-spanned="1" table:number-rows-spanned="2">
            <text:p>Realidad</text:p>
          </table:table-cell>
          <table:table-cell office:value-type="string" calcext:value-type="string">
            <text:p>H0 Verdadera</text:p>
          </table:table-cell>
          <table:table-cell table:style-name="ce310" office:value-type="string" calcext:value-type="string">
            <text:p>1-betha</text:p>
          </table:table-cell>
          <table:table-cell table:style-name="ce311" office:value-type="string" calcext:value-type="string">
            <text:p>Error tipo I </text:p>
            <text:p>alpha</text:p>
          </table:table-cell>
          <table:table-cell table:style-name="ce292" office:value-type="string" calcext:value-type="string">
            <text:p>p(Verdadera)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H0 Falsa</text:p>
          </table:table-cell>
          <table:table-cell table:style-name="ce311" office:value-type="string" calcext:value-type="string">
            <text:p>Error tipo II</text:p>
            <text:p>betha</text:p>
          </table:table-cell>
          <table:table-cell table:style-name="ce310" office:value-type="string" calcext:value-type="string">
            <text:p>1-alpha</text:p>
          </table:table-cell>
          <table:table-cell table:style-name="ce294" office:value-type="string" calcext:value-type="string">
            <text:p>p(Fals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</text:p>
          </table:table-cell>
          <table:table-cell table:style-name="ce292" office:value-type="string" calcext:value-type="string">
            <text:p>p(Aceptar)</text:p>
          </table:table-cell>
          <table:table-cell table:style-name="ce294" office:value-type="string" calcext:value-type="string">
            <text:p>p(Rechazar)</text:p>
          </table:table-cell>
          <table:table-cell table:style-name="ce294" office:value-type="string" calcext:value-type="string">
            <text:p>Total </text:p>
          </table:table-cell>
        </table:table-row>
        <table:table-row table:style-name="ro1">
          <table:table-cell table:number-columns-repeated="2"/>
          <table:table-cell table:style-name="ce112"/>
          <table:table-cell table:style-name="ce287"/>
          <table:table-cell table:style-name="ce288"/>
          <table:table-cell table:style-name="ce289"/>
        </table:table-row>
      </table:table>
      <table:table table:name="Hoja11" table:style-name="ta1"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https://shiny.gmw.rug.nl/ggplotgui/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istribuciones de probablilidad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Distribucion</text:p>
          </table:table-cell>
          <table:table-cell/>
          <table:table-cell table:style-name="ce53" office:value-type="string" calcext:value-type="string">
            <text:p>N°Intentos</text:p>
          </table:table-cell>
          <table:table-cell table:style-name="ce53" office:value-type="string" calcext:value-type="string">
            <text:p>pExit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nomial</text:p>
          </table:table-cell>
          <table:table-cell office:value-type="string" calcext:value-type="string">
            <text:p>Densidad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formula="of:=BINOMDIST([.F6];[.D6];[.E6];0)" office:value-type="float" office:value="0.3125" calcext:value-type="float">
            <text:p>0.31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nomial</text:p>
          </table:table-cell>
          <table:table-cell office:value-type="string" calcext:value-type="string">
            <text:p>Acumulada</text:p>
          </table:table-cell>
          <table:table-cell table:formula="of:=[.D6]" office:value-type="float" office:value="5" calcext:value-type="float">
            <text:p>5</text:p>
          </table:table-cell>
          <table:table-cell table:formula="of:=[.E6]" office:value-type="float" office:value="0.5" calcext:value-type="float">
            <text:p>0.5</text:p>
          </table:table-cell>
          <table:table-cell table:formula="of:=[.F6]" office:value-type="float" office:value="3" calcext:value-type="float">
            <text:p>3</text:p>
          </table:table-cell>
          <table:table-cell table:formula="of:=BINOMDIST([.F7];[.D7];[.E7];1)" office:value-type="float" office:value="0.8125" calcext:value-type="float">
            <text:p>0.8125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Distribucion</text:p>
          </table:table-cell>
          <table:table-cell/>
          <table:table-cell table:style-name="ce53" office:value-type="string" calcext:value-type="string">
            <text:p>media</text:p>
          </table:table-cell>
          <table:table-cell table:style-name="ce53"/>
          <table:table-cell table:style-name="ce53" office:value-type="string" calcext:value-type="string">
            <text:p>x</text:p>
          </table:table-cell>
          <table:table-cell table:style-name="ce53"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Densida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formula="of:=COM.MICROSOFT.POISSON.DIST([.F11];[.D11];0)" office:value-type="float" office:value="0.140373895814281" calcext:value-type="float">
            <text:p>0.1403738958142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isson</text:p>
          </table:table-cell>
          <table:table-cell office:value-type="string" calcext:value-type="string">
            <text:p>Acumulada</text:p>
          </table:table-cell>
          <table:table-cell table:formula="of:=[.D11]" office:value-type="float" office:value="5" calcext:value-type="float">
            <text:p>5</text:p>
          </table:table-cell>
          <table:table-cell/>
          <table:table-cell table:formula="of:=[.F11]" office:value-type="float" office:value="3" calcext:value-type="float">
            <text:p>3</text:p>
          </table:table-cell>
          <table:table-cell table:formula="of:=COM.MICROSOFT.POISSON.DIST([.F12];[.D12];1)" office:value-type="float" office:value="0.265025915297362" calcext:value-type="float">
            <text:p>0.265025915297362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Distribucion</text:p>
          </table:table-cell>
          <table:table-cell/>
          <table:table-cell table:style-name="ce53" office:value-type="string" calcext:value-type="string">
            <text:p>media</text:p>
          </table:table-cell>
          <table:table-cell table:style-name="ce53" office:value-type="string" calcext:value-type="string">
            <text:p>s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Densida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formula="of:=NORMDIST([.F16];[.D16];[.E16];0)" office:value-type="float" office:value="0.228284918910767" calcext:value-type="float">
            <text:p>0.228284918910767</text:p>
          </table:table-cell>
          <table:table-cell/>
          <table:table-cell table:formula="of:=[.D16]-[.E16]" office:value-type="float" office:value="0.7" calcext:value-type="float">
            <text:p>0.7</text:p>
          </table:table-cell>
          <table:table-cell table:formula="of:=[.D16]+[.E16]" office:value-type="float" office:value="3.3" calcext:value-type="float">
            <text:p>3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cumulada</text:p>
          </table:table-cell>
          <table:table-cell table:formula="of:=[.D16]" office:value-type="float" office:value="2" calcext:value-type="float">
            <text:p>2</text:p>
          </table:table-cell>
          <table:table-cell table:formula="of:=[.E16]" office:value-type="float" office:value="1.3" calcext:value-type="float">
            <text:p>1.3</text:p>
          </table:table-cell>
          <table:table-cell table:formula="of:=[.F16]" office:value-type="float" office:value="3" calcext:value-type="float">
            <text:p>3</text:p>
          </table:table-cell>
          <table:table-cell table:formula="of:=NORMDIST([.F17];[.D17];[.E17];1)" office:value-type="float" office:value="0.77912183628754" calcext:value-type="float">
            <text:p>0.77912183628754</text:p>
          </table:table-cell>
          <table:table-cell/>
          <table:table-cell table:formula="of:=NORMDIST([.I16];[.D16];[.E16];1)" office:value-type="float" office:value="0.158655253931457" calcext:value-type="float">
            <text:p>0.158655253931457</text:p>
          </table:table-cell>
          <table:table-cell table:formula="of:=NORMDIST([.J16];[.D16];[.E16];1)" office:value-type="float" office:value="0.841344746068543" calcext:value-type="float">
            <text:p>0.841344746068543</text:p>
          </table:table-cell>
          <table:table-cell table:formula="of:=[.J17]-[.I17]" office:value-type="float" office:value="0.682689492137086" calcext:value-type="float">
            <text:p>0.682689492137086</text:p>
          </table:table-cell>
        </table:table-row>
      </table:table>
      <table:named-expressions/>
      <table:database-ranges>
        <table:database-range table:name="__Anonymous_Sheet_DB__2" table:target-range-address="Girasol.A6:Girasol.A4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dsd.A1:dsd.E184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.</number:text>
      <number:month/>
    </number:date-style>
    <number:number-style style:name="N116">
      <number:number number:decimal-places="3" loext:min-decimal-places="3" number:min-integer-digits="1" number:grouping="true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5">00/00/0000</text:date>, <text:time style:data-style-name="N2" text:time-value="11:19:47.633922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teros" style:display-name="PageStyle_Ente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esos" style:display-name="PageStyle_Proces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_20_10" style:display-name="PageStyle_Hoja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sd" style:display-name="PageStyle_ds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cRecta" style:display-name="PageStyle_EcRec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RUV" style:display-name="PageStyle_MRU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osParcial" style:display-name="PageStyle_DatosPar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_20_18" style:display-name="PageStyle_Hoja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_20_13" style:display-name="PageStyle_Hoja 1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4-07-05T12:33:41.109929962</dc:date>
    <dc:creator>Rafael Mac Donough</dc:creator>
    <meta:editing-duration>P1DT17H41M8S</meta:editing-duration>
    <meta:editing-cycles>41</meta:editing-cycles>
    <meta:document-statistic meta:table-count="12" meta:cell-count="68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79cm" svg:y="0.316cm" chart:style-name="ch2">
          <text:p>Histograma</text:p>
        </chart:title>
        <chart:legend chart:legend-position="end" svg:x="13.922cm" svg:y="3.952cm" style:legend-expansion="high" chart:style-name="ch3"/>
        <chart:plot-area chart:style-name="ch4" table:cell-range-address="Girasol.I6:Girasol.I19 Girasol.K4:Girasol.K4 Girasol.K6:Girasol.K19 Girasol.O4:Girasol.O4 Girasol.O6:Girasol.O19" chart:data-source-has-labels="both" svg:x="1.331cm" svg:y="1.275cm" svg:width="12.271cm" svg:height="6.564cm">
          <chartooo:coordinate-region svg:x="1.952cm" svg:y="1.474cm" svg:width="11.65cm" svg:height="5.718cm"/>
          <chart:axis chart:dimension="x" chart:name="primary-x" chart:style-name="ch5" chartooo:axis-type="auto">
            <chartooo:date-scale/>
            <chart:title svg:x="5.755cm" svg:y="8.019cm" chart:style-name="ch6">
              <text:p>altura de la planta (cm)</text:p>
            </chart:title>
            <chart:categories table:cell-range-address="Girasol.I6:Girasol.I19"/>
          </chart:axis>
          <chart:axis chart:dimension="y" chart:name="primary-y" chart:style-name="ch7">
            <chart:title svg:x="0.451cm" svg:y="6.03cm" chart:style-name="ch8">
              <text:p>frecuencia absoluta</text:p>
            </chart:title>
            <chart:grid chart:style-name="ch9" chart:class="major"/>
          </chart:axis>
          <chart:series chart:style-name="ch10" chart:values-cell-range-address="Girasol.K6:Girasol.K19" chart:label-cell-address="Girasol.K4:Girasol.K4" chart:class="chart:bar">
            <chart:data-point chart:repeated="14"/>
          </chart:series>
          <chart:series chart:style-name="ch11" chart:values-cell-range-address="Girasol.O6:Girasol.O19" chart:label-cell-address="Girasol.O4:Girasol.O4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pl/m2</text:p>
                <draw:g>
                  <svg:desc>Girasol.K4:Girasol.K4</svg:desc>
                </draw:g>
              </table:table-cell>
              <table:table-cell office:value-type="string">
                <text:p>10 pl/m2</text:p>
                <draw:g>
                  <svg:desc>Girasol.O4:Girasol.O4</svg:desc>
                </draw:g>
              </table:table-cell>
            </table:table-row>
          </table:table-header-rows>
          <table:table-rows>
            <table:table-row>
              <table:table-cell office:value-type="float" office:value="190">
                <text:p>190</text:p>
                <draw:g>
                  <svg:desc>Girasol.I6:Girasol.I19</svg:desc>
                </draw:g>
              </table:table-cell>
              <table:table-cell office:value-type="float" office:value="1">
                <text:p>1</text:p>
                <draw:g>
                  <svg:desc>Girasol.K6:Girasol.K19</svg:desc>
                </draw:g>
              </table:table-cell>
              <table:table-cell office:value-type="float" office:value="0">
                <text:p>0</text:p>
                <draw:g>
                  <svg:desc>Girasol.O6:Girasol.O19</svg:desc>
                </draw:g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